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Bitstream Vera Sans" svg:font-family="'Bitstream Vera Sans', 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3437in"/>
    </style:style>
    <style:style style:name="co5" style:family="table-column">
      <style:table-column-properties fo:break-before="auto" style:column-width="1.7256in"/>
    </style:style>
    <style:style style:name="co6" style:family="table-column">
      <style:table-column-properties fo:break-before="auto" style:column-width="1.6055in"/>
    </style:style>
    <style:style style:name="co7" style:family="table-column">
      <style:table-column-properties fo:break-before="auto" style:column-width="0.7862in"/>
    </style:style>
    <style:style style:name="co8" style:family="table-column">
      <style:table-column-properties fo:break-before="auto" style:column-width="0.9063in"/>
    </style:style>
    <style:style style:name="co9" style:family="table-column">
      <style:table-column-properties fo:break-before="auto" style:column-width="0.829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ext-properties style:font-name="Bitstream Vera Sans" fo:language="en" fo:country="US" style:font-name-asian="Bitstream Vera Sans" style:font-size-asian="6.80000019073486pt" style:language-asian="en" style:country-asian="US" style:font-name-complex="Bitstream Vera Sans" style:font-size-complex="5.65000009536743pt" style:language-complex="en" style:country-complex="U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1" table:default-cell-style-name="Default"/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3"/>
          <table:table-cell>
            <draw:frame table:end-cell-address="Sheet1.J37" table:end-x="1.2697in" table:end-y="0.0508in" draw:z-index="0" draw:style-name="gr1" svg:width="5.8937in" svg:height="6.0854in" svg:x="0.5827in" svg:y="0.0106in">
              <draw:object draw:notify-on-update-of-ranges="Sheet1.C19:Sheet1.C60 Sheet1.S17:Sheet1.S17 Sheet1.S19:Sheet1.S60 Sheet1.C19:Sheet1.C60 Sheet1.T17:Sheet1.T17 Sheet1.T19:Sheet1.T60 Sheet1.C19:Sheet1.C60 Sheet1.Q17:Sheet1.Q17 Sheet1.Q19:Sheet1.Q6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Sheet1.O37" table:end-x="0.7933in" table:end-y="0.0402in" draw:z-index="1" draw:style-name="gr1" svg:width="6.2669in" svg:height="6.0122in" svg:x="0.0728in" svg:y="0.0732in">
              <draw:object draw:notify-on-update-of-ranges="Sheet1.C19:Sheet1.C60 Sheet1.R17:Sheet1.R17 Sheet1.R19:Sheet1.R6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/>
          <table:table-cell office:value-type="string">
            <text:p>F_1</text:p>
          </table:table-cell>
          <table:table-cell table:style-name="ce1" office:value-type="float" office:value="1500000">
            <text:p>1.50E+006</text:p>
          </table:table-cell>
          <table:table-cell table:number-columns-repeated="21"/>
        </table:table-row>
        <table:table-row table:style-name="ro1">
          <table:table-cell/>
          <table:table-cell office:value-type="string">
            <text:p>F_2</text:p>
          </table:table-cell>
          <table:table-cell table:style-name="ce1" office:value-type="float" office:value="2700000">
            <text:p>2.70E+006</text:p>
          </table:table-cell>
          <table:table-cell table:number-columns-repeated="21"/>
        </table:table-row>
        <table:table-row table:style-name="ro1">
          <table:table-cell/>
          <table:table-cell office:value-type="string">
            <text:p>pass_atten</text:p>
          </table:table-cell>
          <table:table-cell table:formula="of:=-[.C7]/2" office:value-type="float" office:value="-1.5">
            <text:p>-1.5</text:p>
          </table:table-cell>
          <table:table-cell table:style-name="ce2"/>
          <table:table-cell table:number-columns-repeated="20"/>
        </table:table-row>
        <table:table-row table:style-name="ro1">
          <table:table-cell/>
          <table:table-cell office:value-type="string">
            <text:p>pass_ripple</text:p>
          </table:table-cell>
          <table:table-cell office:value-type="float" office:value="3">
            <text:p>3</text:p>
          </table:table-cell>
          <table:table-cell table:number-columns-repeated="21"/>
        </table:table-row>
        <table:table-row table:style-name="ro1">
          <table:table-cell/>
          <table:table-cell office:value-type="string">
            <text:p>stop_atten</text:p>
          </table:table-cell>
          <table:table-cell office:value-type="float" office:value="40">
            <text:p>40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>
            <text:p>R</text:p>
          </table:table-cell>
          <table:table-cell office:value-type="float" office:value="500">
            <text:p>500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>
            <text:p>R1</text:p>
          </table:table-cell>
          <table:table-cell office:value-type="float" office:value="117.877291636942">
            <text:p>117.88</text:p>
          </table:table-cell>
          <table:table-cell table:number-columns-repeated="21"/>
        </table:table-row>
        <table:table-row table:style-name="ro1">
          <table:table-cell/>
          <table:table-cell office:value-type="string">
            <text:p>L1</text:p>
          </table:table-cell>
          <table:table-cell table:style-name="ce1" office:value-type="float" office:value="0.000056025317541356">
            <text:p>5.60E-005</text:p>
          </table:table-cell>
          <table:table-cell table:number-columns-repeated="21"/>
        </table:table-row>
        <table:table-row table:style-name="ro1">
          <table:table-cell/>
          <table:table-cell office:value-type="string">
            <text:p>C1</text:p>
          </table:table-cell>
          <table:table-cell table:style-name="ce1" office:value-type="float" office:value="0.00000000238688569887152">
            <text:p>2.39E-009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6"/>
          <table:table-cell office:value-type="string">
            <text:p>Z1</text:p>
          </table:table-cell>
          <table:table-cell office:value-type="string">
            <text:p>Z</text:p>
          </table:table-cell>
          <table:table-cell office:value-type="string">
            <text:p>1/Z_C</text:p>
          </table:table-cell>
          <table:table-cell office:value-type="string">
            <text:p>Z_C</text:p>
          </table:table-cell>
          <table:table-cell office:value-type="string">
            <text:p>Z_L</text:p>
          </table:table-cell>
          <table:table-cell office:value-type="string">
            <text:p>1/(Z+Z_L)</text:p>
          </table:table-cell>
          <table:table-cell office:value-type="string">
            <text:p>1/Z_C+1/(Z+Z_L)</text:p>
          </table:table-cell>
          <table:table-cell office:value-type="string">
            <text:p>Z1*(1/Z_C+1/(Z+Z_L))</text:p>
          </table:table-cell>
          <table:table-cell office:value-type="string">
            <text:p>1/..</text:p>
          </table:table-cell>
          <table:table-cell office:value-type="string">
            <text:p>abs</text:p>
          </table:table-cell>
          <table:table-cell office:value-type="string">
            <text:p>atv [dB]</text:p>
          </table:table-cell>
          <table:table-cell office:value-type="string">
            <text:p>Phase [deg]</text:p>
          </table:table-cell>
          <table:table-cell office:value-type="string">
            <text:p>ideal up</text:p>
          </table:table-cell>
          <table:table-cell office:value-type="string">
            <text:p>ideal low</text:p>
          </table:table-cell>
          <table:table-cell/>
          <table:table-cell office:value-type="string">
            <text:p>error up</text:p>
          </table:table-cell>
          <table:table-cell office:value-type="string">
            <text:p>error low</text:p>
          </table:table-cell>
          <table:table-cell office:value-type="string">
            <text:p>error</text:p>
          </table:table-cell>
        </table:table-row>
        <table:table-row table:style-name="ro1"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office:value-type="string">
            <text:p>omega</text:p>
          </table:table-cell>
          <table:table-cell table:formula="of:=2*PI()*[.C18]" office:value-type="float" office:value="0">
            <text:p>0</text:p>
          </table:table-cell>
          <table:table-cell/>
          <table:table-cell table:formula="of:=COMPLEX([.$C$10]; 0; &quot;j&quot;)" office:value-type="string" office:string-value="500">
            <text:p>500</text:p>
          </table:table-cell>
          <table:table-cell table:formula="of:=COMPLEX([.$C$12]; 0; &quot;j&quot;)" office:value-type="string" office:string-value="117.877291636942">
            <text:p>117.877291636942</text:p>
          </table:table-cell>
          <table:table-cell table:formula="of:=COMPLEX(0;[.E18]*[.$C$14]; &quot;j&quot;)" office:value-type="string" office:string-value="0">
            <text:p>0</text:p>
          </table:table-cell>
          <table:table-cell table:formula="of:=IMDIV(&quot;1&quot;;[.I18])" office:value-type="float" office:value="0">
            <text:p>Err:502</text:p>
          </table:table-cell>
          <table:table-cell table:formula="of:=COMPLEX(0;[.E18]*[.$C$13]; &quot;j&quot;)" office:value-type="string" office:string-value="0">
            <text:p>0</text:p>
          </table:table-cell>
          <table:table-cell table:formula="of:=IMDIV(&quot;1&quot;;IMSUM([.H18];[.K18]))" office:value-type="string" office:string-value="0.0084833981686648">
            <text:p>0.0084833981686648</text:p>
          </table:table-cell>
          <table:table-cell table:formula="of:=IMSUM([.I18];[.L18])" office:value-type="string" office:string-value="0.0084833981686648">
            <text:p>0.0084833981686648</text:p>
          </table:table-cell>
          <table:table-cell table:formula="of:=IMPRODUCT([.G18];[.M18])" office:value-type="string" office:string-value="4.2416990843324">
            <text:p>4.2416990843324</text:p>
          </table:table-cell>
          <table:table-cell table:formula="of:=IMDIV(&quot;1&quot;; [.N18])" office:value-type="string" office:string-value="0.235754583273884">
            <text:p>0.235754583273884</text:p>
          </table:table-cell>
          <table:table-cell table:formula="of:=IMABS([.O18])" office:value-type="float" office:value="0.235754583273884">
            <text:p>0.24</text:p>
          </table:table-cell>
          <table:table-cell table:formula="of:=20 * LOG10([.P18])" office:value-type="float" office:value="-12.5507971089318">
            <text:p>-12.55</text:p>
          </table:table-cell>
          <table:table-cell table:formula="of:=IMARGUMENT([.O18])/PI()*180" office:value-type="float" office:value="0">
            <text:p>0</text:p>
          </table:table-cell>
          <table:table-cell table:formula="of:=-1*IF([.C18]&lt;=[.$C$5];[.$C$6];[.$C$8])" office:value-type="float" office:value="1.5">
            <text:p>1.5</text:p>
          </table:table-cell>
          <table:table-cell table:formula="of:=-1*IF([.C18]&lt;=[.$C$4];[.$C$6]+[.$C$7];300)" office:value-type="float" office:value="-1.5">
            <text:p>-1.5</text:p>
          </table:table-cell>
          <table:table-cell/>
          <table:table-cell table:formula="of:=POWER(IF([.Q18]&gt;[.S18];[.Q18]-[.S18];0);2)" office:value-type="float" office:value="0">
            <text:p>0</text:p>
          </table:table-cell>
          <table:table-cell table:formula="of:=POWER(IF([.Q18]&lt;[.T18];[.Q18]-[.T18];0);2)" office:value-type="float" office:value="122.120116742776">
            <text:p>122.12</text:p>
          </table:table-cell>
          <table:table-cell table:formula="of:=SUM([.V19:.V60]) + SUM([.W19:.W60])" office:value-type="float" office:value="4541.63609496112">
            <text:p>4541.64</text:p>
          </table:table-cell>
        </table:table-row>
        <table:table-row table:style-name="ro1">
          <table:table-cell table:number-columns-repeated="2"/>
          <table:table-cell office:value-type="float" office:value="100000">
            <text:p>100000</text:p>
          </table:table-cell>
          <table:table-cell/>
          <table:table-cell table:formula="of:=2*PI()*[.C19]" office:value-type="float" office:value="628318.530717959">
            <text:p>628318.53</text:p>
          </table:table-cell>
          <table:table-cell/>
          <table:table-cell table:formula="of:=COMPLEX([.$C$10]; 0; &quot;j&quot;)" office:value-type="string" office:string-value="500">
            <text:p>500</text:p>
          </table:table-cell>
          <table:table-cell table:formula="of:=COMPLEX([.$C$12]; 0; &quot;j&quot;)" office:value-type="string" office:string-value="117.877291636942">
            <text:p>117.877291636942</text:p>
          </table:table-cell>
          <table:table-cell table:formula="of:=COMPLEX(0;[.E19]*[.$C$14]; &quot;j&quot;)" office:value-type="string" office:string-value="0.00149972451530666j">
            <text:p>0.00149972451530666j</text:p>
          </table:table-cell>
          <table:table-cell table:formula="of:=IMDIV(&quot;1&quot;;[.I19])" office:value-type="string" office:string-value="-666.789126798745j">
            <text:p>-666.789126798745j</text:p>
          </table:table-cell>
          <table:table-cell table:formula="of:=COMPLEX(0;[.E19]*[.$C$13]; &quot;j&quot;)" office:value-type="string" office:string-value="35.2017452005919j">
            <text:p>35.2017452005919j</text:p>
          </table:table-cell>
          <table:table-cell table:formula="of:=IMDIV(&quot;1&quot;;IMSUM([.H19];[.K19]))" office:value-type="string" office:string-value="0.00778879264224127-0.00232597042403116j">
            <text:p>0.00778879264224127-0.00232597042403116j</text:p>
          </table:table-cell>
          <table:table-cell table:formula="of:=IMSUM([.I19];[.L19])" office:value-type="string" office:string-value="0.00778879264224127-0.000826245908724499j">
            <text:p>0.00778879264224127-0.000826245908724499j</text:p>
          </table:table-cell>
          <table:table-cell table:formula="of:=IMPRODUCT([.G19];[.M19])" office:value-type="string" office:string-value="3.89439632112064-0.413122954362245j">
            <text:p>3.89439632112064-0.413122954362245j</text:p>
          </table:table-cell>
          <table:table-cell table:formula="of:=IMDIV(&quot;1&quot;; [.N19])" office:value-type="string" office:string-value="0.253921759609097+0.0269363718678698j">
            <text:p>0.253921759609097+0.0269363718678698j</text:p>
          </table:table-cell>
          <table:table-cell table:formula="of:=IMABS([.O19])" office:value-type="float" office:value="0.255346486430466">
            <text:p>0.26</text:p>
          </table:table-cell>
          <table:table-cell table:formula="of:=20 * LOG10([.P19])" office:value-type="float" office:value="-11.8574022732519">
            <text:p>-11.86</text:p>
          </table:table-cell>
          <table:table-cell table:formula="of:=IMARGUMENT([.O19])/PI()*180" office:value-type="float" office:value="6.05536917746926">
            <text:p>6.06</text:p>
          </table:table-cell>
          <table:table-cell table:formula="of:=-1*IF([.C19]&lt;=[.$C$5];[.$C$6];[.$C$8])" office:value-type="float" office:value="1.5">
            <text:p>1.5</text:p>
          </table:table-cell>
          <table:table-cell table:formula="of:=-1*IF([.C19]&lt;=[.$C$4];[.$C$6]+[.$C$7];300)" office:value-type="float" office:value="-1.5">
            <text:p>-1.5</text:p>
          </table:table-cell>
          <table:table-cell/>
          <table:table-cell table:formula="of:=POWER(IF([.Q19]&gt;[.S19];[.Q19]-[.S19];0);2)" office:value-type="float" office:value="0">
            <text:p>0</text:p>
          </table:table-cell>
          <table:table-cell table:formula="of:=POWER(IF([.Q19]&lt;[.T19];[.Q19]-[.T19];0);2)" office:value-type="float" office:value="107.275781849964">
            <text:p>107.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000">
            <text:p>200000</text:p>
          </table:table-cell>
          <table:table-cell/>
          <table:table-cell table:formula="of:=2*PI()*[.C20]" office:value-type="float" office:value="1256637.06143592">
            <text:p>1256637.06</text:p>
          </table:table-cell>
          <table:table-cell/>
          <table:table-cell table:formula="of:=COMPLEX([.$C$10]; 0; &quot;j&quot;)" office:value-type="string" office:string-value="500">
            <text:p>500</text:p>
          </table:table-cell>
          <table:table-cell table:formula="of:=COMPLEX([.$C$12]; 0; &quot;j&quot;)" office:value-type="string" office:string-value="117.877291636942">
            <text:p>117.877291636942</text:p>
          </table:table-cell>
          <table:table-cell table:formula="of:=COMPLEX(0;[.E20]*[.$C$14]; &quot;j&quot;)" office:value-type="string" office:string-value="0.00299944903061332j">
            <text:p>0.00299944903061332j</text:p>
          </table:table-cell>
          <table:table-cell table:formula="of:=IMDIV(&quot;1&quot;;[.I20])" office:value-type="string" office:string-value="-333.394563399373j">
            <text:p>-333.394563399373j</text:p>
          </table:table-cell>
          <table:table-cell table:formula="of:=COMPLEX(0;[.E20]*[.$C$13]; &quot;j&quot;)" office:value-type="string" office:string-value="70.4034904011837j">
            <text:p>70.4034904011837j</text:p>
          </table:table-cell>
          <table:table-cell table:formula="of:=IMDIV(&quot;1&quot;;IMSUM([.H20];[.K20]))" office:value-type="string" office:string-value="0.00625287086648914-0.00373459491574157j">
            <text:p>0.00625287086648914-0.00373459491574157j</text:p>
          </table:table-cell>
          <table:table-cell table:formula="of:=IMSUM([.I20];[.L20])" office:value-type="string" office:string-value="0.00625287086648914-0.00073514588512825j">
            <text:p>0.00625287086648914-0.00073514588512825j</text:p>
          </table:table-cell>
          <table:table-cell table:formula="of:=IMPRODUCT([.G20];[.M20])" office:value-type="string" office:string-value="3.12643543324457-0.367572942564125j">
            <text:p>3.12643543324457-0.367572942564125j</text:p>
          </table:table-cell>
          <table:table-cell table:formula="of:=IMDIV(&quot;1&quot;; [.N20])" office:value-type="string" office:string-value="0.315492173064374+0.0370922057676636j">
            <text:p>0.315492173064374+0.0370922057676636j</text:p>
          </table:table-cell>
          <table:table-cell table:formula="of:=IMABS([.O20])" office:value-type="float" office:value="0.317665142868385">
            <text:p>0.32</text:p>
          </table:table-cell>
          <table:table-cell table:formula="of:=20 * LOG10([.P20])" office:value-type="float" office:value="-9.96060874660714">
            <text:p>-9.96</text:p>
          </table:table-cell>
          <table:table-cell table:formula="of:=IMARGUMENT([.O20])/PI()*180" office:value-type="float" office:value="6.70544445649546">
            <text:p>6.71</text:p>
          </table:table-cell>
          <table:table-cell table:formula="of:=-1*IF([.C20]&lt;=[.$C$5];[.$C$6];[.$C$8])" office:value-type="float" office:value="1.5">
            <text:p>1.5</text:p>
          </table:table-cell>
          <table:table-cell table:formula="of:=-1*IF([.C20]&lt;=[.$C$4];[.$C$6]+[.$C$7];300)" office:value-type="float" office:value="-1.5">
            <text:p>-1.5</text:p>
          </table:table-cell>
          <table:table-cell/>
          <table:table-cell table:formula="of:=POWER(IF([.Q20]&gt;[.S20];[.Q20]-[.S20];0);2)" office:value-type="float" office:value="0">
            <text:p>0</text:p>
          </table:table-cell>
          <table:table-cell table:formula="of:=POWER(IF([.Q20]&lt;[.T20];[.Q20]-[.T20];0);2)" office:value-type="float" office:value="71.5819003631652">
            <text:p>71.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0000">
            <text:p>300000</text:p>
          </table:table-cell>
          <table:table-cell/>
          <table:table-cell table:formula="of:=2*PI()*[.C21]" office:value-type="float" office:value="1884955.59215388">
            <text:p>1884955.59</text:p>
          </table:table-cell>
          <table:table-cell/>
          <table:table-cell table:formula="of:=COMPLEX([.$C$10]; 0; &quot;j&quot;)" office:value-type="string" office:string-value="500">
            <text:p>500</text:p>
          </table:table-cell>
          <table:table-cell table:formula="of:=COMPLEX([.$C$12]; 0; &quot;j&quot;)" office:value-type="string" office:string-value="117.877291636942">
            <text:p>117.877291636942</text:p>
          </table:table-cell>
          <table:table-cell table:formula="of:=COMPLEX(0;[.E21]*[.$C$14]; &quot;j&quot;)" office:value-type="string" office:string-value="0.00449917354591998j">
            <text:p>0.00449917354591998j</text:p>
          </table:table-cell>
          <table:table-cell table:formula="of:=IMDIV(&quot;1&quot;;[.I21])" office:value-type="string" office:string-value="-222.263042266249j">
            <text:p>-222.263042266249j</text:p>
          </table:table-cell>
          <table:table-cell table:formula="of:=COMPLEX(0;[.E21]*[.$C$13]; &quot;j&quot;)" office:value-type="string" office:string-value="105.605235601776j">
            <text:p>105.605235601776j</text:p>
          </table:table-cell>
          <table:table-cell table:formula="of:=IMDIV(&quot;1&quot;;IMSUM([.H21];[.K21]))" office:value-type="string" office:string-value="0.00470614590893194-0.004216194998947j">
            <text:p>0.00470614590893194-0.004216194998947j</text:p>
          </table:table-cell>
          <table:table-cell table:formula="of:=IMSUM([.I21];[.L21])" office:value-type="string" office:string-value="0.00470614590893194+0.000282978546972981j">
            <text:p>0.00470614590893194+0.000282978546972981j</text:p>
          </table:table-cell>
          <table:table-cell table:formula="of:=IMPRODUCT([.G21];[.M21])" office:value-type="string" office:string-value="2.35307295446597+0.14148927348649j">
            <text:p>2.35307295446597+0.14148927348649j</text:p>
          </table:table-cell>
          <table:table-cell table:formula="of:=IMDIV(&quot;1&quot;; [.N21])" office:value-type="string" office:string-value="0.423445205005016-0.0254615796351689j">
            <text:p>0.423445205005016-0.0254615796351689j</text:p>
          </table:table-cell>
          <table:table-cell table:formula="of:=IMABS([.O21])" office:value-type="float" office:value="0.424210011290703">
            <text:p>0.42</text:p>
          </table:table-cell>
          <table:table-cell table:formula="of:=20 * LOG10([.P21])" office:value-type="float" office:value="-7.44838172831728">
            <text:p>-7.45</text:p>
          </table:table-cell>
          <table:table-cell table:formula="of:=IMARGUMENT([.O21])/PI()*180" office:value-type="float" office:value="-3.44102769697514">
            <text:p>-3.44</text:p>
          </table:table-cell>
          <table:table-cell table:formula="of:=-1*IF([.C21]&lt;=[.$C$5];[.$C$6];[.$C$8])" office:value-type="float" office:value="1.5">
            <text:p>1.5</text:p>
          </table:table-cell>
          <table:table-cell table:formula="of:=-1*IF([.C21]&lt;=[.$C$4];[.$C$6]+[.$C$7];300)" office:value-type="float" office:value="-1.5">
            <text:p>-1.5</text:p>
          </table:table-cell>
          <table:table-cell/>
          <table:table-cell table:formula="of:=POWER(IF([.Q21]&gt;[.S21];[.Q21]-[.S21];0);2)" office:value-type="float" office:value="0">
            <text:p>0</text:p>
          </table:table-cell>
          <table:table-cell table:formula="of:=POWER(IF([.Q21]&lt;[.T21];[.Q21]-[.T21];0);2)" office:value-type="float" office:value="35.3832451857788">
            <text:p>35.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0000">
            <text:p>400000</text:p>
          </table:table-cell>
          <table:table-cell/>
          <table:table-cell table:formula="of:=2*PI()*[.C22]" office:value-type="float" office:value="2513274.12287183">
            <text:p>2513274.12</text:p>
          </table:table-cell>
          <table:table-cell/>
          <table:table-cell table:formula="of:=COMPLEX([.$C$10]; 0; &quot;j&quot;)" office:value-type="string" office:string-value="500">
            <text:p>500</text:p>
          </table:table-cell>
          <table:table-cell table:formula="of:=COMPLEX([.$C$12]; 0; &quot;j&quot;)" office:value-type="string" office:string-value="117.877291636942">
            <text:p>117.877291636942</text:p>
          </table:table-cell>
          <table:table-cell table:formula="of:=COMPLEX(0;[.E22]*[.$C$14]; &quot;j&quot;)" office:value-type="string" office:string-value="0.00599889806122664j">
            <text:p>0.00599889806122664j</text:p>
          </table:table-cell>
          <table:table-cell table:formula="of:=IMDIV(&quot;1&quot;;[.I22])" office:value-type="string" office:string-value="-166.697281699686j">
            <text:p>-166.697281699686j</text:p>
          </table:table-cell>
          <table:table-cell table:formula="of:=COMPLEX(0;[.E22]*[.$C$13]; &quot;j&quot;)" office:value-type="string" office:string-value="140.806980802367j">
            <text:p>140.806980802367j</text:p>
          </table:table-cell>
          <table:table-cell table:formula="of:=IMDIV(&quot;1&quot;;IMSUM([.H22];[.K22]))" office:value-type="string" office:string-value="0.00349559557869807-0.00417556471401252j">
            <text:p>0.00349559557869807-0.00417556471401252j</text:p>
          </table:table-cell>
          <table:table-cell table:formula="of:=IMSUM([.I22];[.L22])" office:value-type="string" office:string-value="0.00349559557869807+0.00182333334721412j">
            <text:p>0.00349559557869807+0.00182333334721412j</text:p>
          </table:table-cell>
          <table:table-cell table:formula="of:=IMPRODUCT([.G22];[.M22])" office:value-type="string" office:string-value="1.74779778934904+0.91166667360706j">
            <text:p>1.74779778934904+0.91166667360706j</text:p>
          </table:table-cell>
          <table:table-cell table:formula="of:=IMDIV(&quot;1&quot;; [.N22])" office:value-type="string" office:string-value="0.449775557917092-0.234606880300927j">
            <text:p>0.449775557917092-0.234606880300927j</text:p>
          </table:table-cell>
          <table:table-cell table:formula="of:=IMABS([.O22])" office:value-type="float" office:value="0.507285364251882">
            <text:p>0.51</text:p>
          </table:table-cell>
          <table:table-cell table:formula="of:=20 * LOG10([.P22])" office:value-type="float" office:value="-5.89495334763328">
            <text:p>-5.89</text:p>
          </table:table-cell>
          <table:table-cell table:formula="of:=IMARGUMENT([.O22])/PI()*180" office:value-type="float" office:value="-27.5469407805929">
            <text:p>-27.55</text:p>
          </table:table-cell>
          <table:table-cell table:formula="of:=-1*IF([.C22]&lt;=[.$C$5];[.$C$6];[.$C$8])" office:value-type="float" office:value="1.5">
            <text:p>1.5</text:p>
          </table:table-cell>
          <table:table-cell table:formula="of:=-1*IF([.C22]&lt;=[.$C$4];[.$C$6]+[.$C$7];300)" office:value-type="float" office:value="-1.5">
            <text:p>-1.5</text:p>
          </table:table-cell>
          <table:table-cell/>
          <table:table-cell table:formula="of:=POWER(IF([.Q22]&gt;[.S22];[.Q22]-[.S22];0);2)" office:value-type="float" office:value="0">
            <text:p>0</text:p>
          </table:table-cell>
          <table:table-cell table:formula="of:=POWER(IF([.Q22]&lt;[.T22];[.Q22]-[.T22];0);2)" office:value-type="float" office:value="19.315614927873">
            <text:p>19.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000">
            <text:p>500000</text:p>
          </table:table-cell>
          <table:table-cell/>
          <table:table-cell table:formula="of:=2*PI()*[.C23]" office:value-type="float" office:value="3141592.65358979">
            <text:p>3141592.65</text:p>
          </table:table-cell>
          <table:table-cell/>
          <table:table-cell table:formula="of:=COMPLEX([.$C$10]; 0; &quot;j&quot;)" office:value-type="string" office:string-value="500">
            <text:p>500</text:p>
          </table:table-cell>
          <table:table-cell table:formula="of:=COMPLEX([.$C$12]; 0; &quot;j&quot;)" office:value-type="string" office:string-value="117.877291636942">
            <text:p>117.877291636942</text:p>
          </table:table-cell>
          <table:table-cell table:formula="of:=COMPLEX(0;[.E23]*[.$C$14]; &quot;j&quot;)" office:value-type="string" office:string-value="0.00749862257653331j">
            <text:p>0.00749862257653331j</text:p>
          </table:table-cell>
          <table:table-cell table:formula="of:=IMDIV(&quot;1&quot;;[.I23])" office:value-type="string" office:string-value="-133.357825359749j">
            <text:p>-133.357825359749j</text:p>
          </table:table-cell>
          <table:table-cell table:formula="of:=COMPLEX(0;[.E23]*[.$C$13]; &quot;j&quot;)" office:value-type="string" office:string-value="176.008726002959j">
            <text:p>176.008726002959j</text:p>
          </table:table-cell>
          <table:table-cell table:formula="of:=IMDIV(&quot;1&quot;;IMSUM([.H23];[.K23]))" office:value-type="string" office:string-value="0.00262684308688117-0.00392227628164082j">
            <text:p>0.00262684308688117-0.00392227628164082j</text:p>
          </table:table-cell>
          <table:table-cell table:formula="of:=IMSUM([.I23];[.L23])" office:value-type="string" office:string-value="0.00262684308688117+0.00357634629489249j">
            <text:p>0.00262684308688117+0.00357634629489249j</text:p>
          </table:table-cell>
          <table:table-cell table:formula="of:=IMPRODUCT([.G23];[.M23])" office:value-type="string" office:string-value="1.31342154344059+1.78817314744625j">
            <text:p>1.31342154344059+1.78817314744625j</text:p>
          </table:table-cell>
          <table:table-cell table:formula="of:=IMDIV(&quot;1&quot;; [.N23])" office:value-type="string" office:string-value="0.266812465518915-0.363254956969139j">
            <text:p>0.266812465518915-0.363254956969139j</text:p>
          </table:table-cell>
          <table:table-cell table:formula="of:=IMABS([.O23])" office:value-type="float" office:value="0.450713939787681">
            <text:p>0.45</text:p>
          </table:table-cell>
          <table:table-cell table:formula="of:=20 * LOG10([.P23])" office:value-type="float" office:value="-6.92198019517027">
            <text:p>-6.92</text:p>
          </table:table-cell>
          <table:table-cell table:formula="of:=IMARGUMENT([.O23])/PI()*180" office:value-type="float" office:value="-53.7025436876207">
            <text:p>-53.7</text:p>
          </table:table-cell>
          <table:table-cell table:formula="of:=-1*IF([.C23]&lt;=[.$C$5];[.$C$6];[.$C$8])" office:value-type="float" office:value="1.5">
            <text:p>1.5</text:p>
          </table:table-cell>
          <table:table-cell table:formula="of:=-1*IF([.C23]&lt;=[.$C$4];[.$C$6]+[.$C$7];300)" office:value-type="float" office:value="-1.5">
            <text:p>-1.5</text:p>
          </table:table-cell>
          <table:table-cell/>
          <table:table-cell table:formula="of:=POWER(IF([.Q23]&gt;[.S23];[.Q23]-[.S23];0);2)" office:value-type="float" office:value="0">
            <text:p>0</text:p>
          </table:table-cell>
          <table:table-cell table:formula="of:=POWER(IF([.Q23]&lt;[.T23];[.Q23]-[.T23];0);2)" office:value-type="float" office:value="29.3978692368186">
            <text:p>29.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0000">
            <text:p>600000</text:p>
          </table:table-cell>
          <table:table-cell/>
          <table:table-cell table:formula="of:=2*PI()*[.C24]" office:value-type="float" office:value="3769911.18430775">
            <text:p>3769911.18</text:p>
          </table:table-cell>
          <table:table-cell/>
          <table:table-cell table:formula="of:=COMPLEX([.$C$10]; 0; &quot;j&quot;)" office:value-type="string" office:string-value="500">
            <text:p>500</text:p>
          </table:table-cell>
          <table:table-cell table:formula="of:=COMPLEX([.$C$12]; 0; &quot;j&quot;)" office:value-type="string" office:string-value="117.877291636942">
            <text:p>117.877291636942</text:p>
          </table:table-cell>
          <table:table-cell table:formula="of:=COMPLEX(0;[.E24]*[.$C$14]; &quot;j&quot;)" office:value-type="string" office:string-value="0.00899834709183997j">
            <text:p>0.00899834709183997j</text:p>
          </table:table-cell>
          <table:table-cell table:formula="of:=IMDIV(&quot;1&quot;;[.I24])" office:value-type="string" office:string-value="-111.131521133124j">
            <text:p>-111.131521133124j</text:p>
          </table:table-cell>
          <table:table-cell table:formula="of:=COMPLEX(0;[.E24]*[.$C$13]; &quot;j&quot;)" office:value-type="string" office:string-value="211.210471203551j">
            <text:p>211.210471203551j</text:p>
          </table:table-cell>
          <table:table-cell table:formula="of:=IMDIV(&quot;1&quot;;IMSUM([.H24];[.K24]))" office:value-type="string" office:string-value="0.00201482701953879-0.00361013184372374j">
            <text:p>0.00201482701953879-0.00361013184372374j</text:p>
          </table:table-cell>
          <table:table-cell table:formula="of:=IMSUM([.I24];[.L24])" office:value-type="string" office:string-value="0.00201482701953879+0.00538821524811623j">
            <text:p>0.00201482701953879+0.00538821524811623j</text:p>
          </table:table-cell>
          <table:table-cell table:formula="of:=IMPRODUCT([.G24];[.M24])" office:value-type="string" office:string-value="1.0074135097694+2.69410762405812j">
            <text:p>1.0074135097694+2.69410762405812j</text:p>
          </table:table-cell>
          <table:table-cell table:formula="of:=IMDIV(&quot;1&quot;; [.N24])" office:value-type="string" office:string-value="0.121769804448004-0.325646773010348j">
            <text:p>0.121769804448004-0.325646773010348j</text:p>
          </table:table-cell>
          <table:table-cell table:formula="of:=IMABS([.O24])" office:value-type="float" office:value="0.347668960431268">
            <text:p>0.35</text:p>
          </table:table-cell>
          <table:table-cell table:formula="of:=20 * LOG10([.P24])" office:value-type="float" office:value="-9.17668162005116">
            <text:p>-9.18</text:p>
          </table:table-cell>
          <table:table-cell table:formula="of:=IMARGUMENT([.O24])/PI()*180" office:value-type="float" office:value="-69.4976127552162">
            <text:p>-69.5</text:p>
          </table:table-cell>
          <table:table-cell table:formula="of:=-1*IF([.C24]&lt;=[.$C$5];[.$C$6];[.$C$8])" office:value-type="float" office:value="1.5">
            <text:p>1.5</text:p>
          </table:table-cell>
          <table:table-cell table:formula="of:=-1*IF([.C24]&lt;=[.$C$4];[.$C$6]+[.$C$7];300)" office:value-type="float" office:value="-1.5">
            <text:p>-1.5</text:p>
          </table:table-cell>
          <table:table-cell/>
          <table:table-cell table:formula="of:=POWER(IF([.Q24]&gt;[.S24];[.Q24]-[.S24];0);2)" office:value-type="float" office:value="0">
            <text:p>0</text:p>
          </table:table-cell>
          <table:table-cell table:formula="of:=POWER(IF([.Q24]&lt;[.T24];[.Q24]-[.T24];0);2)" office:value-type="float" office:value="58.9314406956312">
            <text:p>58.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0000">
            <text:p>700000</text:p>
          </table:table-cell>
          <table:table-cell/>
          <table:table-cell table:formula="of:=2*PI()*[.C25]" office:value-type="float" office:value="4398229.71502571">
            <text:p>4398229.72</text:p>
          </table:table-cell>
          <table:table-cell/>
          <table:table-cell table:formula="of:=COMPLEX([.$C$10]; 0; &quot;j&quot;)" office:value-type="string" office:string-value="500">
            <text:p>500</text:p>
          </table:table-cell>
          <table:table-cell table:formula="of:=COMPLEX([.$C$12]; 0; &quot;j&quot;)" office:value-type="string" office:string-value="117.877291636942">
            <text:p>117.877291636942</text:p>
          </table:table-cell>
          <table:table-cell table:formula="of:=COMPLEX(0;[.E25]*[.$C$14]; &quot;j&quot;)" office:value-type="string" office:string-value="0.0104980716071466j">
            <text:p>0.0104980716071466j</text:p>
          </table:table-cell>
          <table:table-cell table:formula="of:=IMDIV(&quot;1&quot;;[.I25])" office:value-type="string" office:string-value="-95.2555895426782j">
            <text:p>-95.2555895426782j</text:p>
          </table:table-cell>
          <table:table-cell table:formula="of:=COMPLEX(0;[.E25]*[.$C$13]; &quot;j&quot;)" office:value-type="string" office:string-value="246.412216404143j">
            <text:p>246.412216404143j</text:p>
          </table:table-cell>
          <table:table-cell table:formula="of:=IMDIV(&quot;1&quot;;IMSUM([.H25];[.K25]))" office:value-type="string" office:string-value="0.00157982730219213-0.00330249144396646j">
            <text:p>0.00157982730219213-0.00330249144396646j</text:p>
          </table:table-cell>
          <table:table-cell table:formula="of:=IMSUM([.I25];[.L25])" office:value-type="string" office:string-value="0.00157982730219213+0.00719558016318014j">
            <text:p>0.00157982730219213+0.00719558016318014j</text:p>
          </table:table-cell>
          <table:table-cell table:formula="of:=IMPRODUCT([.G25];[.M25])" office:value-type="string" office:string-value="0.789913651096065+3.59779008159007j">
            <text:p>0.789913651096065+3.59779008159007j</text:p>
          </table:table-cell>
          <table:table-cell table:formula="of:=IMDIV(&quot;1&quot;; [.N25])" office:value-type="string" office:string-value="0.0582186269071475-0.265166196532607j">
            <text:p>0.0582186269071475-0.265166196532607j</text:p>
          </table:table-cell>
          <table:table-cell table:formula="of:=IMABS([.O25])" office:value-type="float" office:value="0.271482080997113">
            <text:p>0.27</text:p>
          </table:table-cell>
          <table:table-cell table:formula="of:=20 * LOG10([.P25])" office:value-type="float" office:value="-11.3251766092299">
            <text:p>-11.33</text:p>
          </table:table-cell>
          <table:table-cell table:formula="of:=IMARGUMENT([.O25])/PI()*180" office:value-type="float" office:value="-77.6168903878161">
            <text:p>-77.62</text:p>
          </table:table-cell>
          <table:table-cell table:formula="of:=-1*IF([.C25]&lt;=[.$C$5];[.$C$6];[.$C$8])" office:value-type="float" office:value="1.5">
            <text:p>1.5</text:p>
          </table:table-cell>
          <table:table-cell table:formula="of:=-1*IF([.C25]&lt;=[.$C$4];[.$C$6]+[.$C$7];300)" office:value-type="float" office:value="-1.5">
            <text:p>-1.5</text:p>
          </table:table-cell>
          <table:table-cell/>
          <table:table-cell table:formula="of:=POWER(IF([.Q25]&gt;[.S25];[.Q25]-[.S25];0);2)" office:value-type="float" office:value="0">
            <text:p>0</text:p>
          </table:table-cell>
          <table:table-cell table:formula="of:=POWER(IF([.Q25]&lt;[.T25];[.Q25]-[.T25];0);2)" office:value-type="float" office:value="96.5340954025579">
            <text:p>96.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0000">
            <text:p>800000</text:p>
          </table:table-cell>
          <table:table-cell/>
          <table:table-cell table:formula="of:=2*PI()*[.C26]" office:value-type="float" office:value="5026548.24574367">
            <text:p>5026548.25</text:p>
          </table:table-cell>
          <table:table-cell/>
          <table:table-cell table:formula="of:=COMPLEX([.$C$10]; 0; &quot;j&quot;)" office:value-type="string" office:string-value="500">
            <text:p>500</text:p>
          </table:table-cell>
          <table:table-cell table:formula="of:=COMPLEX([.$C$12]; 0; &quot;j&quot;)" office:value-type="string" office:string-value="117.877291636942">
            <text:p>117.877291636942</text:p>
          </table:table-cell>
          <table:table-cell table:formula="of:=COMPLEX(0;[.E26]*[.$C$14]; &quot;j&quot;)" office:value-type="string" office:string-value="0.0119977961224533j">
            <text:p>0.0119977961224533j</text:p>
          </table:table-cell>
          <table:table-cell table:formula="of:=IMDIV(&quot;1&quot;;[.I26])" office:value-type="string" office:string-value="-83.3486408498431j">
            <text:p>-83.3486408498431j</text:p>
          </table:table-cell>
          <table:table-cell table:formula="of:=COMPLEX(0;[.E26]*[.$C$13]; &quot;j&quot;)" office:value-type="string" office:string-value="281.613961604735j">
            <text:p>281.613961604735j</text:p>
          </table:table-cell>
          <table:table-cell table:formula="of:=IMDIV(&quot;1&quot;;IMSUM([.H26];[.K26]))" office:value-type="string" office:string-value="0.00126475773324607-0.00302156107239595j">
            <text:p>0.00126475773324607-0.00302156107239595j</text:p>
          </table:table-cell>
          <table:table-cell table:formula="of:=IMSUM([.I26];[.L26])" office:value-type="string" office:string-value="0.00126475773324607+0.00897623505005735j">
            <text:p>0.00126475773324607+0.00897623505005735j</text:p>
          </table:table-cell>
          <table:table-cell table:formula="of:=IMPRODUCT([.G26];[.M26])" office:value-type="string" office:string-value="0.632378866623035+4.48811752502868j">
            <text:p>0.632378866623035+4.48811752502868j</text:p>
          </table:table-cell>
          <table:table-cell table:formula="of:=IMDIV(&quot;1&quot;; [.N26])" office:value-type="string" office:string-value="0.0307830272263658-0.218473214808496j">
            <text:p>0.0307830272263658-0.218473214808496j</text:p>
          </table:table-cell>
          <table:table-cell table:formula="of:=IMABS([.O26])" office:value-type="float" office:value="0.220631231592398">
            <text:p>0.22</text:p>
          </table:table-cell>
          <table:table-cell table:formula="of:=20 * LOG10([.P26])" office:value-type="float" office:value="-13.1266602143277">
            <text:p>-13.13</text:p>
          </table:table-cell>
          <table:table-cell table:formula="of:=IMARGUMENT([.O26])/PI()*180" office:value-type="float" office:value="-81.9797820385992">
            <text:p>-81.98</text:p>
          </table:table-cell>
          <table:table-cell table:formula="of:=-1*IF([.C26]&lt;=[.$C$5];[.$C$6];[.$C$8])" office:value-type="float" office:value="1.5">
            <text:p>1.5</text:p>
          </table:table-cell>
          <table:table-cell table:formula="of:=-1*IF([.C26]&lt;=[.$C$4];[.$C$6]+[.$C$7];300)" office:value-type="float" office:value="-1.5">
            <text:p>-1.5</text:p>
          </table:table-cell>
          <table:table-cell/>
          <table:table-cell table:formula="of:=POWER(IF([.Q26]&gt;[.S26];[.Q26]-[.S26];0);2)" office:value-type="float" office:value="0">
            <text:p>0</text:p>
          </table:table-cell>
          <table:table-cell table:formula="of:=POWER(IF([.Q26]&lt;[.T26];[.Q26]-[.T26];0);2)" office:value-type="float" office:value="135.179227739432">
            <text:p>135.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0000">
            <text:p>900000</text:p>
          </table:table-cell>
          <table:table-cell/>
          <table:table-cell table:formula="of:=2*PI()*[.C27]" office:value-type="float" office:value="5654866.77646163">
            <text:p>5654866.78</text:p>
          </table:table-cell>
          <table:table-cell/>
          <table:table-cell table:formula="of:=COMPLEX([.$C$10]; 0; &quot;j&quot;)" office:value-type="string" office:string-value="500">
            <text:p>500</text:p>
          </table:table-cell>
          <table:table-cell table:formula="of:=COMPLEX([.$C$12]; 0; &quot;j&quot;)" office:value-type="string" office:string-value="117.877291636942">
            <text:p>117.877291636942</text:p>
          </table:table-cell>
          <table:table-cell table:formula="of:=COMPLEX(0;[.E27]*[.$C$14]; &quot;j&quot;)" office:value-type="string" office:string-value="0.01349752063776j">
            <text:p>0.01349752063776j</text:p>
          </table:table-cell>
          <table:table-cell table:formula="of:=IMDIV(&quot;1&quot;;[.I27])" office:value-type="string" office:string-value="-74.0876807554158j">
            <text:p>-74.0876807554158j</text:p>
          </table:table-cell>
          <table:table-cell table:formula="of:=COMPLEX(0;[.E27]*[.$C$13]; &quot;j&quot;)" office:value-type="string" office:string-value="316.815706805327j">
            <text:p>316.815706805327j</text:p>
          </table:table-cell>
          <table:table-cell table:formula="of:=IMDIV(&quot;1&quot;;IMSUM([.H27];[.K27]))" office:value-type="string" office:string-value="0.0010315929869591-0.00277258542981692j">
            <text:p>0.0010315929869591-0.00277258542981692j</text:p>
          </table:table-cell>
          <table:table-cell table:formula="of:=IMSUM([.I27];[.L27])" office:value-type="string" office:string-value="0.0010315929869591+0.0107249352079431j">
            <text:p>0.0010315929869591+0.0107249352079431j</text:p>
          </table:table-cell>
          <table:table-cell table:formula="of:=IMPRODUCT([.G27];[.M27])" office:value-type="string" office:string-value="0.51579649347955+5.36246760397155j">
            <text:p>0.51579649347955+5.36246760397155j</text:p>
          </table:table-cell>
          <table:table-cell table:formula="of:=IMDIV(&quot;1&quot;; [.N27])" office:value-type="string" office:string-value="0.0177725391237508-0.184771836366137j">
            <text:p>0.0177725391237508-0.184771836366137j</text:p>
          </table:table-cell>
          <table:table-cell table:formula="of:=IMABS([.O27])" office:value-type="float" office:value="0.185624606830613">
            <text:p>0.19</text:p>
          </table:table-cell>
          <table:table-cell table:formula="of:=20 * LOG10([.P27])" office:value-type="float" office:value="-14.6272890642397">
            <text:p>-14.63</text:p>
          </table:table-cell>
          <table:table-cell table:formula="of:=IMARGUMENT([.O27])/PI()*180" office:value-type="float" office:value="-84.505826918877">
            <text:p>-84.51</text:p>
          </table:table-cell>
          <table:table-cell table:formula="of:=-1*IF([.C27]&lt;=[.$C$5];[.$C$6];[.$C$8])" office:value-type="float" office:value="1.5">
            <text:p>1.5</text:p>
          </table:table-cell>
          <table:table-cell table:formula="of:=-1*IF([.C27]&lt;=[.$C$4];[.$C$6]+[.$C$7];300)" office:value-type="float" office:value="-1.5">
            <text:p>-1.5</text:p>
          </table:table-cell>
          <table:table-cell/>
          <table:table-cell table:formula="of:=POWER(IF([.Q27]&gt;[.S27];[.Q27]-[.S27];0);2)" office:value-type="float" office:value="0">
            <text:p>0</text:p>
          </table:table-cell>
          <table:table-cell table:formula="of:=POWER(IF([.Q27]&lt;[.T27];[.Q27]-[.T27];0);2)" office:value-type="float" office:value="172.325718176106">
            <text:p>172.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000">
            <text:p>1000000</text:p>
          </table:table-cell>
          <table:table-cell/>
          <table:table-cell table:formula="of:=2*PI()*[.C28]" office:value-type="float" office:value="6283185.30717959">
            <text:p>6283185.31</text:p>
          </table:table-cell>
          <table:table-cell/>
          <table:table-cell table:formula="of:=COMPLEX([.$C$10]; 0; &quot;j&quot;)" office:value-type="string" office:string-value="500">
            <text:p>500</text:p>
          </table:table-cell>
          <table:table-cell table:formula="of:=COMPLEX([.$C$12]; 0; &quot;j&quot;)" office:value-type="string" office:string-value="117.877291636942">
            <text:p>117.877291636942</text:p>
          </table:table-cell>
          <table:table-cell table:formula="of:=COMPLEX(0;[.E28]*[.$C$14]; &quot;j&quot;)" office:value-type="string" office:string-value="0.0149972451530666j">
            <text:p>0.0149972451530666j</text:p>
          </table:table-cell>
          <table:table-cell table:formula="of:=IMDIV(&quot;1&quot;;[.I28])" office:value-type="string" office:string-value="-66.6789126798746j">
            <text:p>-66.6789126798746j</text:p>
          </table:table-cell>
          <table:table-cell table:formula="of:=COMPLEX(0;[.E28]*[.$C$13]; &quot;j&quot;)" office:value-type="string" office:string-value="352.017452005919j">
            <text:p>352.017452005919j</text:p>
          </table:table-cell>
          <table:table-cell table:formula="of:=IMDIV(&quot;1&quot;;IMSUM([.H28];[.K28]))" office:value-type="string" office:string-value="0.000855352611648312-0.00255434310321976j">
            <text:p>0.000855352611648312-0.00255434310321976j</text:p>
          </table:table-cell>
          <table:table-cell table:formula="of:=IMSUM([.I28];[.L28])" office:value-type="string" office:string-value="0.00085535261164831+0.0124429020498468j">
            <text:p>0.00085535261164831+0.0124429020498468j</text:p>
          </table:table-cell>
          <table:table-cell table:formula="of:=IMPRODUCT([.G28];[.M28])" office:value-type="string" office:string-value="0.427676305824155+6.2214510249234j">
            <text:p>0.427676305824155+6.2214510249234j</text:p>
          </table:table-cell>
          <table:table-cell table:formula="of:=IMDIV(&quot;1&quot;; [.N28])" office:value-type="string" office:string-value="0.010997257531749-0.159978231691839j">
            <text:p>0.010997257531749-0.159978231691839j</text:p>
          </table:table-cell>
          <table:table-cell table:formula="of:=IMABS([.O28])" office:value-type="float" office:value="0.16035577410392">
            <text:p>0.16</text:p>
          </table:table-cell>
          <table:table-cell table:formula="of:=20 * LOG10([.P28])" office:value-type="float" office:value="-15.8983079468503">
            <text:p>-15.9</text:p>
          </table:table-cell>
          <table:table-cell table:formula="of:=IMARGUMENT([.O28])/PI()*180" office:value-type="float" office:value="-86.0675478435965">
            <text:p>-86.07</text:p>
          </table:table-cell>
          <table:table-cell table:formula="of:=-1*IF([.C28]&lt;=[.$C$5];[.$C$6];[.$C$8])" office:value-type="float" office:value="1.5">
            <text:p>1.5</text:p>
          </table:table-cell>
          <table:table-cell table:formula="of:=-1*IF([.C28]&lt;=[.$C$4];[.$C$6]+[.$C$7];300)" office:value-type="float" office:value="-1.5">
            <text:p>-1.5</text:p>
          </table:table-cell>
          <table:table-cell/>
          <table:table-cell table:formula="of:=POWER(IF([.Q28]&gt;[.S28];[.Q28]-[.S28];0);2)" office:value-type="float" office:value="0">
            <text:p>0</text:p>
          </table:table-cell>
          <table:table-cell table:formula="of:=POWER(IF([.Q28]&lt;[.T28];[.Q28]-[.T28];0);2)" office:value-type="float" office:value="207.311271732332">
            <text:p>207.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00000">
            <text:p>1100000</text:p>
          </table:table-cell>
          <table:table-cell/>
          <table:table-cell table:formula="of:=2*PI()*[.C29]" office:value-type="float" office:value="6911503.83789755">
            <text:p>6911503.84</text:p>
          </table:table-cell>
          <table:table-cell/>
          <table:table-cell table:formula="of:=COMPLEX([.$C$10]; 0; &quot;j&quot;)" office:value-type="string" office:string-value="500">
            <text:p>500</text:p>
          </table:table-cell>
          <table:table-cell table:formula="of:=COMPLEX([.$C$12]; 0; &quot;j&quot;)" office:value-type="string" office:string-value="117.877291636942">
            <text:p>117.877291636942</text:p>
          </table:table-cell>
          <table:table-cell table:formula="of:=COMPLEX(0;[.E29]*[.$C$14]; &quot;j&quot;)" office:value-type="string" office:string-value="0.0164969696683733j">
            <text:p>0.0164969696683733j</text:p>
          </table:table-cell>
          <table:table-cell table:formula="of:=IMDIV(&quot;1&quot;;[.I29])" office:value-type="string" office:string-value="-60.6171933453404j">
            <text:p>-60.6171933453404j</text:p>
          </table:table-cell>
          <table:table-cell table:formula="of:=COMPLEX(0;[.E29]*[.$C$13]; &quot;j&quot;)" office:value-type="string" office:string-value="387.219197206511j">
            <text:p>387.219197206511j</text:p>
          </table:table-cell>
          <table:table-cell table:formula="of:=IMDIV(&quot;1&quot;;IMSUM([.H29];[.K29]))" office:value-type="string" office:string-value="0.000719493282633717-0.00236348839906323j">
            <text:p>0.000719493282633717-0.00236348839906323j</text:p>
          </table:table-cell>
          <table:table-cell table:formula="of:=IMSUM([.I29];[.L29])" office:value-type="string" office:string-value="0.00071949328263371+0.0141334812693101j">
            <text:p>0.00071949328263371+0.0141334812693101j</text:p>
          </table:table-cell>
          <table:table-cell table:formula="of:=IMPRODUCT([.G29];[.M29])" office:value-type="string" office:string-value="0.359746641316855+7.06674063465505j">
            <text:p>0.359746641316855+7.06674063465505j</text:p>
          </table:table-cell>
          <table:table-cell table:formula="of:=IMDIV(&quot;1&quot;; [.N29])" office:value-type="string" office:string-value="0.00718512644456346-0.141142179465713j">
            <text:p>0.00718512644456346-0.141142179465713j</text:p>
          </table:table-cell>
          <table:table-cell table:formula="of:=IMABS([.O29])" office:value-type="float" office:value="0.141324947784727">
            <text:p>0.14</text:p>
          </table:table-cell>
          <table:table-cell table:formula="of:=20 * LOG10([.P29])" office:value-type="float" office:value="-16.9956233265285">
            <text:p>-17</text:p>
          </table:table-cell>
          <table:table-cell table:formula="of:=IMARGUMENT([.O29])/PI()*180" office:value-type="float" office:value="-87.0857588418631">
            <text:p>-87.09</text:p>
          </table:table-cell>
          <table:table-cell table:formula="of:=-1*IF([.C29]&lt;=[.$C$5];[.$C$6];[.$C$8])" office:value-type="float" office:value="1.5">
            <text:p>1.5</text:p>
          </table:table-cell>
          <table:table-cell table:formula="of:=-1*IF([.C29]&lt;=[.$C$4];[.$C$6]+[.$C$7];300)" office:value-type="float" office:value="-1.5">
            <text:p>-1.5</text:p>
          </table:table-cell>
          <table:table-cell/>
          <table:table-cell table:formula="of:=POWER(IF([.Q29]&gt;[.S29];[.Q29]-[.S29];0);2)" office:value-type="float" office:value="0">
            <text:p>0</text:p>
          </table:table-cell>
          <table:table-cell table:formula="of:=POWER(IF([.Q29]&lt;[.T29];[.Q29]-[.T29];0);2)" office:value-type="float" office:value="240.114342277654">
            <text:p>240.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0000">
            <text:p>1200000</text:p>
          </table:table-cell>
          <table:table-cell/>
          <table:table-cell table:formula="of:=2*PI()*[.C30]" office:value-type="float" office:value="7539822.3686155">
            <text:p>7539822.37</text:p>
          </table:table-cell>
          <table:table-cell/>
          <table:table-cell table:formula="of:=COMPLEX([.$C$10]; 0; &quot;j&quot;)" office:value-type="string" office:string-value="500">
            <text:p>500</text:p>
          </table:table-cell>
          <table:table-cell table:formula="of:=COMPLEX([.$C$12]; 0; &quot;j&quot;)" office:value-type="string" office:string-value="117.877291636942">
            <text:p>117.877291636942</text:p>
          </table:table-cell>
          <table:table-cell table:formula="of:=COMPLEX(0;[.E30]*[.$C$14]; &quot;j&quot;)" office:value-type="string" office:string-value="0.0179966941836799j">
            <text:p>0.0179966941836799j</text:p>
          </table:table-cell>
          <table:table-cell table:formula="of:=IMDIV(&quot;1&quot;;[.I30])" office:value-type="string" office:string-value="-55.5657605665622j">
            <text:p>-55.5657605665622j</text:p>
          </table:table-cell>
          <table:table-cell table:formula="of:=COMPLEX(0;[.E30]*[.$C$13]; &quot;j&quot;)" office:value-type="string" office:string-value="422.420942407103j">
            <text:p>422.420942407103j</text:p>
          </table:table-cell>
          <table:table-cell table:formula="of:=IMDIV(&quot;1&quot;;IMSUM([.H30];[.K30]))" office:value-type="string" office:string-value="0.000612876454547924-0.00219628264200908j">
            <text:p>0.000612876454547924-0.00219628264200908j</text:p>
          </table:table-cell>
          <table:table-cell table:formula="of:=IMSUM([.I30];[.L30])" office:value-type="string" office:string-value="0.00061287645454792+0.0158004115416708j">
            <text:p>0.00061287645454792+0.0158004115416708j</text:p>
          </table:table-cell>
          <table:table-cell table:formula="of:=IMPRODUCT([.G30];[.M30])" office:value-type="string" office:string-value="0.30643822727396+7.9002057708354j">
            <text:p>0.30643822727396+7.9002057708354j</text:p>
          </table:table-cell>
          <table:table-cell table:formula="of:=IMDIV(&quot;1&quot;; [.N30])" office:value-type="string" office:string-value="0.00490245035612255-0.126388822110134j">
            <text:p>0.00490245035612255-0.126388822110134j</text:p>
          </table:table-cell>
          <table:table-cell table:formula="of:=IMABS([.O30])" office:value-type="float" office:value="0.126483866061571">
            <text:p>0.13</text:p>
          </table:table-cell>
          <table:table-cell table:formula="of:=20 * LOG10([.P30])" office:value-type="float" office:value="-17.9592973675975">
            <text:p>-17.96</text:p>
          </table:table-cell>
          <table:table-cell table:formula="of:=IMARGUMENT([.O30])/PI()*180" office:value-type="float" office:value="-87.7786882941407">
            <text:p>-87.78</text:p>
          </table:table-cell>
          <table:table-cell table:formula="of:=-1*IF([.C30]&lt;=[.$C$5];[.$C$6];[.$C$8])" office:value-type="float" office:value="1.5">
            <text:p>1.5</text:p>
          </table:table-cell>
          <table:table-cell table:formula="of:=-1*IF([.C30]&lt;=[.$C$4];[.$C$6]+[.$C$7];300)" office:value-type="float" office:value="-1.5">
            <text:p>-1.5</text:p>
          </table:table-cell>
          <table:table-cell/>
          <table:table-cell table:formula="of:=POWER(IF([.Q30]&gt;[.S30];[.Q30]-[.S30];0);2)" office:value-type="float" office:value="0">
            <text:p>0</text:p>
          </table:table-cell>
          <table:table-cell table:formula="of:=POWER(IF([.Q30]&lt;[.T30];[.Q30]-[.T30];0);2)" office:value-type="float" office:value="270.908469835002">
            <text:p>270.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0000">
            <text:p>1300000</text:p>
          </table:table-cell>
          <table:table-cell/>
          <table:table-cell table:formula="of:=2*PI()*[.C31]" office:value-type="float" office:value="8168140.89933346">
            <text:p>8168140.9</text:p>
          </table:table-cell>
          <table:table-cell/>
          <table:table-cell table:formula="of:=COMPLEX([.$C$10]; 0; &quot;j&quot;)" office:value-type="string" office:string-value="500">
            <text:p>500</text:p>
          </table:table-cell>
          <table:table-cell table:formula="of:=COMPLEX([.$C$12]; 0; &quot;j&quot;)" office:value-type="string" office:string-value="117.877291636942">
            <text:p>117.877291636942</text:p>
          </table:table-cell>
          <table:table-cell table:formula="of:=COMPLEX(0;[.E31]*[.$C$14]; &quot;j&quot;)" office:value-type="string" office:string-value="0.0194964186989866j">
            <text:p>0.0194964186989866j</text:p>
          </table:table-cell>
          <table:table-cell table:formula="of:=IMDIV(&quot;1&quot;;[.I31])" office:value-type="string" office:string-value="-51.2914712922111j">
            <text:p>-51.2914712922111j</text:p>
          </table:table-cell>
          <table:table-cell table:formula="of:=COMPLEX(0;[.E31]*[.$C$13]; &quot;j&quot;)" office:value-type="string" office:string-value="457.622687607694j">
            <text:p>457.622687607694j</text:p>
          </table:table-cell>
          <table:table-cell table:formula="of:=IMDIV(&quot;1&quot;;IMSUM([.H31];[.K31]))" office:value-type="string" office:string-value="0.000527855455927788-0.00204923805981267j">
            <text:p>0.000527855455927788-0.00204923805981267j</text:p>
          </table:table-cell>
          <table:table-cell table:formula="of:=IMSUM([.I31];[.L31])" office:value-type="string" office:string-value="0.00052785545592778+0.0174471806391739j">
            <text:p>0.00052785545592778+0.0174471806391739j</text:p>
          </table:table-cell>
          <table:table-cell table:formula="of:=IMPRODUCT([.G31];[.M31])" office:value-type="string" office:string-value="0.26392772796389+8.72359031958695j">
            <text:p>0.26392772796389+8.72359031958695j</text:p>
          </table:table-cell>
          <table:table-cell table:formula="of:=IMDIV(&quot;1&quot;; [.N31])" office:value-type="string" office:string-value="0.0034649514417816-0.114526871005764j">
            <text:p>0.0034649514417816-0.114526871005764j</text:p>
          </table:table-cell>
          <table:table-cell table:formula="of:=IMABS([.O31])" office:value-type="float" office:value="0.114579274176724">
            <text:p>0.11</text:p>
          </table:table-cell>
          <table:table-cell table:formula="of:=20 * LOG10([.P31])" office:value-type="float" office:value="-18.8178786639034">
            <text:p>-18.82</text:p>
          </table:table-cell>
          <table:table-cell table:formula="of:=IMARGUMENT([.O31])/PI()*180" office:value-type="float" office:value="-88.267074333921">
            <text:p>-88.27</text:p>
          </table:table-cell>
          <table:table-cell table:formula="of:=-1*IF([.C31]&lt;=[.$C$5];[.$C$6];[.$C$8])" office:value-type="float" office:value="1.5">
            <text:p>1.5</text:p>
          </table:table-cell>
          <table:table-cell table:formula="of:=-1*IF([.C31]&lt;=[.$C$4];[.$C$6]+[.$C$7];300)" office:value-type="float" office:value="-1.5">
            <text:p>-1.5</text:p>
          </table:table-cell>
          <table:table-cell/>
          <table:table-cell table:formula="of:=POWER(IF([.Q31]&gt;[.S31];[.Q31]-[.S31];0);2)" office:value-type="float" office:value="0">
            <text:p>0</text:p>
          </table:table-cell>
          <table:table-cell table:formula="of:=POWER(IF([.Q31]&lt;[.T31];[.Q31]-[.T31];0);2)" office:value-type="float" office:value="299.908921417681">
            <text:p>299.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000">
            <text:p>1400000</text:p>
          </table:table-cell>
          <table:table-cell/>
          <table:table-cell table:formula="of:=2*PI()*[.C32]" office:value-type="float" office:value="8796459.43005142">
            <text:p>8796459.43</text:p>
          </table:table-cell>
          <table:table-cell/>
          <table:table-cell table:formula="of:=COMPLEX([.$C$10]; 0; &quot;j&quot;)" office:value-type="string" office:string-value="500">
            <text:p>500</text:p>
          </table:table-cell>
          <table:table-cell table:formula="of:=COMPLEX([.$C$12]; 0; &quot;j&quot;)" office:value-type="string" office:string-value="117.877291636942">
            <text:p>117.877291636942</text:p>
          </table:table-cell>
          <table:table-cell table:formula="of:=COMPLEX(0;[.E32]*[.$C$14]; &quot;j&quot;)" office:value-type="string" office:string-value="0.0209961432142933j">
            <text:p>0.0209961432142933j</text:p>
          </table:table-cell>
          <table:table-cell table:formula="of:=IMDIV(&quot;1&quot;;[.I32])" office:value-type="string" office:string-value="-47.6277947713388j">
            <text:p>-47.6277947713388j</text:p>
          </table:table-cell>
          <table:table-cell table:formula="of:=COMPLEX(0;[.E32]*[.$C$13]; &quot;j&quot;)" office:value-type="string" office:string-value="492.824432808286j">
            <text:p>492.824432808286j</text:p>
          </table:table-cell>
          <table:table-cell table:formula="of:=IMDIV(&quot;1&quot;;IMSUM([.H32];[.K32]))" office:value-type="string" office:string-value="0.000459075604278236-0.00191931517218232j">
            <text:p>0.000459075604278236-0.00191931517218232j</text:p>
          </table:table-cell>
          <table:table-cell table:formula="of:=IMSUM([.I32];[.L32])" office:value-type="string" office:string-value="0.00045907560427823+0.019076828042111j">
            <text:p>0.00045907560427823+0.019076828042111j</text:p>
          </table:table-cell>
          <table:table-cell table:formula="of:=IMPRODUCT([.G32];[.M32])" office:value-type="string" office:string-value="0.229537802139115+9.5384140210555j">
            <text:p>0.229537802139115+9.5384140210555j</text:p>
          </table:table-cell>
          <table:table-cell table:formula="of:=IMDIV(&quot;1&quot;; [.N32])" office:value-type="string" office:string-value="0.00252145052841939-0.104778554336323j">
            <text:p>0.00252145052841939-0.104778554336323j</text:p>
          </table:table-cell>
          <table:table-cell table:formula="of:=IMABS([.O32])" office:value-type="float" office:value="0.104808888752706">
            <text:p>0.1</text:p>
          </table:table-cell>
          <table:table-cell table:formula="of:=20 * LOG10([.P32])" office:value-type="float" office:value="-19.592037672895">
            <text:p>-19.59</text:p>
          </table:table-cell>
          <table:table-cell table:formula="of:=IMARGUMENT([.O32])/PI()*180" office:value-type="float" office:value="-88.621467945073">
            <text:p>-88.62</text:p>
          </table:table-cell>
          <table:table-cell table:formula="of:=-1*IF([.C32]&lt;=[.$C$5];[.$C$6];[.$C$8])" office:value-type="float" office:value="1.5">
            <text:p>1.5</text:p>
          </table:table-cell>
          <table:table-cell table:formula="of:=-1*IF([.C32]&lt;=[.$C$4];[.$C$6]+[.$C$7];300)" office:value-type="float" office:value="-1.5">
            <text:p>-1.5</text:p>
          </table:table-cell>
          <table:table-cell/>
          <table:table-cell table:formula="of:=POWER(IF([.Q32]&gt;[.S32];[.Q32]-[.S32];0);2)" office:value-type="float" office:value="0">
            <text:p>0</text:p>
          </table:table-cell>
          <table:table-cell table:formula="of:=POWER(IF([.Q32]&lt;[.T32];[.Q32]-[.T32];0);2)" office:value-type="float" office:value="327.321827157451">
            <text:p>327.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00000">
            <text:p>1500000</text:p>
          </table:table-cell>
          <table:table-cell/>
          <table:table-cell table:formula="of:=2*PI()*[.C33]" office:value-type="float" office:value="9424777.96076938">
            <text:p>9424777.96</text:p>
          </table:table-cell>
          <table:table-cell/>
          <table:table-cell table:formula="of:=COMPLEX([.$C$10]; 0; &quot;j&quot;)" office:value-type="string" office:string-value="500">
            <text:p>500</text:p>
          </table:table-cell>
          <table:table-cell table:formula="of:=COMPLEX([.$C$12]; 0; &quot;j&quot;)" office:value-type="string" office:string-value="117.877291636942">
            <text:p>117.877291636942</text:p>
          </table:table-cell>
          <table:table-cell table:formula="of:=COMPLEX(0;[.E33]*[.$C$14]; &quot;j&quot;)" office:value-type="string" office:string-value="0.0224958677295999j">
            <text:p>0.0224958677295999j</text:p>
          </table:table-cell>
          <table:table-cell table:formula="of:=IMDIV(&quot;1&quot;;[.I33])" office:value-type="string" office:string-value="-44.4526084532497j">
            <text:p>-44.4526084532497j</text:p>
          </table:table-cell>
          <table:table-cell table:formula="of:=COMPLEX(0;[.E33]*[.$C$13]; &quot;j&quot;)" office:value-type="string" office:string-value="528.026178008878j">
            <text:p>528.026178008878j</text:p>
          </table:table-cell>
          <table:table-cell table:formula="of:=IMDIV(&quot;1&quot;;IMSUM([.H33];[.K33]))" office:value-type="string" office:string-value="0.000402714701839518-0.00180394291289998j">
            <text:p>0.000402714701839518-0.00180394291289998j</text:p>
          </table:table-cell>
          <table:table-cell table:formula="of:=IMSUM([.I33];[.L33])" office:value-type="string" office:string-value="0.00040271470183951+0.0206919248166999j">
            <text:p>0.00040271470183951+0.0206919248166999j</text:p>
          </table:table-cell>
          <table:table-cell table:formula="of:=IMPRODUCT([.G33];[.M33])" office:value-type="string" office:string-value="0.201357350919755+10.34596240835j">
            <text:p>0.201357350919755+10.34596240835j</text:p>
          </table:table-cell>
          <table:table-cell table:formula="of:=IMDIV(&quot;1&quot;; [.N33])" office:value-type="string" office:string-value="0.00188044754602329-0.0966194655082853j">
            <text:p>0.00188044754602329-0.0966194655082853j</text:p>
          </table:table-cell>
          <table:table-cell table:formula="of:=IMABS([.O33])" office:value-type="float" office:value="0.096637762795297">
            <text:p>0.1</text:p>
          </table:table-cell>
          <table:table-cell table:formula="of:=20 * LOG10([.P33])" office:value-type="float" office:value="-20.2970626541161">
            <text:p>-20.3</text:p>
          </table:table-cell>
          <table:table-cell table:formula="of:=IMARGUMENT([.O33])/PI()*180" office:value-type="float" office:value="-88.8850268747973">
            <text:p>-88.89</text:p>
          </table:table-cell>
          <table:table-cell table:formula="of:=-1*IF([.C33]&lt;=[.$C$5];[.$C$6];[.$C$8])" office:value-type="float" office:value="1.5">
            <text:p>1.5</text:p>
          </table:table-cell>
          <table:table-cell table:formula="of:=-1*IF([.C33]&lt;=[.$C$4];[.$C$6]+[.$C$7];300)" office:value-type="float" office:value="-1.5">
            <text:p>-1.5</text:p>
          </table:table-cell>
          <table:table-cell/>
          <table:table-cell table:formula="of:=POWER(IF([.Q33]&gt;[.S33];[.Q33]-[.S33];0);2)" office:value-type="float" office:value="0">
            <text:p>0</text:p>
          </table:table-cell>
          <table:table-cell table:formula="of:=POWER(IF([.Q33]&lt;[.T33];[.Q33]-[.T33];0);2)" office:value-type="float" office:value="353.329564422767">
            <text:p>353.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00000">
            <text:p>1600000</text:p>
          </table:table-cell>
          <table:table-cell/>
          <table:table-cell table:formula="of:=2*PI()*[.C34]" office:value-type="float" office:value="10053096.4914873">
            <text:p>10053096.49</text:p>
          </table:table-cell>
          <table:table-cell/>
          <table:table-cell table:formula="of:=COMPLEX([.$C$10]; 0; &quot;j&quot;)" office:value-type="string" office:string-value="500">
            <text:p>500</text:p>
          </table:table-cell>
          <table:table-cell table:formula="of:=COMPLEX([.$C$12]; 0; &quot;j&quot;)" office:value-type="string" office:string-value="117.877291636942">
            <text:p>117.877291636942</text:p>
          </table:table-cell>
          <table:table-cell table:formula="of:=COMPLEX(0;[.E34]*[.$C$14]; &quot;j&quot;)" office:value-type="string" office:string-value="0.0239955922449066j">
            <text:p>0.0239955922449066j</text:p>
          </table:table-cell>
          <table:table-cell table:formula="of:=IMDIV(&quot;1&quot;;[.I34])" office:value-type="string" office:string-value="-41.6743204249215j">
            <text:p>-41.6743204249215j</text:p>
          </table:table-cell>
          <table:table-cell table:formula="of:=COMPLEX(0;[.E34]*[.$C$13]; &quot;j&quot;)" office:value-type="string" office:string-value="563.22792320947j">
            <text:p>563.22792320947j</text:p>
          </table:table-cell>
          <table:table-cell table:formula="of:=IMDIV(&quot;1&quot;;IMSUM([.H34];[.K34]))" office:value-type="string" office:string-value="0.000355994880606123-0.00170097441578945j">
            <text:p>0.000355994880606123-0.00170097441578945j</text:p>
          </table:table-cell>
          <table:table-cell table:formula="of:=IMSUM([.I34];[.L34])" office:value-type="string" office:string-value="0.00035599488060612+0.0222946178291172j">
            <text:p>0.00035599488060612+0.0222946178291172j</text:p>
          </table:table-cell>
          <table:table-cell table:formula="of:=IMPRODUCT([.G34];[.M34])" office:value-type="string" office:string-value="0.17799744030306+11.1473089145586j">
            <text:p>0.17799744030306+11.1473089145586j</text:p>
          </table:table-cell>
          <table:table-cell table:formula="of:=IMDIV(&quot;1&quot;; [.N34])" office:value-type="string" office:string-value="0.00143206577778311-0.0896848830170592j">
            <text:p>0.00143206577778311-0.0896848830170592j</text:p>
          </table:table-cell>
          <table:table-cell table:formula="of:=IMABS([.O34])" office:value-type="float" office:value="0.0896963157224169">
            <text:p>0.09</text:p>
          </table:table-cell>
          <table:table-cell table:formula="of:=20 * LOG10([.P34])" office:value-type="float" office:value="-20.944507904845">
            <text:p>-20.94</text:p>
          </table:table-cell>
          <table:table-cell table:formula="of:=IMARGUMENT([.O34])/PI()*180" office:value-type="float" office:value="-89.0851930688545">
            <text:p>-89.09</text:p>
          </table:table-cell>
          <table:table-cell table:formula="of:=-1*IF([.C34]&lt;=[.$C$5];[.$C$6];[.$C$8])" office:value-type="float" office:value="1.5">
            <text:p>1.5</text:p>
          </table:table-cell>
          <table:table-cell table:formula="of:=-1*IF([.C34]&lt;=[.$C$4];[.$C$6]+[.$C$7];300)" office:value-type="float" office:value="-300">
            <text:p>-300</text:p>
          </table:table-cell>
          <table:table-cell/>
          <table:table-cell table:formula="of:=POWER(IF([.Q34]&gt;[.S34];[.Q34]-[.S34];0);2)" office:value-type="float" office:value="0">
            <text:p>0</text:p>
          </table:table-cell>
          <table:table-cell table:formula="of:=POWER(IF([.Q34]&lt;[.T34];[.Q34]-[.T34];0);2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00000">
            <text:p>1700000</text:p>
          </table:table-cell>
          <table:table-cell/>
          <table:table-cell table:formula="of:=2*PI()*[.C35]" office:value-type="float" office:value="10681415.0222053">
            <text:p>10681415.02</text:p>
          </table:table-cell>
          <table:table-cell/>
          <table:table-cell table:formula="of:=COMPLEX([.$C$10]; 0; &quot;j&quot;)" office:value-type="string" office:string-value="500">
            <text:p>500</text:p>
          </table:table-cell>
          <table:table-cell table:formula="of:=COMPLEX([.$C$12]; 0; &quot;j&quot;)" office:value-type="string" office:string-value="117.877291636942">
            <text:p>117.877291636942</text:p>
          </table:table-cell>
          <table:table-cell table:formula="of:=COMPLEX(0;[.E35]*[.$C$14]; &quot;j&quot;)" office:value-type="string" office:string-value="0.0254953167602132j">
            <text:p>0.0254953167602132j</text:p>
          </table:table-cell>
          <table:table-cell table:formula="of:=IMDIV(&quot;1&quot;;[.I35])" office:value-type="string" office:string-value="-39.2228898116909j">
            <text:p>-39.2228898116909j</text:p>
          </table:table-cell>
          <table:table-cell table:formula="of:=COMPLEX(0;[.E35]*[.$C$13]; &quot;j&quot;)" office:value-type="string" office:string-value="598.429668410062j">
            <text:p>598.429668410062j</text:p>
          </table:table-cell>
          <table:table-cell table:formula="of:=IMDIV(&quot;1&quot;;IMSUM([.H35];[.K35]))" office:value-type="string" office:string-value="0.00031686326115535-0.00160862515308336j">
            <text:p>0.00031686326115535-0.00160862515308336j</text:p>
          </table:table-cell>
          <table:table-cell table:formula="of:=IMSUM([.I35];[.L35])" office:value-type="string" office:string-value="0.00031686326115535+0.0238866916071299j">
            <text:p>0.00031686326115535+0.0238866916071299j</text:p>
          </table:table-cell>
          <table:table-cell table:formula="of:=IMPRODUCT([.G35];[.M35])" office:value-type="string" office:string-value="0.158431630577675+11.943345803565j">
            <text:p>0.158431630577675+11.943345803565j</text:p>
          </table:table-cell>
          <table:table-cell table:formula="of:=IMDIV(&quot;1&quot;; [.N35])" office:value-type="string" office:string-value="0.00111048696038059-0.0837139006258775j">
            <text:p>0.00111048696038059-0.0837139006258775j</text:p>
          </table:table-cell>
          <table:table-cell table:formula="of:=IMABS([.O35])" office:value-type="float" office:value="0.083721265753024">
            <text:p>0.08</text:p>
          </table:table-cell>
          <table:table-cell table:formula="of:=20 * LOG10([.P35])" office:value-type="float" office:value="-21.5432842866961">
            <text:p>-21.54</text:p>
          </table:table-cell>
          <table:table-cell table:formula="of:=IMARGUMENT([.O35])/PI()*180" office:value-type="float" office:value="-89.2400009567148">
            <text:p>-89.24</text:p>
          </table:table-cell>
          <table:table-cell table:formula="of:=-1*IF([.C35]&lt;=[.$C$5];[.$C$6];[.$C$8])" office:value-type="float" office:value="1.5">
            <text:p>1.5</text:p>
          </table:table-cell>
          <table:table-cell table:formula="of:=-1*IF([.C35]&lt;=[.$C$4];[.$C$6]+[.$C$7];300)" office:value-type="float" office:value="-300">
            <text:p>-300</text:p>
          </table:table-cell>
          <table:table-cell/>
          <table:table-cell table:formula="of:=POWER(IF([.Q35]&gt;[.S35];[.Q35]-[.S35];0);2)" office:value-type="float" office:value="0">
            <text:p>0</text:p>
          </table:table-cell>
          <table:table-cell table:formula="of:=POWER(IF([.Q35]&lt;[.T35];[.Q35]-[.T35];0);2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00000">
            <text:p>1800000</text:p>
          </table:table-cell>
          <table:table-cell/>
          <table:table-cell table:formula="of:=2*PI()*[.C36]" office:value-type="float" office:value="11309733.5529233">
            <text:p>11309733.55</text:p>
          </table:table-cell>
          <table:table-cell/>
          <table:table-cell table:formula="of:=COMPLEX([.$C$10]; 0; &quot;j&quot;)" office:value-type="string" office:string-value="500">
            <text:p>500</text:p>
          </table:table-cell>
          <table:table-cell table:formula="of:=COMPLEX([.$C$12]; 0; &quot;j&quot;)" office:value-type="string" office:string-value="117.877291636942">
            <text:p>117.877291636942</text:p>
          </table:table-cell>
          <table:table-cell table:formula="of:=COMPLEX(0;[.E36]*[.$C$14]; &quot;j&quot;)" office:value-type="string" office:string-value="0.0269950412755199j">
            <text:p>0.0269950412755199j</text:p>
          </table:table-cell>
          <table:table-cell table:formula="of:=IMDIV(&quot;1&quot;;[.I36])" office:value-type="string" office:string-value="-37.0438403777081j">
            <text:p>-37.0438403777081j</text:p>
          </table:table-cell>
          <table:table-cell table:formula="of:=COMPLEX(0;[.E36]*[.$C$13]; &quot;j&quot;)" office:value-type="string" office:string-value="633.631413610654j">
            <text:p>633.631413610654j</text:p>
          </table:table-cell>
          <table:table-cell table:formula="of:=IMDIV(&quot;1&quot;;IMSUM([.H36];[.K36]))" office:value-type="string" office:string-value="0.000283779205568638-0.00152541186415767j">
            <text:p>0.000283779205568638-0.00152541186415767j</text:p>
          </table:table-cell>
          <table:table-cell table:formula="of:=IMSUM([.I36];[.L36])" office:value-type="string" office:string-value="0.00028377920556863+0.0254696294113622j">
            <text:p>0.00028377920556863+0.0254696294113622j</text:p>
          </table:table-cell>
          <table:table-cell table:formula="of:=IMPRODUCT([.G36];[.M36])" office:value-type="string" office:string-value="0.141889602784315+12.7348147056811j">
            <text:p>0.141889602784315+12.7348147056811j</text:p>
          </table:table-cell>
          <table:table-cell table:formula="of:=IMDIV(&quot;1&quot;; [.N36])" office:value-type="string" office:string-value="0.000874805292654538-0.0785151490094677j">
            <text:p>0.000874805292654538-0.0785151490094677j</text:p>
          </table:table-cell>
          <table:table-cell table:formula="of:=IMABS([.O36])" office:value-type="float" office:value="0.078520022340031">
            <text:p>0.08</text:p>
          </table:table-cell>
          <table:table-cell table:formula="of:=20 * LOG10([.P36])" office:value-type="float" office:value="-22.1003917101847">
            <text:p>-22.1</text:p>
          </table:table-cell>
          <table:table-cell table:formula="of:=IMARGUMENT([.O36])/PI()*180" office:value-type="float" office:value="-89.3616444997367">
            <text:p>-89.36</text:p>
          </table:table-cell>
          <table:table-cell table:formula="of:=-1*IF([.C36]&lt;=[.$C$5];[.$C$6];[.$C$8])" office:value-type="float" office:value="1.5">
            <text:p>1.5</text:p>
          </table:table-cell>
          <table:table-cell table:formula="of:=-1*IF([.C36]&lt;=[.$C$4];[.$C$6]+[.$C$7];300)" office:value-type="float" office:value="-300">
            <text:p>-300</text:p>
          </table:table-cell>
          <table:table-cell/>
          <table:table-cell table:formula="of:=POWER(IF([.Q36]&gt;[.S36];[.Q36]-[.S36];0);2)" office:value-type="float" office:value="0">
            <text:p>0</text:p>
          </table:table-cell>
          <table:table-cell table:formula="of:=POWER(IF([.Q36]&lt;[.T36];[.Q36]-[.T36];0);2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00000">
            <text:p>1900000</text:p>
          </table:table-cell>
          <table:table-cell/>
          <table:table-cell table:formula="of:=2*PI()*[.C37]" office:value-type="float" office:value="11938052.0836412">
            <text:p>11938052.08</text:p>
          </table:table-cell>
          <table:table-cell/>
          <table:table-cell table:formula="of:=COMPLEX([.$C$10]; 0; &quot;j&quot;)" office:value-type="string" office:string-value="500">
            <text:p>500</text:p>
          </table:table-cell>
          <table:table-cell table:formula="of:=COMPLEX([.$C$12]; 0; &quot;j&quot;)" office:value-type="string" office:string-value="117.877291636942">
            <text:p>117.877291636942</text:p>
          </table:table-cell>
          <table:table-cell table:formula="of:=COMPLEX(0;[.E37]*[.$C$14]; &quot;j&quot;)" office:value-type="string" office:string-value="0.0284947657908266j">
            <text:p>0.0284947657908266j</text:p>
          </table:table-cell>
          <table:table-cell table:formula="of:=IMDIV(&quot;1&quot;;[.I37])" office:value-type="string" office:string-value="-35.094164568355j">
            <text:p>-35.094164568355j</text:p>
          </table:table-cell>
          <table:table-cell table:formula="of:=COMPLEX(0;[.E37]*[.$C$13]; &quot;j&quot;)" office:value-type="string" office:string-value="668.833158811246j">
            <text:p>668.833158811246j</text:p>
          </table:table-cell>
          <table:table-cell table:formula="of:=IMDIV(&quot;1&quot;;IMSUM([.H37];[.K37]))" office:value-type="string" office:string-value="0.000255570026253561-0.00145009870504246j">
            <text:p>0.000255570026253561-0.00145009870504246j</text:p>
          </table:table-cell>
          <table:table-cell table:formula="of:=IMSUM([.I37];[.L37])" office:value-type="string" office:string-value="0.00025557002625356+0.0270446670857841j">
            <text:p>0.00025557002625356+0.0270446670857841j</text:p>
          </table:table-cell>
          <table:table-cell table:formula="of:=IMPRODUCT([.G37];[.M37])" office:value-type="string" office:string-value="0.12778501312678+13.5223335428921j">
            <text:p>0.12778501312678+13.5223335428921j</text:p>
          </table:table-cell>
          <table:table-cell table:formula="of:=IMDIV(&quot;1&quot;; [.N37])" office:value-type="string" office:string-value="0.000698775794304868-0.0739451296445462j">
            <text:p>0.000698775794304868-0.0739451296445462j</text:p>
          </table:table-cell>
          <table:table-cell table:formula="of:=IMABS([.O37])" office:value-type="float" office:value="0.0739484312596248">
            <text:p>0.07</text:p>
          </table:table-cell>
          <table:table-cell table:formula="of:=20 * LOG10([.P37])" office:value-type="float" office:value="-22.6214206936568">
            <text:p>-22.62</text:p>
          </table:table-cell>
          <table:table-cell table:formula="of:=IMARGUMENT([.O37])/PI()*180" office:value-type="float" office:value="-89.4585754015617">
            <text:p>-89.46</text:p>
          </table:table-cell>
          <table:table-cell table:formula="of:=-1*IF([.C37]&lt;=[.$C$5];[.$C$6];[.$C$8])" office:value-type="float" office:value="1.5">
            <text:p>1.5</text:p>
          </table:table-cell>
          <table:table-cell table:formula="of:=-1*IF([.C37]&lt;=[.$C$4];[.$C$6]+[.$C$7];300)" office:value-type="float" office:value="-300">
            <text:p>-300</text:p>
          </table:table-cell>
          <table:table-cell/>
          <table:table-cell table:formula="of:=POWER(IF([.Q37]&gt;[.S37];[.Q37]-[.S37];0);2)" office:value-type="float" office:value="0">
            <text:p>0</text:p>
          </table:table-cell>
          <table:table-cell table:formula="of:=POWER(IF([.Q37]&lt;[.T37];[.Q37]-[.T37];0);2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0000">
            <text:p>2000000</text:p>
          </table:table-cell>
          <table:table-cell/>
          <table:table-cell table:formula="of:=2*PI()*[.C38]" office:value-type="float" office:value="12566370.6143592">
            <text:p>12566370.61</text:p>
          </table:table-cell>
          <table:table-cell/>
          <table:table-cell table:formula="of:=COMPLEX([.$C$10]; 0; &quot;j&quot;)" office:value-type="string" office:string-value="500">
            <text:p>500</text:p>
          </table:table-cell>
          <table:table-cell table:formula="of:=COMPLEX([.$C$12]; 0; &quot;j&quot;)" office:value-type="string" office:string-value="117.877291636942">
            <text:p>117.877291636942</text:p>
          </table:table-cell>
          <table:table-cell table:formula="of:=COMPLEX(0;[.E38]*[.$C$14]; &quot;j&quot;)" office:value-type="string" office:string-value="0.0299944903061332j">
            <text:p>0.0299944903061332j</text:p>
          </table:table-cell>
          <table:table-cell table:formula="of:=IMDIV(&quot;1&quot;;[.I38])" office:value-type="string" office:string-value="-33.3394563399373j">
            <text:p>-33.3394563399373j</text:p>
          </table:table-cell>
          <table:table-cell table:formula="of:=COMPLEX(0;[.E38]*[.$C$13]; &quot;j&quot;)" office:value-type="string" office:string-value="704.034904011838j">
            <text:p>704.034904011838j</text:p>
          </table:table-cell>
          <table:table-cell table:formula="of:=IMDIV(&quot;1&quot;;IMSUM([.H38];[.K38]))" office:value-type="string" office:string-value="0.000231331432842876-0.00138165206253699j">
            <text:p>0.000231331432842876-0.00138165206253699j</text:p>
          </table:table-cell>
          <table:table-cell table:formula="of:=IMSUM([.I38];[.L38])" office:value-type="string" office:string-value="0.00023133143284287+0.0286128382435962j">
            <text:p>0.00023133143284287+0.0286128382435962j</text:p>
          </table:table-cell>
          <table:table-cell table:formula="of:=IMPRODUCT([.G38];[.M38])" office:value-type="string" office:string-value="0.115665716421435+14.3064191217981j">
            <text:p>0.115665716421435+14.3064191217981j</text:p>
          </table:table-cell>
          <table:table-cell table:formula="of:=IMDIV(&quot;1&quot;; [.N38])" office:value-type="string" office:string-value="0.000565085778117757-0.0698941244790652j">
            <text:p>0.000565085778117757-0.0698941244790652j</text:p>
          </table:table-cell>
          <table:table-cell table:formula="of:=IMABS([.O38])" office:value-type="float" office:value="0.0698964087677736">
            <text:p>0.07</text:p>
          </table:table-cell>
          <table:table-cell table:formula="of:=20 * LOG10([.P38])" office:value-type="float" office:value="-23.1109027490078">
            <text:p>-23.11</text:p>
          </table:table-cell>
          <table:table-cell table:formula="of:=IMARGUMENT([.O38])/PI()*180" office:value-type="float" office:value="-89.5367804522488">
            <text:p>-89.54</text:p>
          </table:table-cell>
          <table:table-cell table:formula="of:=-1*IF([.C38]&lt;=[.$C$5];[.$C$6];[.$C$8])" office:value-type="float" office:value="1.5">
            <text:p>1.5</text:p>
          </table:table-cell>
          <table:table-cell table:formula="of:=-1*IF([.C38]&lt;=[.$C$4];[.$C$6]+[.$C$7];300)" office:value-type="float" office:value="-300">
            <text:p>-300</text:p>
          </table:table-cell>
          <table:table-cell/>
          <table:table-cell table:formula="of:=POWER(IF([.Q38]&gt;[.S38];[.Q38]-[.S38];0);2)" office:value-type="float" office:value="0">
            <text:p>0</text:p>
          </table:table-cell>
          <table:table-cell table:formula="of:=POWER(IF([.Q38]&lt;[.T38];[.Q38]-[.T38];0);2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00000">
            <text:p>2100000</text:p>
          </table:table-cell>
          <table:table-cell/>
          <table:table-cell table:formula="of:=2*PI()*[.C39]" office:value-type="float" office:value="13194689.1450771">
            <text:p>13194689.15</text:p>
          </table:table-cell>
          <table:table-cell/>
          <table:table-cell table:formula="of:=COMPLEX([.$C$10]; 0; &quot;j&quot;)" office:value-type="string" office:string-value="500">
            <text:p>500</text:p>
          </table:table-cell>
          <table:table-cell table:formula="of:=COMPLEX([.$C$12]; 0; &quot;j&quot;)" office:value-type="string" office:string-value="117.877291636942">
            <text:p>117.877291636942</text:p>
          </table:table-cell>
          <table:table-cell table:formula="of:=COMPLEX(0;[.E39]*[.$C$14]; &quot;j&quot;)" office:value-type="string" office:string-value="0.0314942148214399j">
            <text:p>0.0314942148214399j</text:p>
          </table:table-cell>
          <table:table-cell table:formula="of:=IMDIV(&quot;1&quot;;[.I39])" office:value-type="string" office:string-value="-31.7518631808926j">
            <text:p>-31.7518631808926j</text:p>
          </table:table-cell>
          <table:table-cell table:formula="of:=COMPLEX(0;[.E39]*[.$C$13]; &quot;j&quot;)" office:value-type="string" office:string-value="739.236649212429j">
            <text:p>739.236649212429j</text:p>
          </table:table-cell>
          <table:table-cell table:formula="of:=IMDIV(&quot;1&quot;;IMSUM([.H39];[.K39]))" office:value-type="string" office:string-value="0.000210357725132065-0.00131920353532998j">
            <text:p>0.000210357725132065-0.00131920353532998j</text:p>
          </table:table-cell>
          <table:table-cell table:formula="of:=IMSUM([.I39];[.L39])" office:value-type="string" office:string-value="0.00021035772513206+0.0301750112861099j">
            <text:p>0.00021035772513206+0.0301750112861099j</text:p>
          </table:table-cell>
          <table:table-cell table:formula="of:=IMPRODUCT([.G39];[.M39])" office:value-type="string" office:string-value="0.10517886256603+15.087505643055j">
            <text:p>0.10517886256603+15.087505643055j</text:p>
          </table:table-cell>
          <table:table-cell table:formula="of:=IMDIV(&quot;1&quot;; [.N39])" office:value-type="string" office:string-value="0.000462032444497123-0.0662767874034441j">
            <text:p>0.000462032444497123-0.0662767874034441j</text:p>
          </table:table-cell>
          <table:table-cell table:formula="of:=IMABS([.O39])" office:value-type="float" office:value="0.0662783978570778">
            <text:p>0.07</text:p>
          </table:table-cell>
          <table:table-cell table:formula="of:=20 * LOG10([.P39])" office:value-type="float" office:value="-23.5725599658989">
            <text:p>-23.57</text:p>
          </table:table-cell>
          <table:table-cell table:formula="of:=IMARGUMENT([.O39])/PI()*180" office:value-type="float" office:value="-89.6005829299095">
            <text:p>-89.6</text:p>
          </table:table-cell>
          <table:table-cell table:formula="of:=-1*IF([.C39]&lt;=[.$C$5];[.$C$6];[.$C$8])" office:value-type="float" office:value="1.5">
            <text:p>1.5</text:p>
          </table:table-cell>
          <table:table-cell table:formula="of:=-1*IF([.C39]&lt;=[.$C$4];[.$C$6]+[.$C$7];300)" office:value-type="float" office:value="-300">
            <text:p>-300</text:p>
          </table:table-cell>
          <table:table-cell/>
          <table:table-cell table:formula="of:=POWER(IF([.Q39]&gt;[.S39];[.Q39]-[.S39];0);2)" office:value-type="float" office:value="0">
            <text:p>0</text:p>
          </table:table-cell>
          <table:table-cell table:formula="of:=POWER(IF([.Q39]&lt;[.T39];[.Q39]-[.T39];0);2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00000">
            <text:p>2200000</text:p>
          </table:table-cell>
          <table:table-cell/>
          <table:table-cell table:formula="of:=2*PI()*[.C40]" office:value-type="float" office:value="13823007.6757951">
            <text:p>13823007.68</text:p>
          </table:table-cell>
          <table:table-cell/>
          <table:table-cell table:formula="of:=COMPLEX([.$C$10]; 0; &quot;j&quot;)" office:value-type="string" office:string-value="500">
            <text:p>500</text:p>
          </table:table-cell>
          <table:table-cell table:formula="of:=COMPLEX([.$C$12]; 0; &quot;j&quot;)" office:value-type="string" office:string-value="117.877291636942">
            <text:p>117.877291636942</text:p>
          </table:table-cell>
          <table:table-cell table:formula="of:=COMPLEX(0;[.E40]*[.$C$14]; &quot;j&quot;)" office:value-type="string" office:string-value="0.0329939393367465j">
            <text:p>0.0329939393367465j</text:p>
          </table:table-cell>
          <table:table-cell table:formula="of:=IMDIV(&quot;1&quot;;[.I40])" office:value-type="string" office:string-value="-30.3085966726703j">
            <text:p>-30.3085966726703j</text:p>
          </table:table-cell>
          <table:table-cell table:formula="of:=COMPLEX(0;[.E40]*[.$C$13]; &quot;j&quot;)" office:value-type="string" office:string-value="774.438394413021j">
            <text:p>774.438394413021j</text:p>
          </table:table-cell>
          <table:table-cell table:formula="of:=IMDIV(&quot;1&quot;;IMSUM([.H40];[.K40]))" office:value-type="string" office:string-value="0.000192092095141878-0.0012620199503675j">
            <text:p>0.000192092095141878-0.0012620199503675j</text:p>
          </table:table-cell>
          <table:table-cell table:formula="of:=IMSUM([.I40];[.L40])" office:value-type="string" office:string-value="0.00019209209514187+0.031731919386379j">
            <text:p>0.00019209209514187+0.031731919386379j</text:p>
          </table:table-cell>
          <table:table-cell table:formula="of:=IMPRODUCT([.G40];[.M40])" office:value-type="string" office:string-value="0.096046047570935+15.8659596931895j">
            <text:p>0.096046047570935+15.8659596931895j</text:p>
          </table:table-cell>
          <table:table-cell table:formula="of:=IMDIV(&quot;1&quot;; [.N40])" office:value-type="string" office:string-value="0.000381531930126727-0.0630257087943647j">
            <text:p>0.000381531930126727-0.0630257087943647j</text:p>
          </table:table-cell>
          <table:table-cell table:formula="of:=IMABS([.O40])" office:value-type="float" office:value="0.0630268636031158">
            <text:p>0.06</text:p>
          </table:table-cell>
          <table:table-cell table:formula="of:=20 * LOG10([.P40])" office:value-type="float" office:value="-24.0094860814289">
            <text:p>-24.01</text:p>
          </table:table-cell>
          <table:table-cell table:formula="of:=IMARGUMENT([.O40])/PI()*180" office:value-type="float" office:value="-89.6531589609909">
            <text:p>-89.65</text:p>
          </table:table-cell>
          <table:table-cell table:formula="of:=-1*IF([.C40]&lt;=[.$C$5];[.$C$6];[.$C$8])" office:value-type="float" office:value="1.5">
            <text:p>1.5</text:p>
          </table:table-cell>
          <table:table-cell table:formula="of:=-1*IF([.C40]&lt;=[.$C$4];[.$C$6]+[.$C$7];300)" office:value-type="float" office:value="-300">
            <text:p>-300</text:p>
          </table:table-cell>
          <table:table-cell/>
          <table:table-cell table:formula="of:=POWER(IF([.Q40]&gt;[.S40];[.Q40]-[.S40];0);2)" office:value-type="float" office:value="0">
            <text:p>0</text:p>
          </table:table-cell>
          <table:table-cell table:formula="of:=POWER(IF([.Q40]&lt;[.T40];[.Q40]-[.T40];0);2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00000">
            <text:p>2300000</text:p>
          </table:table-cell>
          <table:table-cell/>
          <table:table-cell table:formula="of:=2*PI()*[.C41]" office:value-type="float" office:value="14451326.206513">
            <text:p>14451326.21</text:p>
          </table:table-cell>
          <table:table-cell/>
          <table:table-cell table:formula="of:=COMPLEX([.$C$10]; 0; &quot;j&quot;)" office:value-type="string" office:string-value="500">
            <text:p>500</text:p>
          </table:table-cell>
          <table:table-cell table:formula="of:=COMPLEX([.$C$12]; 0; &quot;j&quot;)" office:value-type="string" office:string-value="117.877291636942">
            <text:p>117.877291636942</text:p>
          </table:table-cell>
          <table:table-cell table:formula="of:=COMPLEX(0;[.E41]*[.$C$14]; &quot;j&quot;)" office:value-type="string" office:string-value="0.0344936638520532j">
            <text:p>0.0344936638520532j</text:p>
          </table:table-cell>
          <table:table-cell table:formula="of:=IMDIV(&quot;1&quot;;[.I41])" office:value-type="string" office:string-value="-28.9908315999454j">
            <text:p>-28.9908315999454j</text:p>
          </table:table-cell>
          <table:table-cell table:formula="of:=COMPLEX(0;[.E41]*[.$C$13]; &quot;j&quot;)" office:value-type="string" office:string-value="809.640139613613j">
            <text:p>809.640139613613j</text:p>
          </table:table-cell>
          <table:table-cell table:formula="of:=IMDIV(&quot;1&quot;;IMSUM([.H41];[.K41]))" office:value-type="string" office:string-value="0.000176090739908571-0.00120947919030368j">
            <text:p>0.000176090739908571-0.00120947919030368j</text:p>
          </table:table-cell>
          <table:table-cell table:formula="of:=IMSUM([.I41];[.L41])" office:value-type="string" office:string-value="0.00017609073990857+0.0332841846617495j">
            <text:p>0.00017609073990857+0.0332841846617495j</text:p>
          </table:table-cell>
          <table:table-cell table:formula="of:=IMPRODUCT([.G41];[.M41])" office:value-type="string" office:string-value="0.088045369954285+16.6420923308748j">
            <text:p>0.088045369954285+16.6420923308748j</text:p>
          </table:table-cell>
          <table:table-cell table:formula="of:=IMDIV(&quot;1&quot;; [.N41])" office:value-type="string" office:string-value="0.000317891205117165-0.0600869164327414j">
            <text:p>0.000317891205117165-0.0600869164327414j</text:p>
          </table:table-cell>
          <table:table-cell table:formula="of:=IMABS([.O41])" office:value-type="float" office:value="0.0600877573322015">
            <text:p>0.06</text:p>
          </table:table-cell>
          <table:table-cell table:formula="of:=20 * LOG10([.P41])" office:value-type="float" office:value="-24.4242800989415">
            <text:p>-24.42</text:p>
          </table:table-cell>
          <table:table-cell table:formula="of:=IMARGUMENT([.O41])/PI()*180" office:value-type="float" office:value="-89.6968781966365">
            <text:p>-89.7</text:p>
          </table:table-cell>
          <table:table-cell table:formula="of:=-1*IF([.C41]&lt;=[.$C$5];[.$C$6];[.$C$8])" office:value-type="float" office:value="1.5">
            <text:p>1.5</text:p>
          </table:table-cell>
          <table:table-cell table:formula="of:=-1*IF([.C41]&lt;=[.$C$4];[.$C$6]+[.$C$7];300)" office:value-type="float" office:value="-300">
            <text:p>-300</text:p>
          </table:table-cell>
          <table:table-cell/>
          <table:table-cell table:formula="of:=POWER(IF([.Q41]&gt;[.S41];[.Q41]-[.S41];0);2)" office:value-type="float" office:value="0">
            <text:p>0</text:p>
          </table:table-cell>
          <table:table-cell table:formula="of:=POWER(IF([.Q41]&lt;[.T41];[.Q41]-[.T41];0);2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00000">
            <text:p>2400000</text:p>
          </table:table-cell>
          <table:table-cell/>
          <table:table-cell table:formula="of:=2*PI()*[.C42]" office:value-type="float" office:value="15079644.737231">
            <text:p>15079644.74</text:p>
          </table:table-cell>
          <table:table-cell/>
          <table:table-cell table:formula="of:=COMPLEX([.$C$10]; 0; &quot;j&quot;)" office:value-type="string" office:string-value="500">
            <text:p>500</text:p>
          </table:table-cell>
          <table:table-cell table:formula="of:=COMPLEX([.$C$12]; 0; &quot;j&quot;)" office:value-type="string" office:string-value="117.877291636942">
            <text:p>117.877291636942</text:p>
          </table:table-cell>
          <table:table-cell table:formula="of:=COMPLEX(0;[.E42]*[.$C$14]; &quot;j&quot;)" office:value-type="string" office:string-value="0.0359933883673599j">
            <text:p>0.0359933883673599j</text:p>
          </table:table-cell>
          <table:table-cell table:formula="of:=IMDIV(&quot;1&quot;;[.I42])" office:value-type="string" office:string-value="-27.782880283281j">
            <text:p>-27.782880283281j</text:p>
          </table:table-cell>
          <table:table-cell table:formula="of:=COMPLEX(0;[.E42]*[.$C$13]; &quot;j&quot;)" office:value-type="string" office:string-value="844.841884814205j">
            <text:p>844.841884814205j</text:p>
          </table:table-cell>
          <table:table-cell table:formula="of:=IMDIV(&quot;1&quot;;IMSUM([.H42];[.K42]))" office:value-type="string" office:string-value="0.000161996601826468-0.00116105072079615j">
            <text:p>0.000161996601826468-0.00116105072079615j</text:p>
          </table:table-cell>
          <table:table-cell table:formula="of:=IMSUM([.I42];[.L42])" office:value-type="string" office:string-value="0.00016199660182646+0.0348323376465638j">
            <text:p>0.00016199660182646+0.0348323376465638j</text:p>
          </table:table-cell>
          <table:table-cell table:formula="of:=IMPRODUCT([.G42];[.M42])" office:value-type="string" office:string-value="0.08099830091323+17.4161688232819j">
            <text:p>0.08099830091323+17.4161688232819j</text:p>
          </table:table-cell>
          <table:table-cell table:formula="of:=IMDIV(&quot;1&quot;; [.N42])" office:value-type="string" office:string-value="0.000267030742672128-0.0574166672998015j">
            <text:p>0.000267030742672128-0.0574166672998015j</text:p>
          </table:table-cell>
          <table:table-cell table:formula="of:=IMABS([.O42])" office:value-type="float" office:value="0.0574172882434692">
            <text:p>0.06</text:p>
          </table:table-cell>
          <table:table-cell table:formula="of:=20 * LOG10([.P42])" office:value-type="float" office:value="-24.8191464522928">
            <text:p>-24.82</text:p>
          </table:table-cell>
          <table:table-cell table:formula="of:=IMARGUMENT([.O42])/PI()*180" office:value-type="float" office:value="-89.7335333977442">
            <text:p>-89.73</text:p>
          </table:table-cell>
          <table:table-cell table:formula="of:=-1*IF([.C42]&lt;=[.$C$5];[.$C$6];[.$C$8])" office:value-type="float" office:value="1.5">
            <text:p>1.5</text:p>
          </table:table-cell>
          <table:table-cell table:formula="of:=-1*IF([.C42]&lt;=[.$C$4];[.$C$6]+[.$C$7];300)" office:value-type="float" office:value="-300">
            <text:p>-300</text:p>
          </table:table-cell>
          <table:table-cell/>
          <table:table-cell table:formula="of:=POWER(IF([.Q42]&gt;[.S42];[.Q42]-[.S42];0);2)" office:value-type="float" office:value="0">
            <text:p>0</text:p>
          </table:table-cell>
          <table:table-cell table:formula="of:=POWER(IF([.Q42]&lt;[.T42];[.Q42]-[.T42];0);2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00000">
            <text:p>2500000</text:p>
          </table:table-cell>
          <table:table-cell/>
          <table:table-cell table:formula="of:=2*PI()*[.C43]" office:value-type="float" office:value="15707963.267949">
            <text:p>15707963.27</text:p>
          </table:table-cell>
          <table:table-cell/>
          <table:table-cell table:formula="of:=COMPLEX([.$C$10]; 0; &quot;j&quot;)" office:value-type="string" office:string-value="500">
            <text:p>500</text:p>
          </table:table-cell>
          <table:table-cell table:formula="of:=COMPLEX([.$C$12]; 0; &quot;j&quot;)" office:value-type="string" office:string-value="117.877291636942">
            <text:p>117.877291636942</text:p>
          </table:table-cell>
          <table:table-cell table:formula="of:=COMPLEX(0;[.E43]*[.$C$14]; &quot;j&quot;)" office:value-type="string" office:string-value="0.0374931128826665j">
            <text:p>0.0374931128826665j</text:p>
          </table:table-cell>
          <table:table-cell table:formula="of:=IMDIV(&quot;1&quot;;[.I43])" office:value-type="string" office:string-value="-26.6715650719498j">
            <text:p>-26.6715650719498j</text:p>
          </table:table-cell>
          <table:table-cell table:formula="of:=COMPLEX(0;[.E43]*[.$C$13]; &quot;j&quot;)" office:value-type="string" office:string-value="880.043630014797j">
            <text:p>880.043630014797j</text:p>
          </table:table-cell>
          <table:table-cell table:formula="of:=IMDIV(&quot;1&quot;;IMSUM([.H43];[.K43]))" office:value-type="string" office:string-value="0.000149519915181299-0.00111627987959657j">
            <text:p>0.000149519915181299-0.00111627987959657j</text:p>
          </table:table-cell>
          <table:table-cell table:formula="of:=IMSUM([.I43];[.L43])" office:value-type="string" office:string-value="0.00014951991518129+0.0363768330030699j">
            <text:p>0.00014951991518129+0.0363768330030699j</text:p>
          </table:table-cell>
          <table:table-cell table:formula="of:=IMPRODUCT([.G43];[.M43])" office:value-type="string" office:string-value="0.074759957590645+18.188416501535j">
            <text:p>0.074759957590645+18.188416501535j</text:p>
          </table:table-cell>
          <table:table-cell table:formula="of:=IMDIV(&quot;1&quot;; [.N43])" office:value-type="string" office:string-value="0.000225981000877584-0.0549791184727689j">
            <text:p>0.000225981000877584-0.0549791184727689j</text:p>
          </table:table-cell>
          <table:table-cell table:formula="of:=IMABS([.O43])" office:value-type="float" office:value="0.05497958289634">
            <text:p>0.05</text:p>
          </table:table-cell>
          <table:table-cell table:formula="of:=20 * LOG10([.P43])" office:value-type="float" office:value="-25.1959711852694">
            <text:p>-25.2</text:p>
          </table:table-cell>
          <table:table-cell table:formula="of:=IMARGUMENT([.O43])/PI()*180" office:value-type="float" office:value="-89.7644981395658">
            <text:p>-89.76</text:p>
          </table:table-cell>
          <table:table-cell table:formula="of:=-1*IF([.C43]&lt;=[.$C$5];[.$C$6];[.$C$8])" office:value-type="float" office:value="1.5">
            <text:p>1.5</text:p>
          </table:table-cell>
          <table:table-cell table:formula="of:=-1*IF([.C43]&lt;=[.$C$4];[.$C$6]+[.$C$7];300)" office:value-type="float" office:value="-300">
            <text:p>-300</text:p>
          </table:table-cell>
          <table:table-cell/>
          <table:table-cell table:formula="of:=POWER(IF([.Q43]&gt;[.S43];[.Q43]-[.S43];0);2)" office:value-type="float" office:value="0">
            <text:p>0</text:p>
          </table:table-cell>
          <table:table-cell table:formula="of:=POWER(IF([.Q43]&lt;[.T43];[.Q43]-[.T43];0);2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00000">
            <text:p>2600000</text:p>
          </table:table-cell>
          <table:table-cell/>
          <table:table-cell table:formula="of:=2*PI()*[.C44]" office:value-type="float" office:value="16336281.7986669">
            <text:p>16336281.8</text:p>
          </table:table-cell>
          <table:table-cell/>
          <table:table-cell table:formula="of:=COMPLEX([.$C$10]; 0; &quot;j&quot;)" office:value-type="string" office:string-value="500">
            <text:p>500</text:p>
          </table:table-cell>
          <table:table-cell table:formula="of:=COMPLEX([.$C$12]; 0; &quot;j&quot;)" office:value-type="string" office:string-value="117.877291636942">
            <text:p>117.877291636942</text:p>
          </table:table-cell>
          <table:table-cell table:formula="of:=COMPLEX(0;[.E44]*[.$C$14]; &quot;j&quot;)" office:value-type="string" office:string-value="0.0389928373979732j">
            <text:p>0.0389928373979732j</text:p>
          </table:table-cell>
          <table:table-cell table:formula="of:=IMDIV(&quot;1&quot;;[.I44])" office:value-type="string" office:string-value="-25.6457356461056j">
            <text:p>-25.6457356461056j</text:p>
          </table:table-cell>
          <table:table-cell table:formula="of:=COMPLEX(0;[.E44]*[.$C$13]; &quot;j&quot;)" office:value-type="string" office:string-value="915.245375215389j">
            <text:p>915.245375215389j</text:p>
          </table:table-cell>
          <table:table-cell table:formula="of:=IMDIV(&quot;1&quot;;IMSUM([.H44];[.K44]))" office:value-type="string" office:string-value="0.000138423628026099-0.00107477516332517j">
            <text:p>0.000138423628026099-0.00107477516332517j</text:p>
          </table:table-cell>
          <table:table-cell table:formula="of:=IMSUM([.I44];[.L44])" office:value-type="string" office:string-value="0.00013842362802609+0.037918062234648j">
            <text:p>0.00013842362802609+0.037918062234648j</text:p>
          </table:table-cell>
          <table:table-cell table:formula="of:=IMPRODUCT([.G44];[.M44])" office:value-type="string" office:string-value="0.069211814013045+18.959031117324j">
            <text:p>0.069211814013045+18.959031117324j</text:p>
          </table:table-cell>
          <table:table-cell table:formula="of:=IMDIV(&quot;1&quot;; [.N44])" office:value-type="string" office:string-value="0.000192549398184937-0.0527446084727989j">
            <text:p>0.000192549398184937-0.0527446084727989j</text:p>
          </table:table-cell>
          <table:table-cell table:formula="of:=IMABS([.O44])" office:value-type="float" office:value="0.0527449599319176">
            <text:p>0.05</text:p>
          </table:table-cell>
          <table:table-cell table:formula="of:=20 * LOG10([.P44])" office:value-type="float" office:value="-25.5563806649969">
            <text:p>-25.56</text:p>
          </table:table-cell>
          <table:table-cell table:formula="of:=IMARGUMENT([.O44])/PI()*180" office:value-type="float" office:value="-89.7908370319722">
            <text:p>-89.79</text:p>
          </table:table-cell>
          <table:table-cell table:formula="of:=-1*IF([.C44]&lt;=[.$C$5];[.$C$6];[.$C$8])" office:value-type="float" office:value="1.5">
            <text:p>1.5</text:p>
          </table:table-cell>
          <table:table-cell table:formula="of:=-1*IF([.C44]&lt;=[.$C$4];[.$C$6]+[.$C$7];300)" office:value-type="float" office:value="-300">
            <text:p>-300</text:p>
          </table:table-cell>
          <table:table-cell/>
          <table:table-cell table:formula="of:=POWER(IF([.Q44]&gt;[.S44];[.Q44]-[.S44];0);2)" office:value-type="float" office:value="0">
            <text:p>0</text:p>
          </table:table-cell>
          <table:table-cell table:formula="of:=POWER(IF([.Q44]&lt;[.T44];[.Q44]-[.T44];0);2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00000">
            <text:p>2700000</text:p>
          </table:table-cell>
          <table:table-cell/>
          <table:table-cell table:formula="of:=2*PI()*[.C45]" office:value-type="float" office:value="16964600.3293849">
            <text:p>16964600.33</text:p>
          </table:table-cell>
          <table:table-cell/>
          <table:table-cell table:formula="of:=COMPLEX([.$C$10]; 0; &quot;j&quot;)" office:value-type="string" office:string-value="500">
            <text:p>500</text:p>
          </table:table-cell>
          <table:table-cell table:formula="of:=COMPLEX([.$C$12]; 0; &quot;j&quot;)" office:value-type="string" office:string-value="117.877291636942">
            <text:p>117.877291636942</text:p>
          </table:table-cell>
          <table:table-cell table:formula="of:=COMPLEX(0;[.E45]*[.$C$14]; &quot;j&quot;)" office:value-type="string" office:string-value="0.0404925619132799j">
            <text:p>0.0404925619132799j</text:p>
          </table:table-cell>
          <table:table-cell table:formula="of:=IMDIV(&quot;1&quot;;[.I45])" office:value-type="string" office:string-value="-24.6958935851387j">
            <text:p>-24.6958935851387j</text:p>
          </table:table-cell>
          <table:table-cell table:formula="of:=COMPLEX(0;[.E45]*[.$C$13]; &quot;j&quot;)" office:value-type="string" office:string-value="950.447120415981j">
            <text:p>950.447120415981j</text:p>
          </table:table-cell>
          <table:table-cell table:formula="of:=IMDIV(&quot;1&quot;;IMSUM([.H45];[.K45]))" office:value-type="string" office:string-value="0.000128512359641863-0.00103619790091268j">
            <text:p>0.000128512359641863-0.00103619790091268j</text:p>
          </table:table-cell>
          <table:table-cell table:formula="of:=IMSUM([.I45];[.L45])" office:value-type="string" office:string-value="0.00012851235964186+0.0394563640123672j">
            <text:p>0.00012851235964186+0.0394563640123672j</text:p>
          </table:table-cell>
          <table:table-cell table:formula="of:=IMPRODUCT([.G45];[.M45])" office:value-type="string" office:string-value="0.06425617982093+19.7281820061836j">
            <text:p>0.06425617982093+19.7281820061836j</text:p>
          </table:table-cell>
          <table:table-cell table:formula="of:=IMDIV(&quot;1&quot;; [.N45])" office:value-type="string" office:string-value="0.000165095852473602-0.0506883701325231j">
            <text:p>0.000165095852473602-0.0506883701325231j</text:p>
          </table:table-cell>
          <table:table-cell table:formula="of:=IMABS([.O45])" office:value-type="float" office:value="0.0506886389966447">
            <text:p>0.05</text:p>
          </table:table-cell>
          <table:table-cell table:formula="of:=20 * LOG10([.P45])" office:value-type="float" office:value="-25.9017873908337">
            <text:p>-25.9</text:p>
          </table:table-cell>
          <table:table-cell table:formula="of:=IMARGUMENT([.O45])/PI()*180" office:value-type="float" office:value="-89.8133839757018">
            <text:p>-89.81</text:p>
          </table:table-cell>
          <table:table-cell table:formula="of:=-1*IF([.C45]&lt;=[.$C$5];[.$C$6];[.$C$8])" office:value-type="float" office:value="1.5">
            <text:p>1.5</text:p>
          </table:table-cell>
          <table:table-cell table:formula="of:=-1*IF([.C45]&lt;=[.$C$4];[.$C$6]+[.$C$7];300)" office:value-type="float" office:value="-300">
            <text:p>-300</text:p>
          </table:table-cell>
          <table:table-cell/>
          <table:table-cell table:formula="of:=POWER(IF([.Q45]&gt;[.S45];[.Q45]-[.S45];0);2)" office:value-type="float" office:value="0">
            <text:p>0</text:p>
          </table:table-cell>
          <table:table-cell table:formula="of:=POWER(IF([.Q45]&lt;[.T45];[.Q45]-[.T45];0);2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00000">
            <text:p>2800000</text:p>
          </table:table-cell>
          <table:table-cell/>
          <table:table-cell table:formula="of:=2*PI()*[.C46]" office:value-type="float" office:value="17592918.8601028">
            <text:p>17592918.86</text:p>
          </table:table-cell>
          <table:table-cell/>
          <table:table-cell table:formula="of:=COMPLEX([.$C$10]; 0; &quot;j&quot;)" office:value-type="string" office:string-value="500">
            <text:p>500</text:p>
          </table:table-cell>
          <table:table-cell table:formula="of:=COMPLEX([.$C$12]; 0; &quot;j&quot;)" office:value-type="string" office:string-value="117.877291636942">
            <text:p>117.877291636942</text:p>
          </table:table-cell>
          <table:table-cell table:formula="of:=COMPLEX(0;[.E46]*[.$C$14]; &quot;j&quot;)" office:value-type="string" office:string-value="0.0419922864285865j">
            <text:p>0.0419922864285865j</text:p>
          </table:table-cell>
          <table:table-cell table:formula="of:=IMDIV(&quot;1&quot;;[.I46])" office:value-type="string" office:string-value="-23.8138973856695j">
            <text:p>-23.8138973856695j</text:p>
          </table:table-cell>
          <table:table-cell table:formula="of:=COMPLEX(0;[.E46]*[.$C$13]; &quot;j&quot;)" office:value-type="string" office:string-value="985.648865616572j">
            <text:p>985.648865616572j</text:p>
          </table:table-cell>
          <table:table-cell table:formula="of:=IMDIV(&quot;1&quot;;IMSUM([.H46];[.K46]))" office:value-type="string" office:string-value="0.00011962395179922-0.00100025382967419j">
            <text:p>0.00011962395179922-0.00100025382967419j</text:p>
          </table:table-cell>
          <table:table-cell table:formula="of:=IMSUM([.I46];[.L46])" office:value-type="string" office:string-value="0.00011962395179922+0.0409920325989123j">
            <text:p>0.00011962395179922+0.0409920325989123j</text:p>
          </table:table-cell>
          <table:table-cell table:formula="of:=IMPRODUCT([.G46];[.M46])" office:value-type="string" office:string-value="0.05981197589961+20.4960162994562j">
            <text:p>0.05981197589961+20.4960162994562j</text:p>
          </table:table-cell>
          <table:table-cell table:formula="of:=IMDIV(&quot;1&quot;; [.N46])" office:value-type="string" office:string-value="0.000142378867981731-0.0487895535126556j">
            <text:p>0.000142378867981731-0.0487895535126556j</text:p>
          </table:table-cell>
          <table:table-cell table:formula="of:=IMABS([.O46])" office:value-type="float" office:value="0.0487897612589602">
            <text:p>0.05</text:p>
          </table:table-cell>
          <table:table-cell table:formula="of:=20 * LOG10([.P46])" office:value-type="float" office:value="-26.2334261399764">
            <text:p>-26.23</text:p>
          </table:table-cell>
          <table:table-cell table:formula="of:=IMARGUMENT([.O46])/PI()*180" office:value-type="float" office:value="-89.8327985299538">
            <text:p>-89.83</text:p>
          </table:table-cell>
          <table:table-cell table:formula="of:=-1*IF([.C46]&lt;=[.$C$5];[.$C$6];[.$C$8])" office:value-type="float" office:value="-40">
            <text:p>-40</text:p>
          </table:table-cell>
          <table:table-cell table:formula="of:=-1*IF([.C46]&lt;=[.$C$4];[.$C$6]+[.$C$7];300)" office:value-type="float" office:value="-300">
            <text:p>-300</text:p>
          </table:table-cell>
          <table:table-cell/>
          <table:table-cell table:formula="of:=POWER(IF([.Q46]&gt;[.S46];[.Q46]-[.S46];0);2)" office:value-type="float" office:value="189.518555843485">
            <text:p>189.52</text:p>
          </table:table-cell>
          <table:table-cell table:formula="of:=POWER(IF([.Q46]&lt;[.T46];[.Q46]-[.T46];0);2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00000">
            <text:p>2900000</text:p>
          </table:table-cell>
          <table:table-cell/>
          <table:table-cell table:formula="of:=2*PI()*[.C47]" office:value-type="float" office:value="18221237.3908208">
            <text:p>18221237.39</text:p>
          </table:table-cell>
          <table:table-cell/>
          <table:table-cell table:formula="of:=COMPLEX([.$C$10]; 0; &quot;j&quot;)" office:value-type="string" office:string-value="500">
            <text:p>500</text:p>
          </table:table-cell>
          <table:table-cell table:formula="of:=COMPLEX([.$C$12]; 0; &quot;j&quot;)" office:value-type="string" office:string-value="117.877291636942">
            <text:p>117.877291636942</text:p>
          </table:table-cell>
          <table:table-cell table:formula="of:=COMPLEX(0;[.E47]*[.$C$14]; &quot;j&quot;)" office:value-type="string" office:string-value="0.0434920109438932j">
            <text:p>0.0434920109438932j</text:p>
          </table:table-cell>
          <table:table-cell table:formula="of:=IMDIV(&quot;1&quot;;[.I47])" office:value-type="string" office:string-value="-22.9927285103015j">
            <text:p>-22.9927285103015j</text:p>
          </table:table-cell>
          <table:table-cell table:formula="of:=COMPLEX(0;[.E47]*[.$C$13]; &quot;j&quot;)" office:value-type="string" office:string-value="1020.85061081716j">
            <text:p>1020.85061081716j</text:p>
          </table:table-cell>
          <table:table-cell table:formula="of:=IMDIV(&quot;1&quot;;IMSUM([.H47];[.K47]))" office:value-type="string" office:string-value="0.000111622943636822-0.000966686192144815j">
            <text:p>0.000111622943636822-0.000966686192144815j</text:p>
          </table:table-cell>
          <table:table-cell table:formula="of:=IMSUM([.I47];[.L47])" office:value-type="string" office:string-value="0.00011162294363682+0.0425253247517484j">
            <text:p>0.00011162294363682+0.0425253247517484j</text:p>
          </table:table-cell>
          <table:table-cell table:formula="of:=IMPRODUCT([.G47];[.M47])" office:value-type="string" office:string-value="0.05581147181841+21.2626623758742j">
            <text:p>0.05581147181841+21.2626623758742j</text:p>
          </table:table-cell>
          <table:table-cell table:formula="of:=IMDIV(&quot;1&quot;; [.N47])" office:value-type="string" office:string-value="0.00012344832367131-0.0470304749466374j">
            <text:p>0.00012344832367131-0.0470304749466374j</text:p>
          </table:table-cell>
          <table:table-cell table:formula="of:=IMABS([.O47])" office:value-type="float" office:value="0.0470306369635252">
            <text:p>0.05</text:p>
          </table:table-cell>
          <table:table-cell table:formula="of:=20 * LOG10([.P47])" office:value-type="float" office:value="-26.5523827861795">
            <text:p>-26.55</text:p>
          </table:table-cell>
          <table:table-cell table:formula="of:=IMARGUMENT([.O47])/PI()*180" office:value-type="float" office:value="-89.8496070537619">
            <text:p>-89.85</text:p>
          </table:table-cell>
          <table:table-cell table:formula="of:=-1*IF([.C47]&lt;=[.$C$5];[.$C$6];[.$C$8])" office:value-type="float" office:value="-40">
            <text:p>-40</text:p>
          </table:table-cell>
          <table:table-cell table:formula="of:=-1*IF([.C47]&lt;=[.$C$4];[.$C$6]+[.$C$7];300)" office:value-type="float" office:value="-300">
            <text:p>-300</text:p>
          </table:table-cell>
          <table:table-cell/>
          <table:table-cell table:formula="of:=POWER(IF([.Q47]&gt;[.S47];[.Q47]-[.S47];0);2)" office:value-type="float" office:value="180.838408729443">
            <text:p>180.84</text:p>
          </table:table-cell>
          <table:table-cell table:formula="of:=POWER(IF([.Q47]&lt;[.T47];[.Q47]-[.T47];0);2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00000">
            <text:p>3000000</text:p>
          </table:table-cell>
          <table:table-cell/>
          <table:table-cell table:formula="of:=2*PI()*[.C48]" office:value-type="float" office:value="18849555.9215388">
            <text:p>18849555.92</text:p>
          </table:table-cell>
          <table:table-cell/>
          <table:table-cell table:formula="of:=COMPLEX([.$C$10]; 0; &quot;j&quot;)" office:value-type="string" office:string-value="500">
            <text:p>500</text:p>
          </table:table-cell>
          <table:table-cell table:formula="of:=COMPLEX([.$C$12]; 0; &quot;j&quot;)" office:value-type="string" office:string-value="117.877291636942">
            <text:p>117.877291636942</text:p>
          </table:table-cell>
          <table:table-cell table:formula="of:=COMPLEX(0;[.E48]*[.$C$14]; &quot;j&quot;)" office:value-type="string" office:string-value="0.0449917354591998j">
            <text:p>0.0449917354591998j</text:p>
          </table:table-cell>
          <table:table-cell table:formula="of:=IMDIV(&quot;1&quot;;[.I48])" office:value-type="string" office:string-value="-22.2263042266249j">
            <text:p>-22.2263042266249j</text:p>
          </table:table-cell>
          <table:table-cell table:formula="of:=COMPLEX(0;[.E48]*[.$C$13]; &quot;j&quot;)" office:value-type="string" office:string-value="1056.05235601776j">
            <text:p>1056.05235601776j</text:p>
          </table:table-cell>
          <table:table-cell table:formula="of:=IMDIV(&quot;1&quot;;IMSUM([.H48];[.K48]))" office:value-type="string" office:string-value="0.000104395487715371-0.000935270052683244j">
            <text:p>0.000104395487715371-0.000935270052683244j</text:p>
          </table:table-cell>
          <table:table-cell table:formula="of:=IMSUM([.I48];[.L48])" office:value-type="string" office:string-value="0.00010439548771537+0.0440564654065166j">
            <text:p>0.00010439548771537+0.0440564654065166j</text:p>
          </table:table-cell>
          <table:table-cell table:formula="of:=IMPRODUCT([.G48];[.M48])" office:value-type="string" office:string-value="0.052197743857685+22.0282327032583j">
            <text:p>0.052197743857685+22.0282327032583j</text:p>
          </table:table-cell>
          <table:table-cell table:formula="of:=IMDIV(&quot;1&quot;; [.N48])" office:value-type="string" office:string-value="0.000107569706100172-0.0453960332894123j">
            <text:p>0.000107569706100172-0.0453960332894123j</text:p>
          </table:table-cell>
          <table:table-cell table:formula="of:=IMABS([.O48])" office:value-type="float" office:value="0.0453961607369511">
            <text:p>0.05</text:p>
          </table:table-cell>
          <table:table-cell table:formula="of:=20 * LOG10([.P48])" office:value-type="float" office:value="-26.8596174984797">
            <text:p>-26.86</text:p>
          </table:table-cell>
          <table:table-cell table:formula="of:=IMARGUMENT([.O48])/PI()*180" office:value-type="float" office:value="-89.86423310186">
            <text:p>-89.86</text:p>
          </table:table-cell>
          <table:table-cell table:formula="of:=-1*IF([.C48]&lt;=[.$C$5];[.$C$6];[.$C$8])" office:value-type="float" office:value="-40">
            <text:p>-40</text:p>
          </table:table-cell>
          <table:table-cell table:formula="of:=-1*IF([.C48]&lt;=[.$C$4];[.$C$6]+[.$C$7];300)" office:value-type="float" office:value="-300">
            <text:p>-300</text:p>
          </table:table-cell>
          <table:table-cell/>
          <table:table-cell table:formula="of:=POWER(IF([.Q48]&gt;[.S48];[.Q48]-[.S48];0);2)" office:value-type="float" office:value="172.66965228626">
            <text:p>172.67</text:p>
          </table:table-cell>
          <table:table-cell table:formula="of:=POWER(IF([.Q48]&lt;[.T48];[.Q48]-[.T48];0);2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00000">
            <text:p>3100000</text:p>
          </table:table-cell>
          <table:table-cell/>
          <table:table-cell table:formula="of:=2*PI()*[.C49]" office:value-type="float" office:value="19477874.4522567">
            <text:p>19477874.45</text:p>
          </table:table-cell>
          <table:table-cell/>
          <table:table-cell table:formula="of:=COMPLEX([.$C$10]; 0; &quot;j&quot;)" office:value-type="string" office:string-value="500">
            <text:p>500</text:p>
          </table:table-cell>
          <table:table-cell table:formula="of:=COMPLEX([.$C$12]; 0; &quot;j&quot;)" office:value-type="string" office:string-value="117.877291636942">
            <text:p>117.877291636942</text:p>
          </table:table-cell>
          <table:table-cell table:formula="of:=COMPLEX(0;[.E49]*[.$C$14]; &quot;j&quot;)" office:value-type="string" office:string-value="0.0464914599745065j">
            <text:p>0.0464914599745065j</text:p>
          </table:table-cell>
          <table:table-cell table:formula="of:=IMDIV(&quot;1&quot;;[.I49])" office:value-type="string" office:string-value="-21.5093266709273j">
            <text:p>-21.5093266709273j</text:p>
          </table:table-cell>
          <table:table-cell table:formula="of:=COMPLEX(0;[.E49]*[.$C$13]; &quot;j&quot;)" office:value-type="string" office:string-value="1091.25410121835j">
            <text:p>1091.25410121835j</text:p>
          </table:table-cell>
          <table:table-cell table:formula="of:=IMDIV(&quot;1&quot;;IMSUM([.H49];[.K49]))" office:value-type="string" office:string-value="9.78453561649899e-005-0.000905807596335655j">
            <text:p>9.78453561649899e-005-0.000905807596335655j</text:p>
          </table:table-cell>
          <table:table-cell table:formula="of:=IMSUM([.I49];[.L49])" office:value-type="string" office:string-value="9.78453561649899e-005+0.0455856523781709j">
            <text:p>9.78453561649899e-005+0.0455856523781709j</text:p>
          </table:table-cell>
          <table:table-cell table:formula="of:=IMPRODUCT([.G49];[.M49])" office:value-type="string" office:string-value="0.048922678082495+22.7928261890855j">
            <text:p>0.048922678082495+22.7928261890855j</text:p>
          </table:table-cell>
          <table:table-cell table:formula="of:=IMDIV(&quot;1&quot;; [.N49])" office:value-type="string" office:string-value="9.41698469371451e-005-0.04387325137581j">
            <text:p>9.41698469371451e-005-0.04387325137581j</text:p>
          </table:table-cell>
          <table:table-cell table:formula="of:=IMABS([.O49])" office:value-type="float" office:value="0.0438733524390955">
            <text:p>0.04</text:p>
          </table:table-cell>
          <table:table-cell table:formula="of:=20 * LOG10([.P49])" office:value-type="float" office:value="-27.1559835826223">
            <text:p>-27.16</text:p>
          </table:table-cell>
          <table:table-cell table:formula="of:=IMARGUMENT([.O49])/PI()*180" office:value-type="float" office:value="-89.8770201356895">
            <text:p>-89.88</text:p>
          </table:table-cell>
          <table:table-cell table:formula="of:=-1*IF([.C49]&lt;=[.$C$5];[.$C$6];[.$C$8])" office:value-type="float" office:value="-40">
            <text:p>-40</text:p>
          </table:table-cell>
          <table:table-cell table:formula="of:=-1*IF([.C49]&lt;=[.$C$4];[.$C$6]+[.$C$7];300)" office:value-type="float" office:value="-300">
            <text:p>-300</text:p>
          </table:table-cell>
          <table:table-cell/>
          <table:table-cell table:formula="of:=POWER(IF([.Q49]&gt;[.S49];[.Q49]-[.S49];0);2)" office:value-type="float" office:value="164.968757729867">
            <text:p>164.97</text:p>
          </table:table-cell>
          <table:table-cell table:formula="of:=POWER(IF([.Q49]&lt;[.T49];[.Q49]-[.T49];0);2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00000">
            <text:p>3200000</text:p>
          </table:table-cell>
          <table:table-cell/>
          <table:table-cell table:formula="of:=2*PI()*[.C50]" office:value-type="float" office:value="20106192.9829747">
            <text:p>20106192.98</text:p>
          </table:table-cell>
          <table:table-cell/>
          <table:table-cell table:formula="of:=COMPLEX([.$C$10]; 0; &quot;j&quot;)" office:value-type="string" office:string-value="500">
            <text:p>500</text:p>
          </table:table-cell>
          <table:table-cell table:formula="of:=COMPLEX([.$C$12]; 0; &quot;j&quot;)" office:value-type="string" office:string-value="117.877291636942">
            <text:p>117.877291636942</text:p>
          </table:table-cell>
          <table:table-cell table:formula="of:=COMPLEX(0;[.E50]*[.$C$14]; &quot;j&quot;)" office:value-type="string" office:string-value="0.0479911844898132j">
            <text:p>0.0479911844898132j</text:p>
          </table:table-cell>
          <table:table-cell table:formula="of:=IMDIV(&quot;1&quot;;[.I50])" office:value-type="string" office:string-value="-20.8371602124608j">
            <text:p>-20.8371602124608j</text:p>
          </table:table-cell>
          <table:table-cell table:formula="of:=COMPLEX(0;[.E50]*[.$C$13]; &quot;j&quot;)" office:value-type="string" office:string-value="1126.45584641894j">
            <text:p>1126.45584641894j</text:p>
          </table:table-cell>
          <table:table-cell table:formula="of:=IMDIV(&quot;1&quot;;IMSUM([.H50];[.K50]))" office:value-type="string" office:string-value="9.18907788095769e-005-0.000878124222100789j">
            <text:p>9.18907788095769e-005-0.000878124222100789j</text:p>
          </table:table-cell>
          <table:table-cell table:formula="of:=IMSUM([.I50];[.L50])" office:value-type="string" office:string-value="9.18907788095769e-005+0.0471130602677124j">
            <text:p>9.18907788095769e-005+0.0471130602677124j</text:p>
          </table:table-cell>
          <table:table-cell table:formula="of:=IMPRODUCT([.G50];[.M50])" office:value-type="string" office:string-value="0.0459453894047884+23.5565301338562j">
            <text:p>0.0459453894047884+23.5565301338562j</text:p>
          </table:table-cell>
          <table:table-cell table:formula="of:=IMDIV(&quot;1&quot;; [.N50])" office:value-type="string" office:string-value="8.27975804218473e-005-0.042450912343652j">
            <text:p>8.27975804218473e-005-0.042450912343652j</text:p>
          </table:table-cell>
          <table:table-cell table:formula="of:=IMABS([.O50])" office:value-type="float" office:value="0.0424509930890639">
            <text:p>0.04</text:p>
          </table:table-cell>
          <table:table-cell table:formula="of:=20 * LOG10([.P50])" office:value-type="float" office:value="-27.4422429102589">
            <text:p>-27.44</text:p>
          </table:table-cell>
          <table:table-cell table:formula="of:=IMARGUMENT([.O50])/PI()*180" office:value-type="float" office:value="-89.8882486704159">
            <text:p>-89.89</text:p>
          </table:table-cell>
          <table:table-cell table:formula="of:=-1*IF([.C50]&lt;=[.$C$5];[.$C$6];[.$C$8])" office:value-type="float" office:value="-40">
            <text:p>-40</text:p>
          </table:table-cell>
          <table:table-cell table:formula="of:=-1*IF([.C50]&lt;=[.$C$4];[.$C$6]+[.$C$7];300)" office:value-type="float" office:value="-300">
            <text:p>-300</text:p>
          </table:table-cell>
          <table:table-cell/>
          <table:table-cell table:formula="of:=POWER(IF([.Q50]&gt;[.S50];[.Q50]-[.S50];0);2)" office:value-type="float" office:value="157.697263124942">
            <text:p>157.7</text:p>
          </table:table-cell>
          <table:table-cell table:formula="of:=POWER(IF([.Q50]&lt;[.T50];[.Q50]-[.T50];0);2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00000">
            <text:p>3300000</text:p>
          </table:table-cell>
          <table:table-cell/>
          <table:table-cell table:formula="of:=2*PI()*[.C51]" office:value-type="float" office:value="20734511.5136926">
            <text:p>20734511.51</text:p>
          </table:table-cell>
          <table:table-cell/>
          <table:table-cell table:formula="of:=COMPLEX([.$C$10]; 0; &quot;j&quot;)" office:value-type="string" office:string-value="500">
            <text:p>500</text:p>
          </table:table-cell>
          <table:table-cell table:formula="of:=COMPLEX([.$C$12]; 0; &quot;j&quot;)" office:value-type="string" office:string-value="117.877291636942">
            <text:p>117.877291636942</text:p>
          </table:table-cell>
          <table:table-cell table:formula="of:=COMPLEX(0;[.E51]*[.$C$14]; &quot;j&quot;)" office:value-type="string" office:string-value="0.0494909090051198j">
            <text:p>0.0494909090051198j</text:p>
          </table:table-cell>
          <table:table-cell table:formula="of:=IMDIV(&quot;1&quot;;[.I51])" office:value-type="string" office:string-value="-20.2057311151135j">
            <text:p>-20.2057311151135j</text:p>
          </table:table-cell>
          <table:table-cell table:formula="of:=COMPLEX(0;[.E51]*[.$C$13]; &quot;j&quot;)" office:value-type="string" office:string-value="1161.65759161953j">
            <text:p>1161.65759161953j</text:p>
          </table:table-cell>
          <table:table-cell table:formula="of:=IMDIV(&quot;1&quot;;IMSUM([.H51];[.K51]))" office:value-type="string" office:string-value="8.64619216619571e-005-0.000852065281530006j">
            <text:p>8.64619216619571e-005-0.000852065281530006j</text:p>
          </table:table-cell>
          <table:table-cell table:formula="of:=IMSUM([.I51];[.L51])" office:value-type="string" office:string-value="8.64619216619571e-005+0.0486388437235898j">
            <text:p>8.64619216619571e-005+0.0486388437235898j</text:p>
          </table:table-cell>
          <table:table-cell table:formula="of:=IMPRODUCT([.G51];[.M51])" office:value-type="string" office:string-value="0.0432309608309786+24.3194218617949j">
            <text:p>0.0432309608309786+24.3194218617949j</text:p>
          </table:table-cell>
          <table:table-cell table:formula="of:=IMDIV(&quot;1&quot;; [.N51])" office:value-type="string" office:string-value="7.30948910254005e-005-0.0411192686125732j">
            <text:p>7.30948910254005e-005-0.0411192686125732j</text:p>
          </table:table-cell>
          <table:table-cell table:formula="of:=IMABS([.O51])" office:value-type="float" office:value="0.041119333580398">
            <text:p>0.04</text:p>
          </table:table-cell>
          <table:table-cell table:formula="of:=20 * LOG10([.P51])" office:value-type="float" office:value="-27.7190786510246">
            <text:p>-27.72</text:p>
          </table:table-cell>
          <table:table-cell table:formula="of:=IMARGUMENT([.O51])/PI()*180" office:value-type="float" office:value="-89.89814934726">
            <text:p>-89.9</text:p>
          </table:table-cell>
          <table:table-cell table:formula="of:=-1*IF([.C51]&lt;=[.$C$5];[.$C$6];[.$C$8])" office:value-type="float" office:value="-40">
            <text:p>-40</text:p>
          </table:table-cell>
          <table:table-cell table:formula="of:=-1*IF([.C51]&lt;=[.$C$4];[.$C$6]+[.$C$7];300)" office:value-type="float" office:value="-300">
            <text:p>-300</text:p>
          </table:table-cell>
          <table:table-cell/>
          <table:table-cell table:formula="of:=POWER(IF([.Q51]&gt;[.S51];[.Q51]-[.S51];0);2)" office:value-type="float" office:value="150.821029179719">
            <text:p>150.82</text:p>
          </table:table-cell>
          <table:table-cell table:formula="of:=POWER(IF([.Q51]&lt;[.T51];[.Q51]-[.T51];0);2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00000">
            <text:p>3400000</text:p>
          </table:table-cell>
          <table:table-cell/>
          <table:table-cell table:formula="of:=2*PI()*[.C52]" office:value-type="float" office:value="21362830.0444106">
            <text:p>21362830.04</text:p>
          </table:table-cell>
          <table:table-cell/>
          <table:table-cell table:formula="of:=COMPLEX([.$C$10]; 0; &quot;j&quot;)" office:value-type="string" office:string-value="500">
            <text:p>500</text:p>
          </table:table-cell>
          <table:table-cell table:formula="of:=COMPLEX([.$C$12]; 0; &quot;j&quot;)" office:value-type="string" office:string-value="117.877291636942">
            <text:p>117.877291636942</text:p>
          </table:table-cell>
          <table:table-cell table:formula="of:=COMPLEX(0;[.E52]*[.$C$14]; &quot;j&quot;)" office:value-type="string" office:string-value="0.0509906335204265j">
            <text:p>0.0509906335204265j</text:p>
          </table:table-cell>
          <table:table-cell table:formula="of:=IMDIV(&quot;1&quot;;[.I52])" office:value-type="string" office:string-value="-19.6114449058454j">
            <text:p>-19.6114449058454j</text:p>
          </table:table-cell>
          <table:table-cell table:formula="of:=COMPLEX(0;[.E52]*[.$C$13]; &quot;j&quot;)" office:value-type="string" office:string-value="1196.85933682012j">
            <text:p>1196.85933682012j</text:p>
          </table:table-cell>
          <table:table-cell table:formula="of:=IMDIV(&quot;1&quot;;IMSUM([.H52];[.K52]))" office:value-type="string" office:string-value="8.14988622555111e-005-0.000827493343935602j">
            <text:p>8.14988622555111e-005-0.000827493343935602j</text:p>
          </table:table-cell>
          <table:table-cell table:formula="of:=IMSUM([.I52];[.L52])" office:value-type="string" office:string-value="8.14988622555111e-005+0.0501631401764909j">
            <text:p>8.14988622555111e-005+0.0501631401764909j</text:p>
          </table:table-cell>
          <table:table-cell table:formula="of:=IMPRODUCT([.G52];[.M52])" office:value-type="string" office:string-value="0.0407494311277556+25.0815700882455j">
            <text:p>0.0407494311277556+25.0815700882455j</text:p>
          </table:table-cell>
          <table:table-cell table:formula="of:=IMDIV(&quot;1&quot;; [.N52])" office:value-type="string" office:string-value="6.47755284682995e-005-0.0398698070701209j">
            <text:p>6.47755284682995e-005-0.0398698070701209j</text:p>
          </table:table-cell>
          <table:table-cell table:formula="of:=IMABS([.O52])" office:value-type="float" office:value="0.0398698596897174">
            <text:p>0.04</text:p>
          </table:table-cell>
          <table:table-cell table:formula="of:=20 * LOG10([.P52])" office:value-type="float" office:value="-27.9871058541405">
            <text:p>-27.99</text:p>
          </table:table-cell>
          <table:table-cell table:formula="of:=IMARGUMENT([.O52])/PI()*180" office:value-type="float" office:value="-89.9069129899483">
            <text:p>-89.91</text:p>
          </table:table-cell>
          <table:table-cell table:formula="of:=-1*IF([.C52]&lt;=[.$C$5];[.$C$6];[.$C$8])" office:value-type="float" office:value="-40">
            <text:p>-40</text:p>
          </table:table-cell>
          <table:table-cell table:formula="of:=-1*IF([.C52]&lt;=[.$C$4];[.$C$6]+[.$C$7];300)" office:value-type="float" office:value="-300">
            <text:p>-300</text:p>
          </table:table-cell>
          <table:table-cell/>
          <table:table-cell table:formula="of:=POWER(IF([.Q52]&gt;[.S52];[.Q52]-[.S52];0);2)" office:value-type="float" office:value="144.309625759626">
            <text:p>144.31</text:p>
          </table:table-cell>
          <table:table-cell table:formula="of:=POWER(IF([.Q52]&lt;[.T52];[.Q52]-[.T52];0);2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00000">
            <text:p>3500000</text:p>
          </table:table-cell>
          <table:table-cell/>
          <table:table-cell table:formula="of:=2*PI()*[.C53]" office:value-type="float" office:value="21991148.5751286">
            <text:p>21991148.58</text:p>
          </table:table-cell>
          <table:table-cell/>
          <table:table-cell table:formula="of:=COMPLEX([.$C$10]; 0; &quot;j&quot;)" office:value-type="string" office:string-value="500">
            <text:p>500</text:p>
          </table:table-cell>
          <table:table-cell table:formula="of:=COMPLEX([.$C$12]; 0; &quot;j&quot;)" office:value-type="string" office:string-value="117.877291636942">
            <text:p>117.877291636942</text:p>
          </table:table-cell>
          <table:table-cell table:formula="of:=COMPLEX(0;[.E53]*[.$C$14]; &quot;j&quot;)" office:value-type="string" office:string-value="0.0524903580357331j">
            <text:p>0.0524903580357331j</text:p>
          </table:table-cell>
          <table:table-cell table:formula="of:=IMDIV(&quot;1&quot;;[.I53])" office:value-type="string" office:string-value="-19.0511179085356j">
            <text:p>-19.0511179085356j</text:p>
          </table:table-cell>
          <table:table-cell table:formula="of:=COMPLEX(0;[.E53]*[.$C$13]; &quot;j&quot;)" office:value-type="string" office:string-value="1232.06108202072j">
            <text:p>1232.06108202072j</text:p>
          </table:table-cell>
          <table:table-cell table:formula="of:=IMDIV(&quot;1&quot;;IMSUM([.H53];[.K53]))" office:value-type="string" office:string-value="7.69499533610883e-005-0.000804285893261858j">
            <text:p>7.69499533610883e-005-0.000804285893261858j</text:p>
          </table:table-cell>
          <table:table-cell table:formula="of:=IMSUM([.I53];[.L53])" office:value-type="string" office:string-value="7.69499533610883e-005+0.0516860721424713j">
            <text:p>7.69499533610883e-005+0.0516860721424713j</text:p>
          </table:table-cell>
          <table:table-cell table:formula="of:=IMPRODUCT([.G53];[.M53])" office:value-type="string" office:string-value="0.0384749766805442+25.8430360712357j">
            <text:p>0.0384749766805442+25.8430360712357j</text:p>
          </table:table-cell>
          <table:table-cell table:formula="of:=IMDIV(&quot;1&quot;; [.N53])" office:value-type="string" office:string-value="5.76089998013172e-005-0.0386950581479129j">
            <text:p>5.76089998013172e-005-0.0386950581479129j</text:p>
          </table:table-cell>
          <table:table-cell table:formula="of:=IMABS([.O53])" office:value-type="float" office:value="0.0386951010318777">
            <text:p>0.04</text:p>
          </table:table-cell>
          <table:table-cell table:formula="of:=20 * LOG10([.P53])" office:value-type="float" office:value="-28.2468803014296">
            <text:p>-28.25</text:p>
          </table:table-cell>
          <table:table-cell table:formula="of:=IMARGUMENT([.O53])/PI()*180" office:value-type="float" office:value="-89.9146984067254">
            <text:p>-89.91</text:p>
          </table:table-cell>
          <table:table-cell table:formula="of:=-1*IF([.C53]&lt;=[.$C$5];[.$C$6];[.$C$8])" office:value-type="float" office:value="-40">
            <text:p>-40</text:p>
          </table:table-cell>
          <table:table-cell table:formula="of:=-1*IF([.C53]&lt;=[.$C$4];[.$C$6]+[.$C$7];300)" office:value-type="float" office:value="-300">
            <text:p>-300</text:p>
          </table:table-cell>
          <table:table-cell/>
          <table:table-cell table:formula="of:=POWER(IF([.Q53]&gt;[.S53];[.Q53]-[.S53];0);2)" office:value-type="float" office:value="138.135822648922">
            <text:p>138.14</text:p>
          </table:table-cell>
          <table:table-cell table:formula="of:=POWER(IF([.Q53]&lt;[.T53];[.Q53]-[.T53];0);2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00000">
            <text:p>3600000</text:p>
          </table:table-cell>
          <table:table-cell/>
          <table:table-cell table:formula="of:=2*PI()*[.C54]" office:value-type="float" office:value="22619467.1058465">
            <text:p>22619467.11</text:p>
          </table:table-cell>
          <table:table-cell/>
          <table:table-cell table:formula="of:=COMPLEX([.$C$10]; 0; &quot;j&quot;)" office:value-type="string" office:string-value="500">
            <text:p>500</text:p>
          </table:table-cell>
          <table:table-cell table:formula="of:=COMPLEX([.$C$12]; 0; &quot;j&quot;)" office:value-type="string" office:string-value="117.877291636942">
            <text:p>117.877291636942</text:p>
          </table:table-cell>
          <table:table-cell table:formula="of:=COMPLEX(0;[.E54]*[.$C$14]; &quot;j&quot;)" office:value-type="string" office:string-value="0.0539900825510398j">
            <text:p>0.0539900825510398j</text:p>
          </table:table-cell>
          <table:table-cell table:formula="of:=IMDIV(&quot;1&quot;;[.I54])" office:value-type="string" office:string-value="-18.521920188854j">
            <text:p>-18.521920188854j</text:p>
          </table:table-cell>
          <table:table-cell table:formula="of:=COMPLEX(0;[.E54]*[.$C$13]; &quot;j&quot;)" office:value-type="string" office:string-value="1267.26282722131j">
            <text:p>1267.26282722131j</text:p>
          </table:table-cell>
          <table:table-cell table:formula="of:=IMDIV(&quot;1&quot;;IMSUM([.H54];[.K54]))" office:value-type="string" office:string-value="7.27704924772765e-005-0.000782333380368739j">
            <text:p>7.27704924772765e-005-0.000782333380368739j</text:p>
          </table:table-cell>
          <table:table-cell table:formula="of:=IMSUM([.I54];[.L54])" office:value-type="string" office:string-value="7.27704924772765e-005+0.0532077491706711j">
            <text:p>7.27704924772765e-005+0.0532077491706711j</text:p>
          </table:table-cell>
          <table:table-cell table:formula="of:=IMPRODUCT([.G54];[.M54])" office:value-type="string" office:string-value="0.0363852462386383+26.6038745853356j">
            <text:p>0.0363852462386383+26.6038745853356j</text:p>
          </table:table-cell>
          <table:table-cell table:formula="of:=IMDIV(&quot;1&quot;; [.N54])" office:value-type="string" office:string-value="5.14084751608757e-005-0.037588439468933j">
            <text:p>5.14084751608757e-005-0.037588439468933j</text:p>
          </table:table-cell>
          <table:table-cell table:formula="of:=IMABS([.O54])" office:value-type="float" office:value="0.0375884746237588">
            <text:p>0.04</text:p>
          </table:table-cell>
          <table:table-cell table:formula="of:=20 * LOG10([.P54])" office:value-type="float" office:value="-28.4989059602786">
            <text:p>-28.5</text:p>
          </table:table-cell>
          <table:table-cell table:formula="of:=IMARGUMENT([.O54])/PI()*180" office:value-type="float" office:value="-89.9216384914348">
            <text:p>-89.92</text:p>
          </table:table-cell>
          <table:table-cell table:formula="of:=-1*IF([.C54]&lt;=[.$C$5];[.$C$6];[.$C$8])" office:value-type="float" office:value="-40">
            <text:p>-40</text:p>
          </table:table-cell>
          <table:table-cell table:formula="of:=-1*IF([.C54]&lt;=[.$C$4];[.$C$6]+[.$C$7];300)" office:value-type="float" office:value="-300">
            <text:p>-300</text:p>
          </table:table-cell>
          <table:table-cell/>
          <table:table-cell table:formula="of:=POWER(IF([.Q54]&gt;[.S54];[.Q54]-[.S54];0);2)" office:value-type="float" office:value="132.275164110515">
            <text:p>132.28</text:p>
          </table:table-cell>
          <table:table-cell table:formula="of:=POWER(IF([.Q54]&lt;[.T54];[.Q54]-[.T54];0);2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00000">
            <text:p>3700000</text:p>
          </table:table-cell>
          <table:table-cell/>
          <table:table-cell table:formula="of:=2*PI()*[.C55]" office:value-type="float" office:value="23247785.6365645">
            <text:p>23247785.64</text:p>
          </table:table-cell>
          <table:table-cell/>
          <table:table-cell table:formula="of:=COMPLEX([.$C$10]; 0; &quot;j&quot;)" office:value-type="string" office:string-value="500">
            <text:p>500</text:p>
          </table:table-cell>
          <table:table-cell table:formula="of:=COMPLEX([.$C$12]; 0; &quot;j&quot;)" office:value-type="string" office:string-value="117.877291636942">
            <text:p>117.877291636942</text:p>
          </table:table-cell>
          <table:table-cell table:formula="of:=COMPLEX(0;[.E55]*[.$C$14]; &quot;j&quot;)" office:value-type="string" office:string-value="0.0554898070663465j">
            <text:p>0.0554898070663465j</text:p>
          </table:table-cell>
          <table:table-cell table:formula="of:=IMDIV(&quot;1&quot;;[.I55])" office:value-type="string" office:string-value="-18.0213277513174j">
            <text:p>-18.0213277513174j</text:p>
          </table:table-cell>
          <table:table-cell table:formula="of:=COMPLEX(0;[.E55]*[.$C$13]; &quot;j&quot;)" office:value-type="string" office:string-value="1302.4645724219j">
            <text:p>1302.4645724219j</text:p>
          </table:table-cell>
          <table:table-cell table:formula="of:=IMDIV(&quot;1&quot;;IMSUM([.H55];[.K55]))" office:value-type="string" office:string-value="6.89216336789587e-005-0.00076153756922721j">
            <text:p>6.89216336789587e-005-0.00076153756922721j</text:p>
          </table:table-cell>
          <table:table-cell table:formula="of:=IMSUM([.I55];[.L55])" office:value-type="string" office:string-value="6.89216336789587e-005+0.0547282694971193j">
            <text:p>6.89216336789587e-005+0.0547282694971193j</text:p>
          </table:table-cell>
          <table:table-cell table:formula="of:=IMPRODUCT([.G55];[.M55])" office:value-type="string" office:string-value="0.0344608168394794+27.3641347485597j">
            <text:p>0.0344608168394794+27.3641347485597j</text:p>
          </table:table-cell>
          <table:table-cell table:formula="of:=IMDIV(&quot;1&quot;; [.N55])" office:value-type="string" office:string-value="4.60215708213386e-005-0.0365441269474713j">
            <text:p>4.60215708213386e-005-0.0365441269474713j</text:p>
          </table:table-cell>
          <table:table-cell table:formula="of:=IMABS([.O55])" office:value-type="float" office:value="0.036544155925919">
            <text:p>0.04</text:p>
          </table:table-cell>
          <table:table-cell table:formula="of:=20 * LOG10([.P55])" office:value-type="float" office:value="-28.7436412945353">
            <text:p>-28.74</text:p>
          </table:table-cell>
          <table:table-cell table:formula="of:=IMARGUMENT([.O55])/PI()*180" office:value-type="float" office:value="-89.9278450300795">
            <text:p>-89.93</text:p>
          </table:table-cell>
          <table:table-cell table:formula="of:=-1*IF([.C55]&lt;=[.$C$5];[.$C$6];[.$C$8])" office:value-type="float" office:value="-40">
            <text:p>-40</text:p>
          </table:table-cell>
          <table:table-cell table:formula="of:=-1*IF([.C55]&lt;=[.$C$4];[.$C$6]+[.$C$7];300)" office:value-type="float" office:value="-300">
            <text:p>-300</text:p>
          </table:table-cell>
          <table:table-cell/>
          <table:table-cell table:formula="of:=POWER(IF([.Q55]&gt;[.S55];[.Q55]-[.S55];0);2)" office:value-type="float" office:value="126.705611306092">
            <text:p>126.71</text:p>
          </table:table-cell>
          <table:table-cell table:formula="of:=POWER(IF([.Q55]&lt;[.T55];[.Q55]-[.T55];0);2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00000">
            <text:p>3800000</text:p>
          </table:table-cell>
          <table:table-cell/>
          <table:table-cell table:formula="of:=2*PI()*[.C56]" office:value-type="float" office:value="23876104.1672824">
            <text:p>23876104.17</text:p>
          </table:table-cell>
          <table:table-cell/>
          <table:table-cell table:formula="of:=COMPLEX([.$C$10]; 0; &quot;j&quot;)" office:value-type="string" office:string-value="500">
            <text:p>500</text:p>
          </table:table-cell>
          <table:table-cell table:formula="of:=COMPLEX([.$C$12]; 0; &quot;j&quot;)" office:value-type="string" office:string-value="117.877291636942">
            <text:p>117.877291636942</text:p>
          </table:table-cell>
          <table:table-cell table:formula="of:=COMPLEX(0;[.E56]*[.$C$14]; &quot;j&quot;)" office:value-type="string" office:string-value="0.0569895315816531j">
            <text:p>0.0569895315816531j</text:p>
          </table:table-cell>
          <table:table-cell table:formula="of:=IMDIV(&quot;1&quot;;[.I56])" office:value-type="string" office:string-value="-17.5470822841775j">
            <text:p>-17.5470822841775j</text:p>
          </table:table-cell>
          <table:table-cell table:formula="of:=COMPLEX(0;[.E56]*[.$C$13]; &quot;j&quot;)" office:value-type="string" office:string-value="1337.66631762249j">
            <text:p>1337.66631762249j</text:p>
          </table:table-cell>
          <table:table-cell table:formula="of:=IMDIV(&quot;1&quot;;IMSUM([.H56];[.K56]))" office:value-type="string" office:string-value="6.53694927889664e-005-0.000741810127205727j">
            <text:p>6.53694927889664e-005-0.000741810127205727j</text:p>
          </table:table-cell>
          <table:table-cell table:formula="of:=IMSUM([.I56];[.L56])" office:value-type="string" office:string-value="6.53694927889664e-005+0.0562477214544474j">
            <text:p>6.53694927889664e-005+0.0562477214544474j</text:p>
          </table:table-cell>
          <table:table-cell table:formula="of:=IMPRODUCT([.G56];[.M56])" office:value-type="string" office:string-value="0.0326847463944832+28.1238607272237j">
            <text:p>0.0326847463944832+28.1238607272237j</text:p>
          </table:table-cell>
          <table:table-cell table:formula="of:=IMDIV(&quot;1&quot;; [.N56])" office:value-type="string" office:string-value="4.1323267615172e-005-0.0355569478550107j">
            <text:p>4.1323267615172e-005-0.0355569478550107j</text:p>
          </table:table-cell>
          <table:table-cell table:formula="of:=IMABS([.O56])" office:value-type="float" office:value="0.0355569718673623">
            <text:p>0.04</text:p>
          </table:table-cell>
          <table:table-cell table:formula="of:=20 * LOG10([.P56])" office:value-type="float" office:value="-28.981504637553">
            <text:p>-28.98</text:p>
          </table:table-cell>
          <table:table-cell table:formula="of:=IMARGUMENT([.O56])/PI()*180" office:value-type="float" office:value="-89.9334125140958">
            <text:p>-89.93</text:p>
          </table:table-cell>
          <table:table-cell table:formula="of:=-1*IF([.C56]&lt;=[.$C$5];[.$C$6];[.$C$8])" office:value-type="float" office:value="-40">
            <text:p>-40</text:p>
          </table:table-cell>
          <table:table-cell table:formula="of:=-1*IF([.C56]&lt;=[.$C$4];[.$C$6]+[.$C$7];300)" office:value-type="float" office:value="-300">
            <text:p>-300</text:p>
          </table:table-cell>
          <table:table-cell/>
          <table:table-cell table:formula="of:=POWER(IF([.Q56]&gt;[.S56];[.Q56]-[.S56];0);2)" office:value-type="float" office:value="121.407240052267">
            <text:p>121.41</text:p>
          </table:table-cell>
          <table:table-cell table:formula="of:=POWER(IF([.Q56]&lt;[.T56];[.Q56]-[.T56];0);2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00000">
            <text:p>3900000</text:p>
          </table:table-cell>
          <table:table-cell/>
          <table:table-cell table:formula="of:=2*PI()*[.C57]" office:value-type="float" office:value="24504422.6980004">
            <text:p>24504422.7</text:p>
          </table:table-cell>
          <table:table-cell/>
          <table:table-cell table:formula="of:=COMPLEX([.$C$10]; 0; &quot;j&quot;)" office:value-type="string" office:string-value="500">
            <text:p>500</text:p>
          </table:table-cell>
          <table:table-cell table:formula="of:=COMPLEX([.$C$12]; 0; &quot;j&quot;)" office:value-type="string" office:string-value="117.877291636942">
            <text:p>117.877291636942</text:p>
          </table:table-cell>
          <table:table-cell table:formula="of:=COMPLEX(0;[.E57]*[.$C$14]; &quot;j&quot;)" office:value-type="string" office:string-value="0.0584892560969598j">
            <text:p>0.0584892560969598j</text:p>
          </table:table-cell>
          <table:table-cell table:formula="of:=IMDIV(&quot;1&quot;;[.I57])" office:value-type="string" office:string-value="-17.0971570974037j">
            <text:p>-17.0971570974037j</text:p>
          </table:table-cell>
          <table:table-cell table:formula="of:=COMPLEX(0;[.E57]*[.$C$13]; &quot;j&quot;)" office:value-type="string" office:string-value="1372.86806282308j">
            <text:p>1372.86806282308j</text:p>
          </table:table-cell>
          <table:table-cell table:formula="of:=IMDIV(&quot;1&quot;;IMSUM([.H57];[.K57]))" office:value-type="string" office:string-value="6.20844076935404e-005-0.00072307141891473j">
            <text:p>6.20844076935404e-005-0.00072307141891473j</text:p>
          </table:table-cell>
          <table:table-cell table:formula="of:=IMSUM([.I57];[.L57])" office:value-type="string" office:string-value="6.20844076935404e-005+0.0577661846780451j">
            <text:p>6.20844076935404e-005+0.0577661846780451j</text:p>
          </table:table-cell>
          <table:table-cell table:formula="of:=IMPRODUCT([.G57];[.M57])" office:value-type="string" office:string-value="0.0310422038467702+28.8830923390226j">
            <text:p>0.0310422038467702+28.8830923390226j</text:p>
          </table:table-cell>
          <table:table-cell table:formula="of:=IMDIV(&quot;1&quot;; [.N57])" office:value-type="string" office:string-value="3.72104281799882e-005-0.0346222915873607j">
            <text:p>3.72104281799882e-005-0.0346222915873607j</text:p>
          </table:table-cell>
          <table:table-cell table:formula="of:=IMABS([.O57])" office:value-type="float" office:value="0.0346223115833734">
            <text:p>0.03</text:p>
          </table:table-cell>
          <table:table-cell table:formula="of:=20 * LOG10([.P57])" office:value-type="float" office:value="-29.2128787902238">
            <text:p>-29.21</text:p>
          </table:table-cell>
          <table:table-cell table:formula="of:=IMARGUMENT([.O57])/PI()*180" office:value-type="float" office:value="-89.9384211856017">
            <text:p>-89.94</text:p>
          </table:table-cell>
          <table:table-cell table:formula="of:=-1*IF([.C57]&lt;=[.$C$5];[.$C$6];[.$C$8])" office:value-type="float" office:value="-40">
            <text:p>-40</text:p>
          </table:table-cell>
          <table:table-cell table:formula="of:=-1*IF([.C57]&lt;=[.$C$4];[.$C$6]+[.$C$7];300)" office:value-type="float" office:value="-300">
            <text:p>-300</text:p>
          </table:table-cell>
          <table:table-cell/>
          <table:table-cell table:formula="of:=POWER(IF([.Q57]&gt;[.S57];[.Q57]-[.S57];0);2)" office:value-type="float" office:value="116.361983994404">
            <text:p>116.36</text:p>
          </table:table-cell>
          <table:table-cell table:formula="of:=POWER(IF([.Q57]&lt;[.T57];[.Q57]-[.T57];0);2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00000">
            <text:p>4000000</text:p>
          </table:table-cell>
          <table:table-cell/>
          <table:table-cell table:formula="of:=2*PI()*[.C58]" office:value-type="float" office:value="25132741.2287183">
            <text:p>25132741.23</text:p>
          </table:table-cell>
          <table:table-cell/>
          <table:table-cell table:formula="of:=COMPLEX([.$C$10]; 0; &quot;j&quot;)" office:value-type="string" office:string-value="500">
            <text:p>500</text:p>
          </table:table-cell>
          <table:table-cell table:formula="of:=COMPLEX([.$C$12]; 0; &quot;j&quot;)" office:value-type="string" office:string-value="117.877291636942">
            <text:p>117.877291636942</text:p>
          </table:table-cell>
          <table:table-cell table:formula="of:=COMPLEX(0;[.E58]*[.$C$14]; &quot;j&quot;)" office:value-type="string" office:string-value="0.0599889806122664j">
            <text:p>0.0599889806122664j</text:p>
          </table:table-cell>
          <table:table-cell table:formula="of:=IMDIV(&quot;1&quot;;[.I58])" office:value-type="string" office:string-value="-16.6697281699686j">
            <text:p>-16.6697281699686j</text:p>
          </table:table-cell>
          <table:table-cell table:formula="of:=COMPLEX(0;[.E58]*[.$C$13]; &quot;j&quot;)" office:value-type="string" office:string-value="1408.06980802368j">
            <text:p>1408.06980802368j</text:p>
          </table:table-cell>
          <table:table-cell table:formula="of:=IMDIV(&quot;1&quot;;IMSUM([.H58];[.K58]))" office:value-type="string" office:string-value="5.90403238789765e-005-0.000705249470491507j">
            <text:p>5.90403238789765e-005-0.000705249470491507j</text:p>
          </table:table-cell>
          <table:table-cell table:formula="of:=IMSUM([.I58];[.L58])" office:value-type="string" office:string-value="5.90403238789765e-005+0.0592837311417749j">
            <text:p>5.90403238789765e-005+0.0592837311417749j</text:p>
          </table:table-cell>
          <table:table-cell table:formula="of:=IMPRODUCT([.G58];[.M58])" office:value-type="string" office:string-value="0.0295201619394883+29.6418655708875j">
            <text:p>0.0295201619394883+29.6418655708875j</text:p>
          </table:table-cell>
          <table:table-cell table:formula="of:=IMDIV(&quot;1&quot;; [.N58])" office:value-type="string" office:string-value="3.35975213122435e-005-0.0337360347918813j">
            <text:p>3.35975213122435e-005-0.0337360347918813j</text:p>
          </table:table-cell>
          <table:table-cell table:formula="of:=IMABS([.O58])" office:value-type="float" office:value="0.0337360515216654">
            <text:p>0.03</text:p>
          </table:table-cell>
          <table:table-cell table:formula="of:=20 * LOG10([.P58])" office:value-type="float" office:value="-29.4381149747714">
            <text:p>-29.44</text:p>
          </table:table-cell>
          <table:table-cell table:formula="of:=IMARGUMENT([.O58])/PI()*180" office:value-type="float" office:value="-89.9429394844782">
            <text:p>-89.94</text:p>
          </table:table-cell>
          <table:table-cell table:formula="of:=-1*IF([.C58]&lt;=[.$C$5];[.$C$6];[.$C$8])" office:value-type="float" office:value="-40">
            <text:p>-40</text:p>
          </table:table-cell>
          <table:table-cell table:formula="of:=-1*IF([.C58]&lt;=[.$C$4];[.$C$6]+[.$C$7];300)" office:value-type="float" office:value="-300">
            <text:p>-300</text:p>
          </table:table-cell>
          <table:table-cell/>
          <table:table-cell table:formula="of:=POWER(IF([.Q58]&gt;[.S58];[.Q58]-[.S58];0);2)" office:value-type="float" office:value="111.553415286148">
            <text:p>111.55</text:p>
          </table:table-cell>
          <table:table-cell table:formula="of:=POWER(IF([.Q58]&lt;[.T58];[.Q58]-[.T58];0);2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00000">
            <text:p>4100000</text:p>
          </table:table-cell>
          <table:table-cell/>
          <table:table-cell table:formula="of:=2*PI()*[.C59]" office:value-type="float" office:value="25761059.7594363">
            <text:p>25761059.76</text:p>
          </table:table-cell>
          <table:table-cell/>
          <table:table-cell table:formula="of:=COMPLEX([.$C$10]; 0; &quot;j&quot;)" office:value-type="string" office:string-value="500">
            <text:p>500</text:p>
          </table:table-cell>
          <table:table-cell table:formula="of:=COMPLEX([.$C$12]; 0; &quot;j&quot;)" office:value-type="string" office:string-value="117.877291636942">
            <text:p>117.877291636942</text:p>
          </table:table-cell>
          <table:table-cell table:formula="of:=COMPLEX(0;[.E59]*[.$C$14]; &quot;j&quot;)" office:value-type="string" office:string-value="0.0614887051275731j">
            <text:p>0.0614887051275731j</text:p>
          </table:table-cell>
          <table:table-cell table:formula="of:=IMDIV(&quot;1&quot;;[.I59])" office:value-type="string" office:string-value="-16.2631494341157j">
            <text:p>-16.2631494341157j</text:p>
          </table:table-cell>
          <table:table-cell table:formula="of:=COMPLEX(0;[.E59]*[.$C$13]; &quot;j&quot;)" office:value-type="string" office:string-value="1443.27155322427j">
            <text:p>1443.27155322427j</text:p>
          </table:table-cell>
          <table:table-cell table:formula="of:=IMDIV(&quot;1&quot;;IMSUM([.H59];[.K59]))" office:value-type="string" office:string-value="5.62142815909792e-005-0.00068827907715325j">
            <text:p>5.62142815909792e-005-0.00068827907715325j</text:p>
          </table:table-cell>
          <table:table-cell table:formula="of:=IMSUM([.I59];[.L59])" office:value-type="string" office:string-value="5.62142815909792e-005+0.0608004260504199j">
            <text:p>5.62142815909792e-005+0.0608004260504199j</text:p>
          </table:table-cell>
          <table:table-cell table:formula="of:=IMPRODUCT([.G59];[.M59])" office:value-type="string" office:string-value="0.0281071407954896+30.40021302521j">
            <text:p>0.0281071407954896+30.40021302521j</text:p>
          </table:table-cell>
          <table:table-cell table:formula="of:=IMDIV(&quot;1&quot;; [.N59])" office:value-type="string" office:string-value="3.04132648640093e-005-0.0328944782176629j">
            <text:p>3.04132648640093e-005-0.0328944782176629j</text:p>
          </table:table-cell>
          <table:table-cell table:formula="of:=IMABS([.O59])" office:value-type="float" office:value="0.032894492277264">
            <text:p>0.03</text:p>
          </table:table-cell>
          <table:table-cell table:formula="of:=20 * LOG10([.P59])" office:value-type="float" office:value="-29.657536250017">
            <text:p>-29.66</text:p>
          </table:table-cell>
          <table:table-cell table:formula="of:=IMARGUMENT([.O59])/PI()*180" office:value-type="float" office:value="-89.9470260263786">
            <text:p>-89.95</text:p>
          </table:table-cell>
          <table:table-cell table:formula="of:=-1*IF([.C59]&lt;=[.$C$5];[.$C$6];[.$C$8])" office:value-type="float" office:value="-40">
            <text:p>-40</text:p>
          </table:table-cell>
          <table:table-cell table:formula="of:=-1*IF([.C59]&lt;=[.$C$4];[.$C$6]+[.$C$7];300)" office:value-type="float" office:value="-300">
            <text:p>-300</text:p>
          </table:table-cell>
          <table:table-cell/>
          <table:table-cell table:formula="of:=POWER(IF([.Q59]&gt;[.S59];[.Q59]-[.S59];0);2)" office:value-type="float" office:value="106.966556419711">
            <text:p>106.97</text:p>
          </table:table-cell>
          <table:table-cell table:formula="of:=POWER(IF([.Q59]&lt;[.T59];[.Q59]-[.T59];0);2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00000">
            <text:p>4200000</text:p>
          </table:table-cell>
          <table:table-cell/>
          <table:table-cell table:formula="of:=2*PI()*[.C60]" office:value-type="float" office:value="26389378.2901543">
            <text:p>26389378.29</text:p>
          </table:table-cell>
          <table:table-cell/>
          <table:table-cell table:formula="of:=COMPLEX([.$C$10]; 0; &quot;j&quot;)" office:value-type="string" office:string-value="500">
            <text:p>500</text:p>
          </table:table-cell>
          <table:table-cell table:formula="of:=COMPLEX([.$C$12]; 0; &quot;j&quot;)" office:value-type="string" office:string-value="117.877291636942">
            <text:p>117.877291636942</text:p>
          </table:table-cell>
          <table:table-cell table:formula="of:=COMPLEX(0;[.E60]*[.$C$14]; &quot;j&quot;)" office:value-type="string" office:string-value="0.0629884296428798j">
            <text:p>0.0629884296428798j</text:p>
          </table:table-cell>
          <table:table-cell table:formula="of:=IMDIV(&quot;1&quot;;[.I60])" office:value-type="string" office:string-value="-15.8759315904463j">
            <text:p>-15.8759315904463j</text:p>
          </table:table-cell>
          <table:table-cell table:formula="of:=COMPLEX(0;[.E60]*[.$C$13]; &quot;j&quot;)" office:value-type="string" office:string-value="1478.47329842486j">
            <text:p>1478.47329842486j</text:p>
          </table:table-cell>
          <table:table-cell table:formula="of:=IMDIV(&quot;1&quot;;IMSUM([.H60];[.K60]))" office:value-type="string" office:string-value="5.35859858948312e-005-0.000672101031632885j">
            <text:p>5.35859858948312e-005-0.000672101031632885j</text:p>
          </table:table-cell>
          <table:table-cell table:formula="of:=IMSUM([.I60];[.L60])" office:value-type="string" office:string-value="5.35859858948312e-005+0.0623163286112469j">
            <text:p>5.35859858948312e-005+0.0623163286112469j</text:p>
          </table:table-cell>
          <table:table-cell table:formula="of:=IMPRODUCT([.G60];[.M60])" office:value-type="string" office:string-value="0.0267929929474156+31.1581643056235j">
            <text:p>0.0267929929474156+31.1581643056235j</text:p>
          </table:table-cell>
          <table:table-cell table:formula="of:=IMDIV(&quot;1&quot;; [.N60])" office:value-type="string" office:string-value="2.75979728050369e-005-0.0320942931925944j">
            <text:p>2.75979728050369e-005-0.0320942931925944j</text:p>
          </table:table-cell>
          <table:table-cell table:formula="of:=IMABS([.O60])" office:value-type="float" office:value="0.0320943050583793">
            <text:p>0.03</text:p>
          </table:table-cell>
          <table:table-cell table:formula="of:=20 * LOG10([.P60])" office:value-type="float" office:value="-29.8714404741095">
            <text:p>-29.87</text:p>
          </table:table-cell>
          <table:table-cell table:formula="of:=IMARGUMENT([.O60])/PI()*180" office:value-type="float" office:value="-89.950731210511">
            <text:p>-89.95</text:p>
          </table:table-cell>
          <table:table-cell table:formula="of:=-1*IF([.C60]&lt;=[.$C$5];[.$C$6];[.$C$8])" office:value-type="float" office:value="-40">
            <text:p>-40</text:p>
          </table:table-cell>
          <table:table-cell table:formula="of:=-1*IF([.C60]&lt;=[.$C$4];[.$C$6]+[.$C$7];300)" office:value-type="float" office:value="-300">
            <text:p>-300</text:p>
          </table:table-cell>
          <table:table-cell/>
          <table:table-cell table:formula="of:=POWER(IF([.Q60]&gt;[.S60];[.Q60]-[.S60];0);2)" office:value-type="float" office:value="102.587718069507">
            <text:p>102.59</text:p>
          </table:table-cell>
          <table:table-cell table:formula="of:=POWER(IF([.Q60]&lt;[.T60];[.Q60]-[.T60];0);2)" office:value-type="float" office:value="0">
            <text:p>0</text:p>
          </table:table-cell>
          <table:table-cell/>
        </table:table-row>
      </table:table>
      <table:table table:name="Sheet2" table:style-name="ta1" table:print="false">
        <table:table-column table:style-name="co1" table:number-columns-repeated="8" table:default-cell-style-name="Default"/>
        <table:table-column table:style-name="co7" table:default-cell-style-name="Default"/>
        <table:table-column table:style-name="co1" table:number-columns-repeated="17" table:default-cell-style-name="Default"/>
        <table:table-column table:style-name="co8" table:default-cell-style-name="Default"/>
        <table:table-column table:style-name="co1" table:number-columns-repeated="13" table:default-cell-style-name="Default"/>
        <table:table-row table:style-name="ro1">
          <table:table-cell>
            <draw:frame table:end-cell-address="Sheet2.I40" table:end-x="0.2984in" table:end-y="0.0744in" draw:z-index="0" draw:style-name="gr1" svg:width="6.9819in" svg:height="6.8654in" svg:x="0.4287in" svg:y="0.1433in">
              <draw:object draw:notify-on-update-of-ranges="Sheet2.D19:Sheet2.D40 Sheet2.AI18:Sheet2.AI18 Sheet2.AI19:Sheet2.AI40 Sheet2.D19:Sheet2.D40 Sheet2.AJ18:Sheet2.AJ18 Sheet2.AJ19:Sheet2.AJ40 Sheet2.D19:Sheet2.D40 Sheet2.AF18:Sheet2.AF18 Sheet2.AF19:Sheet2.AF4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39"/>
        </table:table-row>
        <table:table-row table:style-name="ro1">
          <table:table-cell table:number-columns-repeated="9"/>
          <table:table-cell>
            <draw:frame table:end-cell-address="Sheet2.N17" table:end-x="0.0209in" table:end-y="0.0965in" draw:z-index="1" draw:style-name="gr1" svg:width="3.1398in" svg:height="2.7512in" svg:x="0.437in" svg:y="0.0126in">
              <draw:object draw:notify-on-update-of-ranges="Sheet2.D19:Sheet2.D40 Sheet2.AG18:Sheet2.AG18 Sheet2.AG19:Sheet2.AG4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30"/>
        </table:table-row>
        <table:table-row table:style-name="ro1">
          <table:table-cell/>
          <table:table-cell office:value-type="string">
            <text:p>F_1</text:p>
          </table:table-cell>
          <table:table-cell table:style-name="ce1" office:value-type="float" office:value="1500000">
            <text:p>1.50E+006</text:p>
          </table:table-cell>
          <table:table-cell table:number-columns-repeated="37"/>
        </table:table-row>
        <table:table-row table:style-name="ro1">
          <table:table-cell/>
          <table:table-cell office:value-type="string">
            <text:p>F_2</text:p>
          </table:table-cell>
          <table:table-cell table:style-name="ce1" office:value-type="float" office:value="2700000">
            <text:p>2.70E+006</text:p>
          </table:table-cell>
          <table:table-cell table:number-columns-repeated="37"/>
        </table:table-row>
        <table:table-row table:style-name="ro1">
          <table:table-cell/>
          <table:table-cell office:value-type="string">
            <text:p>pass_atten</text:p>
          </table:table-cell>
          <table:table-cell table:formula="of:=-[.C6]/2" office:value-type="float" office:value="-1.5">
            <text:p>-1.5</text:p>
          </table:table-cell>
          <table:table-cell table:number-columns-repeated="37"/>
        </table:table-row>
        <table:table-row table:style-name="ro1">
          <table:table-cell/>
          <table:table-cell office:value-type="string">
            <text:p>pass_ripple</text:p>
          </table:table-cell>
          <table:table-cell office:value-type="float" office:value="3">
            <text:p>3</text:p>
          </table:table-cell>
          <table:table-cell table:number-columns-repeated="37"/>
        </table:table-row>
        <table:table-row table:style-name="ro1">
          <table:table-cell/>
          <table:table-cell office:value-type="string">
            <text:p>stop_atten</text:p>
          </table:table-cell>
          <table:table-cell office:value-type="float" office:value="20">
            <text:p>20</text:p>
          </table:table-cell>
          <table:table-cell table:number-columns-repeated="37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string">
            <text:p>R</text:p>
          </table:table-cell>
          <table:table-cell office:value-type="float" office:value="500">
            <text:p>500</text:p>
          </table:table-cell>
          <table:table-cell table:number-columns-repeated="2"/>
          <table:table-cell office:value-type="string">
            <text:p>start</text:p>
          </table:table-cell>
          <table:table-cell office:value-type="string">
            <text:p>stop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table:number-columns-repeated="33"/>
        </table:table-row>
        <table:table-row table:style-name="ro1">
          <table:table-cell/>
          <table:table-cell office:value-type="string">
            <text:p>R1</text:p>
          </table:table-cell>
          <table:table-cell office:value-type="float" office:value="376.148476520897">
            <text:p>376.15</text:p>
          </table:table-cell>
          <table:table-cell office:value-type="float" office:value="320.642104607584">
            <text:p>320.64</text:p>
          </table:table-cell>
          <table:table-cell office:value-type="string">
            <text:p>L</text:p>
          </table:table-cell>
          <table:table-cell table:style-name="ce1" office:value-type="float" office:value="0.000001">
            <text:p>1.00E-006</text:p>
          </table:table-cell>
          <table:table-cell table:style-name="ce1" office:value-type="float" office:value="0.001">
            <text:p>1.00E-003</text:p>
          </table:table-cell>
          <table:table-cell table:number-columns-repeated="33"/>
        </table:table-row>
        <table:table-row table:style-name="ro1">
          <table:table-cell/>
          <table:table-cell office:value-type="string">
            <text:p>L1</text:p>
          </table:table-cell>
          <table:table-cell table:style-name="ce1" office:value-type="float" office:value="0.000103993121660911">
            <text:p>1.04E-004</text:p>
          </table:table-cell>
          <table:table-cell table:style-name="ce1" office:value-type="float" office:value="1.00073372367516">
            <text:p>1.00E+000</text:p>
          </table:table-cell>
          <table:table-cell office:value-type="string">
            <text:p>C</text:p>
          </table:table-cell>
          <table:table-cell table:style-name="ce1" office:value-type="float" office:value="0.000000000001">
            <text:p>1.00E-012</text:p>
          </table:table-cell>
          <table:table-cell table:style-name="ce1" office:value-type="float" office:value="0.001">
            <text:p>1.00E-003</text:p>
          </table:table-cell>
          <table:table-cell table:number-columns-repeated="33"/>
        </table:table-row>
        <table:table-row table:style-name="ro1">
          <table:table-cell/>
          <table:table-cell office:value-type="string">
            <text:p>C1</text:p>
          </table:table-cell>
          <table:table-cell table:style-name="ce1" office:value-type="float" office:value="0.000000000776288616838688">
            <text:p>7.76E-010</text:p>
          </table:table-cell>
          <table:table-cell table:style-name="ce1" office:value-type="float" office:value="1.00097444700964">
            <text:p>1.00E+000</text:p>
          </table:table-cell>
          <table:table-cell table:number-columns-repeated="36"/>
        </table:table-row>
        <table:table-row table:style-name="ro1">
          <table:table-cell/>
          <table:table-cell office:value-type="string">
            <text:p>R2</text:p>
          </table:table-cell>
          <table:table-cell office:value-type="float" office:value="165.623967153047">
            <text:p>165.62</text:p>
          </table:table-cell>
          <table:table-cell office:value-type="float" office:value="196.178512659116">
            <text:p>196.18</text:p>
          </table:table-cell>
          <table:table-cell table:number-columns-repeated="36"/>
        </table:table-row>
        <table:table-row table:style-name="ro1">
          <table:table-cell/>
          <table:table-cell office:value-type="string">
            <text:p>L2</text:p>
          </table:table-cell>
          <table:table-cell table:style-name="ce1" office:value-type="float" office:value="0.00060445916356598">
            <text:p>6.04E-004</text:p>
          </table:table-cell>
          <table:table-cell table:style-name="ce1" office:value-type="float" office:value="1.00014135946158">
            <text:p>1.00E+000</text:p>
          </table:table-cell>
          <table:table-cell table:number-columns-repeated="36"/>
        </table:table-row>
        <table:table-row table:style-name="ro1">
          <table:table-cell/>
          <table:table-cell office:value-type="string">
            <text:p>C2</text:p>
          </table:table-cell>
          <table:table-cell table:style-name="ce1" office:value-type="float" office:value="0.000529494475686661">
            <text:p>5.29E-004</text:p>
          </table:table-cell>
          <table:table-cell table:style-name="ce1" office:value-type="float" office:value="1.00000000174447">
            <text:p>1.00E+000</text:p>
          </table:table-cell>
          <table:table-cell table:number-columns-repeated="36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3"/>
          <table:table-cell office:value-type="string">
            <text:p>f</text:p>
          </table:table-cell>
          <table:table-cell office:value-type="string">
            <text:p>omega</text:p>
          </table:table-cell>
          <table:table-cell/>
          <table:table-cell office:value-type="string">
            <text:p>Z</text:p>
          </table:table-cell>
          <table:table-cell/>
          <table:table-cell office:value-type="string">
            <text:p>Z1</text:p>
          </table:table-cell>
          <table:table-cell/>
          <table:table-cell office:value-type="string">
            <text:p>1/Z_C1</text:p>
          </table:table-cell>
          <table:table-cell/>
          <table:table-cell office:value-type="string">
            <text:p>Z_L1</text:p>
          </table:table-cell>
          <table:table-cell/>
          <table:table-cell office:value-type="string">
            <text:p>Ze1</text:p>
          </table:table-cell>
          <table:table-cell table:number-columns-repeated="2"/>
          <table:table-cell office:value-type="string">
            <text:p>Z2</text:p>
          </table:table-cell>
          <table:table-cell/>
          <table:table-cell office:value-type="string">
            <text:p>1/Z_C2</text:p>
          </table:table-cell>
          <table:table-cell/>
          <table:table-cell office:value-type="string">
            <text:p>Z_L2</text:p>
          </table:table-cell>
          <table:table-cell/>
          <table:table-cell office:value-type="string">
            <text:p>Ze2</text:p>
          </table:table-cell>
          <table:table-cell table:number-columns-repeated="2"/>
          <table:table-cell office:value-type="string">
            <text:p>(Ze1 + Ze2)/Z1</text:p>
          </table:table-cell>
          <table:table-cell table:number-columns-repeated="3"/>
          <table:table-cell office:value-type="string">
            <text:p>abs</text:p>
          </table:table-cell>
          <table:table-cell office:value-type="string">
            <text:p>ampl [dB]</text:p>
          </table:table-cell>
          <table:table-cell office:value-type="string">
            <text:p>phase [deg]</text:p>
          </table:table-cell>
          <table:table-cell/>
          <table:table-cell office:value-type="string">
            <text:p>ideal lower</text:p>
          </table:table-cell>
          <table:table-cell office:value-type="string">
            <text:p>ideal upper</text:p>
          </table:table-cell>
          <table:table-cell/>
          <table:table-cell office:value-type="string">
            <text:p>error lower</text:p>
          </table:table-cell>
          <table:table-cell office:value-type="string">
            <text:p>error high</text:p>
          </table:table-cell>
          <table:table-cell office:value-type="string">
            <text:p>sum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table:formula="of:=2*PI()*[.D19]" office:value-type="float" office:value="0">
            <text:p>0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376.148476520897">
            <text:p>376.148476520897</text:p>
          </table:table-cell>
          <table:table-cell/>
          <table:table-cell table:formula="of:=COMPLEX(&quot;0&quot;;[.E19]*[.$C$13];&quot;j&quot;)" office:value-type="string" office:string-value="0">
            <text:p>0</text:p>
          </table:table-cell>
          <table:table-cell/>
          <table:table-cell table:formula="of:=COMPLEX(&quot;0&quot;;[.E19]*[.$C$12];&quot;j&quot;)" office:value-type="string" office:string-value="0">
            <text:p>0</text:p>
          </table:table-cell>
          <table:table-cell/>
          <table:table-cell table:formula="of:=IMDIV(&quot;1&quot;;IMSUM([.K19];IMDIV(&quot;1&quot;;IMSUM([.I19];[.M19]))))" office:value-type="string" office:string-value="376.148476520896">
            <text:p>376.148476520896</text:p>
          </table:table-cell>
          <table:table-cell table:number-columns-repeated="2"/>
          <table:table-cell table:formula="of:=COMPLEX([.$C$14];&quot;0&quot;;&quot;j&quot;)" office:value-type="string" office:string-value="165.623967153047">
            <text:p>165.623967153047</text:p>
          </table:table-cell>
          <table:table-cell/>
          <table:table-cell table:formula="of:=COMPLEX(&quot;0&quot;;[.E19]*[.$C$16];&quot;j&quot;)" office:value-type="string" office:string-value="0">
            <text:p>0</text:p>
          </table:table-cell>
          <table:table-cell/>
          <table:table-cell table:formula="of:=COMPLEX(&quot;0&quot;;[.E19]*[.$C$15];&quot;j&quot;)" office:value-type="string" office:string-value="0">
            <text:p>0</text:p>
          </table:table-cell>
          <table:table-cell/>
          <table:table-cell table:formula="of:=IMDIV(&quot;1&quot;;IMSUM([.T19];IMDIV(&quot;1&quot;;IMSUM([.R19];[.V19]))))" office:value-type="string" office:string-value="165.623967153047">
            <text:p>165.623967153047</text:p>
          </table:table-cell>
          <table:table-cell table:number-columns-repeated="2"/>
          <table:table-cell table:formula="of:=IMDIV(IMSUM([.O19];[.X19]);[.G19])" office:value-type="string" office:string-value="1.08354488734789">
            <text:p>1.08354488734789</text:p>
          </table:table-cell>
          <table:table-cell table:number-columns-repeated="3"/>
          <table:table-cell table:formula="of:=IMABS([.AA19])" office:value-type="float" office:value="1.08354488734789">
            <text:p>1.08</text:p>
          </table:table-cell>
          <table:table-cell table:formula="of:=20*LOG10([.AE19])" office:value-type="float" office:value="0.69693814558006">
            <text:p>0.7</text:p>
          </table:table-cell>
          <table:table-cell table:formula="of:=IMARGUMENT([.AA19])/PI()*180" office:value-type="float" office:value="0">
            <text:p>0</text:p>
          </table:table-cell>
          <table:table-cell/>
          <table:table-cell table:formula="of:=-IF([.D19]&lt;=[.$C$3];[.$C$5]+[.$C$6];300)" office:value-type="float" office:value="-1.5">
            <text:p>-1.5</text:p>
          </table:table-cell>
          <table:table-cell table:formula="of:=-IF([.D19]&lt;=[.$C$4];[.$C$5];[.$C$7])" office:value-type="float" office:value="1.5">
            <text:p>1.5</text:p>
          </table:table-cell>
          <table:table-cell/>
          <table:table-cell table:formula="of:=IF([.AF19]&lt;[.AI19];[.AF19]-[.AI19];0)" office:value-type="float" office:value="0">
            <text:p>0</text:p>
          </table:table-cell>
          <table:table-cell table:formula="of:=IF([.AF19]&gt;[.AJ19];[.AF19]-[.AJ19];0)" office:value-type="float" office:value="0">
            <text:p>0</text:p>
          </table:table-cell>
          <table:table-cell table:formula="of:=POWER(SUM([.AL19:.AL40]);2)+POWER(SUM([.AM19:.AM40]);2)" office:value-type="float" office:value="563.867324802785">
            <text:p>563.87</text:p>
          </table:table-cell>
        </table:table-row>
        <table:table-row table:style-name="ro1">
          <table:table-cell table:number-columns-repeated="3"/>
          <table:table-cell office:value-type="float" office:value="200000">
            <text:p>200000</text:p>
          </table:table-cell>
          <table:table-cell table:formula="of:=2*PI()*[.D20]" office:value-type="float" office:value="1256637.06143592">
            <text:p>1256637.06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376.148476520897">
            <text:p>376.148476520897</text:p>
          </table:table-cell>
          <table:table-cell/>
          <table:table-cell table:formula="of:=COMPLEX(&quot;0&quot;;[.E20]*[.$C$13];&quot;j&quot;)" office:value-type="string" office:string-value="0.000975513046290321j">
            <text:p>0.000975513046290321j</text:p>
          </table:table-cell>
          <table:table-cell/>
          <table:table-cell table:formula="of:=COMPLEX(&quot;0&quot;;[.E20]*[.$C$12];&quot;j&quot;)" office:value-type="string" office:string-value="130.681610813515j">
            <text:p>130.681610813515j</text:p>
          </table:table-cell>
          <table:table-cell/>
          <table:table-cell table:formula="of:=IMDIV(&quot;1&quot;;IMSUM([.K20];IMDIV(&quot;1&quot;;IMSUM([.I20];[.M20]))))" office:value-type="string" office:string-value="419.84059934784-26.7888366653455j">
            <text:p>419.84059934784-26.7888366653455j</text:p>
          </table:table-cell>
          <table:table-cell table:number-columns-repeated="2"/>
          <table:table-cell table:formula="of:=COMPLEX([.$C$14];&quot;0&quot;;&quot;j&quot;)" office:value-type="string" office:string-value="165.623967153047">
            <text:p>165.623967153047</text:p>
          </table:table-cell>
          <table:table-cell/>
          <table:table-cell table:formula="of:=COMPLEX(&quot;0&quot;;[.E20]*[.$C$16];&quot;j&quot;)" office:value-type="string" office:string-value="665.382381973437j">
            <text:p>665.382381973437j</text:p>
          </table:table-cell>
          <table:table-cell/>
          <table:table-cell table:formula="of:=COMPLEX(&quot;0&quot;;[.E20]*[.$C$15];&quot;j&quot;)" office:value-type="string" office:string-value="759.585787061566j">
            <text:p>759.585787061566j</text:p>
          </table:table-cell>
          <table:table-cell/>
          <table:table-cell table:formula="of:=IMDIV(&quot;1&quot;;IMSUM([.T20];IMDIV(&quot;1&quot;;IMSUM([.R20];[.V20]))))" office:value-type="string" office:string-value="6.18951232324607e-010-0.0015028980566188j">
            <text:p>6.18951232324607e-010-0.0015028980566188j</text:p>
          </table:table-cell>
          <table:table-cell table:number-columns-repeated="2"/>
          <table:table-cell table:formula="of:=IMDIV(IMSUM([.O20];[.X20]);[.G20])" office:value-type="string" office:string-value="0.839681198696918-0.0535806791268042j">
            <text:p>0.839681198696918-0.0535806791268042j</text:p>
          </table:table-cell>
          <table:table-cell table:number-columns-repeated="3"/>
          <table:table-cell table:formula="of:=IMABS([.AA20])" office:value-type="float" office:value="0.841388973436652">
            <text:p>0.84</text:p>
          </table:table-cell>
          <table:table-cell table:formula="of:=20*LOG10([.AE20])" office:value-type="float" office:value="-1.50006367587879">
            <text:p>-1.5</text:p>
          </table:table-cell>
          <table:table-cell table:formula="of:=IMARGUMENT([.AA20])/PI()*180" office:value-type="float" office:value="-3.65113591335611">
            <text:p>-3.65</text:p>
          </table:table-cell>
          <table:table-cell/>
          <table:table-cell table:formula="of:=-IF([.D20]&lt;=[.$C$3];[.$C$5]+[.$C$6];300)" office:value-type="float" office:value="-1.5">
            <text:p>-1.5</text:p>
          </table:table-cell>
          <table:table-cell table:formula="of:=-IF([.D20]&lt;=[.$C$4];[.$C$5];[.$C$7])" office:value-type="float" office:value="1.5">
            <text:p>1.5</text:p>
          </table:table-cell>
          <table:table-cell/>
          <table:table-cell table:formula="of:=IF([.AF20]&lt;[.AI20];[.AF20]-[.AI20];0)" office:value-type="float" office:value="-0.0000636758787915248">
            <text:p>0</text:p>
          </table:table-cell>
          <table:table-cell table:formula="of:=IF([.AF20]&gt;[.AJ20];[.AF20]-[.AJ20];0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400000">
            <text:p>400000</text:p>
          </table:table-cell>
          <table:table-cell table:formula="of:=2*PI()*[.D21]" office:value-type="float" office:value="2513274.12287183">
            <text:p>2513274.12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376.148476520897">
            <text:p>376.148476520897</text:p>
          </table:table-cell>
          <table:table-cell/>
          <table:table-cell table:formula="of:=COMPLEX(&quot;0&quot;;[.E21]*[.$C$13];&quot;j&quot;)" office:value-type="string" office:string-value="0.00195102609258064j">
            <text:p>0.00195102609258064j</text:p>
          </table:table-cell>
          <table:table-cell/>
          <table:table-cell table:formula="of:=COMPLEX(&quot;0&quot;;[.E21]*[.$C$12];&quot;j&quot;)" office:value-type="string" office:string-value="261.36322162703j">
            <text:p>261.36322162703j</text:p>
          </table:table-cell>
          <table:table-cell/>
          <table:table-cell table:formula="of:=IMDIV(&quot;1&quot;;IMSUM([.K21];IMDIV(&quot;1&quot;;IMSUM([.I21];[.M21]))))" office:value-type="string" office:string-value="483.018610403777-189.996586771138j">
            <text:p>483.018610403777-189.996586771138j</text:p>
          </table:table-cell>
          <table:table-cell table:number-columns-repeated="2"/>
          <table:table-cell table:formula="of:=COMPLEX([.$C$14];&quot;0&quot;;&quot;j&quot;)" office:value-type="string" office:string-value="165.623967153047">
            <text:p>165.623967153047</text:p>
          </table:table-cell>
          <table:table-cell/>
          <table:table-cell table:formula="of:=COMPLEX(&quot;0&quot;;[.E21]*[.$C$16];&quot;j&quot;)" office:value-type="string" office:string-value="1330.76476394687j">
            <text:p>1330.76476394687j</text:p>
          </table:table-cell>
          <table:table-cell/>
          <table:table-cell table:formula="of:=COMPLEX(&quot;0&quot;;[.E21]*[.$C$15];&quot;j&quot;)" office:value-type="string" office:string-value="1519.17157412313j">
            <text:p>1519.17157412313j</text:p>
          </table:table-cell>
          <table:table-cell/>
          <table:table-cell table:formula="of:=IMDIV(&quot;1&quot;;IMSUM([.T21];IMDIV(&quot;1&quot;;IMSUM([.R21];[.V21]))))" office:value-type="string" office:string-value="4.00475376619024e-011-0.0007514479763254j">
            <text:p>4.00475376619024e-011-0.0007514479763254j</text:p>
          </table:table-cell>
          <table:table-cell table:number-columns-repeated="2"/>
          <table:table-cell table:formula="of:=IMDIV(IMSUM([.O21];[.X21]);[.G21])" office:value-type="string" office:string-value="0.966037220807634-0.379994676438228j">
            <text:p>0.966037220807634-0.379994676438228j</text:p>
          </table:table-cell>
          <table:table-cell table:number-columns-repeated="3"/>
          <table:table-cell table:formula="of:=IMABS([.AA21])" office:value-type="float" office:value="1.03808663709111">
            <text:p>1.04</text:p>
          </table:table-cell>
          <table:table-cell table:formula="of:=20*LOG10([.AE21])" office:value-type="float" office:value="0.324672011297907">
            <text:p>0.32</text:p>
          </table:table-cell>
          <table:table-cell table:formula="of:=IMARGUMENT([.AA21])/PI()*180" office:value-type="float" office:value="-21.4723974507092">
            <text:p>-21.47</text:p>
          </table:table-cell>
          <table:table-cell/>
          <table:table-cell table:formula="of:=-IF([.D21]&lt;=[.$C$3];[.$C$5]+[.$C$6];300)" office:value-type="float" office:value="-1.5">
            <text:p>-1.5</text:p>
          </table:table-cell>
          <table:table-cell table:formula="of:=-IF([.D21]&lt;=[.$C$4];[.$C$5];[.$C$7])" office:value-type="float" office:value="1.5">
            <text:p>1.5</text:p>
          </table:table-cell>
          <table:table-cell/>
          <table:table-cell table:formula="of:=IF([.AF21]&lt;[.AI21];[.AF21]-[.AI21];0)" office:value-type="float" office:value="0">
            <text:p>0</text:p>
          </table:table-cell>
          <table:table-cell table:formula="of:=IF([.AF21]&gt;[.AJ21];[.AF21]-[.AJ21];0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600000">
            <text:p>600000</text:p>
          </table:table-cell>
          <table:table-cell table:formula="of:=2*PI()*[.D22]" office:value-type="float" office:value="3769911.18430775">
            <text:p>3769911.18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376.148476520897">
            <text:p>376.148476520897</text:p>
          </table:table-cell>
          <table:table-cell/>
          <table:table-cell table:formula="of:=COMPLEX(&quot;0&quot;;[.E22]*[.$C$13];&quot;j&quot;)" office:value-type="string" office:string-value="0.00292653913887096j">
            <text:p>0.00292653913887096j</text:p>
          </table:table-cell>
          <table:table-cell/>
          <table:table-cell table:formula="of:=COMPLEX(&quot;0&quot;;[.E22]*[.$C$12];&quot;j&quot;)" office:value-type="string" office:string-value="392.044832440545j">
            <text:p>392.044832440545j</text:p>
          </table:table-cell>
          <table:table-cell/>
          <table:table-cell table:formula="of:=IMDIV(&quot;1&quot;;IMSUM([.K22];IMDIV(&quot;1&quot;;IMSUM([.I22];[.M22]))))" office:value-type="string" office:string-value="304.944721258823-382.514811714996j">
            <text:p>304.944721258823-382.514811714996j</text:p>
          </table:table-cell>
          <table:table-cell table:number-columns-repeated="2"/>
          <table:table-cell table:formula="of:=COMPLEX([.$C$14];&quot;0&quot;;&quot;j&quot;)" office:value-type="string" office:string-value="165.623967153047">
            <text:p>165.623967153047</text:p>
          </table:table-cell>
          <table:table-cell/>
          <table:table-cell table:formula="of:=COMPLEX(&quot;0&quot;;[.E22]*[.$C$16];&quot;j&quot;)" office:value-type="string" office:string-value="1996.14714592031j">
            <text:p>1996.14714592031j</text:p>
          </table:table-cell>
          <table:table-cell/>
          <table:table-cell table:formula="of:=COMPLEX(&quot;0&quot;;[.E22]*[.$C$15];&quot;j&quot;)" office:value-type="string" office:string-value="2278.7573611847j">
            <text:p>2278.7573611847j</text:p>
          </table:table-cell>
          <table:table-cell/>
          <table:table-cell table:formula="of:=IMDIV(&quot;1&quot;;IMSUM([.T22];IMDIV(&quot;1&quot;;IMSUM([.R22];[.V22]))))" office:value-type="string" office:string-value="7.96258205687091e-012-0.000500965182216117j">
            <text:p>7.96258205687091e-012-0.000500965182216117j</text:p>
          </table:table-cell>
          <table:table-cell table:number-columns-repeated="2"/>
          <table:table-cell table:formula="of:=IMDIV(IMSUM([.O22];[.X22]);[.G22])" office:value-type="string" office:string-value="0.609889442517662-0.765030625360356j">
            <text:p>0.609889442517662-0.765030625360356j</text:p>
          </table:table-cell>
          <table:table-cell table:number-columns-repeated="3"/>
          <table:table-cell table:formula="of:=IMABS([.AA22])" office:value-type="float" office:value="0.978384888391967">
            <text:p>0.98</text:p>
          </table:table-cell>
          <table:table-cell table:formula="of:=20*LOG10([.AE22])" office:value-type="float" office:value="-0.189805275990294">
            <text:p>-0.19</text:p>
          </table:table-cell>
          <table:table-cell table:formula="of:=IMARGUMENT([.AA22])/PI()*180" office:value-type="float" office:value="-51.4378256853548">
            <text:p>-51.44</text:p>
          </table:table-cell>
          <table:table-cell/>
          <table:table-cell table:formula="of:=-IF([.D22]&lt;=[.$C$3];[.$C$5]+[.$C$6];300)" office:value-type="float" office:value="-1.5">
            <text:p>-1.5</text:p>
          </table:table-cell>
          <table:table-cell table:formula="of:=-IF([.D22]&lt;=[.$C$4];[.$C$5];[.$C$7])" office:value-type="float" office:value="1.5">
            <text:p>1.5</text:p>
          </table:table-cell>
          <table:table-cell/>
          <table:table-cell table:formula="of:=IF([.AF22]&lt;[.AI22];[.AF22]-[.AI22];0)" office:value-type="float" office:value="0">
            <text:p>0</text:p>
          </table:table-cell>
          <table:table-cell table:formula="of:=IF([.AF22]&gt;[.AJ22];[.AF22]-[.AJ22];0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800000">
            <text:p>800000</text:p>
          </table:table-cell>
          <table:table-cell table:formula="of:=2*PI()*[.D23]" office:value-type="float" office:value="5026548.24574367">
            <text:p>5026548.25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376.148476520897">
            <text:p>376.148476520897</text:p>
          </table:table-cell>
          <table:table-cell/>
          <table:table-cell table:formula="of:=COMPLEX(&quot;0&quot;;[.E23]*[.$C$13];&quot;j&quot;)" office:value-type="string" office:string-value="0.00390205218516129j">
            <text:p>0.00390205218516129j</text:p>
          </table:table-cell>
          <table:table-cell/>
          <table:table-cell table:formula="of:=COMPLEX(&quot;0&quot;;[.E23]*[.$C$12];&quot;j&quot;)" office:value-type="string" office:string-value="522.72644325406j">
            <text:p>522.72644325406j</text:p>
          </table:table-cell>
          <table:table-cell/>
          <table:table-cell table:formula="of:=IMDIV(&quot;1&quot;;IMSUM([.K23];IMDIV(&quot;1&quot;;IMSUM([.I23];[.M23]))))" office:value-type="string" office:string-value="116.264537736599-338.633326017304j">
            <text:p>116.264537736599-338.633326017304j</text:p>
          </table:table-cell>
          <table:table-cell table:number-columns-repeated="2"/>
          <table:table-cell table:formula="of:=COMPLEX([.$C$14];&quot;0&quot;;&quot;j&quot;)" office:value-type="string" office:string-value="165.623967153047">
            <text:p>165.623967153047</text:p>
          </table:table-cell>
          <table:table-cell/>
          <table:table-cell table:formula="of:=COMPLEX(&quot;0&quot;;[.E23]*[.$C$16];&quot;j&quot;)" office:value-type="string" office:string-value="2661.52952789375j">
            <text:p>2661.52952789375j</text:p>
          </table:table-cell>
          <table:table-cell/>
          <table:table-cell table:formula="of:=COMPLEX(&quot;0&quot;;[.E23]*[.$C$15];&quot;j&quot;)" office:value-type="string" office:string-value="3038.34314824626j">
            <text:p>3038.34314824626j</text:p>
          </table:table-cell>
          <table:table-cell/>
          <table:table-cell table:formula="of:=IMDIV(&quot;1&quot;;IMSUM([.T23];IMDIV(&quot;1&quot;;IMSUM([.R23];[.V23]))))" office:value-type="string" office:string-value="2.52521573400431e-012-0.000375723850821137j">
            <text:p>2.52521573400431e-012-0.000375723850821137j</text:p>
          </table:table-cell>
          <table:table-cell table:number-columns-repeated="2"/>
          <table:table-cell table:formula="of:=IMDIV(IMSUM([.O23];[.X23]);[.G23])" office:value-type="string" office:string-value="0.232529075473204-0.67726740348231j">
            <text:p>0.232529075473204-0.67726740348231j</text:p>
          </table:table-cell>
          <table:table-cell table:number-columns-repeated="3"/>
          <table:table-cell table:formula="of:=IMABS([.AA23])" office:value-type="float" office:value="0.71607325516325">
            <text:p>0.72</text:p>
          </table:table-cell>
          <table:table-cell table:formula="of:=20*LOG10([.AE23])" office:value-type="float" office:value="-2.90085093133469">
            <text:p>-2.9</text:p>
          </table:table-cell>
          <table:table-cell table:formula="of:=IMARGUMENT([.AA23])/PI()*180" office:value-type="float" office:value="-71.0508998904416">
            <text:p>-71.05</text:p>
          </table:table-cell>
          <table:table-cell/>
          <table:table-cell table:formula="of:=-IF([.D23]&lt;=[.$C$3];[.$C$5]+[.$C$6];300)" office:value-type="float" office:value="-1.5">
            <text:p>-1.5</text:p>
          </table:table-cell>
          <table:table-cell table:formula="of:=-IF([.D23]&lt;=[.$C$4];[.$C$5];[.$C$7])" office:value-type="float" office:value="1.5">
            <text:p>1.5</text:p>
          </table:table-cell>
          <table:table-cell/>
          <table:table-cell table:formula="of:=IF([.AF23]&lt;[.AI23];[.AF23]-[.AI23];0)" office:value-type="float" office:value="-1.40085093133469">
            <text:p>-1.4</text:p>
          </table:table-cell>
          <table:table-cell table:formula="of:=IF([.AF23]&gt;[.AJ23];[.AF23]-[.AJ23];0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0000">
            <text:p>1000000</text:p>
          </table:table-cell>
          <table:table-cell table:formula="of:=2*PI()*[.D24]" office:value-type="float" office:value="6283185.30717959">
            <text:p>6283185.31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376.148476520897">
            <text:p>376.148476520897</text:p>
          </table:table-cell>
          <table:table-cell/>
          <table:table-cell table:formula="of:=COMPLEX(&quot;0&quot;;[.E24]*[.$C$13];&quot;j&quot;)" office:value-type="string" office:string-value="0.00487756523145161j">
            <text:p>0.00487756523145161j</text:p>
          </table:table-cell>
          <table:table-cell/>
          <table:table-cell table:formula="of:=COMPLEX(&quot;0&quot;;[.E24]*[.$C$12];&quot;j&quot;)" office:value-type="string" office:string-value="653.408054067575j">
            <text:p>653.408054067575j</text:p>
          </table:table-cell>
          <table:table-cell/>
          <table:table-cell table:formula="of:=IMDIV(&quot;1&quot;;IMSUM([.K24];IMDIV(&quot;1&quot;;IMSUM([.I24];[.M24]))))" office:value-type="string" office:string-value="46.1575568154896-260.042431336795j">
            <text:p>46.1575568154896-260.042431336795j</text:p>
          </table:table-cell>
          <table:table-cell table:number-columns-repeated="2"/>
          <table:table-cell table:formula="of:=COMPLEX([.$C$14];&quot;0&quot;;&quot;j&quot;)" office:value-type="string" office:string-value="165.623967153047">
            <text:p>165.623967153047</text:p>
          </table:table-cell>
          <table:table-cell/>
          <table:table-cell table:formula="of:=COMPLEX(&quot;0&quot;;[.E24]*[.$C$16];&quot;j&quot;)" office:value-type="string" office:string-value="3326.91190986719j">
            <text:p>3326.91190986719j</text:p>
          </table:table-cell>
          <table:table-cell/>
          <table:table-cell table:formula="of:=COMPLEX(&quot;0&quot;;[.E24]*[.$C$15];&quot;j&quot;)" office:value-type="string" office:string-value="3797.92893530783j">
            <text:p>3797.92893530783j</text:p>
          </table:table-cell>
          <table:table-cell/>
          <table:table-cell table:formula="of:=IMDIV(&quot;1&quot;;IMSUM([.T24];IMDIV(&quot;1&quot;;IMSUM([.R24];[.V24]))))" office:value-type="string" office:string-value="1.03543262745608e-012-0.000300579067340736j">
            <text:p>1.03543262745608e-012-0.000300579067340736j</text:p>
          </table:table-cell>
          <table:table-cell table:number-columns-repeated="2"/>
          <table:table-cell table:formula="of:=IMDIV(IMSUM([.O24];[.X24]);[.G24])" office:value-type="string" office:string-value="0.0923151136309812-0.520085463831724j">
            <text:p>0.0923151136309812-0.520085463831724j</text:p>
          </table:table-cell>
          <table:table-cell table:number-columns-repeated="3"/>
          <table:table-cell table:formula="of:=IMABS([.AA24])" office:value-type="float" office:value="0.528214889882669">
            <text:p>0.53</text:p>
          </table:table-cell>
          <table:table-cell table:formula="of:=20*LOG10([.AE24])" office:value-type="float" office:value="-5.5437872120429">
            <text:p>-5.54</text:p>
          </table:table-cell>
          <table:table-cell table:formula="of:=IMARGUMENT([.AA24])/PI()*180" office:value-type="float" office:value="-79.9348366493758">
            <text:p>-79.93</text:p>
          </table:table-cell>
          <table:table-cell/>
          <table:table-cell table:formula="of:=-IF([.D24]&lt;=[.$C$3];[.$C$5]+[.$C$6];300)" office:value-type="float" office:value="-1.5">
            <text:p>-1.5</text:p>
          </table:table-cell>
          <table:table-cell table:formula="of:=-IF([.D24]&lt;=[.$C$4];[.$C$5];[.$C$7])" office:value-type="float" office:value="1.5">
            <text:p>1.5</text:p>
          </table:table-cell>
          <table:table-cell/>
          <table:table-cell table:formula="of:=IF([.AF24]&lt;[.AI24];[.AF24]-[.AI24];0)" office:value-type="float" office:value="-4.0437872120429">
            <text:p>-4.04</text:p>
          </table:table-cell>
          <table:table-cell table:formula="of:=IF([.AF24]&gt;[.AJ24];[.AF24]-[.AJ24];0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00000">
            <text:p>1200000</text:p>
          </table:table-cell>
          <table:table-cell table:formula="of:=2*PI()*[.D25]" office:value-type="float" office:value="7539822.3686155">
            <text:p>7539822.37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376.148476520897">
            <text:p>376.148476520897</text:p>
          </table:table-cell>
          <table:table-cell/>
          <table:table-cell table:formula="of:=COMPLEX(&quot;0&quot;;[.E25]*[.$C$13];&quot;j&quot;)" office:value-type="string" office:string-value="0.00585307827774193j">
            <text:p>0.00585307827774193j</text:p>
          </table:table-cell>
          <table:table-cell/>
          <table:table-cell table:formula="of:=COMPLEX(&quot;0&quot;;[.E25]*[.$C$12];&quot;j&quot;)" office:value-type="string" office:string-value="784.08966488109j">
            <text:p>784.08966488109j</text:p>
          </table:table-cell>
          <table:table-cell/>
          <table:table-cell table:formula="of:=IMDIV(&quot;1&quot;;IMSUM([.K25];IMDIV(&quot;1&quot;;IMSUM([.I25];[.M25]))))" office:value-type="string" office:string-value="21.2147605558118-205.436949171236j">
            <text:p>21.2147605558118-205.436949171236j</text:p>
          </table:table-cell>
          <table:table-cell table:number-columns-repeated="2"/>
          <table:table-cell table:formula="of:=COMPLEX([.$C$14];&quot;0&quot;;&quot;j&quot;)" office:value-type="string" office:string-value="165.623967153047">
            <text:p>165.623967153047</text:p>
          </table:table-cell>
          <table:table-cell/>
          <table:table-cell table:formula="of:=COMPLEX(&quot;0&quot;;[.E25]*[.$C$16];&quot;j&quot;)" office:value-type="string" office:string-value="3992.29429184062j">
            <text:p>3992.29429184062j</text:p>
          </table:table-cell>
          <table:table-cell/>
          <table:table-cell table:formula="of:=COMPLEX(&quot;0&quot;;[.E25]*[.$C$15];&quot;j&quot;)" office:value-type="string" office:string-value="4557.51472236939j">
            <text:p>4557.51472236939j</text:p>
          </table:table-cell>
          <table:table-cell/>
          <table:table-cell table:formula="of:=IMDIV(&quot;1&quot;;IMSUM([.T25];IMDIV(&quot;1&quot;;IMSUM([.R25];[.V25]))))" office:value-type="string" office:string-value="4.99630335055497e-013-0.000250482550079445j">
            <text:p>4.99630335055497e-013-0.000250482550079445j</text:p>
          </table:table-cell>
          <table:table-cell table:number-columns-repeated="2"/>
          <table:table-cell table:formula="of:=IMDIV(IMSUM([.O25];[.X25]);[.G25])" office:value-type="string" office:string-value="0.0424295211116246-0.410874399307572j">
            <text:p>0.0424295211116246-0.410874399307572j</text:p>
          </table:table-cell>
          <table:table-cell table:number-columns-repeated="3"/>
          <table:table-cell table:formula="of:=IMABS([.AA25])" office:value-type="float" office:value="0.413059361675922">
            <text:p>0.41</text:p>
          </table:table-cell>
          <table:table-cell table:formula="of:=20*LOG10([.AE25])" office:value-type="float" office:value="-7.67975060872583">
            <text:p>-7.68</text:p>
          </table:table-cell>
          <table:table-cell table:formula="of:=IMARGUMENT([.AA25])/PI()*180" office:value-type="float" office:value="-84.1041693164133">
            <text:p>-84.1</text:p>
          </table:table-cell>
          <table:table-cell/>
          <table:table-cell table:formula="of:=-IF([.D25]&lt;=[.$C$3];[.$C$5]+[.$C$6];300)" office:value-type="float" office:value="-1.5">
            <text:p>-1.5</text:p>
          </table:table-cell>
          <table:table-cell table:formula="of:=-IF([.D25]&lt;=[.$C$4];[.$C$5];[.$C$7])" office:value-type="float" office:value="1.5">
            <text:p>1.5</text:p>
          </table:table-cell>
          <table:table-cell/>
          <table:table-cell table:formula="of:=IF([.AF25]&lt;[.AI25];[.AF25]-[.AI25];0)" office:value-type="float" office:value="-6.17975060872583">
            <text:p>-6.18</text:p>
          </table:table-cell>
          <table:table-cell table:formula="of:=IF([.AF25]&gt;[.AJ25];[.AF25]-[.AJ25];0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00000">
            <text:p>1400000</text:p>
          </table:table-cell>
          <table:table-cell table:formula="of:=2*PI()*[.D26]" office:value-type="float" office:value="8796459.43005142">
            <text:p>8796459.43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376.148476520897">
            <text:p>376.148476520897</text:p>
          </table:table-cell>
          <table:table-cell/>
          <table:table-cell table:formula="of:=COMPLEX(&quot;0&quot;;[.E26]*[.$C$13];&quot;j&quot;)" office:value-type="string" office:string-value="0.00682859132403225j">
            <text:p>0.00682859132403225j</text:p>
          </table:table-cell>
          <table:table-cell/>
          <table:table-cell table:formula="of:=COMPLEX(&quot;0&quot;;[.E26]*[.$C$12];&quot;j&quot;)" office:value-type="string" office:string-value="914.771275694605j">
            <text:p>914.771275694605j</text:p>
          </table:table-cell>
          <table:table-cell/>
          <table:table-cell table:formula="of:=IMDIV(&quot;1&quot;;IMSUM([.K26];IMDIV(&quot;1&quot;;IMSUM([.I26];[.M26]))))" office:value-type="string" office:string-value="11.0228839168165-168.95864486631j">
            <text:p>11.0228839168165-168.95864486631j</text:p>
          </table:table-cell>
          <table:table-cell table:number-columns-repeated="2"/>
          <table:table-cell table:formula="of:=COMPLEX([.$C$14];&quot;0&quot;;&quot;j&quot;)" office:value-type="string" office:string-value="165.623967153047">
            <text:p>165.623967153047</text:p>
          </table:table-cell>
          <table:table-cell/>
          <table:table-cell table:formula="of:=COMPLEX(&quot;0&quot;;[.E26]*[.$C$16];&quot;j&quot;)" office:value-type="string" office:string-value="4657.67667381406j">
            <text:p>4657.67667381406j</text:p>
          </table:table-cell>
          <table:table-cell/>
          <table:table-cell table:formula="of:=COMPLEX(&quot;0&quot;;[.E26]*[.$C$15];&quot;j&quot;)" office:value-type="string" office:string-value="5317.10050943096j">
            <text:p>5317.10050943096j</text:p>
          </table:table-cell>
          <table:table-cell/>
          <table:table-cell table:formula="of:=IMDIV(&quot;1&quot;;IMSUM([.T26];IMDIV(&quot;1&quot;;IMSUM([.R26];[.V26]))))" office:value-type="string" office:string-value="2.69782404367236e-013-0.000214699325516085j">
            <text:p>2.69782404367236e-013-0.000214699325516085j</text:p>
          </table:table-cell>
          <table:table-cell table:number-columns-repeated="2"/>
          <table:table-cell table:formula="of:=IMDIV(IMSUM([.O26];[.X26]);[.G26])" office:value-type="string" office:string-value="0.0220457678336336-0.337917719131272j">
            <text:p>0.0220457678336336-0.337917719131272j</text:p>
          </table:table-cell>
          <table:table-cell table:number-columns-repeated="3"/>
          <table:table-cell table:formula="of:=IMABS([.AA26])" office:value-type="float" office:value="0.338636089013347">
            <text:p>0.34</text:p>
          </table:table-cell>
          <table:table-cell table:formula="of:=20*LOG10([.AE26])" office:value-type="float" office:value="-9.40533520545356">
            <text:p>-9.41</text:p>
          </table:table-cell>
          <table:table-cell table:formula="of:=IMARGUMENT([.AA26])/PI()*180" office:value-type="float" office:value="-86.2673104322654">
            <text:p>-86.27</text:p>
          </table:table-cell>
          <table:table-cell/>
          <table:table-cell table:formula="of:=-IF([.D26]&lt;=[.$C$3];[.$C$5]+[.$C$6];300)" office:value-type="float" office:value="-1.5">
            <text:p>-1.5</text:p>
          </table:table-cell>
          <table:table-cell table:formula="of:=-IF([.D26]&lt;=[.$C$4];[.$C$5];[.$C$7])" office:value-type="float" office:value="1.5">
            <text:p>1.5</text:p>
          </table:table-cell>
          <table:table-cell/>
          <table:table-cell table:formula="of:=IF([.AF26]&lt;[.AI26];[.AF26]-[.AI26];0)" office:value-type="float" office:value="-7.90533520545356">
            <text:p>-7.91</text:p>
          </table:table-cell>
          <table:table-cell table:formula="of:=IF([.AF26]&gt;[.AJ26];[.AF26]-[.AJ26];0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00000">
            <text:p>1600000</text:p>
          </table:table-cell>
          <table:table-cell table:formula="of:=2*PI()*[.D27]" office:value-type="float" office:value="10053096.4914873">
            <text:p>10053096.49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376.148476520897">
            <text:p>376.148476520897</text:p>
          </table:table-cell>
          <table:table-cell/>
          <table:table-cell table:formula="of:=COMPLEX(&quot;0&quot;;[.E27]*[.$C$13];&quot;j&quot;)" office:value-type="string" office:string-value="0.00780410437032257j">
            <text:p>0.00780410437032257j</text:p>
          </table:table-cell>
          <table:table-cell/>
          <table:table-cell table:formula="of:=COMPLEX(&quot;0&quot;;[.E27]*[.$C$12];&quot;j&quot;)" office:value-type="string" office:string-value="1045.45288650812j">
            <text:p>1045.45288650812j</text:p>
          </table:table-cell>
          <table:table-cell/>
          <table:table-cell table:formula="of:=IMDIV(&quot;1&quot;;IMSUM([.K27];IMDIV(&quot;1&quot;;IMSUM([.I27];[.M27]))))" office:value-type="string" office:string-value="6.28318158220851-143.460528552694j">
            <text:p>6.28318158220851-143.460528552694j</text:p>
          </table:table-cell>
          <table:table-cell table:number-columns-repeated="2"/>
          <table:table-cell table:formula="of:=COMPLEX([.$C$14];&quot;0&quot;;&quot;j&quot;)" office:value-type="string" office:string-value="165.623967153047">
            <text:p>165.623967153047</text:p>
          </table:table-cell>
          <table:table-cell/>
          <table:table-cell table:formula="of:=COMPLEX(&quot;0&quot;;[.E27]*[.$C$16];&quot;j&quot;)" office:value-type="string" office:string-value="5323.0590557875j">
            <text:p>5323.0590557875j</text:p>
          </table:table-cell>
          <table:table-cell/>
          <table:table-cell table:formula="of:=COMPLEX(&quot;0&quot;;[.E27]*[.$C$15];&quot;j&quot;)" office:value-type="string" office:string-value="6076.68629649252j">
            <text:p>6076.68629649252j</text:p>
          </table:table-cell>
          <table:table-cell/>
          <table:table-cell table:formula="of:=IMDIV(&quot;1&quot;;IMSUM([.T27];IMDIV(&quot;1&quot;;IMSUM([.R27];[.V27]))))" office:value-type="string" office:string-value="1.58177425539484e-013-0.000187861908051723j">
            <text:p>1.58177425539484e-013-0.000187861908051723j</text:p>
          </table:table-cell>
          <table:table-cell table:number-columns-repeated="2"/>
          <table:table-cell table:formula="of:=IMDIV(IMSUM([.O27];[.X27]);[.G27])" office:value-type="string" office:string-value="0.0125663631644173-0.286921432829204j">
            <text:p>0.0125663631644173-0.286921432829204j</text:p>
          </table:table-cell>
          <table:table-cell table:number-columns-repeated="3"/>
          <table:table-cell table:formula="of:=IMABS([.AA27])" office:value-type="float" office:value="0.287196486921312">
            <text:p>0.29</text:p>
          </table:table-cell>
          <table:table-cell table:formula="of:=20*LOG10([.AE27])" office:value-type="float" office:value="-10.836417536507">
            <text:p>-10.84</text:p>
          </table:table-cell>
          <table:table-cell table:formula="of:=IMARGUMENT([.AA27])/PI()*180" office:value-type="float" office:value="-87.4922063920343">
            <text:p>-87.49</text:p>
          </table:table-cell>
          <table:table-cell/>
          <table:table-cell table:formula="of:=-IF([.D27]&lt;=[.$C$3];[.$C$5]+[.$C$6];300)" office:value-type="float" office:value="-300">
            <text:p>-300</text:p>
          </table:table-cell>
          <table:table-cell table:formula="of:=-IF([.D27]&lt;=[.$C$4];[.$C$5];[.$C$7])" office:value-type="float" office:value="1.5">
            <text:p>1.5</text:p>
          </table:table-cell>
          <table:table-cell/>
          <table:table-cell table:formula="of:=IF([.AF27]&lt;[.AI27];[.AF27]-[.AI27];0)" office:value-type="float" office:value="0">
            <text:p>0</text:p>
          </table:table-cell>
          <table:table-cell table:formula="of:=IF([.AF27]&gt;[.AJ27];[.AF27]-[.AJ27];0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00000">
            <text:p>1800000</text:p>
          </table:table-cell>
          <table:table-cell table:formula="of:=2*PI()*[.D28]" office:value-type="float" office:value="11309733.5529233">
            <text:p>11309733.55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376.148476520897">
            <text:p>376.148476520897</text:p>
          </table:table-cell>
          <table:table-cell/>
          <table:table-cell table:formula="of:=COMPLEX(&quot;0&quot;;[.E28]*[.$C$13];&quot;j&quot;)" office:value-type="string" office:string-value="0.00877961741661289j">
            <text:p>0.00877961741661289j</text:p>
          </table:table-cell>
          <table:table-cell/>
          <table:table-cell table:formula="of:=COMPLEX(&quot;0&quot;;[.E28]*[.$C$12];&quot;j&quot;)" office:value-type="string" office:string-value="1176.13449732164j">
            <text:p>1176.13449732164j</text:p>
          </table:table-cell>
          <table:table-cell/>
          <table:table-cell table:formula="of:=IMDIV(&quot;1&quot;;IMSUM([.K28];IMDIV(&quot;1&quot;;IMSUM([.I28];[.M28]))))" office:value-type="string" office:string-value="3.84293234606513-124.752528736688j">
            <text:p>3.84293234606513-124.752528736688j</text:p>
          </table:table-cell>
          <table:table-cell table:number-columns-repeated="2"/>
          <table:table-cell table:formula="of:=COMPLEX([.$C$14];&quot;0&quot;;&quot;j&quot;)" office:value-type="string" office:string-value="165.623967153047">
            <text:p>165.623967153047</text:p>
          </table:table-cell>
          <table:table-cell/>
          <table:table-cell table:formula="of:=COMPLEX(&quot;0&quot;;[.E28]*[.$C$16];&quot;j&quot;)" office:value-type="string" office:string-value="5988.44143776094j">
            <text:p>5988.44143776094j</text:p>
          </table:table-cell>
          <table:table-cell/>
          <table:table-cell table:formula="of:=COMPLEX(&quot;0&quot;;[.E28]*[.$C$15];&quot;j&quot;)" office:value-type="string" office:string-value="6836.27208355409j">
            <text:p>6836.27208355409j</text:p>
          </table:table-cell>
          <table:table-cell/>
          <table:table-cell table:formula="of:=IMDIV(&quot;1&quot;;IMSUM([.T28];IMDIV(&quot;1&quot;;IMSUM([.R28];[.V28]))))" office:value-type="string" office:string-value="9.87647738520619e-014-0.000166988361630599j">
            <text:p>9.87647738520619e-014-0.000166988361630599j</text:p>
          </table:table-cell>
          <table:table-cell table:number-columns-repeated="2"/>
          <table:table-cell table:formula="of:=IMDIV(IMSUM([.O28];[.X28]);[.G28])" office:value-type="string" office:string-value="0.00768586469213046-0.2495053914501j">
            <text:p>0.00768586469213046-0.2495053914501j</text:p>
          </table:table-cell>
          <table:table-cell table:number-columns-repeated="3"/>
          <table:table-cell table:formula="of:=IMABS([.AA28])" office:value-type="float" office:value="0.249623742618232">
            <text:p>0.25</text:p>
          </table:table-cell>
          <table:table-cell table:formula="of:=20*LOG10([.AE28])" office:value-type="float" office:value="-12.0542821940794">
            <text:p>-12.05</text:p>
          </table:table-cell>
          <table:table-cell table:formula="of:=IMARGUMENT([.AA28])/PI()*180" office:value-type="float" office:value="-88.2355956497284">
            <text:p>-88.24</text:p>
          </table:table-cell>
          <table:table-cell/>
          <table:table-cell table:formula="of:=-IF([.D28]&lt;=[.$C$3];[.$C$5]+[.$C$6];300)" office:value-type="float" office:value="-300">
            <text:p>-300</text:p>
          </table:table-cell>
          <table:table-cell table:formula="of:=-IF([.D28]&lt;=[.$C$4];[.$C$5];[.$C$7])" office:value-type="float" office:value="1.5">
            <text:p>1.5</text:p>
          </table:table-cell>
          <table:table-cell/>
          <table:table-cell table:formula="of:=IF([.AF28]&lt;[.AI28];[.AF28]-[.AI28];0)" office:value-type="float" office:value="0">
            <text:p>0</text:p>
          </table:table-cell>
          <table:table-cell table:formula="of:=IF([.AF28]&gt;[.AJ28];[.AF28]-[.AJ28];0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00000">
            <text:p>2000000</text:p>
          </table:table-cell>
          <table:table-cell table:formula="of:=2*PI()*[.D29]" office:value-type="float" office:value="12566370.6143592">
            <text:p>12566370.61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376.148476520897">
            <text:p>376.148476520897</text:p>
          </table:table-cell>
          <table:table-cell/>
          <table:table-cell table:formula="of:=COMPLEX(&quot;0&quot;;[.E29]*[.$C$13];&quot;j&quot;)" office:value-type="string" office:string-value="0.00975513046290321j">
            <text:p>0.00975513046290321j</text:p>
          </table:table-cell>
          <table:table-cell/>
          <table:table-cell table:formula="of:=COMPLEX(&quot;0&quot;;[.E29]*[.$C$12];&quot;j&quot;)" office:value-type="string" office:string-value="1306.81610813515j">
            <text:p>1306.81610813515j</text:p>
          </table:table-cell>
          <table:table-cell/>
          <table:table-cell table:formula="of:=IMDIV(&quot;1&quot;;IMSUM([.K29];IMDIV(&quot;1&quot;;IMSUM([.I29];[.M29]))))" office:value-type="string" office:string-value="2.48309649167943-110.460234644201j">
            <text:p>2.48309649167943-110.460234644201j</text:p>
          </table:table-cell>
          <table:table-cell table:number-columns-repeated="2"/>
          <table:table-cell table:formula="of:=COMPLEX([.$C$14];&quot;0&quot;;&quot;j&quot;)" office:value-type="string" office:string-value="165.623967153047">
            <text:p>165.623967153047</text:p>
          </table:table-cell>
          <table:table-cell/>
          <table:table-cell table:formula="of:=COMPLEX(&quot;0&quot;;[.E29]*[.$C$16];&quot;j&quot;)" office:value-type="string" office:string-value="6653.82381973437j">
            <text:p>6653.82381973437j</text:p>
          </table:table-cell>
          <table:table-cell/>
          <table:table-cell table:formula="of:=COMPLEX(&quot;0&quot;;[.E29]*[.$C$15];&quot;j&quot;)" office:value-type="string" office:string-value="7595.85787061566j">
            <text:p>7595.85787061566j</text:p>
          </table:table-cell>
          <table:table-cell/>
          <table:table-cell table:formula="of:=IMDIV(&quot;1&quot;;IMSUM([.T29];IMDIV(&quot;1&quot;;IMSUM([.R29];[.V29]))))" office:value-type="string" office:string-value="6.48067906790071e-014-0.000150289524770772j">
            <text:p>6.48067906790071e-014-0.000150289524770772j</text:p>
          </table:table-cell>
          <table:table-cell table:number-columns-repeated="2"/>
          <table:table-cell table:formula="of:=IMDIV(IMSUM([.O29];[.X29]);[.G29])" office:value-type="string" office:string-value="0.004966192983359-0.220920769867452j">
            <text:p>0.004966192983359-0.220920769867452j</text:p>
          </table:table-cell>
          <table:table-cell table:number-columns-repeated="3"/>
          <table:table-cell table:formula="of:=IMABS([.AA29])" office:value-type="float" office:value="0.220976581636099">
            <text:p>0.22</text:p>
          </table:table-cell>
          <table:table-cell table:formula="of:=20*LOG10([.AE29])" office:value-type="float" office:value="-13.1130749792493">
            <text:p>-13.11</text:p>
          </table:table-cell>
          <table:table-cell table:formula="of:=IMARGUMENT([.AA29])/PI()*180" office:value-type="float" office:value="-88.7122352334041">
            <text:p>-88.71</text:p>
          </table:table-cell>
          <table:table-cell/>
          <table:table-cell table:formula="of:=-IF([.D29]&lt;=[.$C$3];[.$C$5]+[.$C$6];300)" office:value-type="float" office:value="-300">
            <text:p>-300</text:p>
          </table:table-cell>
          <table:table-cell table:formula="of:=-IF([.D29]&lt;=[.$C$4];[.$C$5];[.$C$7])" office:value-type="float" office:value="1.5">
            <text:p>1.5</text:p>
          </table:table-cell>
          <table:table-cell/>
          <table:table-cell table:formula="of:=IF([.AF29]&lt;[.AI29];[.AF29]-[.AI29];0)" office:value-type="float" office:value="0">
            <text:p>0</text:p>
          </table:table-cell>
          <table:table-cell table:formula="of:=IF([.AF29]&gt;[.AJ29];[.AF29]-[.AJ29];0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00000">
            <text:p>2200000</text:p>
          </table:table-cell>
          <table:table-cell table:formula="of:=2*PI()*[.D30]" office:value-type="float" office:value="13823007.6757951">
            <text:p>13823007.68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376.148476520897">
            <text:p>376.148476520897</text:p>
          </table:table-cell>
          <table:table-cell/>
          <table:table-cell table:formula="of:=COMPLEX(&quot;0&quot;;[.E30]*[.$C$13];&quot;j&quot;)" office:value-type="string" office:string-value="0.0107306435091935j">
            <text:p>0.0107306435091935j</text:p>
          </table:table-cell>
          <table:table-cell/>
          <table:table-cell table:formula="of:=COMPLEX(&quot;0&quot;;[.E30]*[.$C$12];&quot;j&quot;)" office:value-type="string" office:string-value="1437.49771894867j">
            <text:p>1437.49771894867j</text:p>
          </table:table-cell>
          <table:table-cell/>
          <table:table-cell table:formula="of:=IMDIV(&quot;1&quot;;IMSUM([.K30];IMDIV(&quot;1&quot;;IMSUM([.I30];[.M30]))))" office:value-type="string" office:string-value="1.67638728820417-99.1822502638521j">
            <text:p>1.67638728820417-99.1822502638521j</text:p>
          </table:table-cell>
          <table:table-cell table:number-columns-repeated="2"/>
          <table:table-cell table:formula="of:=COMPLEX([.$C$14];&quot;0&quot;;&quot;j&quot;)" office:value-type="string" office:string-value="165.623967153047">
            <text:p>165.623967153047</text:p>
          </table:table-cell>
          <table:table-cell/>
          <table:table-cell table:formula="of:=COMPLEX(&quot;0&quot;;[.E30]*[.$C$16];&quot;j&quot;)" office:value-type="string" office:string-value="7319.20620170781j">
            <text:p>7319.20620170781j</text:p>
          </table:table-cell>
          <table:table-cell/>
          <table:table-cell table:formula="of:=COMPLEX(&quot;0&quot;;[.E30]*[.$C$15];&quot;j&quot;)" office:value-type="string" office:string-value="8355.44365767722j">
            <text:p>8355.44365767722j</text:p>
          </table:table-cell>
          <table:table-cell/>
          <table:table-cell table:formula="of:=IMDIV(&quot;1&quot;;IMSUM([.T30];IMDIV(&quot;1&quot;;IMSUM([.R30];[.V30]))))" office:value-type="string" office:string-value="4.426756067827e-014-0.000136626840231948j">
            <text:p>4.426756067827e-014-0.000136626840231948j</text:p>
          </table:table-cell>
          <table:table-cell table:number-columns-repeated="2"/>
          <table:table-cell table:formula="of:=IMDIV(IMSUM([.O30];[.X30]);[.G30])" office:value-type="string" office:string-value="0.00335277457640842-0.198364773781385j">
            <text:p>0.00335277457640842-0.198364773781385j</text:p>
          </table:table-cell>
          <table:table-cell table:number-columns-repeated="3"/>
          <table:table-cell table:formula="of:=IMABS([.AA30])" office:value-type="float" office:value="0.198393106167277">
            <text:p>0.2</text:p>
          </table:table-cell>
          <table:table-cell table:formula="of:=20*LOG10([.AE30])" office:value-type="float" office:value="-14.0494684587102">
            <text:p>-14.05</text:p>
          </table:table-cell>
          <table:table-cell table:formula="of:=IMARGUMENT([.AA30])/PI()*180" office:value-type="float" office:value="-89.0316751339301">
            <text:p>-89.03</text:p>
          </table:table-cell>
          <table:table-cell/>
          <table:table-cell table:formula="of:=-IF([.D30]&lt;=[.$C$3];[.$C$5]+[.$C$6];300)" office:value-type="float" office:value="-300">
            <text:p>-300</text:p>
          </table:table-cell>
          <table:table-cell table:formula="of:=-IF([.D30]&lt;=[.$C$4];[.$C$5];[.$C$7])" office:value-type="float" office:value="1.5">
            <text:p>1.5</text:p>
          </table:table-cell>
          <table:table-cell/>
          <table:table-cell table:formula="of:=IF([.AF30]&lt;[.AI30];[.AF30]-[.AI30];0)" office:value-type="float" office:value="0">
            <text:p>0</text:p>
          </table:table-cell>
          <table:table-cell table:formula="of:=IF([.AF30]&gt;[.AJ30];[.AF30]-[.AJ30];0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00000">
            <text:p>2400000</text:p>
          </table:table-cell>
          <table:table-cell table:formula="of:=2*PI()*[.D31]" office:value-type="float" office:value="15079644.737231">
            <text:p>15079644.74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376.148476520897">
            <text:p>376.148476520897</text:p>
          </table:table-cell>
          <table:table-cell/>
          <table:table-cell table:formula="of:=COMPLEX(&quot;0&quot;;[.E31]*[.$C$13];&quot;j&quot;)" office:value-type="string" office:string-value="0.0117061565554839j">
            <text:p>0.0117061565554839j</text:p>
          </table:table-cell>
          <table:table-cell/>
          <table:table-cell table:formula="of:=COMPLEX(&quot;0&quot;;[.E31]*[.$C$12];&quot;j&quot;)" office:value-type="string" office:string-value="1568.17932976218j">
            <text:p>1568.17932976218j</text:p>
          </table:table-cell>
          <table:table-cell/>
          <table:table-cell table:formula="of:=IMDIV(&quot;1&quot;;IMSUM([.K31];IMDIV(&quot;1&quot;;IMSUM([.I31];[.M31]))))" office:value-type="string" office:string-value="1.17302142580611-90.0491130762851j">
            <text:p>1.17302142580611-90.0491130762851j</text:p>
          </table:table-cell>
          <table:table-cell table:number-columns-repeated="2"/>
          <table:table-cell table:formula="of:=COMPLEX([.$C$14];&quot;0&quot;;&quot;j&quot;)" office:value-type="string" office:string-value="165.623967153047">
            <text:p>165.623967153047</text:p>
          </table:table-cell>
          <table:table-cell/>
          <table:table-cell table:formula="of:=COMPLEX(&quot;0&quot;;[.E31]*[.$C$16];&quot;j&quot;)" office:value-type="string" office:string-value="7984.58858368125j">
            <text:p>7984.58858368125j</text:p>
          </table:table-cell>
          <table:table-cell/>
          <table:table-cell table:formula="of:=COMPLEX(&quot;0&quot;;[.E31]*[.$C$15];&quot;j&quot;)" office:value-type="string" office:string-value="9115.02944473879j">
            <text:p>9115.02944473879j</text:p>
          </table:table-cell>
          <table:table-cell/>
          <table:table-cell table:formula="of:=IMDIV(&quot;1&quot;;IMSUM([.T31];IMDIV(&quot;1&quot;;IMSUM([.R31];[.V31]))))" office:value-type="string" office:string-value="3.12578131856717e-014-0.000125241269885756j">
            <text:p>3.12578131856717e-014-0.000125241269885756j</text:p>
          </table:table-cell>
          <table:table-cell table:number-columns-repeated="2"/>
          <table:table-cell table:formula="of:=IMDIV(IMSUM([.O31];[.X31]);[.G31])" office:value-type="string" office:string-value="0.00234604285161228-0.18009847663511j">
            <text:p>0.00234604285161228-0.18009847663511j</text:p>
          </table:table-cell>
          <table:table-cell table:number-columns-repeated="3"/>
          <table:table-cell table:formula="of:=IMABS([.AA31])" office:value-type="float" office:value="0.180113756285712">
            <text:p>0.18</text:p>
          </table:table-cell>
          <table:table-cell table:formula="of:=20*LOG10([.AE31])" office:value-type="float" office:value="-14.889062328748">
            <text:p>-14.89</text:p>
          </table:table-cell>
          <table:table-cell table:formula="of:=IMARGUMENT([.AA31])/PI()*180" office:value-type="float" office:value="-89.2536819068812">
            <text:p>-89.25</text:p>
          </table:table-cell>
          <table:table-cell/>
          <table:table-cell table:formula="of:=-IF([.D31]&lt;=[.$C$3];[.$C$5]+[.$C$6];300)" office:value-type="float" office:value="-300">
            <text:p>-300</text:p>
          </table:table-cell>
          <table:table-cell table:formula="of:=-IF([.D31]&lt;=[.$C$4];[.$C$5];[.$C$7])" office:value-type="float" office:value="1.5">
            <text:p>1.5</text:p>
          </table:table-cell>
          <table:table-cell/>
          <table:table-cell table:formula="of:=IF([.AF31]&lt;[.AI31];[.AF31]-[.AI31];0)" office:value-type="float" office:value="0">
            <text:p>0</text:p>
          </table:table-cell>
          <table:table-cell table:formula="of:=IF([.AF31]&gt;[.AJ31];[.AF31]-[.AJ31];0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00000">
            <text:p>2600000</text:p>
          </table:table-cell>
          <table:table-cell table:formula="of:=2*PI()*[.D32]" office:value-type="float" office:value="16336281.7986669">
            <text:p>16336281.8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376.148476520897">
            <text:p>376.148476520897</text:p>
          </table:table-cell>
          <table:table-cell/>
          <table:table-cell table:formula="of:=COMPLEX(&quot;0&quot;;[.E32]*[.$C$13];&quot;j&quot;)" office:value-type="string" office:string-value="0.0126816696017742j">
            <text:p>0.0126816696017742j</text:p>
          </table:table-cell>
          <table:table-cell/>
          <table:table-cell table:formula="of:=COMPLEX(&quot;0&quot;;[.E32]*[.$C$12];&quot;j&quot;)" office:value-type="string" office:string-value="1698.8609405757j">
            <text:p>1698.8609405757j</text:p>
          </table:table-cell>
          <table:table-cell/>
          <table:table-cell table:formula="of:=IMDIV(&quot;1&quot;;IMSUM([.K32];IMDIV(&quot;1&quot;;IMSUM([.I32];[.M32]))))" office:value-type="string" office:string-value="0.845606579465451-82.4958529437264j">
            <text:p>0.845606579465451-82.4958529437264j</text:p>
          </table:table-cell>
          <table:table-cell table:number-columns-repeated="2"/>
          <table:table-cell table:formula="of:=COMPLEX([.$C$14];&quot;0&quot;;&quot;j&quot;)" office:value-type="string" office:string-value="165.623967153047">
            <text:p>165.623967153047</text:p>
          </table:table-cell>
          <table:table-cell/>
          <table:table-cell table:formula="of:=COMPLEX(&quot;0&quot;;[.E32]*[.$C$16];&quot;j&quot;)" office:value-type="string" office:string-value="8649.97096565469j">
            <text:p>8649.97096565469j</text:p>
          </table:table-cell>
          <table:table-cell/>
          <table:table-cell table:formula="of:=COMPLEX(&quot;0&quot;;[.E32]*[.$C$15];&quot;j&quot;)" office:value-type="string" office:string-value="9874.61523180035j">
            <text:p>9874.61523180035j</text:p>
          </table:table-cell>
          <table:table-cell/>
          <table:table-cell table:formula="of:=IMDIV(&quot;1&quot;;IMSUM([.T32];IMDIV(&quot;1&quot;;IMSUM([.R32];[.V32]))))" office:value-type="string" office:string-value="2.26950617796063e-014-0.000115607325813555j">
            <text:p>2.26950617796063e-014-0.000115607325813555j</text:p>
          </table:table-cell>
          <table:table-cell table:number-columns-repeated="2"/>
          <table:table-cell table:formula="of:=IMDIV(IMSUM([.O32];[.X32]);[.G32])" office:value-type="string" office:string-value="0.00169121315893095-0.164991937102104j">
            <text:p>0.00169121315893095-0.164991937102104j</text:p>
          </table:table-cell>
          <table:table-cell table:number-columns-repeated="3"/>
          <table:table-cell table:formula="of:=IMABS([.AA32])" office:value-type="float" office:value="0.165000604576631">
            <text:p>0.17</text:p>
          </table:table-cell>
          <table:table-cell table:formula="of:=20*LOG10([.AE32])" office:value-type="float" office:value="-15.6502892898051">
            <text:p>-15.65</text:p>
          </table:table-cell>
          <table:table-cell table:formula="of:=IMARGUMENT([.AA32])/PI()*180" office:value-type="float" office:value="-89.4127229215028">
            <text:p>-89.41</text:p>
          </table:table-cell>
          <table:table-cell/>
          <table:table-cell table:formula="of:=-IF([.D32]&lt;=[.$C$3];[.$C$5]+[.$C$6];300)" office:value-type="float" office:value="-300">
            <text:p>-300</text:p>
          </table:table-cell>
          <table:table-cell table:formula="of:=-IF([.D32]&lt;=[.$C$4];[.$C$5];[.$C$7])" office:value-type="float" office:value="1.5">
            <text:p>1.5</text:p>
          </table:table-cell>
          <table:table-cell/>
          <table:table-cell table:formula="of:=IF([.AF32]&lt;[.AI32];[.AF32]-[.AI32];0)" office:value-type="float" office:value="0">
            <text:p>0</text:p>
          </table:table-cell>
          <table:table-cell table:formula="of:=IF([.AF32]&gt;[.AJ32];[.AF32]-[.AJ32];0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00000">
            <text:p>2800000</text:p>
          </table:table-cell>
          <table:table-cell table:formula="of:=2*PI()*[.D33]" office:value-type="float" office:value="17592918.8601028">
            <text:p>17592918.86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376.148476520897">
            <text:p>376.148476520897</text:p>
          </table:table-cell>
          <table:table-cell/>
          <table:table-cell table:formula="of:=COMPLEX(&quot;0&quot;;[.E33]*[.$C$13];&quot;j&quot;)" office:value-type="string" office:string-value="0.0136571826480645j">
            <text:p>0.0136571826480645j</text:p>
          </table:table-cell>
          <table:table-cell/>
          <table:table-cell table:formula="of:=COMPLEX(&quot;0&quot;;[.E33]*[.$C$12];&quot;j&quot;)" office:value-type="string" office:string-value="1829.54255138921j">
            <text:p>1829.54255138921j</text:p>
          </table:table-cell>
          <table:table-cell/>
          <table:table-cell table:formula="of:=IMDIV(&quot;1&quot;;IMSUM([.K33];IMDIV(&quot;1&quot;;IMSUM([.I33];[.M33]))))" office:value-type="string" office:string-value="0.62510411825741-76.1402943293133j">
            <text:p>0.62510411825741-76.1402943293133j</text:p>
          </table:table-cell>
          <table:table-cell table:number-columns-repeated="2"/>
          <table:table-cell table:formula="of:=COMPLEX([.$C$14];&quot;0&quot;;&quot;j&quot;)" office:value-type="string" office:string-value="165.623967153047">
            <text:p>165.623967153047</text:p>
          </table:table-cell>
          <table:table-cell/>
          <table:table-cell table:formula="of:=COMPLEX(&quot;0&quot;;[.E33]*[.$C$16];&quot;j&quot;)" office:value-type="string" office:string-value="9315.35334762812j">
            <text:p>9315.35334762812j</text:p>
          </table:table-cell>
          <table:table-cell/>
          <table:table-cell table:formula="of:=COMPLEX(&quot;0&quot;;[.E33]*[.$C$15];&quot;j&quot;)" office:value-type="string" office:string-value="10634.2010188619j">
            <text:p>10634.2010188619j</text:p>
          </table:table-cell>
          <table:table-cell/>
          <table:table-cell table:formula="of:=IMDIV(&quot;1&quot;;IMSUM([.T33];IMDIV(&quot;1&quot;;IMSUM([.R33];[.V33]))))" office:value-type="string" office:string-value="1.68736664733054e-014-0.000107349659510976j">
            <text:p>1.68736664733054e-014-0.000107349659510976j</text:p>
          </table:table-cell>
          <table:table-cell table:number-columns-repeated="2"/>
          <table:table-cell table:formula="of:=IMDIV(IMSUM([.O33];[.X33]);[.G33])" office:value-type="string" office:string-value="0.00125020823651485-0.152280803357946j">
            <text:p>0.00125020823651485-0.152280803357946j</text:p>
          </table:table-cell>
          <table:table-cell table:number-columns-repeated="3"/>
          <table:table-cell table:formula="of:=IMABS([.AA33])" office:value-type="float" office:value="0.152285935305845">
            <text:p>0.15</text:p>
          </table:table-cell>
          <table:table-cell table:formula="of:=20*LOG10([.AE33])" office:value-type="float" office:value="-16.3468041002025">
            <text:p>-16.35</text:p>
          </table:table-cell>
          <table:table-cell table:formula="of:=IMARGUMENT([.AA33])/PI()*180" office:value-type="float" office:value="-89.5296186743692">
            <text:p>-89.53</text:p>
          </table:table-cell>
          <table:table-cell/>
          <table:table-cell table:formula="of:=-IF([.D33]&lt;=[.$C$3];[.$C$5]+[.$C$6];300)" office:value-type="float" office:value="-300">
            <text:p>-300</text:p>
          </table:table-cell>
          <table:table-cell table:formula="of:=-IF([.D33]&lt;=[.$C$4];[.$C$5];[.$C$7])" office:value-type="float" office:value="-20">
            <text:p>-20</text:p>
          </table:table-cell>
          <table:table-cell/>
          <table:table-cell table:formula="of:=IF([.AF33]&lt;[.AI33];[.AF33]-[.AI33];0)" office:value-type="float" office:value="0">
            <text:p>0</text:p>
          </table:table-cell>
          <table:table-cell table:formula="of:=IF([.AF33]&gt;[.AJ33];[.AF33]-[.AJ33];0)" office:value-type="float" office:value="3.65319589979751">
            <text:p>3.65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00000">
            <text:p>3000000</text:p>
          </table:table-cell>
          <table:table-cell table:formula="of:=2*PI()*[.D34]" office:value-type="float" office:value="18849555.9215388">
            <text:p>18849555.92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376.148476520897">
            <text:p>376.148476520897</text:p>
          </table:table-cell>
          <table:table-cell/>
          <table:table-cell table:formula="of:=COMPLEX(&quot;0&quot;;[.E34]*[.$C$13];&quot;j&quot;)" office:value-type="string" office:string-value="0.0146326956943548j">
            <text:p>0.0146326956943548j</text:p>
          </table:table-cell>
          <table:table-cell/>
          <table:table-cell table:formula="of:=COMPLEX(&quot;0&quot;;[.E34]*[.$C$12];&quot;j&quot;)" office:value-type="string" office:string-value="1960.22416220273j">
            <text:p>1960.22416220273j</text:p>
          </table:table-cell>
          <table:table-cell/>
          <table:table-cell table:formula="of:=IMDIV(&quot;1&quot;;IMSUM([.K34];IMDIV(&quot;1&quot;;IMSUM([.I34];[.M34]))))" office:value-type="string" office:string-value="0.472154854343516-70.7148674127569j">
            <text:p>0.472154854343516-70.7148674127569j</text:p>
          </table:table-cell>
          <table:table-cell table:number-columns-repeated="2"/>
          <table:table-cell table:formula="of:=COMPLEX([.$C$14];&quot;0&quot;;&quot;j&quot;)" office:value-type="string" office:string-value="165.623967153047">
            <text:p>165.623967153047</text:p>
          </table:table-cell>
          <table:table-cell/>
          <table:table-cell table:formula="of:=COMPLEX(&quot;0&quot;;[.E34]*[.$C$16];&quot;j&quot;)" office:value-type="string" office:string-value="9980.73572960156j">
            <text:p>9980.73572960156j</text:p>
          </table:table-cell>
          <table:table-cell/>
          <table:table-cell table:formula="of:=COMPLEX(&quot;0&quot;;[.E34]*[.$C$15];&quot;j&quot;)" office:value-type="string" office:string-value="11393.7868059235j">
            <text:p>11393.7868059235j</text:p>
          </table:table-cell>
          <table:table-cell/>
          <table:table-cell table:formula="of:=IMDIV(&quot;1&quot;;IMSUM([.T34];IMDIV(&quot;1&quot;;IMSUM([.R34];[.V34]))))" office:value-type="string" office:string-value="1.28047216105873e-014-0.000100193015413275j">
            <text:p>1.28047216105873e-014-0.000100193015413275j</text:p>
          </table:table-cell>
          <table:table-cell table:number-columns-repeated="2"/>
          <table:table-cell table:formula="of:=IMDIV(IMSUM([.O34];[.X34]);[.G34])" office:value-type="string" office:string-value="0.000944309708687058-0.141429935211545j">
            <text:p>0.000944309708687058-0.141429935211545j</text:p>
          </table:table-cell>
          <table:table-cell table:number-columns-repeated="3"/>
          <table:table-cell table:formula="of:=IMABS([.AA34])" office:value-type="float" office:value="0.141433087694386">
            <text:p>0.14</text:p>
          </table:table-cell>
          <table:table-cell table:formula="of:=20*LOG10([.AE34])" office:value-type="float" office:value="-16.9889795445757">
            <text:p>-16.99</text:p>
          </table:table-cell>
          <table:table-cell table:formula="of:=IMARGUMENT([.AA34])/PI()*180" office:value-type="float" office:value="-89.6174490443593">
            <text:p>-89.62</text:p>
          </table:table-cell>
          <table:table-cell/>
          <table:table-cell table:formula="of:=-IF([.D34]&lt;=[.$C$3];[.$C$5]+[.$C$6];300)" office:value-type="float" office:value="-300">
            <text:p>-300</text:p>
          </table:table-cell>
          <table:table-cell table:formula="of:=-IF([.D34]&lt;=[.$C$4];[.$C$5];[.$C$7])" office:value-type="float" office:value="-20">
            <text:p>-20</text:p>
          </table:table-cell>
          <table:table-cell/>
          <table:table-cell table:formula="of:=IF([.AF34]&lt;[.AI34];[.AF34]-[.AI34];0)" office:value-type="float" office:value="0">
            <text:p>0</text:p>
          </table:table-cell>
          <table:table-cell table:formula="of:=IF([.AF34]&gt;[.AJ34];[.AF34]-[.AJ34];0)" office:value-type="float" office:value="3.01102045542426">
            <text:p>3.0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00000">
            <text:p>3200000</text:p>
          </table:table-cell>
          <table:table-cell table:formula="of:=2*PI()*[.D35]" office:value-type="float" office:value="20106192.9829747">
            <text:p>20106192.98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376.148476520897">
            <text:p>376.148476520897</text:p>
          </table:table-cell>
          <table:table-cell/>
          <table:table-cell table:formula="of:=COMPLEX(&quot;0&quot;;[.E35]*[.$C$13];&quot;j&quot;)" office:value-type="string" office:string-value="0.0156082087406451j">
            <text:p>0.0156082087406451j</text:p>
          </table:table-cell>
          <table:table-cell/>
          <table:table-cell table:formula="of:=COMPLEX(&quot;0&quot;;[.E35]*[.$C$12];&quot;j&quot;)" office:value-type="string" office:string-value="2090.90577301624j">
            <text:p>2090.90577301624j</text:p>
          </table:table-cell>
          <table:table-cell/>
          <table:table-cell table:formula="of:=IMDIV(&quot;1&quot;;IMSUM([.K35];IMDIV(&quot;1&quot;;IMSUM([.I35];[.M35]))))" office:value-type="string" office:string-value="0.363337031599168-66.0266547726689j">
            <text:p>0.363337031599168-66.0266547726689j</text:p>
          </table:table-cell>
          <table:table-cell table:number-columns-repeated="2"/>
          <table:table-cell table:formula="of:=COMPLEX([.$C$14];&quot;0&quot;;&quot;j&quot;)" office:value-type="string" office:string-value="165.623967153047">
            <text:p>165.623967153047</text:p>
          </table:table-cell>
          <table:table-cell/>
          <table:table-cell table:formula="of:=COMPLEX(&quot;0&quot;;[.E35]*[.$C$16];&quot;j&quot;)" office:value-type="string" office:string-value="10646.118111575j">
            <text:p>10646.118111575j</text:p>
          </table:table-cell>
          <table:table-cell/>
          <table:table-cell table:formula="of:=COMPLEX(&quot;0&quot;;[.E35]*[.$C$15];&quot;j&quot;)" office:value-type="string" office:string-value="12153.372592985j">
            <text:p>12153.372592985j</text:p>
          </table:table-cell>
          <table:table-cell/>
          <table:table-cell table:formula="of:=IMDIV(&quot;1&quot;;IMSUM([.T35];IMDIV(&quot;1&quot;;IMSUM([.R35];[.V35]))))" office:value-type="string" office:string-value="9.89159567332981e-015-9.39309518499621e-005j">
            <text:p>9.89159567332981e-015-9.39309518499621e-005j</text:p>
          </table:table-cell>
          <table:table-cell table:number-columns-repeated="2"/>
          <table:table-cell table:formula="of:=IMDIV(IMSUM([.O35];[.X35]);[.G35])" office:value-type="string" office:string-value="0.000726674063198356-0.132053497407242j">
            <text:p>0.000726674063198356-0.132053497407242j</text:p>
          </table:table-cell>
          <table:table-cell table:number-columns-repeated="3"/>
          <table:table-cell table:formula="of:=IMABS([.AA35])" office:value-type="float" office:value="0.132055496790852">
            <text:p>0.13</text:p>
          </table:table-cell>
          <table:table-cell table:formula="of:=20*LOG10([.AE35])" office:value-type="float" office:value="-17.5848703327231">
            <text:p>-17.58</text:p>
          </table:table-cell>
          <table:table-cell table:formula="of:=IMARGUMENT([.AA35])/PI()*180" office:value-type="float" office:value="-89.6847115944251">
            <text:p>-89.68</text:p>
          </table:table-cell>
          <table:table-cell/>
          <table:table-cell table:formula="of:=-IF([.D35]&lt;=[.$C$3];[.$C$5]+[.$C$6];300)" office:value-type="float" office:value="-300">
            <text:p>-300</text:p>
          </table:table-cell>
          <table:table-cell table:formula="of:=-IF([.D35]&lt;=[.$C$4];[.$C$5];[.$C$7])" office:value-type="float" office:value="-20">
            <text:p>-20</text:p>
          </table:table-cell>
          <table:table-cell/>
          <table:table-cell table:formula="of:=IF([.AF35]&lt;[.AI35];[.AF35]-[.AI35];0)" office:value-type="float" office:value="0">
            <text:p>0</text:p>
          </table:table-cell>
          <table:table-cell table:formula="of:=IF([.AF35]&gt;[.AJ35];[.AF35]-[.AJ35];0)" office:value-type="float" office:value="2.41512966727693">
            <text:p>2.42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00000">
            <text:p>3400000</text:p>
          </table:table-cell>
          <table:table-cell table:formula="of:=2*PI()*[.D36]" office:value-type="float" office:value="21362830.0444106">
            <text:p>21362830.04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376.148476520897">
            <text:p>376.148476520897</text:p>
          </table:table-cell>
          <table:table-cell/>
          <table:table-cell table:formula="of:=COMPLEX(&quot;0&quot;;[.E36]*[.$C$13];&quot;j&quot;)" office:value-type="string" office:string-value="0.0165837217869355j">
            <text:p>0.0165837217869355j</text:p>
          </table:table-cell>
          <table:table-cell/>
          <table:table-cell table:formula="of:=COMPLEX(&quot;0&quot;;[.E36]*[.$C$12];&quot;j&quot;)" office:value-type="string" office:string-value="2221.58738382976j">
            <text:p>2221.58738382976j</text:p>
          </table:table-cell>
          <table:table-cell/>
          <table:table-cell table:formula="of:=IMDIV(&quot;1&quot;;IMSUM([.K36];IMDIV(&quot;1&quot;;IMSUM([.I36];[.M36]))))" office:value-type="string" office:string-value="0.28419143425061-61.9330122940483j">
            <text:p>0.28419143425061-61.9330122940483j</text:p>
          </table:table-cell>
          <table:table-cell table:number-columns-repeated="2"/>
          <table:table-cell table:formula="of:=COMPLEX([.$C$14];&quot;0&quot;;&quot;j&quot;)" office:value-type="string" office:string-value="165.623967153047">
            <text:p>165.623967153047</text:p>
          </table:table-cell>
          <table:table-cell/>
          <table:table-cell table:formula="of:=COMPLEX(&quot;0&quot;;[.E36]*[.$C$16];&quot;j&quot;)" office:value-type="string" office:string-value="11311.5004935484j">
            <text:p>11311.5004935484j</text:p>
          </table:table-cell>
          <table:table-cell/>
          <table:table-cell table:formula="of:=COMPLEX(&quot;0&quot;;[.E36]*[.$C$15];&quot;j&quot;)" office:value-type="string" office:string-value="12912.9583800466j">
            <text:p>12912.9583800466j</text:p>
          </table:table-cell>
          <table:table-cell/>
          <table:table-cell table:formula="of:=IMDIV(&quot;1&quot;;IMSUM([.T36];IMDIV(&quot;1&quot;;IMSUM([.R36];[.V36]))))" office:value-type="string" office:string-value="7.76175282707297e-015-8.84056016631478e-005j">
            <text:p>7.76175282707297e-015-8.84056016631478e-005j</text:p>
          </table:table-cell>
          <table:table-cell table:number-columns-repeated="2"/>
          <table:table-cell table:formula="of:=IMDIV(IMSUM([.O36];[.X36]);[.G36])" office:value-type="string" office:string-value="0.000568382868501236-0.1238662013993j">
            <text:p>0.000568382868501236-0.1238662013993j</text:p>
          </table:table-cell>
          <table:table-cell table:number-columns-repeated="3"/>
          <table:table-cell table:formula="of:=IMABS([.AA36])" office:value-type="float" office:value="0.12386750545715">
            <text:p>0.12</text:p>
          </table:table-cell>
          <table:table-cell table:formula="of:=20*LOG10([.AE36])" office:value-type="float" office:value="-18.1408521697408">
            <text:p>-18.14</text:p>
          </table:table-cell>
          <table:table-cell table:formula="of:=IMARGUMENT([.AA36])/PI()*180" office:value-type="float" office:value="-89.7370896130022">
            <text:p>-89.74</text:p>
          </table:table-cell>
          <table:table-cell/>
          <table:table-cell table:formula="of:=-IF([.D36]&lt;=[.$C$3];[.$C$5]+[.$C$6];300)" office:value-type="float" office:value="-300">
            <text:p>-300</text:p>
          </table:table-cell>
          <table:table-cell table:formula="of:=-IF([.D36]&lt;=[.$C$4];[.$C$5];[.$C$7])" office:value-type="float" office:value="-20">
            <text:p>-20</text:p>
          </table:table-cell>
          <table:table-cell/>
          <table:table-cell table:formula="of:=IF([.AF36]&lt;[.AI36];[.AF36]-[.AI36];0)" office:value-type="float" office:value="0">
            <text:p>0</text:p>
          </table:table-cell>
          <table:table-cell table:formula="of:=IF([.AF36]&gt;[.AJ36];[.AF36]-[.AJ36];0)" office:value-type="float" office:value="1.85914783025925">
            <text:p>1.8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600000">
            <text:p>3600000</text:p>
          </table:table-cell>
          <table:table-cell table:formula="of:=2*PI()*[.D37]" office:value-type="float" office:value="22619467.1058465">
            <text:p>22619467.11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376.148476520897">
            <text:p>376.148476520897</text:p>
          </table:table-cell>
          <table:table-cell/>
          <table:table-cell table:formula="of:=COMPLEX(&quot;0&quot;;[.E37]*[.$C$13];&quot;j&quot;)" office:value-type="string" office:string-value="0.0175592348332258j">
            <text:p>0.0175592348332258j</text:p>
          </table:table-cell>
          <table:table-cell/>
          <table:table-cell table:formula="of:=COMPLEX(&quot;0&quot;;[.E37]*[.$C$12];&quot;j&quot;)" office:value-type="string" office:string-value="2352.26899464327j">
            <text:p>2352.26899464327j</text:p>
          </table:table-cell>
          <table:table-cell/>
          <table:table-cell table:formula="of:=IMDIV(&quot;1&quot;;IMSUM([.K37];IMDIV(&quot;1&quot;;IMSUM([.I37];[.M37]))))" office:value-type="string" office:string-value="0.225503221428578-58.3261469352046j">
            <text:p>0.225503221428578-58.3261469352046j</text:p>
          </table:table-cell>
          <table:table-cell table:number-columns-repeated="2"/>
          <table:table-cell table:formula="of:=COMPLEX([.$C$14];&quot;0&quot;;&quot;j&quot;)" office:value-type="string" office:string-value="165.623967153047">
            <text:p>165.623967153047</text:p>
          </table:table-cell>
          <table:table-cell/>
          <table:table-cell table:formula="of:=COMPLEX(&quot;0&quot;;[.E37]*[.$C$16];&quot;j&quot;)" office:value-type="string" office:string-value="11976.8828755219j">
            <text:p>11976.8828755219j</text:p>
          </table:table-cell>
          <table:table-cell/>
          <table:table-cell table:formula="of:=COMPLEX(&quot;0&quot;;[.E37]*[.$C$15];&quot;j&quot;)" office:value-type="string" office:string-value="13672.5441671082j">
            <text:p>13672.5441671082j</text:p>
          </table:table-cell>
          <table:table-cell/>
          <table:table-cell table:formula="of:=IMDIV(&quot;1&quot;;IMSUM([.T37];IMDIV(&quot;1&quot;;IMSUM([.R37];[.V37]))))" office:value-type="string" office:string-value="6.17551512513163e-015-8.34941792867978e-005j">
            <text:p>6.17551512513163e-015-8.34941792867978e-005j</text:p>
          </table:table-cell>
          <table:table-cell table:number-columns-repeated="2"/>
          <table:table-cell table:formula="of:=IMDIV(IMSUM([.O37];[.X37]);[.G37])" office:value-type="string" office:string-value="0.000451006442857168-0.116652460858768j">
            <text:p>0.000451006442857168-0.116652460858768j</text:p>
          </table:table-cell>
          <table:table-cell table:number-columns-repeated="3"/>
          <table:table-cell table:formula="of:=IMABS([.AA37])" office:value-type="float" office:value="0.116653332705148">
            <text:p>0.12</text:p>
          </table:table-cell>
          <table:table-cell table:formula="of:=20*LOG10([.AE37])" office:value-type="float" office:value="-18.6620569839918">
            <text:p>-18.66</text:p>
          </table:table-cell>
          <table:table-cell table:formula="of:=IMARGUMENT([.AA37])/PI()*180" office:value-type="float" office:value="-89.7784818531429">
            <text:p>-89.78</text:p>
          </table:table-cell>
          <table:table-cell/>
          <table:table-cell table:formula="of:=-IF([.D37]&lt;=[.$C$3];[.$C$5]+[.$C$6];300)" office:value-type="float" office:value="-300">
            <text:p>-300</text:p>
          </table:table-cell>
          <table:table-cell table:formula="of:=-IF([.D37]&lt;=[.$C$4];[.$C$5];[.$C$7])" office:value-type="float" office:value="-20">
            <text:p>-20</text:p>
          </table:table-cell>
          <table:table-cell/>
          <table:table-cell table:formula="of:=IF([.AF37]&lt;[.AI37];[.AF37]-[.AI37];0)" office:value-type="float" office:value="0">
            <text:p>0</text:p>
          </table:table-cell>
          <table:table-cell table:formula="of:=IF([.AF37]&gt;[.AJ37];[.AF37]-[.AJ37];0)" office:value-type="float" office:value="1.33794301600821">
            <text:p>1.3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800000">
            <text:p>3800000</text:p>
          </table:table-cell>
          <table:table-cell table:formula="of:=2*PI()*[.D38]" office:value-type="float" office:value="23876104.1672824">
            <text:p>23876104.17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376.148476520897">
            <text:p>376.148476520897</text:p>
          </table:table-cell>
          <table:table-cell/>
          <table:table-cell table:formula="of:=COMPLEX(&quot;0&quot;;[.E38]*[.$C$13];&quot;j&quot;)" office:value-type="string" office:string-value="0.0185347478795161j">
            <text:p>0.0185347478795161j</text:p>
          </table:table-cell>
          <table:table-cell/>
          <table:table-cell table:formula="of:=COMPLEX(&quot;0&quot;;[.E38]*[.$C$12];&quot;j&quot;)" office:value-type="string" office:string-value="2482.95060545679j">
            <text:p>2482.95060545679j</text:p>
          </table:table-cell>
          <table:table-cell/>
          <table:table-cell table:formula="of:=IMDIV(&quot;1&quot;;IMSUM([.K38];IMDIV(&quot;1&quot;;IMSUM([.I38];[.M38]))))" office:value-type="string" office:string-value="0.181234067444873-55.123044815814j">
            <text:p>0.181234067444873-55.123044815814j</text:p>
          </table:table-cell>
          <table:table-cell table:number-columns-repeated="2"/>
          <table:table-cell table:formula="of:=COMPLEX([.$C$14];&quot;0&quot;;&quot;j&quot;)" office:value-type="string" office:string-value="165.623967153047">
            <text:p>165.623967153047</text:p>
          </table:table-cell>
          <table:table-cell/>
          <table:table-cell table:formula="of:=COMPLEX(&quot;0&quot;;[.E38]*[.$C$16];&quot;j&quot;)" office:value-type="string" office:string-value="12642.2652574953j">
            <text:p>12642.2652574953j</text:p>
          </table:table-cell>
          <table:table-cell/>
          <table:table-cell table:formula="of:=COMPLEX(&quot;0&quot;;[.E38]*[.$C$15];&quot;j&quot;)" office:value-type="string" office:string-value="14432.1299541697j">
            <text:p>14432.1299541697j</text:p>
          </table:table-cell>
          <table:table-cell/>
          <table:table-cell table:formula="of:=IMDIV(&quot;1&quot;;IMSUM([.T38];IMDIV(&quot;1&quot;;IMSUM([.R38];[.V38]))))" office:value-type="string" office:string-value="4.97456759615772e-015-7.90997487485251e-005j">
            <text:p>4.97456759615772e-015-7.90997487485251e-005j</text:p>
          </table:table-cell>
          <table:table-cell table:number-columns-repeated="2"/>
          <table:table-cell table:formula="of:=IMDIV(IMSUM([.O38];[.X38]);[.G38])" office:value-type="string" office:string-value="0.000362468134889756-0.110246247831125j">
            <text:p>0.000362468134889756-0.110246247831125j</text:p>
          </table:table-cell>
          <table:table-cell table:number-columns-repeated="3"/>
          <table:table-cell table:formula="of:=IMABS([.AA38])" office:value-type="float" office:value="0.110246843691739">
            <text:p>0.11</text:p>
          </table:table-cell>
          <table:table-cell table:formula="of:=20*LOG10([.AE38])" office:value-type="float" office:value="-19.1526767060248">
            <text:p>-19.15</text:p>
          </table:table-cell>
          <table:table-cell table:formula="of:=IMARGUMENT([.AA38])/PI()*180" office:value-type="float" office:value="-89.8116233439693">
            <text:p>-89.81</text:p>
          </table:table-cell>
          <table:table-cell/>
          <table:table-cell table:formula="of:=-IF([.D38]&lt;=[.$C$3];[.$C$5]+[.$C$6];300)" office:value-type="float" office:value="-300">
            <text:p>-300</text:p>
          </table:table-cell>
          <table:table-cell table:formula="of:=-IF([.D38]&lt;=[.$C$4];[.$C$5];[.$C$7])" office:value-type="float" office:value="-20">
            <text:p>-20</text:p>
          </table:table-cell>
          <table:table-cell/>
          <table:table-cell table:formula="of:=IF([.AF38]&lt;[.AI38];[.AF38]-[.AI38];0)" office:value-type="float" office:value="0">
            <text:p>0</text:p>
          </table:table-cell>
          <table:table-cell table:formula="of:=IF([.AF38]&gt;[.AJ38];[.AF38]-[.AJ38];0)" office:value-type="float" office:value="0.847323293975194">
            <text:p>0.85</text:p>
          </table:table-cell>
          <table:table-cell/>
        </table:table-row>
        <table:table-row table:style-name="ro1">
          <table:table-cell table:number-columns-repeated="3"/>
          <table:table-cell office:value-type="float" office:value="4000000">
            <text:p>4000000</text:p>
          </table:table-cell>
          <table:table-cell table:formula="of:=2*PI()*[.D39]" office:value-type="float" office:value="25132741.2287183">
            <text:p>25132741.23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376.148476520897">
            <text:p>376.148476520897</text:p>
          </table:table-cell>
          <table:table-cell/>
          <table:table-cell table:formula="of:=COMPLEX(&quot;0&quot;;[.E39]*[.$C$13];&quot;j&quot;)" office:value-type="string" office:string-value="0.0195102609258064j">
            <text:p>0.0195102609258064j</text:p>
          </table:table-cell>
          <table:table-cell/>
          <table:table-cell table:formula="of:=COMPLEX(&quot;0&quot;;[.E39]*[.$C$12];&quot;j&quot;)" office:value-type="string" office:string-value="2613.6322162703j">
            <text:p>2613.6322162703j</text:p>
          </table:table-cell>
          <table:table-cell/>
          <table:table-cell table:formula="of:=IMDIV(&quot;1&quot;;IMSUM([.K39];IMDIV(&quot;1&quot;;IMSUM([.I39];[.M39]))))" office:value-type="string" office:string-value="0.147328828139711-52.2587058063239j">
            <text:p>0.147328828139711-52.2587058063239j</text:p>
          </table:table-cell>
          <table:table-cell table:number-columns-repeated="2"/>
          <table:table-cell table:formula="of:=COMPLEX([.$C$14];&quot;0&quot;;&quot;j&quot;)" office:value-type="string" office:string-value="165.623967153047">
            <text:p>165.623967153047</text:p>
          </table:table-cell>
          <table:table-cell/>
          <table:table-cell table:formula="of:=COMPLEX(&quot;0&quot;;[.E39]*[.$C$16];&quot;j&quot;)" office:value-type="string" office:string-value="13307.6476394687j">
            <text:p>13307.6476394687j</text:p>
          </table:table-cell>
          <table:table-cell/>
          <table:table-cell table:formula="of:=COMPLEX(&quot;0&quot;;[.E39]*[.$C$15];&quot;j&quot;)" office:value-type="string" office:string-value="15191.7157412313j">
            <text:p>15191.7157412313j</text:p>
          </table:table-cell>
          <table:table-cell/>
          <table:table-cell table:formula="of:=IMDIV(&quot;1&quot;;IMSUM([.T39];IMDIV(&quot;1&quot;;IMSUM([.R39];[.V39]))))" office:value-type="string" office:string-value="4.05186841593423e-015-7.51447612709533e-005j">
            <text:p>4.05186841593423e-015-7.51447612709533e-005j</text:p>
          </table:table-cell>
          <table:table-cell table:number-columns-repeated="2"/>
          <table:table-cell table:formula="of:=IMDIV(IMSUM([.O39];[.X39]);[.G39])" office:value-type="string" office:string-value="0.00029465765627943-0.10451756190217j">
            <text:p>0.00029465765627943-0.10451756190217j</text:p>
          </table:table-cell>
          <table:table-cell table:number-columns-repeated="3"/>
          <table:table-cell table:formula="of:=IMABS([.AA39])" office:value-type="float" office:value="0.104517977253238">
            <text:p>0.1</text:p>
          </table:table-cell>
          <table:table-cell table:formula="of:=20*LOG10([.AE39])" office:value-type="float" office:value="-19.6161800761498">
            <text:p>-19.62</text:p>
          </table:table-cell>
          <table:table-cell table:formula="of:=IMARGUMENT([.AA39])/PI()*180" office:value-type="float" office:value="-89.8384712093227">
            <text:p>-89.84</text:p>
          </table:table-cell>
          <table:table-cell/>
          <table:table-cell table:formula="of:=-IF([.D39]&lt;=[.$C$3];[.$C$5]+[.$C$6];300)" office:value-type="float" office:value="-300">
            <text:p>-300</text:p>
          </table:table-cell>
          <table:table-cell table:formula="of:=-IF([.D39]&lt;=[.$C$4];[.$C$5];[.$C$7])" office:value-type="float" office:value="-20">
            <text:p>-20</text:p>
          </table:table-cell>
          <table:table-cell/>
          <table:table-cell table:formula="of:=IF([.AF39]&lt;[.AI39];[.AF39]-[.AI39];0)" office:value-type="float" office:value="0">
            <text:p>0</text:p>
          </table:table-cell>
          <table:table-cell table:formula="of:=IF([.AF39]&gt;[.AJ39];[.AF39]-[.AJ39];0)" office:value-type="float" office:value="0.383819923850197">
            <text:p>0.38</text:p>
          </table:table-cell>
          <table:table-cell/>
        </table:table-row>
        <table:table-row table:style-name="ro1">
          <table:table-cell table:number-columns-repeated="3"/>
          <table:table-cell office:value-type="float" office:value="4200000">
            <text:p>4200000</text:p>
          </table:table-cell>
          <table:table-cell table:formula="of:=2*PI()*[.D40]" office:value-type="float" office:value="26389378.2901543">
            <text:p>26389378.29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376.148476520897">
            <text:p>376.148476520897</text:p>
          </table:table-cell>
          <table:table-cell/>
          <table:table-cell table:formula="of:=COMPLEX(&quot;0&quot;;[.E40]*[.$C$13];&quot;j&quot;)" office:value-type="string" office:string-value="0.0204857739720968j">
            <text:p>0.0204857739720968j</text:p>
          </table:table-cell>
          <table:table-cell/>
          <table:table-cell table:formula="of:=COMPLEX(&quot;0&quot;;[.E40]*[.$C$12];&quot;j&quot;)" office:value-type="string" office:string-value="2744.31382708382j">
            <text:p>2744.31382708382j</text:p>
          </table:table-cell>
          <table:table-cell/>
          <table:table-cell table:formula="of:=IMDIV(&quot;1&quot;;IMSUM([.K40];IMDIV(&quot;1&quot;;IMSUM([.I40];[.M40]))))" office:value-type="string" office:string-value="0.121004128276836-49.6814845081574j">
            <text:p>0.121004128276836-49.6814845081574j</text:p>
          </table:table-cell>
          <table:table-cell table:number-columns-repeated="2"/>
          <table:table-cell table:formula="of:=COMPLEX([.$C$14];&quot;0&quot;;&quot;j&quot;)" office:value-type="string" office:string-value="165.623967153047">
            <text:p>165.623967153047</text:p>
          </table:table-cell>
          <table:table-cell/>
          <table:table-cell table:formula="of:=COMPLEX(&quot;0&quot;;[.E40]*[.$C$16];&quot;j&quot;)" office:value-type="string" office:string-value="13973.0300214422j">
            <text:p>13973.0300214422j</text:p>
          </table:table-cell>
          <table:table-cell/>
          <table:table-cell table:formula="of:=COMPLEX(&quot;0&quot;;[.E40]*[.$C$15];&quot;j&quot;)" office:value-type="string" office:string-value="15951.3015282929j">
            <text:p>15951.3015282929j</text:p>
          </table:table-cell>
          <table:table-cell/>
          <table:table-cell table:formula="of:=IMDIV(&quot;1&quot;;IMSUM([.T40];IMDIV(&quot;1&quot;;IMSUM([.R40];[.V40]))))" office:value-type="string" office:string-value="3.33351900259401e-015-7.15664392727659e-005j">
            <text:p>3.33351900259401e-015-7.15664392727659e-005j</text:p>
          </table:table-cell>
          <table:table-cell table:number-columns-repeated="2"/>
          <table:table-cell table:formula="of:=IMDIV(IMSUM([.O40];[.X40]);[.G40])" office:value-type="string" office:string-value="0.000242008256553678-0.0993631121491934j">
            <text:p>0.000242008256553678-0.0993631121491934j</text:p>
          </table:table-cell>
          <table:table-cell table:number-columns-repeated="3"/>
          <table:table-cell table:formula="of:=IMABS([.AA40])" office:value-type="float" office:value="0.0993634068657543">
            <text:p>0.1</text:p>
          </table:table-cell>
          <table:table-cell table:formula="of:=20*LOG10([.AE40])" office:value-type="float" office:value="-20.0554705257911">
            <text:p>-20.06</text:p>
          </table:table-cell>
          <table:table-cell table:formula="of:=IMARGUMENT([.AA40])/PI()*180" office:value-type="float" office:value="-89.8604509863906">
            <text:p>-89.86</text:p>
          </table:table-cell>
          <table:table-cell/>
          <table:table-cell table:formula="of:=-IF([.D40]&lt;=[.$C$3];[.$C$5]+[.$C$6];300)" office:value-type="float" office:value="-300">
            <text:p>-300</text:p>
          </table:table-cell>
          <table:table-cell table:formula="of:=-IF([.D40]&lt;=[.$C$4];[.$C$5];[.$C$7])" office:value-type="float" office:value="-20">
            <text:p>-20</text:p>
          </table:table-cell>
          <table:table-cell/>
          <table:table-cell table:formula="of:=IF([.AF40]&lt;[.AI40];[.AF40]-[.AI40];0)" office:value-type="float" office:value="0">
            <text:p>0</text:p>
          </table:table-cell>
          <table:table-cell table:formula="of:=IF([.AF40]&gt;[.AJ40];[.AF40]-[.AJ40];0)" office:value-type="float" office:value="0">
            <text:p>0</text:p>
          </table:table-cell>
          <table:table-cell/>
        </table:table-row>
      </table:table>
      <table:table table:name="Sheet3" table:style-name="ta1" table:print="false">
        <table:table-column table:style-name="co1" table:number-columns-repeated="13" table:default-cell-style-name="Default"/>
        <table:table-column table:style-name="co9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27"/>
        </table:table-row>
        <table:table-row table:style-name="ro1">
          <table:table-cell table:number-columns-repeated="5"/>
          <table:table-cell>
            <draw:frame table:end-cell-address="Sheet3.N41" table:end-x="0.1098in" table:end-y="0.0756in" draw:z-index="0" draw:style-name="gr1" svg:width="6.4697in" svg:height="6.9268in" svg:x="0.7524in" svg:y="0.0835in">
              <draw:object draw:notify-on-update-of-ranges="Sheet3.D19:Sheet3.D40 Sheet3.S18:Sheet3.S18 Sheet3.S19:Sheet3.S40 Sheet3.D19:Sheet3.D40 Sheet3.V18:Sheet3.V18 Sheet3.V19:Sheet3.V40 Sheet3.D19:Sheet3.D40 Sheet3.W18:Sheet3.W18 Sheet3.W19:Sheet3.W4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1"/>
        </table:table-row>
        <table:table-row table:style-name="ro1">
          <table:table-cell/>
          <table:table-cell office:value-type="string">
            <text:p>F_1</text:p>
          </table:table-cell>
          <table:table-cell table:style-name="ce1" office:value-type="float" office:value="1500000">
            <text:p>1.50E+006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F_2</text:p>
          </table:table-cell>
          <table:table-cell table:style-name="ce1" office:value-type="float" office:value="2700000">
            <text:p>2.70E+006</text:p>
          </table:table-cell>
          <table:table-cell table:number-columns-repeated="10"/>
          <table:table-cell>
            <draw:frame table:end-cell-address="Sheet3.U41" table:end-x="0.6142in" table:end-y="0.0102in" draw:z-index="1" draw:style-name="gr1" svg:width="6.3165in" svg:height="6.5185in" svg:x="0.4587in" svg:y="0.0709in">
              <draw:object draw:notify-on-update-of-ranges="Sheet3.B3:Sheet3.B7 Sheet3.T18:Sheet3.T18 Sheet3.T19:Sheet3.T40 Sheet3.D19:Sheet3.D4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ass_atten</text:p>
          </table:table-cell>
          <table:table-cell table:formula="of:=-[.C6]/2" office:value-type="float" office:value="-1.5">
            <text:p>-1.5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pass_ripple</text:p>
          </table:table-cell>
          <table:table-cell office:value-type="float" office:value="3">
            <text:p>3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stop_atten</text:p>
          </table:table-cell>
          <table:table-cell office:value-type="float" office:value="30">
            <text:p>30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R</text:p>
          </table:table-cell>
          <table:table-cell office:value-type="float" office:value="500">
            <text:p>500</text:p>
          </table:table-cell>
          <table:table-cell table:number-columns-repeated="24"/>
        </table:table-row>
        <table:table-row table:style-name="ro1">
          <table:table-cell table:number-columns-repeated="4"/>
          <table:table-cell office:value-type="string">
            <text:p>start</text:p>
          </table:table-cell>
          <table:table-cell office:value-type="string">
            <text:p>stop</text:p>
          </table:table-cell>
          <table:table-cell table:number-columns-repeated="21"/>
        </table:table-row>
        <table:table-row table:style-name="ro1">
          <table:table-cell/>
          <table:table-cell office:value-type="string">
            <text:p>R1</text:p>
          </table:table-cell>
          <table:table-cell office:value-type="float" office:value="599.999999383687">
            <text:p>600</text:p>
          </table:table-cell>
          <table:table-cell/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table:number-columns-repeated="21"/>
        </table:table-row>
        <table:table-row table:style-name="ro1">
          <table:table-cell/>
          <table:table-cell office:value-type="string">
            <text:p>C1</text:p>
          </table:table-cell>
          <table:table-cell table:style-name="ce1" office:value-type="float" office:value="0.00000000145057904933803">
            <text:p>1.45E-009</text:p>
          </table:table-cell>
          <table:table-cell/>
          <table:table-cell table:style-name="ce1" office:value-type="float" office:value="0.0000000001">
            <text:p>1.00E-010</text:p>
          </table:table-cell>
          <table:table-cell table:style-name="ce1" office:value-type="float" office:value="0.001">
            <text:p>1.00E-003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21"/>
        </table:table-row>
        <table:table-row table:style-name="ro1" table:number-rows-repeated="4">
          <table:table-cell table:number-columns-repeated="27"/>
        </table:table-row>
        <table:table-row table:style-name="ro1">
          <table:table-cell table:number-columns-repeated="3"/>
          <table:table-cell office:value-type="string">
            <text:p>f</text:p>
          </table:table-cell>
          <table:table-cell office:value-type="string">
            <text:p>omega</text:p>
          </table:table-cell>
          <table:table-cell/>
          <table:table-cell office:value-type="string">
            <text:p>Z</text:p>
          </table:table-cell>
          <table:table-cell/>
          <table:table-cell office:value-type="string">
            <text:p>Z1</text:p>
          </table:table-cell>
          <table:table-cell office:value-type="string">
            <text:p>1/Z1</text:p>
          </table:table-cell>
          <table:table-cell office:value-type="string">
            <text:p>1/Z_C1</text:p>
          </table:table-cell>
          <table:table-cell/>
          <table:table-cell office:value-type="string">
            <text:p>Ze1</text:p>
          </table:table-cell>
          <table:table-cell/>
          <table:table-cell office:value-type="string">
            <text:p>Ze1/Z</text:p>
          </table:table-cell>
          <table:table-cell table:number-columns-repeated="2"/>
          <table:table-cell office:value-type="string">
            <text:p>abs</text:p>
          </table:table-cell>
          <table:table-cell office:value-type="string">
            <text:p>ampl [dB]</text:p>
          </table:table-cell>
          <table:table-cell office:value-type="string">
            <text:p>phase [deg]</text:p>
          </table:table-cell>
          <table:table-cell/>
          <table:table-cell office:value-type="string">
            <text:p>ideal lower</text:p>
          </table:table-cell>
          <table:table-cell office:value-type="string">
            <text:p>ideal upper</text:p>
          </table:table-cell>
          <table:table-cell/>
          <table:table-cell office:value-type="string">
            <text:p>error lower</text:p>
          </table:table-cell>
          <table:table-cell office:value-type="string">
            <text:p>error high</text:p>
          </table:table-cell>
          <table:table-cell office:value-type="string">
            <text:p>sum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table:formula="of:=2*PI()*[.D19]" office:value-type="float" office:value="0">
            <text:p>0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599.999999383687">
            <text:p>599.999999383687</text:p>
          </table:table-cell>
          <table:table-cell table:formula="of:=IMDIV(&quot;1&quot;;[.I19])" office:value-type="string" office:string-value="0.00166666666837865">
            <text:p>0.00166666666837865</text:p>
          </table:table-cell>
          <table:table-cell table:formula="of:=COMPLEX(&quot;0&quot;;[.E19]*[.$C$12];&quot;j&quot;)" office:value-type="string" office:string-value="0">
            <text:p>0</text:p>
          </table:table-cell>
          <table:table-cell/>
          <table:table-cell table:formula="of:=IMDIV(&quot;1&quot;;IMSUM([.K19];[.J19]))" office:value-type="string" office:string-value="599.999999383686">
            <text:p>599.999999383686</text:p>
          </table:table-cell>
          <table:table-cell/>
          <table:table-cell table:formula="of:=IMDIV([.M19];[.G19])" office:value-type="string" office:string-value="1.19999999876737">
            <text:p>1.19999999876737</text:p>
          </table:table-cell>
          <table:table-cell table:number-columns-repeated="2"/>
          <table:table-cell table:formula="of:=IMABS([.O19])" office:value-type="float" office:value="1.19999999876737">
            <text:p>1.2</text:p>
          </table:table-cell>
          <table:table-cell table:formula="of:=20*LOG10([.R19])" office:value-type="float" office:value="1.58362491203042">
            <text:p>1.58</text:p>
          </table:table-cell>
          <table:table-cell table:formula="of:=IMARGUMENT([.O19])/PI()*180" office:value-type="float" office:value="0">
            <text:p>0</text:p>
          </table:table-cell>
          <table:table-cell/>
          <table:table-cell table:formula="of:=-IF([.D19]&lt;=[.$C$3];[.$C$5]+[.$C$6];300)" office:value-type="float" office:value="-1.5">
            <text:p>-1.5</text:p>
          </table:table-cell>
          <table:table-cell table:formula="of:=-IF([.D19]&lt;=[.$C$4];[.$C$5];[.$C$7])" office:value-type="float" office:value="1.5">
            <text:p>1.5</text:p>
          </table:table-cell>
          <table:table-cell/>
          <table:table-cell table:formula="of:=IF([.S19]&lt;[.V19];[.S19]-[.V19];0)" office:value-type="float" office:value="0">
            <text:p>0</text:p>
          </table:table-cell>
          <table:table-cell table:formula="of:=IF([.S19]&gt;[.W19];[.S19]-[.W19];0)" office:value-type="float" office:value="0.0836249120304244">
            <text:p>0.08</text:p>
          </table:table-cell>
          <table:table-cell table:formula="of:=POWER(SUM([.Y19:.Y40]);2)+POWER(SUM([.Z19:.Z40]);2)" office:value-type="float" office:value="6198.86981083218">
            <text:p>6198.87</text:p>
          </table:table-cell>
        </table:table-row>
        <table:table-row table:style-name="ro1">
          <table:table-cell table:number-columns-repeated="3"/>
          <table:table-cell office:value-type="float" office:value="200000">
            <text:p>200000</text:p>
          </table:table-cell>
          <table:table-cell table:formula="of:=2*PI()*[.D20]" office:value-type="float" office:value="1256637.06143592">
            <text:p>1256637.06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599.999999383687">
            <text:p>599.999999383687</text:p>
          </table:table-cell>
          <table:table-cell table:formula="of:=IMDIV(&quot;1&quot;;[.I20])" office:value-type="string" office:string-value="0.00166666666837865">
            <text:p>0.00166666666837865</text:p>
          </table:table-cell>
          <table:table-cell table:formula="of:=COMPLEX(&quot;0&quot;;[.E20]*[.$C$12];&quot;j&quot;)" office:value-type="string" office:string-value="0.00182285139394065j">
            <text:p>0.00182285139394065j</text:p>
          </table:table-cell>
          <table:table-cell/>
          <table:table-cell table:formula="of:=IMDIV(&quot;1&quot;;IMSUM([.K20];[.J20]))" office:value-type="string" office:string-value="273.198740066039-298.800422184401j">
            <text:p>273.198740066039-298.800422184401j</text:p>
          </table:table-cell>
          <table:table-cell/>
          <table:table-cell table:formula="of:=IMDIV([.M20];[.G20])" office:value-type="string" office:string-value="0.546397480132078-0.597600844368802j">
            <text:p>0.546397480132078-0.597600844368802j</text:p>
          </table:table-cell>
          <table:table-cell table:number-columns-repeated="2"/>
          <table:table-cell table:formula="of:=IMABS([.O20])" office:value-type="float" office:value="0.809738831651904">
            <text:p>0.81</text:p>
          </table:table-cell>
          <table:table-cell table:formula="of:=20*LOG10([.R20])" office:value-type="float" office:value="-1.83310066593334">
            <text:p>-1.83</text:p>
          </table:table-cell>
          <table:table-cell table:formula="of:=IMARGUMENT([.O20])/PI()*180" office:value-type="float" office:value="-47.5627484793055">
            <text:p>-47.56</text:p>
          </table:table-cell>
          <table:table-cell/>
          <table:table-cell table:formula="of:=-IF([.D20]&lt;=[.$C$3];[.$C$5]+[.$C$6];300)" office:value-type="float" office:value="-1.5">
            <text:p>-1.5</text:p>
          </table:table-cell>
          <table:table-cell table:formula="of:=-IF([.D20]&lt;=[.$C$4];[.$C$5];[.$C$7])" office:value-type="float" office:value="1.5">
            <text:p>1.5</text:p>
          </table:table-cell>
          <table:table-cell/>
          <table:table-cell table:formula="of:=IF([.S20]&lt;[.V20];[.S20]-[.V20];0)" office:value-type="float" office:value="-0.33310066593334">
            <text:p>-0.33</text:p>
          </table:table-cell>
          <table:table-cell table:formula="of:=IF([.S20]&gt;[.W20];[.S20]-[.W20];0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400000">
            <text:p>400000</text:p>
          </table:table-cell>
          <table:table-cell table:formula="of:=2*PI()*[.D21]" office:value-type="float" office:value="2513274.12287183">
            <text:p>2513274.12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599.999999383687">
            <text:p>599.999999383687</text:p>
          </table:table-cell>
          <table:table-cell table:formula="of:=IMDIV(&quot;1&quot;;[.I21])" office:value-type="string" office:string-value="0.00166666666837865">
            <text:p>0.00166666666837865</text:p>
          </table:table-cell>
          <table:table-cell table:formula="of:=COMPLEX(&quot;0&quot;;[.E21]*[.$C$12];&quot;j&quot;)" office:value-type="string" office:string-value="0.0036457027878813j">
            <text:p>0.0036457027878813j</text:p>
          </table:table-cell>
          <table:table-cell/>
          <table:table-cell table:formula="of:=IMDIV(&quot;1&quot;;IMSUM([.K21];[.J21]))" office:value-type="string" office:string-value="103.719850725422-226.879049135933j">
            <text:p>103.719850725422-226.879049135933j</text:p>
          </table:table-cell>
          <table:table-cell/>
          <table:table-cell table:formula="of:=IMDIV([.M21];[.G21])" office:value-type="string" office:string-value="0.207439701450844-0.453758098271866j">
            <text:p>0.207439701450844-0.453758098271866j</text:p>
          </table:table-cell>
          <table:table-cell table:number-columns-repeated="2"/>
          <table:table-cell table:formula="of:=IMABS([.O21])" office:value-type="float" office:value="0.498926489059576">
            <text:p>0.5</text:p>
          </table:table-cell>
          <table:table-cell table:formula="of:=20*LOG10([.R21])" office:value-type="float" office:value="-6.0392687567741">
            <text:p>-6.04</text:p>
          </table:table-cell>
          <table:table-cell table:formula="of:=IMARGUMENT([.O21])/PI()*180" office:value-type="float" office:value="-65.4320528863977">
            <text:p>-65.43</text:p>
          </table:table-cell>
          <table:table-cell/>
          <table:table-cell table:formula="of:=-IF([.D21]&lt;=[.$C$3];[.$C$5]+[.$C$6];300)" office:value-type="float" office:value="-1.5">
            <text:p>-1.5</text:p>
          </table:table-cell>
          <table:table-cell table:formula="of:=-IF([.D21]&lt;=[.$C$4];[.$C$5];[.$C$7])" office:value-type="float" office:value="1.5">
            <text:p>1.5</text:p>
          </table:table-cell>
          <table:table-cell/>
          <table:table-cell table:formula="of:=IF([.S21]&lt;[.V21];[.S21]-[.V21];0)" office:value-type="float" office:value="-4.5392687567741">
            <text:p>-4.54</text:p>
          </table:table-cell>
          <table:table-cell table:formula="of:=IF([.S21]&gt;[.W21];[.S21]-[.W21];0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600000">
            <text:p>600000</text:p>
          </table:table-cell>
          <table:table-cell table:formula="of:=2*PI()*[.D22]" office:value-type="float" office:value="3769911.18430775">
            <text:p>3769911.18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599.999999383687">
            <text:p>599.999999383687</text:p>
          </table:table-cell>
          <table:table-cell table:formula="of:=IMDIV(&quot;1&quot;;[.I22])" office:value-type="string" office:string-value="0.00166666666837865">
            <text:p>0.00166666666837865</text:p>
          </table:table-cell>
          <table:table-cell table:formula="of:=COMPLEX(&quot;0&quot;;[.E22]*[.$C$12];&quot;j&quot;)" office:value-type="string" office:string-value="0.00546855418182196j">
            <text:p>0.00546855418182196j</text:p>
          </table:table-cell>
          <table:table-cell/>
          <table:table-cell table:formula="of:=IMDIV(&quot;1&quot;;IMSUM([.K22];[.J22]))" office:value-type="string" office:string-value="50.9951251089436-167.321762628357j">
            <text:p>50.9951251089436-167.321762628357j</text:p>
          </table:table-cell>
          <table:table-cell/>
          <table:table-cell table:formula="of:=IMDIV([.M22];[.G22])" office:value-type="string" office:string-value="0.101990250217887-0.334643525256714j">
            <text:p>0.101990250217887-0.334643525256714j</text:p>
          </table:table-cell>
          <table:table-cell table:number-columns-repeated="2"/>
          <table:table-cell table:formula="of:=IMABS([.O22])" office:value-type="float" office:value="0.349840392373077">
            <text:p>0.35</text:p>
          </table:table-cell>
          <table:table-cell table:formula="of:=20*LOG10([.R22])" office:value-type="float" office:value="-9.12260097136103">
            <text:p>-9.12</text:p>
          </table:table-cell>
          <table:table-cell table:formula="of:=IMARGUMENT([.O22])/PI()*180" office:value-type="float" office:value="-73.0502036258933">
            <text:p>-73.05</text:p>
          </table:table-cell>
          <table:table-cell/>
          <table:table-cell table:formula="of:=-IF([.D22]&lt;=[.$C$3];[.$C$5]+[.$C$6];300)" office:value-type="float" office:value="-1.5">
            <text:p>-1.5</text:p>
          </table:table-cell>
          <table:table-cell table:formula="of:=-IF([.D22]&lt;=[.$C$4];[.$C$5];[.$C$7])" office:value-type="float" office:value="1.5">
            <text:p>1.5</text:p>
          </table:table-cell>
          <table:table-cell/>
          <table:table-cell table:formula="of:=IF([.S22]&lt;[.V22];[.S22]-[.V22];0)" office:value-type="float" office:value="-7.62260097136103">
            <text:p>-7.62</text:p>
          </table:table-cell>
          <table:table-cell table:formula="of:=IF([.S22]&gt;[.W22];[.S22]-[.W22];0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800000">
            <text:p>800000</text:p>
          </table:table-cell>
          <table:table-cell table:formula="of:=2*PI()*[.D23]" office:value-type="float" office:value="5026548.24574367">
            <text:p>5026548.25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599.999999383687">
            <text:p>599.999999383687</text:p>
          </table:table-cell>
          <table:table-cell table:formula="of:=IMDIV(&quot;1&quot;;[.I23])" office:value-type="string" office:string-value="0.00166666666837865">
            <text:p>0.00166666666837865</text:p>
          </table:table-cell>
          <table:table-cell table:formula="of:=COMPLEX(&quot;0&quot;;[.E23]*[.$C$12];&quot;j&quot;)" office:value-type="string" office:string-value="0.00729140557576261j">
            <text:p>0.00729140557576261j</text:p>
          </table:table-cell>
          <table:table-cell/>
          <table:table-cell table:formula="of:=IMDIV(&quot;1&quot;;IMSUM([.K23];[.J23]))" office:value-type="string" office:string-value="29.7925629071438-130.337795444562j">
            <text:p>29.7925629071438-130.337795444562j</text:p>
          </table:table-cell>
          <table:table-cell/>
          <table:table-cell table:formula="of:=IMDIV([.M23];[.G23])" office:value-type="string" office:string-value="0.0595851258142876-0.260675590889124j">
            <text:p>0.0595851258142876-0.260675590889124j</text:p>
          </table:table-cell>
          <table:table-cell table:number-columns-repeated="2"/>
          <table:table-cell table:formula="of:=IMABS([.O23])" office:value-type="float" office:value="0.267398861074049">
            <text:p>0.27</text:p>
          </table:table-cell>
          <table:table-cell table:formula="of:=20*LOG10([.R23])" office:value-type="float" office:value="-11.4568089370162">
            <text:p>-11.46</text:p>
          </table:table-cell>
          <table:table-cell table:formula="of:=IMARGUMENT([.O23])/PI()*180" office:value-type="float" office:value="-77.1245527636988">
            <text:p>-77.12</text:p>
          </table:table-cell>
          <table:table-cell/>
          <table:table-cell table:formula="of:=-IF([.D23]&lt;=[.$C$3];[.$C$5]+[.$C$6];300)" office:value-type="float" office:value="-1.5">
            <text:p>-1.5</text:p>
          </table:table-cell>
          <table:table-cell table:formula="of:=-IF([.D23]&lt;=[.$C$4];[.$C$5];[.$C$7])" office:value-type="float" office:value="1.5">
            <text:p>1.5</text:p>
          </table:table-cell>
          <table:table-cell/>
          <table:table-cell table:formula="of:=IF([.S23]&lt;[.V23];[.S23]-[.V23];0)" office:value-type="float" office:value="-9.95680893701616">
            <text:p>-9.96</text:p>
          </table:table-cell>
          <table:table-cell table:formula="of:=IF([.S23]&gt;[.W23];[.S23]-[.W23];0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0000">
            <text:p>1000000</text:p>
          </table:table-cell>
          <table:table-cell table:formula="of:=2*PI()*[.D24]" office:value-type="float" office:value="6283185.30717959">
            <text:p>6283185.31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599.999999383687">
            <text:p>599.999999383687</text:p>
          </table:table-cell>
          <table:table-cell table:formula="of:=IMDIV(&quot;1&quot;;[.I24])" office:value-type="string" office:string-value="0.00166666666837865">
            <text:p>0.00166666666837865</text:p>
          </table:table-cell>
          <table:table-cell table:formula="of:=COMPLEX(&quot;0&quot;;[.E24]*[.$C$12];&quot;j&quot;)" office:value-type="string" office:string-value="0.00911425696970326j">
            <text:p>0.00911425696970326j</text:p>
          </table:table-cell>
          <table:table-cell/>
          <table:table-cell table:formula="of:=IMDIV(&quot;1&quot;;IMSUM([.K24];[.J24]))" office:value-type="string" office:string-value="19.4142809732439-106.168047294245j">
            <text:p>19.4142809732439-106.168047294245j</text:p>
          </table:table-cell>
          <table:table-cell/>
          <table:table-cell table:formula="of:=IMDIV([.M24];[.G24])" office:value-type="string" office:string-value="0.0388285619464878-0.21233609458849j">
            <text:p>0.0388285619464878-0.21233609458849j</text:p>
          </table:table-cell>
          <table:table-cell table:number-columns-repeated="2"/>
          <table:table-cell table:formula="of:=IMABS([.O24])" office:value-type="float" office:value="0.215857069117332">
            <text:p>0.22</text:p>
          </table:table-cell>
          <table:table-cell table:formula="of:=20*LOG10([.R24])" office:value-type="float" office:value="-13.3166744807262">
            <text:p>-13.32</text:p>
          </table:table-cell>
          <table:table-cell table:formula="of:=IMARGUMENT([.O24])/PI()*180" office:value-type="float" office:value="-79.6371778710727">
            <text:p>-79.64</text:p>
          </table:table-cell>
          <table:table-cell/>
          <table:table-cell table:formula="of:=-IF([.D24]&lt;=[.$C$3];[.$C$5]+[.$C$6];300)" office:value-type="float" office:value="-1.5">
            <text:p>-1.5</text:p>
          </table:table-cell>
          <table:table-cell table:formula="of:=-IF([.D24]&lt;=[.$C$4];[.$C$5];[.$C$7])" office:value-type="float" office:value="1.5">
            <text:p>1.5</text:p>
          </table:table-cell>
          <table:table-cell/>
          <table:table-cell table:formula="of:=IF([.S24]&lt;[.V24];[.S24]-[.V24];0)" office:value-type="float" office:value="-11.8166744807262">
            <text:p>-11.82</text:p>
          </table:table-cell>
          <table:table-cell table:formula="of:=IF([.S24]&gt;[.W24];[.S24]-[.W24];0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00000">
            <text:p>1200000</text:p>
          </table:table-cell>
          <table:table-cell table:formula="of:=2*PI()*[.D25]" office:value-type="float" office:value="7539822.3686155">
            <text:p>7539822.37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599.999999383687">
            <text:p>599.999999383687</text:p>
          </table:table-cell>
          <table:table-cell table:formula="of:=IMDIV(&quot;1&quot;;[.I25])" office:value-type="string" office:string-value="0.00166666666837865">
            <text:p>0.00166666666837865</text:p>
          </table:table-cell>
          <table:table-cell table:formula="of:=COMPLEX(&quot;0&quot;;[.E25]*[.$C$12];&quot;j&quot;)" office:value-type="string" office:string-value="0.0109371083636439j">
            <text:p>0.0109371083636439j</text:p>
          </table:table-cell>
          <table:table-cell/>
          <table:table-cell table:formula="of:=IMDIV(&quot;1&quot;;IMSUM([.K25];[.J25]))" office:value-type="string" office:string-value="13.6167672126106-89.3568350483147j">
            <text:p>13.6167672126106-89.3568350483147j</text:p>
          </table:table-cell>
          <table:table-cell/>
          <table:table-cell table:formula="of:=IMDIV([.M25];[.G25])" office:value-type="string" office:string-value="0.0272335344252212-0.178713670096629j">
            <text:p>0.0272335344252212-0.178713670096629j</text:p>
          </table:table-cell>
          <table:table-cell table:number-columns-repeated="2"/>
          <table:table-cell table:formula="of:=IMABS([.O25])" office:value-type="float" office:value="0.180776771950094">
            <text:p>0.18</text:p>
          </table:table-cell>
          <table:table-cell table:formula="of:=20*LOG10([.R25])" office:value-type="float" office:value="-14.8571474575189">
            <text:p>-14.86</text:p>
          </table:table-cell>
          <table:table-cell table:formula="of:=IMARGUMENT([.O25])/PI()*180" office:value-type="float" office:value="-81.3355590206781">
            <text:p>-81.34</text:p>
          </table:table-cell>
          <table:table-cell/>
          <table:table-cell table:formula="of:=-IF([.D25]&lt;=[.$C$3];[.$C$5]+[.$C$6];300)" office:value-type="float" office:value="-1.5">
            <text:p>-1.5</text:p>
          </table:table-cell>
          <table:table-cell table:formula="of:=-IF([.D25]&lt;=[.$C$4];[.$C$5];[.$C$7])" office:value-type="float" office:value="1.5">
            <text:p>1.5</text:p>
          </table:table-cell>
          <table:table-cell/>
          <table:table-cell table:formula="of:=IF([.S25]&lt;[.V25];[.S25]-[.V25];0)" office:value-type="float" office:value="-13.3571474575189">
            <text:p>-13.36</text:p>
          </table:table-cell>
          <table:table-cell table:formula="of:=IF([.S25]&gt;[.W25];[.S25]-[.W25];0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00000">
            <text:p>1400000</text:p>
          </table:table-cell>
          <table:table-cell table:formula="of:=2*PI()*[.D26]" office:value-type="float" office:value="8796459.43005142">
            <text:p>8796459.43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599.999999383687">
            <text:p>599.999999383687</text:p>
          </table:table-cell>
          <table:table-cell table:formula="of:=IMDIV(&quot;1&quot;;[.I26])" office:value-type="string" office:string-value="0.00166666666837865">
            <text:p>0.00166666666837865</text:p>
          </table:table-cell>
          <table:table-cell table:formula="of:=COMPLEX(&quot;0&quot;;[.E26]*[.$C$12];&quot;j&quot;)" office:value-type="string" office:string-value="0.0127599597575846j">
            <text:p>0.0127599597575846j</text:p>
          </table:table-cell>
          <table:table-cell/>
          <table:table-cell table:formula="of:=IMDIV(&quot;1&quot;;IMSUM([.K26];[.J26]))" office:value-type="string" office:string-value="10.064755593052-77.0555257232098j">
            <text:p>10.064755593052-77.0555257232098j</text:p>
          </table:table-cell>
          <table:table-cell/>
          <table:table-cell table:formula="of:=IMDIV([.M26];[.G26])" office:value-type="string" office:string-value="0.020129511186104-0.15411105144642j">
            <text:p>0.020129511186104-0.15411105144642j</text:p>
          </table:table-cell>
          <table:table-cell table:number-columns-repeated="2"/>
          <table:table-cell table:formula="of:=IMABS([.O26])" office:value-type="float" office:value="0.155420119027469">
            <text:p>0.16</text:p>
          </table:table-cell>
          <table:table-cell table:formula="of:=20*LOG10([.R26])" office:value-type="float" office:value="-16.1698552554834">
            <text:p>-16.17</text:p>
          </table:table-cell>
          <table:table-cell table:formula="of:=IMARGUMENT([.O26])/PI()*180" office:value-type="float" office:value="-82.5583310271201">
            <text:p>-82.56</text:p>
          </table:table-cell>
          <table:table-cell/>
          <table:table-cell table:formula="of:=-IF([.D26]&lt;=[.$C$3];[.$C$5]+[.$C$6];300)" office:value-type="float" office:value="-1.5">
            <text:p>-1.5</text:p>
          </table:table-cell>
          <table:table-cell table:formula="of:=-IF([.D26]&lt;=[.$C$4];[.$C$5];[.$C$7])" office:value-type="float" office:value="1.5">
            <text:p>1.5</text:p>
          </table:table-cell>
          <table:table-cell/>
          <table:table-cell table:formula="of:=IF([.S26]&lt;[.V26];[.S26]-[.V26];0)" office:value-type="float" office:value="-14.6698552554834">
            <text:p>-14.67</text:p>
          </table:table-cell>
          <table:table-cell table:formula="of:=IF([.S26]&gt;[.W26];[.S26]-[.W26];0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00000">
            <text:p>1600000</text:p>
          </table:table-cell>
          <table:table-cell table:formula="of:=2*PI()*[.D27]" office:value-type="float" office:value="10053096.4914873">
            <text:p>10053096.49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599.999999383687">
            <text:p>599.999999383687</text:p>
          </table:table-cell>
          <table:table-cell table:formula="of:=IMDIV(&quot;1&quot;;[.I27])" office:value-type="string" office:string-value="0.00166666666837865">
            <text:p>0.00166666666837865</text:p>
          </table:table-cell>
          <table:table-cell table:formula="of:=COMPLEX(&quot;0&quot;;[.E27]*[.$C$12];&quot;j&quot;)" office:value-type="string" office:string-value="0.0145828111515252j">
            <text:p>0.0145828111515252j</text:p>
          </table:table-cell>
          <table:table-cell/>
          <table:table-cell table:formula="of:=IMDIV(&quot;1&quot;;IMSUM([.K27];[.J27]))" office:value-type="string" office:string-value="7.73624389314638-67.6897101600061j">
            <text:p>7.73624389314638-67.6897101600061j</text:p>
          </table:table-cell>
          <table:table-cell/>
          <table:table-cell table:formula="of:=IMDIV([.M27];[.G27])" office:value-type="string" office:string-value="0.0154724877862928-0.135379420320012j">
            <text:p>0.0154724877862928-0.135379420320012j</text:p>
          </table:table-cell>
          <table:table-cell table:number-columns-repeated="2"/>
          <table:table-cell table:formula="of:=IMABS([.O27])" office:value-type="float" office:value="0.136260725539238">
            <text:p>0.14</text:p>
          </table:table-cell>
          <table:table-cell table:formula="of:=20*LOG10([.R27])" office:value-type="float" office:value="-17.3125860585785">
            <text:p>-17.31</text:p>
          </table:table-cell>
          <table:table-cell table:formula="of:=IMARGUMENT([.O27])/PI()*180" office:value-type="float" office:value="-83.4799667906444">
            <text:p>-83.48</text:p>
          </table:table-cell>
          <table:table-cell/>
          <table:table-cell table:formula="of:=-IF([.D27]&lt;=[.$C$3];[.$C$5]+[.$C$6];300)" office:value-type="float" office:value="-300">
            <text:p>-300</text:p>
          </table:table-cell>
          <table:table-cell table:formula="of:=-IF([.D27]&lt;=[.$C$4];[.$C$5];[.$C$7])" office:value-type="float" office:value="1.5">
            <text:p>1.5</text:p>
          </table:table-cell>
          <table:table-cell/>
          <table:table-cell table:formula="of:=IF([.S27]&lt;[.V27];[.S27]-[.V27];0)" office:value-type="float" office:value="0">
            <text:p>0</text:p>
          </table:table-cell>
          <table:table-cell table:formula="of:=IF([.S27]&gt;[.W27];[.S27]-[.W27];0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00000">
            <text:p>1800000</text:p>
          </table:table-cell>
          <table:table-cell table:formula="of:=2*PI()*[.D28]" office:value-type="float" office:value="11309733.5529233">
            <text:p>11309733.55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599.999999383687">
            <text:p>599.999999383687</text:p>
          </table:table-cell>
          <table:table-cell table:formula="of:=IMDIV(&quot;1&quot;;[.I28])" office:value-type="string" office:string-value="0.00166666666837865">
            <text:p>0.00166666666837865</text:p>
          </table:table-cell>
          <table:table-cell table:formula="of:=COMPLEX(&quot;0&quot;;[.E28]*[.$C$12];&quot;j&quot;)" office:value-type="string" office:string-value="0.0164056625454659j">
            <text:p>0.0164056625454659j</text:p>
          </table:table-cell>
          <table:table-cell/>
          <table:table-cell table:formula="of:=IMDIV(&quot;1&quot;;IMSUM([.K28];[.J28]))" office:value-type="string" office:string-value="6.12917388531548-60.3318950050084j">
            <text:p>6.12917388531548-60.3318950050084j</text:p>
          </table:table-cell>
          <table:table-cell/>
          <table:table-cell table:formula="of:=IMDIV([.M28];[.G28])" office:value-type="string" office:string-value="0.012258347770631-0.120663790010017j">
            <text:p>0.012258347770631-0.120663790010017j</text:p>
          </table:table-cell>
          <table:table-cell table:number-columns-repeated="2"/>
          <table:table-cell table:formula="of:=IMABS([.O28])" office:value-type="float" office:value="0.121284860183154">
            <text:p>0.12</text:p>
          </table:table-cell>
          <table:table-cell table:formula="of:=20*LOG10([.R28])" office:value-type="float" office:value="-18.3238681622693">
            <text:p>-18.32</text:p>
          </table:table-cell>
          <table:table-cell table:formula="of:=IMARGUMENT([.O28])/PI()*180" office:value-type="float" office:value="-84.1991695578634">
            <text:p>-84.2</text:p>
          </table:table-cell>
          <table:table-cell/>
          <table:table-cell table:formula="of:=-IF([.D28]&lt;=[.$C$3];[.$C$5]+[.$C$6];300)" office:value-type="float" office:value="-300">
            <text:p>-300</text:p>
          </table:table-cell>
          <table:table-cell table:formula="of:=-IF([.D28]&lt;=[.$C$4];[.$C$5];[.$C$7])" office:value-type="float" office:value="1.5">
            <text:p>1.5</text:p>
          </table:table-cell>
          <table:table-cell/>
          <table:table-cell table:formula="of:=IF([.S28]&lt;[.V28];[.S28]-[.V28];0)" office:value-type="float" office:value="0">
            <text:p>0</text:p>
          </table:table-cell>
          <table:table-cell table:formula="of:=IF([.S28]&gt;[.W28];[.S28]-[.W28];0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00000">
            <text:p>2000000</text:p>
          </table:table-cell>
          <table:table-cell table:formula="of:=2*PI()*[.D29]" office:value-type="float" office:value="12566370.6143592">
            <text:p>12566370.61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599.999999383687">
            <text:p>599.999999383687</text:p>
          </table:table-cell>
          <table:table-cell table:formula="of:=IMDIV(&quot;1&quot;;[.I29])" office:value-type="string" office:string-value="0.00166666666837865">
            <text:p>0.00166666666837865</text:p>
          </table:table-cell>
          <table:table-cell table:formula="of:=COMPLEX(&quot;0&quot;;[.E29]*[.$C$12];&quot;j&quot;)" office:value-type="string" office:string-value="0.0182285139394065j">
            <text:p>0.0182285139394065j</text:p>
          </table:table-cell>
          <table:table-cell/>
          <table:table-cell table:formula="of:=IMDIV(&quot;1&quot;;IMSUM([.K29];[.J29]))" office:value-type="string" office:string-value="4.97428546295875-54.4042990841949j">
            <text:p>4.97428546295875-54.4042990841949j</text:p>
          </table:table-cell>
          <table:table-cell/>
          <table:table-cell table:formula="of:=IMDIV([.M29];[.G29])" office:value-type="string" office:string-value="0.0099485709259175-0.10880859816839j">
            <text:p>0.0099485709259175-0.10880859816839j</text:p>
          </table:table-cell>
          <table:table-cell table:number-columns-repeated="2"/>
          <table:table-cell table:formula="of:=IMABS([.O29])" office:value-type="float" office:value="0.109262459696083">
            <text:p>0.11</text:p>
          </table:table-cell>
          <table:table-cell table:formula="of:=20*LOG10([.R29])" office:value-type="float" office:value="-19.2305805391027">
            <text:p>-19.23</text:p>
          </table:table-cell>
          <table:table-cell table:formula="of:=IMARGUMENT([.O29])/PI()*180" office:value-type="float" office:value="-84.7758663741009">
            <text:p>-84.78</text:p>
          </table:table-cell>
          <table:table-cell/>
          <table:table-cell table:formula="of:=-IF([.D29]&lt;=[.$C$3];[.$C$5]+[.$C$6];300)" office:value-type="float" office:value="-300">
            <text:p>-300</text:p>
          </table:table-cell>
          <table:table-cell table:formula="of:=-IF([.D29]&lt;=[.$C$4];[.$C$5];[.$C$7])" office:value-type="float" office:value="1.5">
            <text:p>1.5</text:p>
          </table:table-cell>
          <table:table-cell/>
          <table:table-cell table:formula="of:=IF([.S29]&lt;[.V29];[.S29]-[.V29];0)" office:value-type="float" office:value="0">
            <text:p>0</text:p>
          </table:table-cell>
          <table:table-cell table:formula="of:=IF([.S29]&gt;[.W29];[.S29]-[.W29];0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00000">
            <text:p>2200000</text:p>
          </table:table-cell>
          <table:table-cell table:formula="of:=2*PI()*[.D30]" office:value-type="float" office:value="13823007.6757951">
            <text:p>13823007.68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599.999999383687">
            <text:p>599.999999383687</text:p>
          </table:table-cell>
          <table:table-cell table:formula="of:=IMDIV(&quot;1&quot;;[.I30])" office:value-type="string" office:string-value="0.00166666666837865">
            <text:p>0.00166666666837865</text:p>
          </table:table-cell>
          <table:table-cell table:formula="of:=COMPLEX(&quot;0&quot;;[.E30]*[.$C$12];&quot;j&quot;)" office:value-type="string" office:string-value="0.0200513653333472j">
            <text:p>0.0200513653333472j</text:p>
          </table:table-cell>
          <table:table-cell/>
          <table:table-cell table:formula="of:=IMDIV(&quot;1&quot;;IMSUM([.K30];[.J30]))" office:value-type="string" office:string-value="4.11690329855101-49.5297191979086j">
            <text:p>4.11690329855101-49.5297191979086j</text:p>
          </table:table-cell>
          <table:table-cell/>
          <table:table-cell table:formula="of:=IMDIV([.M30];[.G30])" office:value-type="string" office:string-value="0.00823380659710202-0.0990594383958172j">
            <text:p>0.00823380659710202-0.0990594383958172j</text:p>
          </table:table-cell>
          <table:table-cell table:number-columns-repeated="2"/>
          <table:table-cell table:formula="of:=IMABS([.O30])" office:value-type="float" office:value="0.0994010458012046">
            <text:p>0.1</text:p>
          </table:table-cell>
          <table:table-cell table:formula="of:=20*LOG10([.R30])" office:value-type="float" office:value="-20.0521809270833">
            <text:p>-20.05</text:p>
          </table:table-cell>
          <table:table-cell table:formula="of:=IMARGUMENT([.O30])/PI()*180" office:value-type="float" office:value="-85.2485053232098">
            <text:p>-85.25</text:p>
          </table:table-cell>
          <table:table-cell/>
          <table:table-cell table:formula="of:=-IF([.D30]&lt;=[.$C$3];[.$C$5]+[.$C$6];300)" office:value-type="float" office:value="-300">
            <text:p>-300</text:p>
          </table:table-cell>
          <table:table-cell table:formula="of:=-IF([.D30]&lt;=[.$C$4];[.$C$5];[.$C$7])" office:value-type="float" office:value="1.5">
            <text:p>1.5</text:p>
          </table:table-cell>
          <table:table-cell/>
          <table:table-cell table:formula="of:=IF([.S30]&lt;[.V30];[.S30]-[.V30];0)" office:value-type="float" office:value="0">
            <text:p>0</text:p>
          </table:table-cell>
          <table:table-cell table:formula="of:=IF([.S30]&gt;[.W30];[.S30]-[.W30];0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00000">
            <text:p>2400000</text:p>
          </table:table-cell>
          <table:table-cell table:formula="of:=2*PI()*[.D31]" office:value-type="float" office:value="15079644.737231">
            <text:p>15079644.74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599.999999383687">
            <text:p>599.999999383687</text:p>
          </table:table-cell>
          <table:table-cell table:formula="of:=IMDIV(&quot;1&quot;;[.I31])" office:value-type="string" office:string-value="0.00166666666837865">
            <text:p>0.00166666666837865</text:p>
          </table:table-cell>
          <table:table-cell table:formula="of:=COMPLEX(&quot;0&quot;;[.E31]*[.$C$12];&quot;j&quot;)" office:value-type="string" office:string-value="0.0218742167272878j">
            <text:p>0.0218742167272878j</text:p>
          </table:table-cell>
          <table:table-cell/>
          <table:table-cell table:formula="of:=IMDIV(&quot;1&quot;;IMSUM([.K31];[.J31]))" office:value-type="string" office:string-value="3.4631377285569-45.4520550918526j">
            <text:p>3.4631377285569-45.4520550918526j</text:p>
          </table:table-cell>
          <table:table-cell/>
          <table:table-cell table:formula="of:=IMDIV([.M31];[.G31])" office:value-type="string" office:string-value="0.0069262754571138-0.0909041101837052j">
            <text:p>0.0069262754571138-0.0909041101837052j</text:p>
          </table:table-cell>
          <table:table-cell table:number-columns-repeated="2"/>
          <table:table-cell table:formula="of:=IMABS([.O31])" office:value-type="float" office:value="0.0911675958880075">
            <text:p>0.09</text:p>
          </table:table-cell>
          <table:table-cell table:formula="of:=20*LOG10([.R31])" office:value-type="float" office:value="-20.8031899500403">
            <text:p>-20.8</text:p>
          </table:table-cell>
          <table:table-cell table:formula="of:=IMARGUMENT([.O31])/PI()*180" office:value-type="float" office:value="-85.6428695757694">
            <text:p>-85.64</text:p>
          </table:table-cell>
          <table:table-cell/>
          <table:table-cell table:formula="of:=-IF([.D31]&lt;=[.$C$3];[.$C$5]+[.$C$6];300)" office:value-type="float" office:value="-300">
            <text:p>-300</text:p>
          </table:table-cell>
          <table:table-cell table:formula="of:=-IF([.D31]&lt;=[.$C$4];[.$C$5];[.$C$7])" office:value-type="float" office:value="1.5">
            <text:p>1.5</text:p>
          </table:table-cell>
          <table:table-cell/>
          <table:table-cell table:formula="of:=IF([.S31]&lt;[.V31];[.S31]-[.V31];0)" office:value-type="float" office:value="0">
            <text:p>0</text:p>
          </table:table-cell>
          <table:table-cell table:formula="of:=IF([.S31]&gt;[.W31];[.S31]-[.W31];0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00000">
            <text:p>2600000</text:p>
          </table:table-cell>
          <table:table-cell table:formula="of:=2*PI()*[.D32]" office:value-type="float" office:value="16336281.7986669">
            <text:p>16336281.8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599.999999383687">
            <text:p>599.999999383687</text:p>
          </table:table-cell>
          <table:table-cell table:formula="of:=IMDIV(&quot;1&quot;;[.I32])" office:value-type="string" office:string-value="0.00166666666837865">
            <text:p>0.00166666666837865</text:p>
          </table:table-cell>
          <table:table-cell table:formula="of:=COMPLEX(&quot;0&quot;;[.E32]*[.$C$12];&quot;j&quot;)" office:value-type="string" office:string-value="0.0236970681212285j">
            <text:p>0.0236970681212285j</text:p>
          </table:table-cell>
          <table:table-cell/>
          <table:table-cell table:formula="of:=IMDIV(&quot;1&quot;;IMSUM([.K32];[.J32]))" office:value-type="string" office:string-value="2.95336091852221-41.9915968805435j">
            <text:p>2.95336091852221-41.9915968805435j</text:p>
          </table:table-cell>
          <table:table-cell/>
          <table:table-cell table:formula="of:=IMDIV([.M32];[.G32])" office:value-type="string" office:string-value="0.00590672183704442-0.083983193761087j">
            <text:p>0.00590672183704442-0.083983193761087j</text:p>
          </table:table-cell>
          <table:table-cell table:number-columns-repeated="2"/>
          <table:table-cell table:formula="of:=IMABS([.O32])" office:value-type="float" office:value="0.0841906538588014">
            <text:p>0.08</text:p>
          </table:table-cell>
          <table:table-cell table:formula="of:=20*LOG10([.R32])" office:value-type="float" office:value="-21.4947223512037">
            <text:p>-21.49</text:p>
          </table:table-cell>
          <table:table-cell table:formula="of:=IMARGUMENT([.O32])/PI()*180" office:value-type="float" office:value="-85.9768872907837">
            <text:p>-85.98</text:p>
          </table:table-cell>
          <table:table-cell/>
          <table:table-cell table:formula="of:=-IF([.D32]&lt;=[.$C$3];[.$C$5]+[.$C$6];300)" office:value-type="float" office:value="-300">
            <text:p>-300</text:p>
          </table:table-cell>
          <table:table-cell table:formula="of:=-IF([.D32]&lt;=[.$C$4];[.$C$5];[.$C$7])" office:value-type="float" office:value="1.5">
            <text:p>1.5</text:p>
          </table:table-cell>
          <table:table-cell/>
          <table:table-cell table:formula="of:=IF([.S32]&lt;[.V32];[.S32]-[.V32];0)" office:value-type="float" office:value="0">
            <text:p>0</text:p>
          </table:table-cell>
          <table:table-cell table:formula="of:=IF([.S32]&gt;[.W32];[.S32]-[.W32];0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00000">
            <text:p>2800000</text:p>
          </table:table-cell>
          <table:table-cell table:formula="of:=2*PI()*[.D33]" office:value-type="float" office:value="17592918.8601028">
            <text:p>17592918.86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599.999999383687">
            <text:p>599.999999383687</text:p>
          </table:table-cell>
          <table:table-cell table:formula="of:=IMDIV(&quot;1&quot;;[.I33])" office:value-type="string" office:string-value="0.00166666666837865">
            <text:p>0.00166666666837865</text:p>
          </table:table-cell>
          <table:table-cell table:formula="of:=COMPLEX(&quot;0&quot;;[.E33]*[.$C$12];&quot;j&quot;)" office:value-type="string" office:string-value="0.0255199195151691j">
            <text:p>0.0255199195151691j</text:p>
          </table:table-cell>
          <table:table-cell/>
          <table:table-cell table:formula="of:=IMDIV(&quot;1&quot;;IMSUM([.K33];[.J33]))" office:value-type="string" office:string-value="2.54824826830963-39.0186543870789j">
            <text:p>2.54824826830963-39.0186543870789j</text:p>
          </table:table-cell>
          <table:table-cell/>
          <table:table-cell table:formula="of:=IMDIV([.M33];[.G33])" office:value-type="string" office:string-value="0.00509649653661926-0.0780373087741578j">
            <text:p>0.00509649653661926-0.0780373087741578j</text:p>
          </table:table-cell>
          <table:table-cell table:number-columns-repeated="2"/>
          <table:table-cell table:formula="of:=IMABS([.O33])" office:value-type="float" office:value="0.0782035538684849">
            <text:p>0.08</text:p>
          </table:table-cell>
          <table:table-cell table:formula="of:=20*LOG10([.R33])" office:value-type="float" office:value="-22.1354702097999">
            <text:p>-22.14</text:p>
          </table:table-cell>
          <table:table-cell table:formula="of:=IMARGUMENT([.O33])/PI()*180" office:value-type="float" office:value="-86.2634072217623">
            <text:p>-86.26</text:p>
          </table:table-cell>
          <table:table-cell/>
          <table:table-cell table:formula="of:=-IF([.D33]&lt;=[.$C$3];[.$C$5]+[.$C$6];300)" office:value-type="float" office:value="-300">
            <text:p>-300</text:p>
          </table:table-cell>
          <table:table-cell table:formula="of:=-IF([.D33]&lt;=[.$C$4];[.$C$5];[.$C$7])" office:value-type="float" office:value="-30">
            <text:p>-30</text:p>
          </table:table-cell>
          <table:table-cell/>
          <table:table-cell table:formula="of:=IF([.S33]&lt;[.V33];[.S33]-[.V33];0)" office:value-type="float" office:value="0">
            <text:p>0</text:p>
          </table:table-cell>
          <table:table-cell table:formula="of:=IF([.S33]&gt;[.W33];[.S33]-[.W33];0)" office:value-type="float" office:value="7.8645297902001">
            <text:p>7.8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00000">
            <text:p>3000000</text:p>
          </table:table-cell>
          <table:table-cell table:formula="of:=2*PI()*[.D34]" office:value-type="float" office:value="18849555.9215388">
            <text:p>18849555.92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599.999999383687">
            <text:p>599.999999383687</text:p>
          </table:table-cell>
          <table:table-cell table:formula="of:=IMDIV(&quot;1&quot;;[.I34])" office:value-type="string" office:string-value="0.00166666666837865">
            <text:p>0.00166666666837865</text:p>
          </table:table-cell>
          <table:table-cell table:formula="of:=COMPLEX(&quot;0&quot;;[.E34]*[.$C$12];&quot;j&quot;)" office:value-type="string" office:string-value="0.0273427709091098j">
            <text:p>0.0273427709091098j</text:p>
          </table:table-cell>
          <table:table-cell/>
          <table:table-cell table:formula="of:=IMDIV(&quot;1&quot;;IMSUM([.K34];[.J34]))" office:value-type="string" office:string-value="2.22102317176644-36.4373566242324j">
            <text:p>2.22102317176644-36.4373566242324j</text:p>
          </table:table-cell>
          <table:table-cell/>
          <table:table-cell table:formula="of:=IMDIV([.M34];[.G34])" office:value-type="string" office:string-value="0.00444204634353288-0.0728747132484648j">
            <text:p>0.00444204634353288-0.0728747132484648j</text:p>
          </table:table-cell>
          <table:table-cell table:number-columns-repeated="2"/>
          <table:table-cell table:formula="of:=IMABS([.O34])" office:value-type="float" office:value="0.0730099692286202">
            <text:p>0.07</text:p>
          </table:table-cell>
          <table:table-cell table:formula="of:=20*LOG10([.R34])" office:value-type="float" office:value="-22.7323566920097">
            <text:p>-22.73</text:p>
          </table:table-cell>
          <table:table-cell table:formula="of:=IMARGUMENT([.O34])/PI()*180" office:value-type="float" office:value="-86.511876484866">
            <text:p>-86.51</text:p>
          </table:table-cell>
          <table:table-cell/>
          <table:table-cell table:formula="of:=-IF([.D34]&lt;=[.$C$3];[.$C$5]+[.$C$6];300)" office:value-type="float" office:value="-300">
            <text:p>-300</text:p>
          </table:table-cell>
          <table:table-cell table:formula="of:=-IF([.D34]&lt;=[.$C$4];[.$C$5];[.$C$7])" office:value-type="float" office:value="-30">
            <text:p>-30</text:p>
          </table:table-cell>
          <table:table-cell/>
          <table:table-cell table:formula="of:=IF([.S34]&lt;[.V34];[.S34]-[.V34];0)" office:value-type="float" office:value="0">
            <text:p>0</text:p>
          </table:table-cell>
          <table:table-cell table:formula="of:=IF([.S34]&gt;[.W34];[.S34]-[.W34];0)" office:value-type="float" office:value="7.26764330799032">
            <text:p>7.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00000">
            <text:p>3200000</text:p>
          </table:table-cell>
          <table:table-cell table:formula="of:=2*PI()*[.D35]" office:value-type="float" office:value="20106192.9829747">
            <text:p>20106192.98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599.999999383687">
            <text:p>599.999999383687</text:p>
          </table:table-cell>
          <table:table-cell table:formula="of:=IMDIV(&quot;1&quot;;[.I35])" office:value-type="string" office:string-value="0.00166666666837865">
            <text:p>0.00166666666837865</text:p>
          </table:table-cell>
          <table:table-cell table:formula="of:=COMPLEX(&quot;0&quot;;[.E35]*[.$C$12];&quot;j&quot;)" office:value-type="string" office:string-value="0.0291656223030504j">
            <text:p>0.0291656223030504j</text:p>
          </table:table-cell>
          <table:table-cell/>
          <table:table-cell table:formula="of:=IMDIV(&quot;1&quot;;IMSUM([.K35];[.J35]))" office:value-type="string" office:string-value="1.95294656194788-34.1753410471831j">
            <text:p>1.95294656194788-34.1753410471831j</text:p>
          </table:table-cell>
          <table:table-cell/>
          <table:table-cell table:formula="of:=IMDIV([.M35];[.G35])" office:value-type="string" office:string-value="0.00390589312389576-0.0683506820943662j">
            <text:p>0.00390589312389576-0.0683506820943662j</text:p>
          </table:table-cell>
          <table:table-cell table:number-columns-repeated="2"/>
          <table:table-cell table:formula="of:=IMABS([.O35])" office:value-type="float" office:value="0.0684621920760678">
            <text:p>0.07</text:p>
          </table:table-cell>
          <table:table-cell table:formula="of:=20*LOG10([.R35])" office:value-type="float" office:value="-23.2909839878954">
            <text:p>-23.29</text:p>
          </table:table-cell>
          <table:table-cell table:formula="of:=IMARGUMENT([.O35])/PI()*180" office:value-type="float" office:value="-86.7293952179462">
            <text:p>-86.73</text:p>
          </table:table-cell>
          <table:table-cell/>
          <table:table-cell table:formula="of:=-IF([.D35]&lt;=[.$C$3];[.$C$5]+[.$C$6];300)" office:value-type="float" office:value="-300">
            <text:p>-300</text:p>
          </table:table-cell>
          <table:table-cell table:formula="of:=-IF([.D35]&lt;=[.$C$4];[.$C$5];[.$C$7])" office:value-type="float" office:value="-30">
            <text:p>-30</text:p>
          </table:table-cell>
          <table:table-cell/>
          <table:table-cell table:formula="of:=IF([.S35]&lt;[.V35];[.S35]-[.V35];0)" office:value-type="float" office:value="0">
            <text:p>0</text:p>
          </table:table-cell>
          <table:table-cell table:formula="of:=IF([.S35]&gt;[.W35];[.S35]-[.W35];0)" office:value-type="float" office:value="6.70901601210464">
            <text:p>6.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00000">
            <text:p>3400000</text:p>
          </table:table-cell>
          <table:table-cell table:formula="of:=2*PI()*[.D36]" office:value-type="float" office:value="21362830.0444106">
            <text:p>21362830.04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599.999999383687">
            <text:p>599.999999383687</text:p>
          </table:table-cell>
          <table:table-cell table:formula="of:=IMDIV(&quot;1&quot;;[.I36])" office:value-type="string" office:string-value="0.00166666666837865">
            <text:p>0.00166666666837865</text:p>
          </table:table-cell>
          <table:table-cell table:formula="of:=COMPLEX(&quot;0&quot;;[.E36]*[.$C$12];&quot;j&quot;)" office:value-type="string" office:string-value="0.0309884736969911j">
            <text:p>0.0309884736969911j</text:p>
          </table:table-cell>
          <table:table-cell/>
          <table:table-cell table:formula="of:=IMDIV(&quot;1&quot;;IMSUM([.K36];[.J36]))" office:value-type="string" office:string-value="1.7305889480427-32.1769860249829j">
            <text:p>1.7305889480427-32.1769860249829j</text:p>
          </table:table-cell>
          <table:table-cell/>
          <table:table-cell table:formula="of:=IMDIV([.M36];[.G36])" office:value-type="string" office:string-value="0.0034611778960854-0.0643539720499658j">
            <text:p>0.0034611778960854-0.0643539720499658j</text:p>
          </table:table-cell>
          <table:table-cell table:number-columns-repeated="2"/>
          <table:table-cell table:formula="of:=IMABS([.O36])" office:value-type="float" office:value="0.0644469818613419">
            <text:p>0.06</text:p>
          </table:table-cell>
          <table:table-cell table:formula="of:=20*LOG10([.R36])" office:value-type="float" office:value="-23.8159483285565">
            <text:p>-23.82</text:p>
          </table:table-cell>
          <table:table-cell table:formula="of:=IMARGUMENT([.O36])/PI()*180" office:value-type="float" office:value="-86.921402125464">
            <text:p>-86.92</text:p>
          </table:table-cell>
          <table:table-cell/>
          <table:table-cell table:formula="of:=-IF([.D36]&lt;=[.$C$3];[.$C$5]+[.$C$6];300)" office:value-type="float" office:value="-300">
            <text:p>-300</text:p>
          </table:table-cell>
          <table:table-cell table:formula="of:=-IF([.D36]&lt;=[.$C$4];[.$C$5];[.$C$7])" office:value-type="float" office:value="-30">
            <text:p>-30</text:p>
          </table:table-cell>
          <table:table-cell/>
          <table:table-cell table:formula="of:=IF([.S36]&lt;[.V36];[.S36]-[.V36];0)" office:value-type="float" office:value="0">
            <text:p>0</text:p>
          </table:table-cell>
          <table:table-cell table:formula="of:=IF([.S36]&gt;[.W36];[.S36]-[.W36];0)" office:value-type="float" office:value="6.18405167144346">
            <text:p>6.1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600000">
            <text:p>3600000</text:p>
          </table:table-cell>
          <table:table-cell table:formula="of:=2*PI()*[.D37]" office:value-type="float" office:value="22619467.1058465">
            <text:p>22619467.11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599.999999383687">
            <text:p>599.999999383687</text:p>
          </table:table-cell>
          <table:table-cell table:formula="of:=IMDIV(&quot;1&quot;;[.I37])" office:value-type="string" office:string-value="0.00166666666837865">
            <text:p>0.00166666666837865</text:p>
          </table:table-cell>
          <table:table-cell table:formula="of:=COMPLEX(&quot;0&quot;;[.E37]*[.$C$12];&quot;j&quot;)" office:value-type="string" office:string-value="0.0328113250909317j">
            <text:p>0.0328113250909317j</text:p>
          </table:table-cell>
          <table:table-cell/>
          <table:table-cell table:formula="of:=IMDIV(&quot;1&quot;;IMSUM([.K37];[.J37]))" office:value-type="string" office:string-value="1.54412372485362-30.39884727885j">
            <text:p>1.54412372485362-30.39884727885j</text:p>
          </table:table-cell>
          <table:table-cell/>
          <table:table-cell table:formula="of:=IMDIV([.M37];[.G37])" office:value-type="string" office:string-value="0.00308824744970724-0.0607976945577j">
            <text:p>0.00308824744970724-0.0607976945577j</text:p>
          </table:table-cell>
          <table:table-cell table:number-columns-repeated="2"/>
          <table:table-cell table:formula="of:=IMABS([.O37])" office:value-type="float" office:value="0.0608760785189224">
            <text:p>0.06</text:p>
          </table:table-cell>
          <table:table-cell table:formula="of:=20*LOG10([.R37])" office:value-type="float" office:value="-24.3110666294953">
            <text:p>-24.31</text:p>
          </table:table-cell>
          <table:table-cell table:formula="of:=IMARGUMENT([.O37])/PI()*180" office:value-type="float" office:value="-87.0921331909467">
            <text:p>-87.09</text:p>
          </table:table-cell>
          <table:table-cell/>
          <table:table-cell table:formula="of:=-IF([.D37]&lt;=[.$C$3];[.$C$5]+[.$C$6];300)" office:value-type="float" office:value="-300">
            <text:p>-300</text:p>
          </table:table-cell>
          <table:table-cell table:formula="of:=-IF([.D37]&lt;=[.$C$4];[.$C$5];[.$C$7])" office:value-type="float" office:value="-30">
            <text:p>-30</text:p>
          </table:table-cell>
          <table:table-cell/>
          <table:table-cell table:formula="of:=IF([.S37]&lt;[.V37];[.S37]-[.V37];0)" office:value-type="float" office:value="0">
            <text:p>0</text:p>
          </table:table-cell>
          <table:table-cell table:formula="of:=IF([.S37]&gt;[.W37];[.S37]-[.W37];0)" office:value-type="float" office:value="5.68893337050472">
            <text:p>5.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800000">
            <text:p>3800000</text:p>
          </table:table-cell>
          <table:table-cell table:formula="of:=2*PI()*[.D38]" office:value-type="float" office:value="23876104.1672824">
            <text:p>23876104.17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599.999999383687">
            <text:p>599.999999383687</text:p>
          </table:table-cell>
          <table:table-cell table:formula="of:=IMDIV(&quot;1&quot;;[.I38])" office:value-type="string" office:string-value="0.00166666666837865">
            <text:p>0.00166666666837865</text:p>
          </table:table-cell>
          <table:table-cell table:formula="of:=COMPLEX(&quot;0&quot;;[.E38]*[.$C$12];&quot;j&quot;)" office:value-type="string" office:string-value="0.0346341764848724j">
            <text:p>0.0346341764848724j</text:p>
          </table:table-cell>
          <table:table-cell/>
          <table:table-cell table:formula="of:=IMDIV(&quot;1&quot;;IMSUM([.K38];[.J38]))" office:value-type="string" office:string-value="1.38622738160378-28.806506239987j">
            <text:p>1.38622738160378-28.806506239987j</text:p>
          </table:table-cell>
          <table:table-cell/>
          <table:table-cell table:formula="of:=IMDIV([.M38];[.G38])" office:value-type="string" office:string-value="0.00277245476320756-0.057613012479974j">
            <text:p>0.00277245476320756-0.057613012479974j</text:p>
          </table:table-cell>
          <table:table-cell table:number-columns-repeated="2"/>
          <table:table-cell table:formula="of:=IMABS([.O38])" office:value-type="float" office:value="0.0576796819723521">
            <text:p>0.06</text:p>
          </table:table-cell>
          <table:table-cell table:formula="of:=20*LOG10([.R38])" office:value-type="float" office:value="-24.7795428569076">
            <text:p>-24.78</text:p>
          </table:table-cell>
          <table:table-cell table:formula="of:=IMARGUMENT([.O38])/PI()*180" office:value-type="float" office:value="-87.2449364778579">
            <text:p>-87.24</text:p>
          </table:table-cell>
          <table:table-cell/>
          <table:table-cell table:formula="of:=-IF([.D38]&lt;=[.$C$3];[.$C$5]+[.$C$6];300)" office:value-type="float" office:value="-300">
            <text:p>-300</text:p>
          </table:table-cell>
          <table:table-cell table:formula="of:=-IF([.D38]&lt;=[.$C$4];[.$C$5];[.$C$7])" office:value-type="float" office:value="-30">
            <text:p>-30</text:p>
          </table:table-cell>
          <table:table-cell/>
          <table:table-cell table:formula="of:=IF([.S38]&lt;[.V38];[.S38]-[.V38];0)" office:value-type="float" office:value="0">
            <text:p>0</text:p>
          </table:table-cell>
          <table:table-cell table:formula="of:=IF([.S38]&gt;[.W38];[.S38]-[.W38];0)" office:value-type="float" office:value="5.22045714309245">
            <text:p>5.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4000000">
            <text:p>4000000</text:p>
          </table:table-cell>
          <table:table-cell table:formula="of:=2*PI()*[.D39]" office:value-type="float" office:value="25132741.2287183">
            <text:p>25132741.23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599.999999383687">
            <text:p>599.999999383687</text:p>
          </table:table-cell>
          <table:table-cell table:formula="of:=IMDIV(&quot;1&quot;;[.I39])" office:value-type="string" office:string-value="0.00166666666837865">
            <text:p>0.00166666666837865</text:p>
          </table:table-cell>
          <table:table-cell table:formula="of:=COMPLEX(&quot;0&quot;;[.E39]*[.$C$12];&quot;j&quot;)" office:value-type="string" office:string-value="0.036457027878813j">
            <text:p>0.036457027878813j</text:p>
          </table:table-cell>
          <table:table-cell/>
          <table:table-cell table:formula="of:=IMDIV(&quot;1&quot;;IMSUM([.K39];[.J39]))" office:value-type="string" office:string-value="1.2513520939099-27.372346876214j">
            <text:p>1.2513520939099-27.372346876214j</text:p>
          </table:table-cell>
          <table:table-cell/>
          <table:table-cell table:formula="of:=IMDIV([.M39];[.G39])" office:value-type="string" office:string-value="0.0025027041878198-0.054744693752428j">
            <text:p>0.0025027041878198-0.054744693752428j</text:p>
          </table:table-cell>
          <table:table-cell table:number-columns-repeated="2"/>
          <table:table-cell table:formula="of:=IMABS([.O39])" office:value-type="float" office:value="0.0548018706094861">
            <text:p>0.05</text:p>
          </table:table-cell>
          <table:table-cell table:formula="of:=20*LOG10([.R39])" office:value-type="float" office:value="-25.2240923407096">
            <text:p>-25.22</text:p>
          </table:table-cell>
          <table:table-cell table:formula="of:=IMARGUMENT([.O39])/PI()*180" office:value-type="float" office:value="-87.3824930399696">
            <text:p>-87.38</text:p>
          </table:table-cell>
          <table:table-cell/>
          <table:table-cell table:formula="of:=-IF([.D39]&lt;=[.$C$3];[.$C$5]+[.$C$6];300)" office:value-type="float" office:value="-300">
            <text:p>-300</text:p>
          </table:table-cell>
          <table:table-cell table:formula="of:=-IF([.D39]&lt;=[.$C$4];[.$C$5];[.$C$7])" office:value-type="float" office:value="-30">
            <text:p>-30</text:p>
          </table:table-cell>
          <table:table-cell/>
          <table:table-cell table:formula="of:=IF([.S39]&lt;[.V39];[.S39]-[.V39];0)" office:value-type="float" office:value="0">
            <text:p>0</text:p>
          </table:table-cell>
          <table:table-cell table:formula="of:=IF([.S39]&gt;[.W39];[.S39]-[.W39];0)" office:value-type="float" office:value="4.77590765929041">
            <text:p>4.78</text:p>
          </table:table-cell>
          <table:table-cell/>
        </table:table-row>
        <table:table-row table:style-name="ro1">
          <table:table-cell table:number-columns-repeated="3"/>
          <table:table-cell office:value-type="float" office:value="4200000">
            <text:p>4200000</text:p>
          </table:table-cell>
          <table:table-cell table:formula="of:=2*PI()*[.D40]" office:value-type="float" office:value="26389378.2901543">
            <text:p>26389378.29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599.999999383687">
            <text:p>599.999999383687</text:p>
          </table:table-cell>
          <table:table-cell table:formula="of:=IMDIV(&quot;1&quot;;[.I40])" office:value-type="string" office:string-value="0.00166666666837865">
            <text:p>0.00166666666837865</text:p>
          </table:table-cell>
          <table:table-cell table:formula="of:=COMPLEX(&quot;0&quot;;[.E40]*[.$C$12];&quot;j&quot;)" office:value-type="string" office:string-value="0.0382798792727537j">
            <text:p>0.0382798792727537j</text:p>
          </table:table-cell>
          <table:table-cell/>
          <table:table-cell table:formula="of:=IMDIV(&quot;1&quot;;IMSUM([.K40];[.J40]))" office:value-type="string" office:string-value="1.13523335669158-26.0739574775511j">
            <text:p>1.13523335669158-26.0739574775511j</text:p>
          </table:table-cell>
          <table:table-cell/>
          <table:table-cell table:formula="of:=IMDIV([.M40];[.G40])" office:value-type="string" office:string-value="0.00227046671338316-0.0521479149551022j">
            <text:p>0.00227046671338316-0.0521479149551022j</text:p>
          </table:table-cell>
          <table:table-cell table:number-columns-repeated="2"/>
          <table:table-cell table:formula="of:=IMABS([.O40])" office:value-type="float" office:value="0.0521973184489506">
            <text:p>0.05</text:p>
          </table:table-cell>
          <table:table-cell table:formula="of:=20*LOG10([.R40])" office:value-type="float" office:value="-25.6470361517316">
            <text:p>-25.65</text:p>
          </table:table-cell>
          <table:table-cell table:formula="of:=IMARGUMENT([.O40])/PI()*180" office:value-type="float" office:value="-87.5069750444272">
            <text:p>-87.51</text:p>
          </table:table-cell>
          <table:table-cell/>
          <table:table-cell table:formula="of:=-IF([.D40]&lt;=[.$C$3];[.$C$5]+[.$C$6];300)" office:value-type="float" office:value="-300">
            <text:p>-300</text:p>
          </table:table-cell>
          <table:table-cell table:formula="of:=-IF([.D40]&lt;=[.$C$4];[.$C$5];[.$C$7])" office:value-type="float" office:value="-30">
            <text:p>-30</text:p>
          </table:table-cell>
          <table:table-cell/>
          <table:table-cell table:formula="of:=IF([.S40]&lt;[.V40];[.S40]-[.V40];0)" office:value-type="float" office:value="0">
            <text:p>0</text:p>
          </table:table-cell>
          <table:table-cell table:formula="of:=IF([.S40]&gt;[.W40];[.S40]-[.W40];0)" office:value-type="float" office:value="4.35296384826844">
            <text:p>4.35</text:p>
          </table:table-cell>
          <table:table-cell/>
        </table:table-row>
      </table:table>
      <table:table table:name="Sheet4" table:style-name="ta1" table:print="false">
        <table:table-column table:style-name="co1" table:number-columns-repeated="13" table:default-cell-style-name="Default"/>
        <table:table-column table:style-name="co9" table:default-cell-style-name="Default"/>
        <table:table-column table:style-name="co1" table:number-columns-repeated="20" table:default-cell-style-name="Default"/>
        <table:table-row table:style-name="ro1">
          <table:table-cell table:number-columns-repeated="6"/>
          <table:table-cell>
            <draw:frame table:end-cell-address="Sheet4.N40" table:end-x="0.2634in" table:end-y="0.0551in" draw:z-index="0" draw:style-name="gr1" svg:width="6.4697in" svg:height="6.9343in" svg:x="0.0169in" svg:y="0.0626in">
              <draw:object draw:notify-on-update-of-ranges="Sheet3.D19:Sheet3.D40 Sheet3.S18:Sheet3.S18 Sheet4.Z19:Sheet4.Z40 Sheet3.D19:Sheet3.D40 Sheet3.V18:Sheet3.V18 Sheet4.AC19:Sheet4.AC40 Sheet3.D19:Sheet3.D40 Sheet3.W18:Sheet3.W18 Sheet4.AD19:Sheet4.AD4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Sheet4.U40" table:end-x="0.5476in" table:end-y="0.0736in" draw:z-index="1" draw:style-name="gr1" svg:width="6.1185in" svg:height="6.8736in" svg:x="0.5902in" svg:y="0.1417in">
              <draw:object draw:notify-on-update-of-ranges="Sheet4.B11:Sheet4.B14 Sheet4.AA18:Sheet4.AA18 Sheet4.AA19:Sheet4.AA40 Sheet4.D19:Sheet4.D40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0"/>
        </table:table-row>
        <table:table-row table:style-name="ro1">
          <table:table-cell table:number-columns-repeated="34"/>
        </table:table-row>
        <table:table-row table:style-name="ro1">
          <table:table-cell/>
          <table:table-cell office:value-type="string">
            <text:p>F_1</text:p>
          </table:table-cell>
          <table:table-cell table:style-name="ce1" office:value-type="float" office:value="1500000">
            <text:p>1.50E+006</text:p>
          </table:table-cell>
          <table:table-cell table:number-columns-repeated="31"/>
        </table:table-row>
        <table:table-row table:style-name="ro1">
          <table:table-cell/>
          <table:table-cell office:value-type="string">
            <text:p>F_2</text:p>
          </table:table-cell>
          <table:table-cell table:style-name="ce1" office:value-type="float" office:value="2700000">
            <text:p>2.70E+006</text:p>
          </table:table-cell>
          <table:table-cell table:number-columns-repeated="31"/>
        </table:table-row>
        <table:table-row table:style-name="ro1">
          <table:table-cell/>
          <table:table-cell office:value-type="string">
            <text:p>pass_atten</text:p>
          </table:table-cell>
          <table:table-cell table:formula="of:=-[.C6]/2" office:value-type="float" office:value="-1.5">
            <text:p>-1.5</text:p>
          </table:table-cell>
          <table:table-cell table:number-columns-repeated="31"/>
        </table:table-row>
        <table:table-row table:style-name="ro1">
          <table:table-cell/>
          <table:table-cell office:value-type="string">
            <text:p>pass_ripple</text:p>
          </table:table-cell>
          <table:table-cell office:value-type="float" office:value="3">
            <text:p>3</text:p>
          </table:table-cell>
          <table:table-cell table:number-columns-repeated="31"/>
        </table:table-row>
        <table:table-row table:style-name="ro1">
          <table:table-cell/>
          <table:table-cell office:value-type="string">
            <text:p>stop_atten</text:p>
          </table:table-cell>
          <table:table-cell office:value-type="float" office:value="30">
            <text:p>30</text:p>
          </table:table-cell>
          <table:table-cell table:number-columns-repeated="31"/>
        </table:table-row>
        <table:table-row table:style-name="ro1">
          <table:table-cell table:number-columns-repeated="34"/>
        </table:table-row>
        <table:table-row table:style-name="ro1">
          <table:table-cell/>
          <table:table-cell office:value-type="string">
            <text:p>R</text:p>
          </table:table-cell>
          <table:table-cell office:value-type="float" office:value="500">
            <text:p>500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string">
            <text:p>start</text:p>
          </table:table-cell>
          <table:table-cell office:value-type="string">
            <text:p>stop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R1</text:p>
          </table:table-cell>
          <table:table-cell office:value-type="float" office:value="180.374115832148">
            <text:p>180.37</text:p>
          </table:table-cell>
          <table:table-cell/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C1</text:p>
          </table:table-cell>
          <table:table-cell table:style-name="ce1" office:value-type="float" office:value="0.00000000499686753384613">
            <text:p>5.00E-009</text:p>
          </table:table-cell>
          <table:table-cell/>
          <table:table-cell table:style-name="ce1" office:value-type="float" office:value="0.0000000001">
            <text:p>1.00E-010</text:p>
          </table:table-cell>
          <table:table-cell table:style-name="ce1" office:value-type="float" office:value="0.000001">
            <text:p>1.00E-006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R2</text:p>
          </table:table-cell>
          <table:table-cell office:value-type="float" office:value="439.982880485537">
            <text:p>439.98</text:p>
          </table:table-cell>
          <table:table-cell/>
          <table:table-cell table:style-name="ce1" table:formula="of:=[.E11]" office:value-type="float" office:value="0">
            <text:p>0.00E+000</text:p>
          </table:table-cell>
          <table:table-cell table:style-name="ce1" table:formula="of:=[.F11]" office:value-type="float" office:value="600">
            <text:p>6.00E+002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C2</text:p>
          </table:table-cell>
          <table:table-cell table:style-name="ce1" office:value-type="float" office:value="0.00000000204846922357256">
            <text:p>2.05E-009</text:p>
          </table:table-cell>
          <table:table-cell/>
          <table:table-cell table:formula="of:=[.E12]" office:value-type="float" office:value="0.0000000001">
            <text:p>1.00E-010</text:p>
          </table:table-cell>
          <table:table-cell table:formula="of:=[.F12]" office:value-type="float" office:value="0.000001">
            <text:p>1.00E-006</text:p>
          </table:table-cell>
          <table:table-cell table:number-columns-repeated="28"/>
        </table:table-row>
        <table:table-row table:style-name="ro1" table:number-rows-repeated="3">
          <table:table-cell table:number-columns-repeated="34"/>
        </table:table-row>
        <table:table-row table:style-name="ro2">
          <table:table-cell table:number-columns-repeated="3"/>
          <table:table-cell office:value-type="string">
            <text:p>f</text:p>
          </table:table-cell>
          <table:table-cell office:value-type="string">
            <text:p>omega</text:p>
          </table:table-cell>
          <table:table-cell/>
          <table:table-cell office:value-type="string">
            <text:p>Z</text:p>
          </table:table-cell>
          <table:table-cell/>
          <table:table-cell office:value-type="string">
            <text:p>Z1</text:p>
          </table:table-cell>
          <table:table-cell office:value-type="string">
            <text:p>1/Z1</text:p>
          </table:table-cell>
          <table:table-cell office:value-type="string">
            <text:p>1/Z_C1</text:p>
          </table:table-cell>
          <table:table-cell/>
          <table:table-cell office:value-type="string">
            <text:p>Ze1</text:p>
          </table:table-cell>
          <table:table-cell table:number-columns-repeated="2"/>
          <table:table-cell office:value-type="string">
            <text:p>Z2</text:p>
          </table:table-cell>
          <table:table-cell office:value-type="string">
            <text:p>1/Z2</text:p>
          </table:table-cell>
          <table:table-cell office:value-type="string">
            <text:p>1/Z_C2</text:p>
          </table:table-cell>
          <table:table-cell/>
          <table:table-cell office:value-type="string">
            <text:p>Ze2</text:p>
          </table:table-cell>
          <table:table-cell/>
          <table:table-cell office:value-type="string">
            <text:p>(Ze1+Ze2)/Z</text:p>
          </table:table-cell>
          <table:table-cell table:number-columns-repeated="2"/>
          <table:table-cell office:value-type="string">
            <text:p>abs</text:p>
          </table:table-cell>
          <table:table-cell office:value-type="string">
            <text:p>ampl [dB]</text:p>
          </table:table-cell>
          <table:table-cell office:value-type="string">
            <text:p>phase [deg]</text:p>
          </table:table-cell>
          <table:table-cell/>
          <table:table-cell office:value-type="string">
            <text:p>ideal lower</text:p>
          </table:table-cell>
          <table:table-cell office:value-type="string">
            <text:p>ideal upper</text:p>
          </table:table-cell>
          <table:table-cell/>
          <table:table-cell office:value-type="string">
            <text:p>error lower</text:p>
          </table:table-cell>
          <table:table-cell office:value-type="string">
            <text:p>error high</text:p>
          </table:table-cell>
          <table:table-cell office:value-type="string">
            <text:p>sum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table:formula="of:=2*PI()*[.D19]" office:value-type="float" office:value="0">
            <text:p>0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180.374115832148">
            <text:p>180.374115832148</text:p>
          </table:table-cell>
          <table:table-cell table:formula="of:=IMDIV(&quot;1&quot;;[.I19])" office:value-type="string" office:string-value="0.00554403271991962">
            <text:p>0.00554403271991962</text:p>
          </table:table-cell>
          <table:table-cell table:formula="of:=COMPLEX(&quot;0&quot;;[.E19]*[.$C$12];&quot;j&quot;)" office:value-type="string" office:string-value="0">
            <text:p>0</text:p>
          </table:table-cell>
          <table:table-cell/>
          <table:table-cell table:formula="of:=IMDIV(&quot;1&quot;;IMSUM([.K19];[.J19]))" office:value-type="string" office:string-value="180.374115832148">
            <text:p>180.374115832148</text:p>
          </table:table-cell>
          <table:table-cell table:number-columns-repeated="2"/>
          <table:table-cell table:formula="of:=COMPLEX([.$C$13];&quot;0&quot;;&quot;j&quot;)" office:value-type="string" office:string-value="439.982880485537">
            <text:p>439.982880485537</text:p>
          </table:table-cell>
          <table:table-cell table:formula="of:=IMDIV(&quot;1&quot;;[.P19])" office:value-type="string" office:string-value="0.00227281570341206">
            <text:p>0.00227281570341206</text:p>
          </table:table-cell>
          <table:table-cell table:formula="of:=COMPLEX(&quot;0&quot;;[.E19]*[.$C$14];&quot;j&quot;)" office:value-type="string" office:string-value="0">
            <text:p>0</text:p>
          </table:table-cell>
          <table:table-cell/>
          <table:table-cell table:formula="of:=IMDIV(&quot;1&quot;;IMSUM([.R19];[.Q19]))" office:value-type="string" office:string-value="439.982880485537">
            <text:p>439.982880485537</text:p>
          </table:table-cell>
          <table:table-cell/>
          <table:table-cell table:formula="of:=IMDIV(IMSUM([.M19];[.T19]);[.G19])" office:value-type="string" office:string-value="1.24071399263537">
            <text:p>1.24071399263537</text:p>
          </table:table-cell>
          <table:table-cell table:number-columns-repeated="2"/>
          <table:table-cell table:formula="of:=IMABS([.V19])" office:value-type="float" office:value="1.24071399263537">
            <text:p>1.24</text:p>
          </table:table-cell>
          <table:table-cell table:formula="of:=20*LOG10([.Y19])" office:value-type="float" office:value="1.87343360361441">
            <text:p>1.87</text:p>
          </table:table-cell>
          <table:table-cell table:formula="of:=IMARGUMENT([.V19])/PI()*180" office:value-type="float" office:value="0">
            <text:p>0</text:p>
          </table:table-cell>
          <table:table-cell/>
          <table:table-cell table:formula="of:=-IF([.D19]&lt;=[.$C$3];[.$C$5]+[.$C$6];300)" office:value-type="float" office:value="-1.5">
            <text:p>-1.5</text:p>
          </table:table-cell>
          <table:table-cell table:formula="of:=-IF([.D19]&lt;=[.$C$4];[.$C$5];[.$C$7])" office:value-type="float" office:value="1.5">
            <text:p>1.5</text:p>
          </table:table-cell>
          <table:table-cell/>
          <table:table-cell table:formula="of:=IF([.Z19]&lt;[.AC19];[.Z19]-[.AC19];0)" office:value-type="float" office:value="0">
            <text:p>0</text:p>
          </table:table-cell>
          <table:table-cell table:formula="of:=IF([.Z19]&gt;[.AD19];[.Z19]-[.AD19];0)" office:value-type="float" office:value="0.373433603614412">
            <text:p>0.37</text:p>
          </table:table-cell>
          <table:table-cell table:formula="of:=POWER(SUM([.AF19:.AF40]);2)+POWER(SUM([.AG19:.AG40]);2)" office:value-type="float" office:value="6198.0796254471">
            <text:p>6198.08</text:p>
          </table:table-cell>
        </table:table-row>
        <table:table-row table:style-name="ro1">
          <table:table-cell table:number-columns-repeated="3"/>
          <table:table-cell office:value-type="float" office:value="200000">
            <text:p>200000</text:p>
          </table:table-cell>
          <table:table-cell table:formula="of:=2*PI()*[.D20]" office:value-type="float" office:value="1256637.06143592">
            <text:p>1256637.06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180.374115832148">
            <text:p>180.374115832148</text:p>
          </table:table-cell>
          <table:table-cell table:formula="of:=IMDIV(&quot;1&quot;;[.I20])" office:value-type="string" office:string-value="0.00554403271991962">
            <text:p>0.00554403271991962</text:p>
          </table:table-cell>
          <table:table-cell table:formula="of:=COMPLEX(&quot;0&quot;;[.E20]*[.$C$12];&quot;j&quot;)" office:value-type="string" office:string-value="0.00627924893411694j">
            <text:p>0.00627924893411694j</text:p>
          </table:table-cell>
          <table:table-cell/>
          <table:table-cell table:formula="of:=IMDIV(&quot;1&quot;;IMSUM([.K20];[.J20]))" office:value-type="string" office:string-value="79.013920104062-89.492270096311j">
            <text:p>79.013920104062-89.492270096311j</text:p>
          </table:table-cell>
          <table:table-cell table:number-columns-repeated="2"/>
          <table:table-cell table:formula="of:=COMPLEX([.$C$13];&quot;0&quot;;&quot;j&quot;)" office:value-type="string" office:string-value="439.982880485537">
            <text:p>439.982880485537</text:p>
          </table:table-cell>
          <table:table-cell table:formula="of:=IMDIV(&quot;1&quot;;[.P20])" office:value-type="string" office:string-value="0.00227281570341206">
            <text:p>0.00227281570341206</text:p>
          </table:table-cell>
          <table:table-cell table:formula="of:=COMPLEX(&quot;0&quot;;[.E20]*[.$C$14];&quot;j&quot;)" office:value-type="string" office:string-value="0.00257418234555214j">
            <text:p>0.00257418234555214j</text:p>
          </table:table-cell>
          <table:table-cell/>
          <table:table-cell table:formula="of:=IMDIV(&quot;1&quot;;IMSUM([.R20];[.Q20]))" office:value-type="string" office:string-value="192.740440870127-218.297083840531j">
            <text:p>192.740440870127-218.297083840531j</text:p>
          </table:table-cell>
          <table:table-cell/>
          <table:table-cell table:formula="of:=IMDIV(IMSUM([.M20];[.T20]);[.G20])" office:value-type="string" office:string-value="0.543508721948378-0.615578707873684j">
            <text:p>0.543508721948378-0.615578707873684j</text:p>
          </table:table-cell>
          <table:table-cell table:number-columns-repeated="2"/>
          <table:table-cell table:formula="of:=IMABS([.V20])" office:value-type="float" office:value="0.821181390693551">
            <text:p>0.82</text:p>
          </table:table-cell>
          <table:table-cell table:formula="of:=20*LOG10([.Y20])" office:value-type="float" office:value="-1.71121802019056">
            <text:p>-1.71</text:p>
          </table:table-cell>
          <table:table-cell table:formula="of:=IMARGUMENT([.V20])/PI()*180" office:value-type="float" office:value="-48.5579687509226">
            <text:p>-48.56</text:p>
          </table:table-cell>
          <table:table-cell/>
          <table:table-cell table:formula="of:=-IF([.D20]&lt;=[.$C$3];[.$C$5]+[.$C$6];300)" office:value-type="float" office:value="-1.5">
            <text:p>-1.5</text:p>
          </table:table-cell>
          <table:table-cell table:formula="of:=-IF([.D20]&lt;=[.$C$4];[.$C$5];[.$C$7])" office:value-type="float" office:value="1.5">
            <text:p>1.5</text:p>
          </table:table-cell>
          <table:table-cell/>
          <table:table-cell table:formula="of:=IF([.Z20]&lt;[.AC20];[.Z20]-[.AC20];0)" office:value-type="float" office:value="-0.211218020190558">
            <text:p>-0.21</text:p>
          </table:table-cell>
          <table:table-cell table:formula="of:=IF([.Z20]&gt;[.AD20];[.Z20]-[.AD20];0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400000">
            <text:p>400000</text:p>
          </table:table-cell>
          <table:table-cell table:formula="of:=2*PI()*[.D21]" office:value-type="float" office:value="2513274.12287183">
            <text:p>2513274.12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180.374115832148">
            <text:p>180.374115832148</text:p>
          </table:table-cell>
          <table:table-cell table:formula="of:=IMDIV(&quot;1&quot;;[.I21])" office:value-type="string" office:string-value="0.00554403271991962">
            <text:p>0.00554403271991962</text:p>
          </table:table-cell>
          <table:table-cell table:formula="of:=COMPLEX(&quot;0&quot;;[.E21]*[.$C$12];&quot;j&quot;)" office:value-type="string" office:string-value="0.0125584978682339j">
            <text:p>0.0125584978682339j</text:p>
          </table:table-cell>
          <table:table-cell/>
          <table:table-cell table:formula="of:=IMDIV(&quot;1&quot;;IMSUM([.K21];[.J21]))" office:value-type="string" office:string-value="29.418779275881-66.6402410459712j">
            <text:p>29.418779275881-66.6402410459712j</text:p>
          </table:table-cell>
          <table:table-cell table:number-columns-repeated="2"/>
          <table:table-cell table:formula="of:=COMPLEX([.$C$13];&quot;0&quot;;&quot;j&quot;)" office:value-type="string" office:string-value="439.982880485537">
            <text:p>439.982880485537</text:p>
          </table:table-cell>
          <table:table-cell table:formula="of:=IMDIV(&quot;1&quot;;[.P21])" office:value-type="string" office:string-value="0.00227281570341206">
            <text:p>0.00227281570341206</text:p>
          </table:table-cell>
          <table:table-cell table:formula="of:=COMPLEX(&quot;0&quot;;[.E21]*[.$C$14];&quot;j&quot;)" office:value-type="string" office:string-value="0.00514836469110428j">
            <text:p>0.00514836469110428j</text:p>
          </table:table-cell>
          <table:table-cell/>
          <table:table-cell table:formula="of:=IMDIV(&quot;1&quot;;IMSUM([.R21];[.Q21]))" office:value-type="string" office:string-value="71.7625136924816-162.555895352452j">
            <text:p>71.7625136924816-162.555895352452j</text:p>
          </table:table-cell>
          <table:table-cell/>
          <table:table-cell table:formula="of:=IMDIV(IMSUM([.M21];[.T21]);[.G21])" office:value-type="string" office:string-value="0.202362585936726-0.458392272796846j">
            <text:p>0.202362585936726-0.458392272796846j</text:p>
          </table:table-cell>
          <table:table-cell table:number-columns-repeated="2"/>
          <table:table-cell table:formula="of:=IMABS([.V21])" office:value-type="float" office:value="0.501072940745015">
            <text:p>0.5</text:p>
          </table:table-cell>
          <table:table-cell table:formula="of:=20*LOG10([.Y21])" office:value-type="float" office:value="-6.00198099334164">
            <text:p>-6</text:p>
          </table:table-cell>
          <table:table-cell table:formula="of:=IMARGUMENT([.V21])/PI()*180" office:value-type="float" office:value="-66.1803829003659">
            <text:p>-66.18</text:p>
          </table:table-cell>
          <table:table-cell/>
          <table:table-cell table:formula="of:=-IF([.D21]&lt;=[.$C$3];[.$C$5]+[.$C$6];300)" office:value-type="float" office:value="-1.5">
            <text:p>-1.5</text:p>
          </table:table-cell>
          <table:table-cell table:formula="of:=-IF([.D21]&lt;=[.$C$4];[.$C$5];[.$C$7])" office:value-type="float" office:value="1.5">
            <text:p>1.5</text:p>
          </table:table-cell>
          <table:table-cell/>
          <table:table-cell table:formula="of:=IF([.Z21]&lt;[.AC21];[.Z21]-[.AC21];0)" office:value-type="float" office:value="-4.50198099334164">
            <text:p>-4.5</text:p>
          </table:table-cell>
          <table:table-cell table:formula="of:=IF([.Z21]&gt;[.AD21];[.Z21]-[.AD21];0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600000">
            <text:p>600000</text:p>
          </table:table-cell>
          <table:table-cell table:formula="of:=2*PI()*[.D22]" office:value-type="float" office:value="3769911.18430775">
            <text:p>3769911.18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180.374115832148">
            <text:p>180.374115832148</text:p>
          </table:table-cell>
          <table:table-cell table:formula="of:=IMDIV(&quot;1&quot;;[.I22])" office:value-type="string" office:string-value="0.00554403271991962">
            <text:p>0.00554403271991962</text:p>
          </table:table-cell>
          <table:table-cell table:formula="of:=COMPLEX(&quot;0&quot;;[.E22]*[.$C$12];&quot;j&quot;)" office:value-type="string" office:string-value="0.0188377468023508j">
            <text:p>0.0188377468023508j</text:p>
          </table:table-cell>
          <table:table-cell/>
          <table:table-cell table:formula="of:=IMDIV(&quot;1&quot;;IMSUM([.K22];[.J22]))" office:value-type="string" office:string-value="14.3777899495926-48.8534574615093j">
            <text:p>14.3777899495926-48.8534574615093j</text:p>
          </table:table-cell>
          <table:table-cell table:number-columns-repeated="2"/>
          <table:table-cell table:formula="of:=COMPLEX([.$C$13];&quot;0&quot;;&quot;j&quot;)" office:value-type="string" office:string-value="439.982880485537">
            <text:p>439.982880485537</text:p>
          </table:table-cell>
          <table:table-cell table:formula="of:=IMDIV(&quot;1&quot;;[.P22])" office:value-type="string" office:string-value="0.00227281570341206">
            <text:p>0.00227281570341206</text:p>
          </table:table-cell>
          <table:table-cell table:formula="of:=COMPLEX(&quot;0&quot;;[.E22]*[.$C$14];&quot;j&quot;)" office:value-type="string" office:string-value="0.00772254703665643j">
            <text:p>0.00772254703665643j</text:p>
          </table:table-cell>
          <table:table-cell/>
          <table:table-cell table:formula="of:=IMDIV(&quot;1&quot;;IMSUM([.R22];[.Q22]))" office:value-type="string" office:string-value="35.0724632233731-119.168811851876j">
            <text:p>35.0724632233731-119.168811851876j</text:p>
          </table:table-cell>
          <table:table-cell/>
          <table:table-cell table:formula="of:=IMDIV(IMSUM([.M22];[.T22]);[.G22])" office:value-type="string" office:string-value="0.0989005063459314-0.33604453862677j">
            <text:p>0.0989005063459314-0.33604453862677j</text:p>
          </table:table-cell>
          <table:table-cell table:number-columns-repeated="2"/>
          <table:table-cell table:formula="of:=IMABS([.V22])" office:value-type="float" office:value="0.350295935026886">
            <text:p>0.35</text:p>
          </table:table-cell>
          <table:table-cell table:formula="of:=20*LOG10([.Y22])" office:value-type="float" office:value="-9.11129804757339">
            <text:p>-9.11</text:p>
          </table:table-cell>
          <table:table-cell table:formula="of:=IMARGUMENT([.V22])/PI()*180" office:value-type="float" office:value="-73.6004361879086">
            <text:p>-73.6</text:p>
          </table:table-cell>
          <table:table-cell/>
          <table:table-cell table:formula="of:=-IF([.D22]&lt;=[.$C$3];[.$C$5]+[.$C$6];300)" office:value-type="float" office:value="-1.5">
            <text:p>-1.5</text:p>
          </table:table-cell>
          <table:table-cell table:formula="of:=-IF([.D22]&lt;=[.$C$4];[.$C$5];[.$C$7])" office:value-type="float" office:value="1.5">
            <text:p>1.5</text:p>
          </table:table-cell>
          <table:table-cell/>
          <table:table-cell table:formula="of:=IF([.Z22]&lt;[.AC22];[.Z22]-[.AC22];0)" office:value-type="float" office:value="-7.61129804757339">
            <text:p>-7.61</text:p>
          </table:table-cell>
          <table:table-cell table:formula="of:=IF([.Z22]&gt;[.AD22];[.Z22]-[.AD22];0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800000">
            <text:p>800000</text:p>
          </table:table-cell>
          <table:table-cell table:formula="of:=2*PI()*[.D23]" office:value-type="float" office:value="5026548.24574367">
            <text:p>5026548.25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180.374115832148">
            <text:p>180.374115832148</text:p>
          </table:table-cell>
          <table:table-cell table:formula="of:=IMDIV(&quot;1&quot;;[.I23])" office:value-type="string" office:string-value="0.00554403271991962">
            <text:p>0.00554403271991962</text:p>
          </table:table-cell>
          <table:table-cell table:formula="of:=COMPLEX(&quot;0&quot;;[.E23]*[.$C$12];&quot;j&quot;)" office:value-type="string" office:string-value="0.0251169957364678j">
            <text:p>0.0251169957364678j</text:p>
          </table:table-cell>
          <table:table-cell/>
          <table:table-cell table:formula="of:=IMDIV(&quot;1&quot;;IMSUM([.K23];[.J23]))" office:value-type="string" office:string-value="8.37973793361614-37.9640331477708j">
            <text:p>8.37973793361614-37.9640331477708j</text:p>
          </table:table-cell>
          <table:table-cell table:number-columns-repeated="2"/>
          <table:table-cell table:formula="of:=COMPLEX([.$C$13];&quot;0&quot;;&quot;j&quot;)" office:value-type="string" office:string-value="439.982880485537">
            <text:p>439.982880485537</text:p>
          </table:table-cell>
          <table:table-cell table:formula="of:=IMDIV(&quot;1&quot;;[.P23])" office:value-type="string" office:string-value="0.00227281570341206">
            <text:p>0.00227281570341206</text:p>
          </table:table-cell>
          <table:table-cell table:formula="of:=COMPLEX(&quot;0&quot;;[.E23]*[.$C$14];&quot;j&quot;)" office:value-type="string" office:string-value="0.0102967293822086j">
            <text:p>0.0102967293822086j</text:p>
          </table:table-cell>
          <table:table-cell/>
          <table:table-cell table:formula="of:=IMDIV(&quot;1&quot;;IMSUM([.R23];[.Q23]))" office:value-type="string" office:string-value="20.4411358710795-92.6062082435831j">
            <text:p>20.4411358710795-92.6062082435831j</text:p>
          </table:table-cell>
          <table:table-cell/>
          <table:table-cell table:formula="of:=IMDIV(IMSUM([.M23];[.T23]);[.G23])" office:value-type="string" office:string-value="0.0576417476093912-0.261140482782708j">
            <text:p>0.0576417476093912-0.261140482782708j</text:p>
          </table:table-cell>
          <table:table-cell table:number-columns-repeated="2"/>
          <table:table-cell table:formula="of:=IMABS([.V23])" office:value-type="float" office:value="0.267426481140987">
            <text:p>0.27</text:p>
          </table:table-cell>
          <table:table-cell table:formula="of:=20*LOG10([.Y23])" office:value-type="float" office:value="-11.4559118035616">
            <text:p>-11.46</text:p>
          </table:table-cell>
          <table:table-cell table:formula="of:=IMARGUMENT([.V23])/PI()*180" office:value-type="float" office:value="-77.5526488954779">
            <text:p>-77.55</text:p>
          </table:table-cell>
          <table:table-cell/>
          <table:table-cell table:formula="of:=-IF([.D23]&lt;=[.$C$3];[.$C$5]+[.$C$6];300)" office:value-type="float" office:value="-1.5">
            <text:p>-1.5</text:p>
          </table:table-cell>
          <table:table-cell table:formula="of:=-IF([.D23]&lt;=[.$C$4];[.$C$5];[.$C$7])" office:value-type="float" office:value="1.5">
            <text:p>1.5</text:p>
          </table:table-cell>
          <table:table-cell/>
          <table:table-cell table:formula="of:=IF([.Z23]&lt;[.AC23];[.Z23]-[.AC23];0)" office:value-type="float" office:value="-9.95591180356157">
            <text:p>-9.96</text:p>
          </table:table-cell>
          <table:table-cell table:formula="of:=IF([.Z23]&gt;[.AD23];[.Z23]-[.AD23];0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0000">
            <text:p>1000000</text:p>
          </table:table-cell>
          <table:table-cell table:formula="of:=2*PI()*[.D24]" office:value-type="float" office:value="6283185.30717959">
            <text:p>6283185.31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180.374115832148">
            <text:p>180.374115832148</text:p>
          </table:table-cell>
          <table:table-cell table:formula="of:=IMDIV(&quot;1&quot;;[.I24])" office:value-type="string" office:string-value="0.00554403271991962">
            <text:p>0.00554403271991962</text:p>
          </table:table-cell>
          <table:table-cell table:formula="of:=COMPLEX(&quot;0&quot;;[.E24]*[.$C$12];&quot;j&quot;)" office:value-type="string" office:string-value="0.0313962446705847j">
            <text:p>0.0313962446705847j</text:p>
          </table:table-cell>
          <table:table-cell/>
          <table:table-cell table:formula="of:=IMDIV(&quot;1&quot;;IMSUM([.K24];[.J24]))" office:value-type="string" office:string-value="5.45425310549878-30.8878164409569j">
            <text:p>5.45425310549878-30.8878164409569j</text:p>
          </table:table-cell>
          <table:table-cell table:number-columns-repeated="2"/>
          <table:table-cell table:formula="of:=COMPLEX([.$C$13];&quot;0&quot;;&quot;j&quot;)" office:value-type="string" office:string-value="439.982880485537">
            <text:p>439.982880485537</text:p>
          </table:table-cell>
          <table:table-cell table:formula="of:=IMDIV(&quot;1&quot;;[.P24])" office:value-type="string" office:string-value="0.00227281570341206">
            <text:p>0.00227281570341206</text:p>
          </table:table-cell>
          <table:table-cell table:formula="of:=COMPLEX(&quot;0&quot;;[.E24]*[.$C$14];&quot;j&quot;)" office:value-type="string" office:string-value="0.0128709117277607j">
            <text:p>0.0128709117277607j</text:p>
          </table:table-cell>
          <table:table-cell/>
          <table:table-cell table:formula="of:=IMDIV(&quot;1&quot;;IMSUM([.R24];[.Q24]))" office:value-type="string" office:string-value="13.3048535124177-75.3451302065685j">
            <text:p>13.3048535124177-75.3451302065685j</text:p>
          </table:table-cell>
          <table:table-cell/>
          <table:table-cell table:formula="of:=IMDIV(IMSUM([.M24];[.T24]);[.G24])" office:value-type="string" office:string-value="0.037518213235833-0.21246589329505j">
            <text:p>0.037518213235833-0.21246589329505j</text:p>
          </table:table-cell>
          <table:table-cell table:number-columns-repeated="2"/>
          <table:table-cell table:formula="of:=IMABS([.V24])" office:value-type="float" office:value="0.215753035061093">
            <text:p>0.22</text:p>
          </table:table-cell>
          <table:table-cell table:formula="of:=20*LOG10([.Y24])" office:value-type="float" office:value="-13.3208617244438">
            <text:p>-13.32</text:p>
          </table:table-cell>
          <table:table-cell table:formula="of:=IMARGUMENT([.V24])/PI()*180" office:value-type="float" office:value="-79.9856830052616">
            <text:p>-79.99</text:p>
          </table:table-cell>
          <table:table-cell/>
          <table:table-cell table:formula="of:=-IF([.D24]&lt;=[.$C$3];[.$C$5]+[.$C$6];300)" office:value-type="float" office:value="-1.5">
            <text:p>-1.5</text:p>
          </table:table-cell>
          <table:table-cell table:formula="of:=-IF([.D24]&lt;=[.$C$4];[.$C$5];[.$C$7])" office:value-type="float" office:value="1.5">
            <text:p>1.5</text:p>
          </table:table-cell>
          <table:table-cell/>
          <table:table-cell table:formula="of:=IF([.Z24]&lt;[.AC24];[.Z24]-[.AC24];0)" office:value-type="float" office:value="-11.8208617244438">
            <text:p>-11.82</text:p>
          </table:table-cell>
          <table:table-cell table:formula="of:=IF([.Z24]&gt;[.AD24];[.Z24]-[.AD24];0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00000">
            <text:p>1200000</text:p>
          </table:table-cell>
          <table:table-cell table:formula="of:=2*PI()*[.D25]" office:value-type="float" office:value="7539822.3686155">
            <text:p>7539822.37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180.374115832148">
            <text:p>180.374115832148</text:p>
          </table:table-cell>
          <table:table-cell table:formula="of:=IMDIV(&quot;1&quot;;[.I25])" office:value-type="string" office:string-value="0.00554403271991962">
            <text:p>0.00554403271991962</text:p>
          </table:table-cell>
          <table:table-cell table:formula="of:=COMPLEX(&quot;0&quot;;[.E25]*[.$C$12];&quot;j&quot;)" office:value-type="string" office:string-value="0.0376754936047017j">
            <text:p>0.0376754936047017j</text:p>
          </table:table-cell>
          <table:table-cell/>
          <table:table-cell table:formula="of:=IMDIV(&quot;1&quot;;IMSUM([.K25];[.J25]))" office:value-type="string" office:string-value="3.82299858984775-25.9798897659971j">
            <text:p>3.82299858984775-25.9798897659971j</text:p>
          </table:table-cell>
          <table:table-cell table:number-columns-repeated="2"/>
          <table:table-cell table:formula="of:=COMPLEX([.$C$13];&quot;0&quot;;&quot;j&quot;)" office:value-type="string" office:string-value="439.982880485537">
            <text:p>439.982880485537</text:p>
          </table:table-cell>
          <table:table-cell table:formula="of:=IMDIV(&quot;1&quot;;[.P25])" office:value-type="string" office:string-value="0.00227281570341206">
            <text:p>0.00227281570341206</text:p>
          </table:table-cell>
          <table:table-cell table:formula="of:=COMPLEX(&quot;0&quot;;[.E25]*[.$C$14];&quot;j&quot;)" office:value-type="string" office:string-value="0.0154450940733129j">
            <text:p>0.0154450940733129j</text:p>
          </table:table-cell>
          <table:table-cell/>
          <table:table-cell table:formula="of:=IMDIV(&quot;1&quot;;IMSUM([.R25];[.Q25]))" office:value-type="string" office:string-value="9.32564912197526-63.3731664944864j">
            <text:p>9.32564912197526-63.3731664944864j</text:p>
          </table:table-cell>
          <table:table-cell/>
          <table:table-cell table:formula="of:=IMDIV(IMSUM([.M25];[.T25]);[.G25])" office:value-type="string" office:string-value="0.026297295423646-0.178706112520967j">
            <text:p>0.026297295423646-0.178706112520967j</text:p>
          </table:table-cell>
          <table:table-cell table:number-columns-repeated="2"/>
          <table:table-cell table:formula="of:=IMABS([.V25])" office:value-type="float" office:value="0.180630624200203">
            <text:p>0.18</text:p>
          </table:table-cell>
          <table:table-cell table:formula="of:=20*LOG10([.Y25])" office:value-type="float" office:value="-14.8641723458257">
            <text:p>-14.86</text:p>
          </table:table-cell>
          <table:table-cell table:formula="of:=IMARGUMENT([.V25])/PI()*180" office:value-type="float" office:value="-81.6287836624987">
            <text:p>-81.63</text:p>
          </table:table-cell>
          <table:table-cell/>
          <table:table-cell table:formula="of:=-IF([.D25]&lt;=[.$C$3];[.$C$5]+[.$C$6];300)" office:value-type="float" office:value="-1.5">
            <text:p>-1.5</text:p>
          </table:table-cell>
          <table:table-cell table:formula="of:=-IF([.D25]&lt;=[.$C$4];[.$C$5];[.$C$7])" office:value-type="float" office:value="1.5">
            <text:p>1.5</text:p>
          </table:table-cell>
          <table:table-cell/>
          <table:table-cell table:formula="of:=IF([.Z25]&lt;[.AC25];[.Z25]-[.AC25];0)" office:value-type="float" office:value="-13.3641723458257">
            <text:p>-13.36</text:p>
          </table:table-cell>
          <table:table-cell table:formula="of:=IF([.Z25]&gt;[.AD25];[.Z25]-[.AD25];0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00000">
            <text:p>1400000</text:p>
          </table:table-cell>
          <table:table-cell table:formula="of:=2*PI()*[.D26]" office:value-type="float" office:value="8796459.43005142">
            <text:p>8796459.43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180.374115832148">
            <text:p>180.374115832148</text:p>
          </table:table-cell>
          <table:table-cell table:formula="of:=IMDIV(&quot;1&quot;;[.I26])" office:value-type="string" office:string-value="0.00554403271991962">
            <text:p>0.00554403271991962</text:p>
          </table:table-cell>
          <table:table-cell table:formula="of:=COMPLEX(&quot;0&quot;;[.E26]*[.$C$12];&quot;j&quot;)" office:value-type="string" office:string-value="0.0439547425388186j">
            <text:p>0.0439547425388186j</text:p>
          </table:table-cell>
          <table:table-cell/>
          <table:table-cell table:formula="of:=IMDIV(&quot;1&quot;;IMSUM([.K26];[.J26]))" office:value-type="string" office:string-value="2.82461681139695-22.3944033139782j">
            <text:p>2.82461681139695-22.3944033139782j</text:p>
          </table:table-cell>
          <table:table-cell table:number-columns-repeated="2"/>
          <table:table-cell table:formula="of:=COMPLEX([.$C$13];&quot;0&quot;;&quot;j&quot;)" office:value-type="string" office:string-value="439.982880485537">
            <text:p>439.982880485537</text:p>
          </table:table-cell>
          <table:table-cell table:formula="of:=IMDIV(&quot;1&quot;;[.P26])" office:value-type="string" office:string-value="0.00227281570341206">
            <text:p>0.00227281570341206</text:p>
          </table:table-cell>
          <table:table-cell table:formula="of:=COMPLEX(&quot;0&quot;;[.E26]*[.$C$14];&quot;j&quot;)" office:value-type="string" office:string-value="0.018019276418865j">
            <text:p>0.018019276418865j</text:p>
          </table:table-cell>
          <table:table-cell/>
          <table:table-cell table:formula="of:=IMDIV(&quot;1&quot;;IMSUM([.R26];[.Q26]))" office:value-type="string" office:string-value="6.8902431569988-54.6270407463147j">
            <text:p>6.8902431569988-54.6270407463147j</text:p>
          </table:table-cell>
          <table:table-cell/>
          <table:table-cell table:formula="of:=IMDIV(IMSUM([.M26];[.T26]);[.G26])" office:value-type="string" office:string-value="0.0194297199367915-0.154042888120586j">
            <text:p>0.0194297199367915-0.154042888120586j</text:p>
          </table:table-cell>
          <table:table-cell table:number-columns-repeated="2"/>
          <table:table-cell table:formula="of:=IMABS([.V26])" office:value-type="float" office:value="0.155263406497969">
            <text:p>0.16</text:p>
          </table:table-cell>
          <table:table-cell table:formula="of:=20*LOG10([.Y26])" office:value-type="float" office:value="-16.1786177918894">
            <text:p>-16.18</text:p>
          </table:table-cell>
          <table:table-cell table:formula="of:=IMARGUMENT([.V26])/PI()*180" office:value-type="float" office:value="-82.8111380330992">
            <text:p>-82.81</text:p>
          </table:table-cell>
          <table:table-cell/>
          <table:table-cell table:formula="of:=-IF([.D26]&lt;=[.$C$3];[.$C$5]+[.$C$6];300)" office:value-type="float" office:value="-1.5">
            <text:p>-1.5</text:p>
          </table:table-cell>
          <table:table-cell table:formula="of:=-IF([.D26]&lt;=[.$C$4];[.$C$5];[.$C$7])" office:value-type="float" office:value="1.5">
            <text:p>1.5</text:p>
          </table:table-cell>
          <table:table-cell/>
          <table:table-cell table:formula="of:=IF([.Z26]&lt;[.AC26];[.Z26]-[.AC26];0)" office:value-type="float" office:value="-14.6786177918894">
            <text:p>-14.68</text:p>
          </table:table-cell>
          <table:table-cell table:formula="of:=IF([.Z26]&gt;[.AD26];[.Z26]-[.AD26];0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00000">
            <text:p>1600000</text:p>
          </table:table-cell>
          <table:table-cell table:formula="of:=2*PI()*[.D27]" office:value-type="float" office:value="10053096.4914873">
            <text:p>10053096.49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180.374115832148">
            <text:p>180.374115832148</text:p>
          </table:table-cell>
          <table:table-cell table:formula="of:=IMDIV(&quot;1&quot;;[.I27])" office:value-type="string" office:string-value="0.00554403271991962">
            <text:p>0.00554403271991962</text:p>
          </table:table-cell>
          <table:table-cell table:formula="of:=COMPLEX(&quot;0&quot;;[.E27]*[.$C$12];&quot;j&quot;)" office:value-type="string" office:string-value="0.0502339914729356j">
            <text:p>0.0502339914729356j</text:p>
          </table:table-cell>
          <table:table-cell/>
          <table:table-cell table:formula="of:=IMDIV(&quot;1&quot;;IMSUM([.K27];[.J27]))" office:value-type="string" office:string-value="2.17056377557092-19.6672869194527j">
            <text:p>2.17056377557092-19.6672869194527j</text:p>
          </table:table-cell>
          <table:table-cell table:number-columns-repeated="2"/>
          <table:table-cell table:formula="of:=COMPLEX([.$C$13];&quot;0&quot;;&quot;j&quot;)" office:value-type="string" office:string-value="439.982880485537">
            <text:p>439.982880485537</text:p>
          </table:table-cell>
          <table:table-cell table:formula="of:=IMDIV(&quot;1&quot;;[.P27])" office:value-type="string" office:string-value="0.00227281570341206">
            <text:p>0.00227281570341206</text:p>
          </table:table-cell>
          <table:table-cell table:formula="of:=COMPLEX(&quot;0&quot;;[.E27]*[.$C$14];&quot;j&quot;)" office:value-type="string" office:string-value="0.0205934587644171j">
            <text:p>0.0205934587644171j</text:p>
          </table:table-cell>
          <table:table-cell/>
          <table:table-cell table:formula="of:=IMDIV(&quot;1&quot;;IMSUM([.R27];[.Q27]))" office:value-type="string" office:string-value="5.29477621417532-47.9747458052773j">
            <text:p>5.29477621417532-47.9747458052773j</text:p>
          </table:table-cell>
          <table:table-cell/>
          <table:table-cell table:formula="of:=IMDIV(IMSUM([.M27];[.T27]);[.G27])" office:value-type="string" office:string-value="0.0149306799794925-0.13528406544946j">
            <text:p>0.0149306799794925-0.13528406544946j</text:p>
          </table:table-cell>
          <table:table-cell table:number-columns-repeated="2"/>
          <table:table-cell table:formula="of:=IMABS([.V27])" office:value-type="float" office:value="0.136105486917992">
            <text:p>0.14</text:p>
          </table:table-cell>
          <table:table-cell table:formula="of:=20*LOG10([.Y27])" office:value-type="float" office:value="-17.3224873283839">
            <text:p>-17.32</text:p>
          </table:table-cell>
          <table:table-cell table:formula="of:=IMARGUMENT([.V27])/PI()*180" office:value-type="float" office:value="-83.7020167577834">
            <text:p>-83.7</text:p>
          </table:table-cell>
          <table:table-cell/>
          <table:table-cell table:formula="of:=-IF([.D27]&lt;=[.$C$3];[.$C$5]+[.$C$6];300)" office:value-type="float" office:value="-300">
            <text:p>-300</text:p>
          </table:table-cell>
          <table:table-cell table:formula="of:=-IF([.D27]&lt;=[.$C$4];[.$C$5];[.$C$7])" office:value-type="float" office:value="1.5">
            <text:p>1.5</text:p>
          </table:table-cell>
          <table:table-cell/>
          <table:table-cell table:formula="of:=IF([.Z27]&lt;[.AC27];[.Z27]-[.AC27];0)" office:value-type="float" office:value="0">
            <text:p>0</text:p>
          </table:table-cell>
          <table:table-cell table:formula="of:=IF([.Z27]&gt;[.AD27];[.Z27]-[.AD27];0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00000">
            <text:p>1800000</text:p>
          </table:table-cell>
          <table:table-cell table:formula="of:=2*PI()*[.D28]" office:value-type="float" office:value="11309733.5529233">
            <text:p>11309733.55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180.374115832148">
            <text:p>180.374115832148</text:p>
          </table:table-cell>
          <table:table-cell table:formula="of:=IMDIV(&quot;1&quot;;[.I28])" office:value-type="string" office:string-value="0.00554403271991962">
            <text:p>0.00554403271991962</text:p>
          </table:table-cell>
          <table:table-cell table:formula="of:=COMPLEX(&quot;0&quot;;[.E28]*[.$C$12];&quot;j&quot;)" office:value-type="string" office:string-value="0.0565132404070525j">
            <text:p>0.0565132404070525j</text:p>
          </table:table-cell>
          <table:table-cell/>
          <table:table-cell table:formula="of:=IMDIV(&quot;1&quot;;IMSUM([.K28];[.J28]))" office:value-type="string" office:string-value="1.71935573507673-17.5262969954197j">
            <text:p>1.71935573507673-17.5262969954197j</text:p>
          </table:table-cell>
          <table:table-cell table:number-columns-repeated="2"/>
          <table:table-cell table:formula="of:=COMPLEX([.$C$13];&quot;0&quot;;&quot;j&quot;)" office:value-type="string" office:string-value="439.982880485537">
            <text:p>439.982880485537</text:p>
          </table:table-cell>
          <table:table-cell table:formula="of:=IMDIV(&quot;1&quot;;[.P28])" office:value-type="string" office:string-value="0.00227281570341206">
            <text:p>0.00227281570341206</text:p>
          </table:table-cell>
          <table:table-cell table:formula="of:=COMPLEX(&quot;0&quot;;[.E28]*[.$C$14];&quot;j&quot;)" office:value-type="string" office:string-value="0.0231676411099693j">
            <text:p>0.0231676411099693j</text:p>
          </table:table-cell>
          <table:table-cell/>
          <table:table-cell table:formula="of:=IMDIV(&quot;1&quot;;IMSUM([.R28];[.Q28]))" office:value-type="string" office:string-value="4.19411982661218-42.7521962160349j">
            <text:p>4.19411982661218-42.7521962160349j</text:p>
          </table:table-cell>
          <table:table-cell/>
          <table:table-cell table:formula="of:=IMDIV(IMSUM([.M28];[.T28]);[.G28])" office:value-type="string" office:string-value="0.0118269511233778-0.120556986422909j">
            <text:p>0.0118269511233778-0.120556986422909j</text:p>
          </table:table-cell>
          <table:table-cell table:number-columns-repeated="2"/>
          <table:table-cell table:formula="of:=IMABS([.V28])" office:value-type="float" office:value="0.121135724492192">
            <text:p>0.12</text:p>
          </table:table-cell>
          <table:table-cell table:formula="of:=20*LOG10([.Y28])" office:value-type="float" office:value="-18.3345551781261">
            <text:p>-18.33</text:p>
          </table:table-cell>
          <table:table-cell table:formula="of:=IMARGUMENT([.V28])/PI()*180" office:value-type="float" office:value="-84.3970648735797">
            <text:p>-84.4</text:p>
          </table:table-cell>
          <table:table-cell/>
          <table:table-cell table:formula="of:=-IF([.D28]&lt;=[.$C$3];[.$C$5]+[.$C$6];300)" office:value-type="float" office:value="-300">
            <text:p>-300</text:p>
          </table:table-cell>
          <table:table-cell table:formula="of:=-IF([.D28]&lt;=[.$C$4];[.$C$5];[.$C$7])" office:value-type="float" office:value="1.5">
            <text:p>1.5</text:p>
          </table:table-cell>
          <table:table-cell/>
          <table:table-cell table:formula="of:=IF([.Z28]&lt;[.AC28];[.Z28]-[.AC28];0)" office:value-type="float" office:value="0">
            <text:p>0</text:p>
          </table:table-cell>
          <table:table-cell table:formula="of:=IF([.Z28]&gt;[.AD28];[.Z28]-[.AD28];0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00000">
            <text:p>2000000</text:p>
          </table:table-cell>
          <table:table-cell table:formula="of:=2*PI()*[.D29]" office:value-type="float" office:value="12566370.6143592">
            <text:p>12566370.61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180.374115832148">
            <text:p>180.374115832148</text:p>
          </table:table-cell>
          <table:table-cell table:formula="of:=IMDIV(&quot;1&quot;;[.I29])" office:value-type="string" office:string-value="0.00554403271991962">
            <text:p>0.00554403271991962</text:p>
          </table:table-cell>
          <table:table-cell table:formula="of:=COMPLEX(&quot;0&quot;;[.E29]*[.$C$12];&quot;j&quot;)" office:value-type="string" office:string-value="0.0627924893411694j">
            <text:p>0.0627924893411694j</text:p>
          </table:table-cell>
          <table:table-cell/>
          <table:table-cell table:formula="of:=IMDIV(&quot;1&quot;;IMSUM([.K29];[.J29]))" office:value-type="string" office:string-value="1.3952050169087-15.8022869955673j">
            <text:p>1.3952050169087-15.8022869955673j</text:p>
          </table:table-cell>
          <table:table-cell table:number-columns-repeated="2"/>
          <table:table-cell table:formula="of:=COMPLEX([.$C$13];&quot;0&quot;;&quot;j&quot;)" office:value-type="string" office:string-value="439.982880485537">
            <text:p>439.982880485537</text:p>
          </table:table-cell>
          <table:table-cell table:formula="of:=IMDIV(&quot;1&quot;;[.P29])" office:value-type="string" office:string-value="0.00227281570341206">
            <text:p>0.00227281570341206</text:p>
          </table:table-cell>
          <table:table-cell table:formula="of:=COMPLEX(&quot;0&quot;;[.E29]*[.$C$14];&quot;j&quot;)" office:value-type="string" office:string-value="0.0257418234555214j">
            <text:p>0.0257418234555214j</text:p>
          </table:table-cell>
          <table:table-cell/>
          <table:table-cell table:formula="of:=IMDIV(&quot;1&quot;;IMSUM([.R29];[.Q29]))" office:value-type="string" office:string-value="3.40340118974771-38.5467912964844j">
            <text:p>3.40340118974771-38.5467912964844j</text:p>
          </table:table-cell>
          <table:table-cell/>
          <table:table-cell table:formula="of:=IMDIV(IMSUM([.M29];[.T29]);[.G29])" office:value-type="string" office:string-value="0.00959721241331282-0.108698156584103j">
            <text:p>0.00959721241331282-0.108698156584103j</text:p>
          </table:table-cell>
          <table:table-cell table:number-columns-repeated="2"/>
          <table:table-cell table:formula="of:=IMABS([.V29])" office:value-type="float" office:value="0.109121014158082">
            <text:p>0.11</text:p>
          </table:table-cell>
          <table:table-cell table:formula="of:=20*LOG10([.Y29])" office:value-type="float" office:value="-19.2418321277233">
            <text:p>-19.24</text:p>
          </table:table-cell>
          <table:table-cell table:formula="of:=IMARGUMENT([.V29])/PI()*180" office:value-type="float" office:value="-84.9543068517784">
            <text:p>-84.95</text:p>
          </table:table-cell>
          <table:table-cell/>
          <table:table-cell table:formula="of:=-IF([.D29]&lt;=[.$C$3];[.$C$5]+[.$C$6];300)" office:value-type="float" office:value="-300">
            <text:p>-300</text:p>
          </table:table-cell>
          <table:table-cell table:formula="of:=-IF([.D29]&lt;=[.$C$4];[.$C$5];[.$C$7])" office:value-type="float" office:value="1.5">
            <text:p>1.5</text:p>
          </table:table-cell>
          <table:table-cell/>
          <table:table-cell table:formula="of:=IF([.Z29]&lt;[.AC29];[.Z29]-[.AC29];0)" office:value-type="float" office:value="0">
            <text:p>0</text:p>
          </table:table-cell>
          <table:table-cell table:formula="of:=IF([.Z29]&gt;[.AD29];[.Z29]-[.AD29];0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00000">
            <text:p>2200000</text:p>
          </table:table-cell>
          <table:table-cell table:formula="of:=2*PI()*[.D30]" office:value-type="float" office:value="13823007.6757951">
            <text:p>13823007.68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180.374115832148">
            <text:p>180.374115832148</text:p>
          </table:table-cell>
          <table:table-cell table:formula="of:=IMDIV(&quot;1&quot;;[.I30])" office:value-type="string" office:string-value="0.00554403271991962">
            <text:p>0.00554403271991962</text:p>
          </table:table-cell>
          <table:table-cell table:formula="of:=COMPLEX(&quot;0&quot;;[.E30]*[.$C$12];&quot;j&quot;)" office:value-type="string" office:string-value="0.0690717382752864j">
            <text:p>0.0690717382752864j</text:p>
          </table:table-cell>
          <table:table-cell/>
          <table:table-cell table:formula="of:=IMDIV(&quot;1&quot;;IMSUM([.K30];[.J30]))" office:value-type="string" office:string-value="1.15461200497208-14.3850266125578j">
            <text:p>1.15461200497208-14.3850266125578j</text:p>
          </table:table-cell>
          <table:table-cell table:number-columns-repeated="2"/>
          <table:table-cell table:formula="of:=COMPLEX([.$C$13];&quot;0&quot;;&quot;j&quot;)" office:value-type="string" office:string-value="439.982880485537">
            <text:p>439.982880485537</text:p>
          </table:table-cell>
          <table:table-cell table:formula="of:=IMDIV(&quot;1&quot;;[.P30])" office:value-type="string" office:string-value="0.00227281570341206">
            <text:p>0.00227281570341206</text:p>
          </table:table-cell>
          <table:table-cell table:formula="of:=COMPLEX(&quot;0&quot;;[.E30]*[.$C$14];&quot;j&quot;)" office:value-type="string" office:string-value="0.0283160058010736j">
            <text:p>0.0283160058010736j</text:p>
          </table:table-cell>
          <table:table-cell/>
          <table:table-cell table:formula="of:=IMDIV(&quot;1&quot;;IMSUM([.R30];[.Q30]))" office:value-type="string" office:string-value="2.81650939371206-35.0896450651063j">
            <text:p>2.81650939371206-35.0896450651063j</text:p>
          </table:table-cell>
          <table:table-cell/>
          <table:table-cell table:formula="of:=IMDIV(IMSUM([.M30];[.T30]);[.G30])" office:value-type="string" office:string-value="0.00794224279736828-0.0989493433553282j">
            <text:p>0.00794224279736828-0.0989493433553282j</text:p>
          </table:table-cell>
          <table:table-cell table:number-columns-repeated="2"/>
          <table:table-cell table:formula="of:=IMABS([.V30])" office:value-type="float" office:value="0.0992675766355913">
            <text:p>0.1</text:p>
          </table:table-cell>
          <table:table-cell table:formula="of:=20*LOG10([.Y30])" office:value-type="float" office:value="-20.063851603638">
            <text:p>-20.06</text:p>
          </table:table-cell>
          <table:table-cell table:formula="of:=IMARGUMENT([.V30])/PI()*180" office:value-type="float" office:value="-85.4109497997133">
            <text:p>-85.41</text:p>
          </table:table-cell>
          <table:table-cell/>
          <table:table-cell table:formula="of:=-IF([.D30]&lt;=[.$C$3];[.$C$5]+[.$C$6];300)" office:value-type="float" office:value="-300">
            <text:p>-300</text:p>
          </table:table-cell>
          <table:table-cell table:formula="of:=-IF([.D30]&lt;=[.$C$4];[.$C$5];[.$C$7])" office:value-type="float" office:value="1.5">
            <text:p>1.5</text:p>
          </table:table-cell>
          <table:table-cell/>
          <table:table-cell table:formula="of:=IF([.Z30]&lt;[.AC30];[.Z30]-[.AC30];0)" office:value-type="float" office:value="0">
            <text:p>0</text:p>
          </table:table-cell>
          <table:table-cell table:formula="of:=IF([.Z30]&gt;[.AD30];[.Z30]-[.AD30];0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00000">
            <text:p>2400000</text:p>
          </table:table-cell>
          <table:table-cell table:formula="of:=2*PI()*[.D31]" office:value-type="float" office:value="15079644.737231">
            <text:p>15079644.74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180.374115832148">
            <text:p>180.374115832148</text:p>
          </table:table-cell>
          <table:table-cell table:formula="of:=IMDIV(&quot;1&quot;;[.I31])" office:value-type="string" office:string-value="0.00554403271991962">
            <text:p>0.00554403271991962</text:p>
          </table:table-cell>
          <table:table-cell table:formula="of:=COMPLEX(&quot;0&quot;;[.E31]*[.$C$12];&quot;j&quot;)" office:value-type="string" office:string-value="0.0753509872094033j">
            <text:p>0.0753509872094033j</text:p>
          </table:table-cell>
          <table:table-cell/>
          <table:table-cell table:formula="of:=IMDIV(&quot;1&quot;;IMSUM([.K31];[.J31]))" office:value-type="string" office:string-value="0.971187766639452-13.199770037259j">
            <text:p>0.971187766639452-13.199770037259j</text:p>
          </table:table-cell>
          <table:table-cell table:number-columns-repeated="2"/>
          <table:table-cell table:formula="of:=COMPLEX([.$C$13];&quot;0&quot;;&quot;j&quot;)" office:value-type="string" office:string-value="439.982880485537">
            <text:p>439.982880485537</text:p>
          </table:table-cell>
          <table:table-cell table:formula="of:=IMDIV(&quot;1&quot;;[.P31])" office:value-type="string" office:string-value="0.00227281570341206">
            <text:p>0.00227281570341206</text:p>
          </table:table-cell>
          <table:table-cell table:formula="of:=COMPLEX(&quot;0&quot;;[.E31]*[.$C$14];&quot;j&quot;)" office:value-type="string" office:string-value="0.0308901881466257j">
            <text:p>0.0308901881466257j</text:p>
          </table:table-cell>
          <table:table-cell/>
          <table:table-cell table:formula="of:=IMDIV(&quot;1&quot;;IMSUM([.R31];[.Q31]))" office:value-type="string" office:string-value="2.36907250531561-32.1984291609452j">
            <text:p>2.36907250531561-32.1984291609452j</text:p>
          </table:table-cell>
          <table:table-cell/>
          <table:table-cell table:formula="of:=IMDIV(IMSUM([.M31];[.T31]);[.G31])" office:value-type="string" office:string-value="0.00668052054391012-0.0907963983964084j">
            <text:p>0.00668052054391012-0.0907963983964084j</text:p>
          </table:table-cell>
          <table:table-cell table:number-columns-repeated="2"/>
          <table:table-cell table:formula="of:=IMABS([.V31])" office:value-type="float" office:value="0.0910418327830505">
            <text:p>0.09</text:p>
          </table:table-cell>
          <table:table-cell table:formula="of:=20*LOG10([.Y31])" office:value-type="float" office:value="-20.8151801596757">
            <text:p>-20.82</text:p>
          </table:table-cell>
          <table:table-cell table:formula="of:=IMARGUMENT([.V31])/PI()*180" office:value-type="float" office:value="-85.7919348690681">
            <text:p>-85.79</text:p>
          </table:table-cell>
          <table:table-cell/>
          <table:table-cell table:formula="of:=-IF([.D31]&lt;=[.$C$3];[.$C$5]+[.$C$6];300)" office:value-type="float" office:value="-300">
            <text:p>-300</text:p>
          </table:table-cell>
          <table:table-cell table:formula="of:=-IF([.D31]&lt;=[.$C$4];[.$C$5];[.$C$7])" office:value-type="float" office:value="1.5">
            <text:p>1.5</text:p>
          </table:table-cell>
          <table:table-cell/>
          <table:table-cell table:formula="of:=IF([.Z31]&lt;[.AC31];[.Z31]-[.AC31];0)" office:value-type="float" office:value="0">
            <text:p>0</text:p>
          </table:table-cell>
          <table:table-cell table:formula="of:=IF([.Z31]&gt;[.AD31];[.Z31]-[.AD31];0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00000">
            <text:p>2600000</text:p>
          </table:table-cell>
          <table:table-cell table:formula="of:=2*PI()*[.D32]" office:value-type="float" office:value="16336281.7986669">
            <text:p>16336281.8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180.374115832148">
            <text:p>180.374115832148</text:p>
          </table:table-cell>
          <table:table-cell table:formula="of:=IMDIV(&quot;1&quot;;[.I32])" office:value-type="string" office:string-value="0.00554403271991962">
            <text:p>0.00554403271991962</text:p>
          </table:table-cell>
          <table:table-cell table:formula="of:=COMPLEX(&quot;0&quot;;[.E32]*[.$C$12];&quot;j&quot;)" office:value-type="string" office:string-value="0.0816302361435203j">
            <text:p>0.0816302361435203j</text:p>
          </table:table-cell>
          <table:table-cell/>
          <table:table-cell table:formula="of:=IMDIV(&quot;1&quot;;IMSUM([.K32];[.J32]))" office:value-type="string" office:string-value="0.828180577787149-12.194115646421j">
            <text:p>0.828180577787149-12.194115646421j</text:p>
          </table:table-cell>
          <table:table-cell table:number-columns-repeated="2"/>
          <table:table-cell table:formula="of:=COMPLEX([.$C$13];&quot;0&quot;;&quot;j&quot;)" office:value-type="string" office:string-value="439.982880485537">
            <text:p>439.982880485537</text:p>
          </table:table-cell>
          <table:table-cell table:formula="of:=IMDIV(&quot;1&quot;;[.P32])" office:value-type="string" office:string-value="0.00227281570341206">
            <text:p>0.00227281570341206</text:p>
          </table:table-cell>
          <table:table-cell table:formula="of:=COMPLEX(&quot;0&quot;;[.E32]*[.$C$14];&quot;j&quot;)" office:value-type="string" office:string-value="0.0334643704921778j">
            <text:p>0.0334643704921778j</text:p>
          </table:table-cell>
          <table:table-cell/>
          <table:table-cell table:formula="of:=IMDIV(&quot;1&quot;;IMSUM([.R32];[.Q32]))" office:value-type="string" office:string-value="2.02022714102662-29.7453196157415j">
            <text:p>2.02022714102662-29.7453196157415j</text:p>
          </table:table-cell>
          <table:table-cell/>
          <table:table-cell table:formula="of:=IMDIV(IMSUM([.M32];[.T32]);[.G32])" office:value-type="string" office:string-value="0.00569681543762754-0.083878870524325j">
            <text:p>0.00569681543762754-0.083878870524325j</text:p>
          </table:table-cell>
          <table:table-cell table:number-columns-repeated="2"/>
          <table:table-cell table:formula="of:=IMABS([.V32])" office:value-type="float" office:value="0.0840721037358223">
            <text:p>0.08</text:p>
          </table:table-cell>
          <table:table-cell table:formula="of:=20*LOG10([.Y32])" office:value-type="float" office:value="-21.5069617019653">
            <text:p>-21.51</text:p>
          </table:table-cell>
          <table:table-cell table:formula="of:=IMARGUMENT([.V32])/PI()*180" office:value-type="float" office:value="-86.1145996366107">
            <text:p>-86.11</text:p>
          </table:table-cell>
          <table:table-cell/>
          <table:table-cell table:formula="of:=-IF([.D32]&lt;=[.$C$3];[.$C$5]+[.$C$6];300)" office:value-type="float" office:value="-300">
            <text:p>-300</text:p>
          </table:table-cell>
          <table:table-cell table:formula="of:=-IF([.D32]&lt;=[.$C$4];[.$C$5];[.$C$7])" office:value-type="float" office:value="1.5">
            <text:p>1.5</text:p>
          </table:table-cell>
          <table:table-cell/>
          <table:table-cell table:formula="of:=IF([.Z32]&lt;[.AC32];[.Z32]-[.AC32];0)" office:value-type="float" office:value="0">
            <text:p>0</text:p>
          </table:table-cell>
          <table:table-cell table:formula="of:=IF([.Z32]&gt;[.AD32];[.Z32]-[.AD32];0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00000">
            <text:p>2800000</text:p>
          </table:table-cell>
          <table:table-cell table:formula="of:=2*PI()*[.D33]" office:value-type="float" office:value="17592918.8601028">
            <text:p>17592918.86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180.374115832148">
            <text:p>180.374115832148</text:p>
          </table:table-cell>
          <table:table-cell table:formula="of:=IMDIV(&quot;1&quot;;[.I33])" office:value-type="string" office:string-value="0.00554403271991962">
            <text:p>0.00554403271991962</text:p>
          </table:table-cell>
          <table:table-cell table:formula="of:=COMPLEX(&quot;0&quot;;[.E33]*[.$C$12];&quot;j&quot;)" office:value-type="string" office:string-value="0.0879094850776372j">
            <text:p>0.0879094850776372j</text:p>
          </table:table-cell>
          <table:table-cell/>
          <table:table-cell table:formula="of:=IMDIV(&quot;1&quot;;IMSUM([.K33];[.J33]))" office:value-type="string" office:string-value="0.714546426307803-11.3302737509268j">
            <text:p>0.714546426307803-11.3302737509268j</text:p>
          </table:table-cell>
          <table:table-cell table:number-columns-repeated="2"/>
          <table:table-cell table:formula="of:=COMPLEX([.$C$13];&quot;0&quot;;&quot;j&quot;)" office:value-type="string" office:string-value="439.982880485537">
            <text:p>439.982880485537</text:p>
          </table:table-cell>
          <table:table-cell table:formula="of:=IMDIV(&quot;1&quot;;[.P33])" office:value-type="string" office:string-value="0.00227281570341206">
            <text:p>0.00227281570341206</text:p>
          </table:table-cell>
          <table:table-cell table:formula="of:=COMPLEX(&quot;0&quot;;[.E33]*[.$C$14];&quot;j&quot;)" office:value-type="string" office:string-value="0.03603855283773j">
            <text:p>0.03603855283773j</text:p>
          </table:table-cell>
          <table:table-cell/>
          <table:table-cell table:formula="of:=IMDIV(&quot;1&quot;;IMSUM([.R33];[.Q33]))" office:value-type="string" office:string-value="1.74303304287955-27.6381355159686j">
            <text:p>1.74303304287955-27.6381355159686j</text:p>
          </table:table-cell>
          <table:table-cell/>
          <table:table-cell table:formula="of:=IMDIV(IMSUM([.M33];[.T33]);[.G33])" office:value-type="string" office:string-value="0.0049151589383747-0.0779368185337908j">
            <text:p>0.0049151589383747-0.0779368185337908j</text:p>
          </table:table-cell>
          <table:table-cell table:number-columns-repeated="2"/>
          <table:table-cell table:formula="of:=IMABS([.V33])" office:value-type="float" office:value="0.078091654295184">
            <text:p>0.08</text:p>
          </table:table-cell>
          <table:table-cell table:formula="of:=20*LOG10([.Y33])" office:value-type="float" office:value="-22.1479075394113">
            <text:p>-22.15</text:p>
          </table:table-cell>
          <table:table-cell table:formula="of:=IMARGUMENT([.V33])/PI()*180" office:value-type="float" office:value="-86.391366805221">
            <text:p>-86.39</text:p>
          </table:table-cell>
          <table:table-cell/>
          <table:table-cell table:formula="of:=-IF([.D33]&lt;=[.$C$3];[.$C$5]+[.$C$6];300)" office:value-type="float" office:value="-300">
            <text:p>-300</text:p>
          </table:table-cell>
          <table:table-cell table:formula="of:=-IF([.D33]&lt;=[.$C$4];[.$C$5];[.$C$7])" office:value-type="float" office:value="-30">
            <text:p>-30</text:p>
          </table:table-cell>
          <table:table-cell/>
          <table:table-cell table:formula="of:=IF([.Z33]&lt;[.AC33];[.Z33]-[.AC33];0)" office:value-type="float" office:value="0">
            <text:p>0</text:p>
          </table:table-cell>
          <table:table-cell table:formula="of:=IF([.Z33]&gt;[.AD33];[.Z33]-[.AD33];0)" office:value-type="float" office:value="7.8520924605887">
            <text:p>7.85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00000">
            <text:p>3000000</text:p>
          </table:table-cell>
          <table:table-cell table:formula="of:=2*PI()*[.D34]" office:value-type="float" office:value="18849555.9215388">
            <text:p>18849555.92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180.374115832148">
            <text:p>180.374115832148</text:p>
          </table:table-cell>
          <table:table-cell table:formula="of:=IMDIV(&quot;1&quot;;[.I34])" office:value-type="string" office:string-value="0.00554403271991962">
            <text:p>0.00554403271991962</text:p>
          </table:table-cell>
          <table:table-cell table:formula="of:=COMPLEX(&quot;0&quot;;[.E34]*[.$C$12];&quot;j&quot;)" office:value-type="string" office:string-value="0.0941887340117542j">
            <text:p>0.0941887340117542j</text:p>
          </table:table-cell>
          <table:table-cell/>
          <table:table-cell table:formula="of:=IMDIV(&quot;1&quot;;IMSUM([.K34];[.J34]))" office:value-type="string" office:string-value="0.622767309691034-10.580324368027j">
            <text:p>0.622767309691034-10.580324368027j</text:p>
          </table:table-cell>
          <table:table-cell table:number-columns-repeated="2"/>
          <table:table-cell table:formula="of:=COMPLEX([.$C$13];&quot;0&quot;;&quot;j&quot;)" office:value-type="string" office:string-value="439.982880485537">
            <text:p>439.982880485537</text:p>
          </table:table-cell>
          <table:table-cell table:formula="of:=IMDIV(&quot;1&quot;;[.P34])" office:value-type="string" office:string-value="0.00227281570341206">
            <text:p>0.00227281570341206</text:p>
          </table:table-cell>
          <table:table-cell table:formula="of:=COMPLEX(&quot;0&quot;;[.E34]*[.$C$14];&quot;j&quot;)" office:value-type="string" office:string-value="0.0386127351832821j">
            <text:p>0.0386127351832821j</text:p>
          </table:table-cell>
          <table:table-cell/>
          <table:table-cell table:formula="of:=IMDIV(&quot;1&quot;;IMSUM([.R34];[.Q34]))" office:value-type="string" office:string-value="1.51915113731361-25.8087712437094j">
            <text:p>1.51915113731361-25.8087712437094j</text:p>
          </table:table-cell>
          <table:table-cell/>
          <table:table-cell table:formula="of:=IMDIV(IMSUM([.M34];[.T34]);[.G34])" office:value-type="string" office:string-value="0.00428383689400928-0.0727781912234728j">
            <text:p>0.00428383689400928-0.0727781912234728j</text:p>
          </table:table-cell>
          <table:table-cell table:number-columns-repeated="2"/>
          <table:table-cell table:formula="of:=IMABS([.V34])" office:value-type="float" office:value="0.0729041588408703">
            <text:p>0.07</text:p>
          </table:table-cell>
          <table:table-cell table:formula="of:=20*LOG10([.Y34])" office:value-type="float" office:value="-22.7449539301772">
            <text:p>-22.74</text:p>
          </table:table-cell>
          <table:table-cell table:formula="of:=IMARGUMENT([.V34])/PI()*180" office:value-type="float" office:value="-86.6313686282143">
            <text:p>-86.63</text:p>
          </table:table-cell>
          <table:table-cell/>
          <table:table-cell table:formula="of:=-IF([.D34]&lt;=[.$C$3];[.$C$5]+[.$C$6];300)" office:value-type="float" office:value="-300">
            <text:p>-300</text:p>
          </table:table-cell>
          <table:table-cell table:formula="of:=-IF([.D34]&lt;=[.$C$4];[.$C$5];[.$C$7])" office:value-type="float" office:value="-30">
            <text:p>-30</text:p>
          </table:table-cell>
          <table:table-cell/>
          <table:table-cell table:formula="of:=IF([.Z34]&lt;[.AC34];[.Z34]-[.AC34];0)" office:value-type="float" office:value="0">
            <text:p>0</text:p>
          </table:table-cell>
          <table:table-cell table:formula="of:=IF([.Z34]&gt;[.AD34];[.Z34]-[.AD34];0)" office:value-type="float" office:value="7.25504606982275">
            <text:p>7.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00000">
            <text:p>3200000</text:p>
          </table:table-cell>
          <table:table-cell table:formula="of:=2*PI()*[.D35]" office:value-type="float" office:value="20106192.9829747">
            <text:p>20106192.98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180.374115832148">
            <text:p>180.374115832148</text:p>
          </table:table-cell>
          <table:table-cell table:formula="of:=IMDIV(&quot;1&quot;;[.I35])" office:value-type="string" office:string-value="0.00554403271991962">
            <text:p>0.00554403271991962</text:p>
          </table:table-cell>
          <table:table-cell table:formula="of:=COMPLEX(&quot;0&quot;;[.E35]*[.$C$12];&quot;j&quot;)" office:value-type="string" office:string-value="0.100467982945871j">
            <text:p>0.100467982945871j</text:p>
          </table:table-cell>
          <table:table-cell/>
          <table:table-cell table:formula="of:=IMDIV(&quot;1&quot;;IMSUM([.K35];[.J35]))" office:value-type="string" office:string-value="0.547583021635133-9.9232029207585j">
            <text:p>0.547583021635133-9.9232029207585j</text:p>
          </table:table-cell>
          <table:table-cell table:number-columns-repeated="2"/>
          <table:table-cell table:formula="of:=COMPLEX([.$C$13];&quot;0&quot;;&quot;j&quot;)" office:value-type="string" office:string-value="439.982880485537">
            <text:p>439.982880485537</text:p>
          </table:table-cell>
          <table:table-cell table:formula="of:=IMDIV(&quot;1&quot;;[.P35])" office:value-type="string" office:string-value="0.00227281570341206">
            <text:p>0.00227281570341206</text:p>
          </table:table-cell>
          <table:table-cell table:formula="of:=COMPLEX(&quot;0&quot;;[.E35]*[.$C$14];&quot;j&quot;)" office:value-type="string" office:string-value="0.0411869175288343j">
            <text:p>0.0411869175288343j</text:p>
          </table:table-cell>
          <table:table-cell/>
          <table:table-cell table:formula="of:=IMDIV(&quot;1&quot;;IMSUM([.R35];[.Q35]))" office:value-type="string" office:string-value="1.33574991501903-24.2058436618704j">
            <text:p>1.33574991501903-24.2058436618704j</text:p>
          </table:table-cell>
          <table:table-cell/>
          <table:table-cell table:formula="of:=IMDIV(IMSUM([.M35];[.T35]);[.G35])" office:value-type="string" office:string-value="0.00376666587330832-0.0682580931652578j">
            <text:p>0.00376666587330832-0.0682580931652578j</text:p>
          </table:table-cell>
          <table:table-cell table:number-columns-repeated="2"/>
          <table:table-cell table:formula="of:=IMABS([.V35])" office:value-type="float" office:value="0.0683619415636958">
            <text:p>0.07</text:p>
          </table:table-cell>
          <table:table-cell table:formula="of:=20*LOG10([.Y35])" office:value-type="float" office:value="-23.3037122255137">
            <text:p>-23.3</text:p>
          </table:table-cell>
          <table:table-cell table:formula="of:=IMARGUMENT([.V35])/PI()*180" office:value-type="float" office:value="-86.841467639888">
            <text:p>-86.84</text:p>
          </table:table-cell>
          <table:table-cell/>
          <table:table-cell table:formula="of:=-IF([.D35]&lt;=[.$C$3];[.$C$5]+[.$C$6];300)" office:value-type="float" office:value="-300">
            <text:p>-300</text:p>
          </table:table-cell>
          <table:table-cell table:formula="of:=-IF([.D35]&lt;=[.$C$4];[.$C$5];[.$C$7])" office:value-type="float" office:value="-30">
            <text:p>-30</text:p>
          </table:table-cell>
          <table:table-cell/>
          <table:table-cell table:formula="of:=IF([.Z35]&lt;[.AC35];[.Z35]-[.AC35];0)" office:value-type="float" office:value="0">
            <text:p>0</text:p>
          </table:table-cell>
          <table:table-cell table:formula="of:=IF([.Z35]&gt;[.AD35];[.Z35]-[.AD35];0)" office:value-type="float" office:value="6.69628777448631">
            <text:p>6.7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00000">
            <text:p>3400000</text:p>
          </table:table-cell>
          <table:table-cell table:formula="of:=2*PI()*[.D36]" office:value-type="float" office:value="21362830.0444106">
            <text:p>21362830.04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180.374115832148">
            <text:p>180.374115832148</text:p>
          </table:table-cell>
          <table:table-cell table:formula="of:=IMDIV(&quot;1&quot;;[.I36])" office:value-type="string" office:string-value="0.00554403271991962">
            <text:p>0.00554403271991962</text:p>
          </table:table-cell>
          <table:table-cell table:formula="of:=COMPLEX(&quot;0&quot;;[.E36]*[.$C$12];&quot;j&quot;)" office:value-type="string" office:string-value="0.106747231879988j">
            <text:p>0.106747231879988j</text:p>
          </table:table-cell>
          <table:table-cell/>
          <table:table-cell table:formula="of:=IMDIV(&quot;1&quot;;IMSUM([.K36];[.J36]))" office:value-type="string" office:string-value="0.485224443923693-9.34272376193906j">
            <text:p>0.485224443923693-9.34272376193906j</text:p>
          </table:table-cell>
          <table:table-cell table:number-columns-repeated="2"/>
          <table:table-cell table:formula="of:=COMPLEX([.$C$13];&quot;0&quot;;&quot;j&quot;)" office:value-type="string" office:string-value="439.982880485537">
            <text:p>439.982880485537</text:p>
          </table:table-cell>
          <table:table-cell table:formula="of:=IMDIV(&quot;1&quot;;[.P36])" office:value-type="string" office:string-value="0.00227281570341206">
            <text:p>0.00227281570341206</text:p>
          </table:table-cell>
          <table:table-cell table:formula="of:=COMPLEX(&quot;0&quot;;[.E36]*[.$C$14];&quot;j&quot;)" office:value-type="string" office:string-value="0.0437610998743864j">
            <text:p>0.0437610998743864j</text:p>
          </table:table-cell>
          <table:table-cell/>
          <table:table-cell table:formula="of:=IMDIV(&quot;1&quot;;IMSUM([.R36];[.Q36]))" office:value-type="string" office:string-value="1.18363515882663-22.7898708735984j">
            <text:p>1.18363515882663-22.7898708735984j</text:p>
          </table:table-cell>
          <table:table-cell/>
          <table:table-cell table:formula="of:=IMDIV(IMSUM([.M36];[.T36]);[.G36])" office:value-type="string" office:string-value="0.00333771920550064-0.064265189271075j">
            <text:p>0.00333771920550064-0.064265189271075j</text:p>
          </table:table-cell>
          <table:table-cell table:number-columns-repeated="2"/>
          <table:table-cell table:formula="of:=IMABS([.V36])" office:value-type="float" office:value="0.0643518058918463">
            <text:p>0.06</text:p>
          </table:table-cell>
          <table:table-cell table:formula="of:=20*LOG10([.Y36])" office:value-type="float" office:value="-23.8287852213896">
            <text:p>-23.83</text:p>
          </table:table-cell>
          <table:table-cell table:formula="of:=IMARGUMENT([.V36])/PI()*180" office:value-type="float" office:value="-87.0269199424775">
            <text:p>-87.03</text:p>
          </table:table-cell>
          <table:table-cell/>
          <table:table-cell table:formula="of:=-IF([.D36]&lt;=[.$C$3];[.$C$5]+[.$C$6];300)" office:value-type="float" office:value="-300">
            <text:p>-300</text:p>
          </table:table-cell>
          <table:table-cell table:formula="of:=-IF([.D36]&lt;=[.$C$4];[.$C$5];[.$C$7])" office:value-type="float" office:value="-30">
            <text:p>-30</text:p>
          </table:table-cell>
          <table:table-cell/>
          <table:table-cell table:formula="of:=IF([.Z36]&lt;[.AC36];[.Z36]-[.AC36];0)" office:value-type="float" office:value="0">
            <text:p>0</text:p>
          </table:table-cell>
          <table:table-cell table:formula="of:=IF([.Z36]&gt;[.AD36];[.Z36]-[.AD36];0)" office:value-type="float" office:value="6.17121477861044">
            <text:p>6.17</text:p>
          </table:table-cell>
          <table:table-cell/>
        </table:table-row>
        <table:table-row table:style-name="ro1">
          <table:table-cell table:number-columns-repeated="3"/>
          <table:table-cell office:value-type="float" office:value="3600000">
            <text:p>3600000</text:p>
          </table:table-cell>
          <table:table-cell table:formula="of:=2*PI()*[.D37]" office:value-type="float" office:value="22619467.1058465">
            <text:p>22619467.11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180.374115832148">
            <text:p>180.374115832148</text:p>
          </table:table-cell>
          <table:table-cell table:formula="of:=IMDIV(&quot;1&quot;;[.I37])" office:value-type="string" office:string-value="0.00554403271991962">
            <text:p>0.00554403271991962</text:p>
          </table:table-cell>
          <table:table-cell table:formula="of:=COMPLEX(&quot;0&quot;;[.E37]*[.$C$12];&quot;j&quot;)" office:value-type="string" office:string-value="0.113026480814105j">
            <text:p>0.113026480814105j</text:p>
          </table:table-cell>
          <table:table-cell/>
          <table:table-cell table:formula="of:=IMDIV(&quot;1&quot;;IMSUM([.K37];[.J37]))" office:value-type="string" office:string-value="0.43293403256579-8.8262484364053j">
            <text:p>0.43293403256579-8.8262484364053j</text:p>
          </table:table-cell>
          <table:table-cell table:number-columns-repeated="2"/>
          <table:table-cell table:formula="of:=COMPLEX([.$C$13];&quot;0&quot;;&quot;j&quot;)" office:value-type="string" office:string-value="439.982880485537">
            <text:p>439.982880485537</text:p>
          </table:table-cell>
          <table:table-cell table:formula="of:=IMDIV(&quot;1&quot;;[.P37])" office:value-type="string" office:string-value="0.00227281570341206">
            <text:p>0.00227281570341206</text:p>
          </table:table-cell>
          <table:table-cell table:formula="of:=COMPLEX(&quot;0&quot;;[.E37]*[.$C$14];&quot;j&quot;)" office:value-type="string" office:string-value="0.0463352822199386j">
            <text:p>0.0463352822199386j</text:p>
          </table:table-cell>
          <table:table-cell/>
          <table:table-cell table:formula="of:=IMDIV(&quot;1&quot;;IMSUM([.R37];[.Q37]))" office:value-type="string" office:string-value="1.05608023974666-21.5300236979621j">
            <text:p>1.05608023974666-21.5300236979621j</text:p>
          </table:table-cell>
          <table:table-cell/>
          <table:table-cell table:formula="of:=IMDIV(IMSUM([.M37];[.T37]);[.G37])" office:value-type="string" office:string-value="0.0029780285446249-0.0607125442687348j">
            <text:p>0.0029780285446249-0.0607125442687348j</text:p>
          </table:table-cell>
          <table:table-cell table:number-columns-repeated="2"/>
          <table:table-cell table:formula="of:=IMABS([.V37])" office:value-type="float" office:value="0.060785538457726">
            <text:p>0.06</text:p>
          </table:table-cell>
          <table:table-cell table:formula="of:=20*LOG10([.Y37])" office:value-type="float" office:value="-24.3239946366038">
            <text:p>-24.32</text:p>
          </table:table-cell>
          <table:table-cell table:formula="of:=IMARGUMENT([.V37])/PI()*180" office:value-type="float" office:value="-87.1918189153868">
            <text:p>-87.19</text:p>
          </table:table-cell>
          <table:table-cell/>
          <table:table-cell table:formula="of:=-IF([.D37]&lt;=[.$C$3];[.$C$5]+[.$C$6];300)" office:value-type="float" office:value="-300">
            <text:p>-300</text:p>
          </table:table-cell>
          <table:table-cell table:formula="of:=-IF([.D37]&lt;=[.$C$4];[.$C$5];[.$C$7])" office:value-type="float" office:value="-30">
            <text:p>-30</text:p>
          </table:table-cell>
          <table:table-cell/>
          <table:table-cell table:formula="of:=IF([.Z37]&lt;[.AC37];[.Z37]-[.AC37];0)" office:value-type="float" office:value="0">
            <text:p>0</text:p>
          </table:table-cell>
          <table:table-cell table:formula="of:=IF([.Z37]&gt;[.AD37];[.Z37]-[.AD37];0)" office:value-type="float" office:value="5.67600536339615">
            <text:p>5.6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800000">
            <text:p>3800000</text:p>
          </table:table-cell>
          <table:table-cell table:formula="of:=2*PI()*[.D38]" office:value-type="float" office:value="23876104.1672824">
            <text:p>23876104.17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180.374115832148">
            <text:p>180.374115832148</text:p>
          </table:table-cell>
          <table:table-cell table:formula="of:=IMDIV(&quot;1&quot;;[.I38])" office:value-type="string" office:string-value="0.00554403271991962">
            <text:p>0.00554403271991962</text:p>
          </table:table-cell>
          <table:table-cell table:formula="of:=COMPLEX(&quot;0&quot;;[.E38]*[.$C$12];&quot;j&quot;)" office:value-type="string" office:string-value="0.119305729748222j">
            <text:p>0.119305729748222j</text:p>
          </table:table-cell>
          <table:table-cell/>
          <table:table-cell table:formula="of:=IMDIV(&quot;1&quot;;IMSUM([.K38];[.J38]))" office:value-type="string" office:string-value="0.388656903509048-8.36376656440504j">
            <text:p>0.388656903509048-8.36376656440504j</text:p>
          </table:table-cell>
          <table:table-cell table:number-columns-repeated="2"/>
          <table:table-cell table:formula="of:=COMPLEX([.$C$13];&quot;0&quot;;&quot;j&quot;)" office:value-type="string" office:string-value="439.982880485537">
            <text:p>439.982880485537</text:p>
          </table:table-cell>
          <table:table-cell table:formula="of:=IMDIV(&quot;1&quot;;[.P38])" office:value-type="string" office:string-value="0.00227281570341206">
            <text:p>0.00227281570341206</text:p>
          </table:table-cell>
          <table:table-cell table:formula="of:=COMPLEX(&quot;0&quot;;[.E38]*[.$C$14];&quot;j&quot;)" office:value-type="string" office:string-value="0.0489094645654907j">
            <text:p>0.0489094645654907j</text:p>
          </table:table-cell>
          <table:table-cell/>
          <table:table-cell table:formula="of:=IMDIV(&quot;1&quot;;IMSUM([.R38];[.Q38]))" office:value-type="string" office:string-value="0.948072565636563-20.401883656868j">
            <text:p>0.948072565636563-20.401883656868j</text:p>
          </table:table-cell>
          <table:table-cell/>
          <table:table-cell table:formula="of:=IMDIV(IMSUM([.M38];[.T38]);[.G38])" office:value-type="string" office:string-value="0.00267345893829122-0.057531300442546j">
            <text:p>0.00267345893829122-0.057531300442546j</text:p>
          </table:table-cell>
          <table:table-cell table:number-columns-repeated="2"/>
          <table:table-cell table:formula="of:=IMABS([.V38])" office:value-type="float" office:value="0.0575933842841799">
            <text:p>0.06</text:p>
          </table:table-cell>
          <table:table-cell table:formula="of:=20*LOG10([.Y38])" office:value-type="float" office:value="-24.7925480169134">
            <text:p>-24.79</text:p>
          </table:table-cell>
          <table:table-cell table:formula="of:=IMARGUMENT([.V38])/PI()*180" office:value-type="float" office:value="-87.339399658055">
            <text:p>-87.34</text:p>
          </table:table-cell>
          <table:table-cell/>
          <table:table-cell table:formula="of:=-IF([.D38]&lt;=[.$C$3];[.$C$5]+[.$C$6];300)" office:value-type="float" office:value="-300">
            <text:p>-300</text:p>
          </table:table-cell>
          <table:table-cell table:formula="of:=-IF([.D38]&lt;=[.$C$4];[.$C$5];[.$C$7])" office:value-type="float" office:value="-30">
            <text:p>-30</text:p>
          </table:table-cell>
          <table:table-cell/>
          <table:table-cell table:formula="of:=IF([.Z38]&lt;[.AC38];[.Z38]-[.AC38];0)" office:value-type="float" office:value="0">
            <text:p>0</text:p>
          </table:table-cell>
          <table:table-cell table:formula="of:=IF([.Z38]&gt;[.AD38];[.Z38]-[.AD38];0)" office:value-type="float" office:value="5.20745198308656">
            <text:p>5.21</text:p>
          </table:table-cell>
          <table:table-cell/>
        </table:table-row>
        <table:table-row table:style-name="ro1">
          <table:table-cell table:number-columns-repeated="3"/>
          <table:table-cell office:value-type="float" office:value="4000000">
            <text:p>4000000</text:p>
          </table:table-cell>
          <table:table-cell table:formula="of:=2*PI()*[.D39]" office:value-type="float" office:value="25132741.2287183">
            <text:p>25132741.23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180.374115832148">
            <text:p>180.374115832148</text:p>
          </table:table-cell>
          <table:table-cell table:formula="of:=IMDIV(&quot;1&quot;;[.I39])" office:value-type="string" office:string-value="0.00554403271991962">
            <text:p>0.00554403271991962</text:p>
          </table:table-cell>
          <table:table-cell table:formula="of:=COMPLEX(&quot;0&quot;;[.E39]*[.$C$12];&quot;j&quot;)" office:value-type="string" office:string-value="0.125584978682339j">
            <text:p>0.125584978682339j</text:p>
          </table:table-cell>
          <table:table-cell/>
          <table:table-cell table:formula="of:=IMDIV(&quot;1&quot;;IMSUM([.K39];[.J39]))" office:value-type="string" office:string-value="0.350836561211462-7.94724784044301j">
            <text:p>0.350836561211462-7.94724784044301j</text:p>
          </table:table-cell>
          <table:table-cell table:number-columns-repeated="2"/>
          <table:table-cell table:formula="of:=COMPLEX([.$C$13];&quot;0&quot;;&quot;j&quot;)" office:value-type="string" office:string-value="439.982880485537">
            <text:p>439.982880485537</text:p>
          </table:table-cell>
          <table:table-cell table:formula="of:=IMDIV(&quot;1&quot;;[.P39])" office:value-type="string" office:string-value="0.00227281570341206">
            <text:p>0.00227281570341206</text:p>
          </table:table-cell>
          <table:table-cell table:formula="of:=COMPLEX(&quot;0&quot;;[.E39]*[.$C$14];&quot;j&quot;)" office:value-type="string" office:string-value="0.0514836469110428j">
            <text:p>0.0514836469110428j</text:p>
          </table:table-cell>
          <table:table-cell/>
          <table:table-cell table:formula="of:=IMDIV(&quot;1&quot;;IMSUM([.R39];[.Q39]))" office:value-type="string" office:string-value="0.855815290806192-19.3858622970581j">
            <text:p>0.855815290806192-19.3858622970581j</text:p>
          </table:table-cell>
          <table:table-cell/>
          <table:table-cell table:formula="of:=IMDIV(IMSUM([.M39];[.T39]);[.G39])" office:value-type="string" office:string-value="0.0024133037040353-0.0546662202750022j">
            <text:p>0.0024133037040353-0.0546662202750022j</text:p>
          </table:table-cell>
          <table:table-cell table:number-columns-repeated="2"/>
          <table:table-cell table:formula="of:=IMABS([.V39])" office:value-type="float" office:value="0.0547194633921329">
            <text:p>0.05</text:p>
          </table:table-cell>
          <table:table-cell table:formula="of:=20*LOG10([.Y39])" office:value-type="float" office:value="-25.2371634037479">
            <text:p>-25.24</text:p>
          </table:table-cell>
          <table:table-cell table:formula="of:=IMARGUMENT([.V39])/PI()*180" office:value-type="float" office:value="-87.4722525957336">
            <text:p>-87.47</text:p>
          </table:table-cell>
          <table:table-cell/>
          <table:table-cell table:formula="of:=-IF([.D39]&lt;=[.$C$3];[.$C$5]+[.$C$6];300)" office:value-type="float" office:value="-300">
            <text:p>-300</text:p>
          </table:table-cell>
          <table:table-cell table:formula="of:=-IF([.D39]&lt;=[.$C$4];[.$C$5];[.$C$7])" office:value-type="float" office:value="-30">
            <text:p>-30</text:p>
          </table:table-cell>
          <table:table-cell/>
          <table:table-cell table:formula="of:=IF([.Z39]&lt;[.AC39];[.Z39]-[.AC39];0)" office:value-type="float" office:value="0">
            <text:p>0</text:p>
          </table:table-cell>
          <table:table-cell table:formula="of:=IF([.Z39]&gt;[.AD39];[.Z39]-[.AD39];0)" office:value-type="float" office:value="4.76283659625205">
            <text:p>4.76</text:p>
          </table:table-cell>
          <table:table-cell/>
        </table:table-row>
        <table:table-row table:style-name="ro1">
          <table:table-cell table:number-columns-repeated="3"/>
          <table:table-cell office:value-type="float" office:value="4200000">
            <text:p>4200000</text:p>
          </table:table-cell>
          <table:table-cell table:formula="of:=2*PI()*[.D40]" office:value-type="float" office:value="26389378.2901543">
            <text:p>26389378.29</text:p>
          </table:table-cell>
          <table:table-cell/>
          <table:table-cell table:formula="of:=COMPLEX([.$C$9];&quot;0&quot;;&quot;j&quot;)" office:value-type="string" office:string-value="500">
            <text:p>500</text:p>
          </table:table-cell>
          <table:table-cell/>
          <table:table-cell table:formula="of:=COMPLEX([.$C$11];&quot;0&quot;;&quot;j&quot;)" office:value-type="string" office:string-value="180.374115832148">
            <text:p>180.374115832148</text:p>
          </table:table-cell>
          <table:table-cell table:formula="of:=IMDIV(&quot;1&quot;;[.I40])" office:value-type="string" office:string-value="0.00554403271991962">
            <text:p>0.00554403271991962</text:p>
          </table:table-cell>
          <table:table-cell table:formula="of:=COMPLEX(&quot;0&quot;;[.E40]*[.$C$12];&quot;j&quot;)" office:value-type="string" office:string-value="0.131864227616456j">
            <text:p>0.131864227616456j</text:p>
          </table:table-cell>
          <table:table-cell/>
          <table:table-cell table:formula="of:=IMDIV(&quot;1&quot;;IMSUM([.K40];[.J40]))" office:value-type="string" office:string-value="0.31827665782533-7.570176399156j">
            <text:p>0.31827665782533-7.570176399156j</text:p>
          </table:table-cell>
          <table:table-cell table:number-columns-repeated="2"/>
          <table:table-cell table:formula="of:=COMPLEX([.$C$13];&quot;0&quot;;&quot;j&quot;)" office:value-type="string" office:string-value="439.982880485537">
            <text:p>439.982880485537</text:p>
          </table:table-cell>
          <table:table-cell table:formula="of:=IMDIV(&quot;1&quot;;[.P40])" office:value-type="string" office:string-value="0.00227281570341206">
            <text:p>0.00227281570341206</text:p>
          </table:table-cell>
          <table:table-cell table:formula="of:=COMPLEX(&quot;0&quot;;[.E40]*[.$C$14];&quot;j&quot;)" office:value-type="string" office:string-value="0.054057829256595j">
            <text:p>0.054057829256595j</text:p>
          </table:table-cell>
          <table:table-cell/>
          <table:table-cell table:formula="of:=IMDIV(&quot;1&quot;;IMSUM([.R40];[.Q40]))" office:value-type="string" office:string-value="0.776390097655531-18.4660653622582j">
            <text:p>0.776390097655531-18.4660653622582j</text:p>
          </table:table-cell>
          <table:table-cell/>
          <table:table-cell table:formula="of:=IMDIV(IMSUM([.M40];[.T40]);[.G40])" office:value-type="string" office:string-value="0.00218933351096172-0.0520724835228284j">
            <text:p>0.00218933351096172-0.0520724835228284j</text:p>
          </table:table-cell>
          <table:table-cell table:number-columns-repeated="2"/>
          <table:table-cell table:formula="of:=IMABS([.V40])" office:value-type="float" office:value="0.0521184873289455">
            <text:p>0.05</text:p>
          </table:table-cell>
          <table:table-cell table:formula="of:=20*LOG10([.Y40])" office:value-type="float" office:value="-25.6601639521381">
            <text:p>-25.66</text:p>
          </table:table-cell>
          <table:table-cell table:formula="of:=IMARGUMENT([.V40])/PI()*180" office:value-type="float" office:value="-87.5924763525334">
            <text:p>-87.59</text:p>
          </table:table-cell>
          <table:table-cell/>
          <table:table-cell table:formula="of:=-IF([.D40]&lt;=[.$C$3];[.$C$5]+[.$C$6];300)" office:value-type="float" office:value="-300">
            <text:p>-300</text:p>
          </table:table-cell>
          <table:table-cell table:formula="of:=-IF([.D40]&lt;=[.$C$4];[.$C$5];[.$C$7])" office:value-type="float" office:value="-30">
            <text:p>-30</text:p>
          </table:table-cell>
          <table:table-cell/>
          <table:table-cell table:formula="of:=IF([.Z40]&lt;[.AC40];[.Z40]-[.AC40];0)" office:value-type="float" office:value="0">
            <text:p>0</text:p>
          </table:table-cell>
          <table:table-cell table:formula="of:=IF([.Z40]&gt;[.AD40];[.Z40]-[.AD40];0)" office:value-type="float" office:value="4.33983604786187">
            <text:p>4.34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Bitstream Vera Sans" svg:font-family="'Bitstream Vera Sans', 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7">09/27/2010</text:date>, <text:time>14:3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x x</meta:initial-creator>
    <meta:creation-date>2010-09-24T14:21:27.38</meta:creation-date>
    <dc:date>2010-09-27T14:35:29.20</dc:date>
    <dc:creator>x x</dc:creator>
    <meta:editing-duration>PT05H43M39S</meta:editing-duration>
    <meta:editing-cycles>52</meta:editing-cycles>
    <meta:generator>OpenOffice.org/3.2$Win32 OpenOffice.org_project/320m18$Build-9502</meta:generator>
    <meta:document-statistic meta:table-count="4" meta:cell-count="213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6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971cm" svg:height="15.516cm" xlink:href=".." chart:class="chart:scatter" chart:column-mapping="1" chart:style-name="ch1">
        <chart:title svg:x="6.532cm" svg:y="0.311cm" chart:style-name="ch2">
          <text:p>ampl char</text:p>
        </chart:title>
        <chart:legend chart:legend-position="end" svg:x="12.884cm" svg:y="7.023cm" chart:style-name="ch3"/>
        <chart:plot-area chart:style-name="ch4" table:cell-range-address="Sheet1.C19:Sheet1.C60 Sheet1.S17:Sheet1.T17 Sheet1.S19:Sheet1.T60 Sheet1.Q17:Sheet1.Q17 Sheet1.Q19:Sheet1.Q60" chart:data-source-has-labels="row" svg:x="0.397cm" svg:y="1.124cm" svg:width="12.189cm" svg:height="13.663cm">
          <chart:axis chart:dimension="x" chart:name="primary-x" chart:style-name="ch5">
            <chart:title svg:x="5.732cm" svg:y="14.499cm" chart:style-name="ch6">
              <text:p>Frequency [Hz]</text:p>
            </chart:title>
          </chart:axis>
          <chart:axis chart:dimension="y" chart:name="primary-y" chart:style-name="ch7">
            <chart:title svg:x="0.3cm" svg:y="8.781cm" chart:style-name="ch8">
              <text:p>Attenuation [dB]</text:p>
            </chart:title>
            <chart:grid chart:style-name="ch9" chart:class="major"/>
          </chart:axis>
          <chart:series chart:style-name="ch10" chart:values-cell-range-address="Sheet1.S19:Sheet1.S60" chart:label-cell-address="Sheet1.S17:Sheet1.S17" chart:class="chart:scatter">
            <chart:domain table:cell-range-address="Sheet1.C19:Sheet1.C60"/>
            <chart:data-point chart:repeated="42"/>
          </chart:series>
          <chart:series chart:style-name="ch11" chart:values-cell-range-address="Sheet1.T19:Sheet1.T60" chart:label-cell-address="Sheet1.T17:Sheet1.T17" chart:class="chart:scatter">
            <chart:data-point chart:repeated="42"/>
          </chart:series>
          <chart:series chart:style-name="ch12" chart:values-cell-range-address="Sheet1.Q19:Sheet1.Q60" chart:label-cell-address="Sheet1.Q17:Sheet1.Q17" chart:class="chart:scatter">
            <chart:data-point chart:repeated="4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 text:id="Sheet1.S17:Sheet1.S17">ideal up</text:p>
              </table:table-cell>
              <table:table-cell office:value-type="string">
                <text:p text:id="Sheet1.T17:Sheet1.T17">ideal low</text:p>
              </table:table-cell>
              <table:table-cell office:value-type="string">
                <text:p text:id="Sheet1.Q17:Sheet1.Q17">atv [dB]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 text:id="Sheet1.C19:Sheet1.C60">100000</text:p>
              </table:table-cell>
              <table:table-cell office:value-type="float" office:value="1.5">
                <text:p text:id="Sheet1.S19:Sheet1.S60">1.5</text:p>
              </table:table-cell>
              <table:table-cell office:value-type="float" office:value="-1.5">
                <text:p text:id="Sheet1.T19:Sheet1.T60">-1.5</text:p>
              </table:table-cell>
              <table:table-cell office:value-type="float" office:value="-11.8574022732519">
                <text:p text:id="Sheet1.Q19:Sheet1.Q60">-11.85740227325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1.5">
                <text:p>1.5</text:p>
              </table:table-cell>
              <table:table-cell office:value-type="float" office:value="-1.5">
                <text:p>-1.5</text:p>
              </table:table-cell>
              <table:table-cell office:value-type="float" office:value="-9.96060874660714">
                <text:p>-9.96060874660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">
                <text:p>300000</text:p>
              </table:table-cell>
              <table:table-cell office:value-type="float" office:value="1.5">
                <text:p>1.5</text:p>
              </table:table-cell>
              <table:table-cell office:value-type="float" office:value="-1.5">
                <text:p>-1.5</text:p>
              </table:table-cell>
              <table:table-cell office:value-type="float" office:value="-7.44838172831728">
                <text:p>-7.448381728317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1.5">
                <text:p>1.5</text:p>
              </table:table-cell>
              <table:table-cell office:value-type="float" office:value="-1.5">
                <text:p>-1.5</text:p>
              </table:table-cell>
              <table:table-cell office:value-type="float" office:value="-5.89495334763328">
                <text:p>-5.894953347633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1.5">
                <text:p>1.5</text:p>
              </table:table-cell>
              <table:table-cell office:value-type="float" office:value="-1.5">
                <text:p>-1.5</text:p>
              </table:table-cell>
              <table:table-cell office:value-type="float" office:value="-6.92198019517027">
                <text:p>-6.921980195170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">
                <text:p>600000</text:p>
              </table:table-cell>
              <table:table-cell office:value-type="float" office:value="1.5">
                <text:p>1.5</text:p>
              </table:table-cell>
              <table:table-cell office:value-type="float" office:value="-1.5">
                <text:p>-1.5</text:p>
              </table:table-cell>
              <table:table-cell office:value-type="float" office:value="-9.17668162005116">
                <text:p>-9.17668162005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">
                <text:p>700000</text:p>
              </table:table-cell>
              <table:table-cell office:value-type="float" office:value="1.5">
                <text:p>1.5</text:p>
              </table:table-cell>
              <table:table-cell office:value-type="float" office:value="-1.5">
                <text:p>-1.5</text:p>
              </table:table-cell>
              <table:table-cell office:value-type="float" office:value="-11.3251766092299">
                <text:p>-11.32517660922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1.5">
                <text:p>1.5</text:p>
              </table:table-cell>
              <table:table-cell office:value-type="float" office:value="-1.5">
                <text:p>-1.5</text:p>
              </table:table-cell>
              <table:table-cell office:value-type="float" office:value="-13.1266602143277">
                <text:p>-13.12666021432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">
                <text:p>900000</text:p>
              </table:table-cell>
              <table:table-cell office:value-type="float" office:value="1.5">
                <text:p>1.5</text:p>
              </table:table-cell>
              <table:table-cell office:value-type="float" office:value="-1.5">
                <text:p>-1.5</text:p>
              </table:table-cell>
              <table:table-cell office:value-type="float" office:value="-14.6272890642397">
                <text:p>-14.62728906423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1.5">
                <text:p>1.5</text:p>
              </table:table-cell>
              <table:table-cell office:value-type="float" office:value="-1.5">
                <text:p>-1.5</text:p>
              </table:table-cell>
              <table:table-cell office:value-type="float" office:value="-15.8983079468503">
                <text:p>-15.89830794685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0">
                <text:p>1100000</text:p>
              </table:table-cell>
              <table:table-cell office:value-type="float" office:value="1.5">
                <text:p>1.5</text:p>
              </table:table-cell>
              <table:table-cell office:value-type="float" office:value="-1.5">
                <text:p>-1.5</text:p>
              </table:table-cell>
              <table:table-cell office:value-type="float" office:value="-16.9956233265285">
                <text:p>-16.99562332652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0">
                <text:p>1200000</text:p>
              </table:table-cell>
              <table:table-cell office:value-type="float" office:value="1.5">
                <text:p>1.5</text:p>
              </table:table-cell>
              <table:table-cell office:value-type="float" office:value="-1.5">
                <text:p>-1.5</text:p>
              </table:table-cell>
              <table:table-cell office:value-type="float" office:value="-17.9592973675975">
                <text:p>-17.95929736759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0">
                <text:p>1300000</text:p>
              </table:table-cell>
              <table:table-cell office:value-type="float" office:value="1.5">
                <text:p>1.5</text:p>
              </table:table-cell>
              <table:table-cell office:value-type="float" office:value="-1.5">
                <text:p>-1.5</text:p>
              </table:table-cell>
              <table:table-cell office:value-type="float" office:value="-18.8178786639034">
                <text:p>-18.81787866390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0">
                <text:p>1400000</text:p>
              </table:table-cell>
              <table:table-cell office:value-type="float" office:value="1.5">
                <text:p>1.5</text:p>
              </table:table-cell>
              <table:table-cell office:value-type="float" office:value="-1.5">
                <text:p>-1.5</text:p>
              </table:table-cell>
              <table:table-cell office:value-type="float" office:value="-19.592037672895">
                <text:p>-19.5920376728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00">
                <text:p>1500000</text:p>
              </table:table-cell>
              <table:table-cell office:value-type="float" office:value="1.5">
                <text:p>1.5</text:p>
              </table:table-cell>
              <table:table-cell office:value-type="float" office:value="-1.5">
                <text:p>-1.5</text:p>
              </table:table-cell>
              <table:table-cell office:value-type="float" office:value="-20.2970626541161">
                <text:p>-20.29706265411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00">
                <text:p>1600000</text:p>
              </table:table-cell>
              <table:table-cell office:value-type="float" office:value="1.5">
                <text:p>1.5</text:p>
              </table:table-cell>
              <table:table-cell office:value-type="float" office:value="-300">
                <text:p>-300</text:p>
              </table:table-cell>
              <table:table-cell office:value-type="float" office:value="-20.944507904845">
                <text:p>-20.9445079048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00">
                <text:p>1700000</text:p>
              </table:table-cell>
              <table:table-cell office:value-type="float" office:value="1.5">
                <text:p>1.5</text:p>
              </table:table-cell>
              <table:table-cell office:value-type="float" office:value="-300">
                <text:p>-300</text:p>
              </table:table-cell>
              <table:table-cell office:value-type="float" office:value="-21.5432842866961">
                <text:p>-21.54328428669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00">
                <text:p>1800000</text:p>
              </table:table-cell>
              <table:table-cell office:value-type="float" office:value="1.5">
                <text:p>1.5</text:p>
              </table:table-cell>
              <table:table-cell office:value-type="float" office:value="-300">
                <text:p>-300</text:p>
              </table:table-cell>
              <table:table-cell office:value-type="float" office:value="-22.1003917101847">
                <text:p>-22.10039171018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0">
                <text:p>1900000</text:p>
              </table:table-cell>
              <table:table-cell office:value-type="float" office:value="1.5">
                <text:p>1.5</text:p>
              </table:table-cell>
              <table:table-cell office:value-type="float" office:value="-300">
                <text:p>-300</text:p>
              </table:table-cell>
              <table:table-cell office:value-type="float" office:value="-22.6214206936568">
                <text:p>-22.62142069365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0">
                <text:p>2000000</text:p>
              </table:table-cell>
              <table:table-cell office:value-type="float" office:value="1.5">
                <text:p>1.5</text:p>
              </table:table-cell>
              <table:table-cell office:value-type="float" office:value="-300">
                <text:p>-300</text:p>
              </table:table-cell>
              <table:table-cell office:value-type="float" office:value="-23.1109027490078">
                <text:p>-23.11090274900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00">
                <text:p>2100000</text:p>
              </table:table-cell>
              <table:table-cell office:value-type="float" office:value="1.5">
                <text:p>1.5</text:p>
              </table:table-cell>
              <table:table-cell office:value-type="float" office:value="-300">
                <text:p>-300</text:p>
              </table:table-cell>
              <table:table-cell office:value-type="float" office:value="-23.5725599658989">
                <text:p>-23.57255996589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00">
                <text:p>2200000</text:p>
              </table:table-cell>
              <table:table-cell office:value-type="float" office:value="1.5">
                <text:p>1.5</text:p>
              </table:table-cell>
              <table:table-cell office:value-type="float" office:value="-300">
                <text:p>-300</text:p>
              </table:table-cell>
              <table:table-cell office:value-type="float" office:value="-24.0094860814289">
                <text:p>-24.00948608142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00">
                <text:p>2300000</text:p>
              </table:table-cell>
              <table:table-cell office:value-type="float" office:value="1.5">
                <text:p>1.5</text:p>
              </table:table-cell>
              <table:table-cell office:value-type="float" office:value="-300">
                <text:p>-300</text:p>
              </table:table-cell>
              <table:table-cell office:value-type="float" office:value="-24.4242800989415">
                <text:p>-24.42428009894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00">
                <text:p>2400000</text:p>
              </table:table-cell>
              <table:table-cell office:value-type="float" office:value="1.5">
                <text:p>1.5</text:p>
              </table:table-cell>
              <table:table-cell office:value-type="float" office:value="-300">
                <text:p>-300</text:p>
              </table:table-cell>
              <table:table-cell office:value-type="float" office:value="-24.8191464522928">
                <text:p>-24.81914645229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00">
                <text:p>2500000</text:p>
              </table:table-cell>
              <table:table-cell office:value-type="float" office:value="1.5">
                <text:p>1.5</text:p>
              </table:table-cell>
              <table:table-cell office:value-type="float" office:value="-300">
                <text:p>-300</text:p>
              </table:table-cell>
              <table:table-cell office:value-type="float" office:value="-25.1959711852694">
                <text:p>-25.19597118526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00">
                <text:p>2600000</text:p>
              </table:table-cell>
              <table:table-cell office:value-type="float" office:value="1.5">
                <text:p>1.5</text:p>
              </table:table-cell>
              <table:table-cell office:value-type="float" office:value="-300">
                <text:p>-300</text:p>
              </table:table-cell>
              <table:table-cell office:value-type="float" office:value="-25.5563806649969">
                <text:p>-25.55638066499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00">
                <text:p>2700000</text:p>
              </table:table-cell>
              <table:table-cell office:value-type="float" office:value="1.5">
                <text:p>1.5</text:p>
              </table:table-cell>
              <table:table-cell office:value-type="float" office:value="-300">
                <text:p>-300</text:p>
              </table:table-cell>
              <table:table-cell office:value-type="float" office:value="-25.9017873908337">
                <text:p>-25.90178739083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00">
                <text:p>2800000</text:p>
              </table:table-cell>
              <table:table-cell office:value-type="float" office:value="-40">
                <text:p>-40</text:p>
              </table:table-cell>
              <table:table-cell office:value-type="float" office:value="-300">
                <text:p>-300</text:p>
              </table:table-cell>
              <table:table-cell office:value-type="float" office:value="-26.2334261399764">
                <text:p>-26.23342613997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00">
                <text:p>2900000</text:p>
              </table:table-cell>
              <table:table-cell office:value-type="float" office:value="-40">
                <text:p>-40</text:p>
              </table:table-cell>
              <table:table-cell office:value-type="float" office:value="-300">
                <text:p>-300</text:p>
              </table:table-cell>
              <table:table-cell office:value-type="float" office:value="-26.5523827861795">
                <text:p>-26.55238278617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00">
                <text:p>3000000</text:p>
              </table:table-cell>
              <table:table-cell office:value-type="float" office:value="-40">
                <text:p>-40</text:p>
              </table:table-cell>
              <table:table-cell office:value-type="float" office:value="-300">
                <text:p>-300</text:p>
              </table:table-cell>
              <table:table-cell office:value-type="float" office:value="-26.8596174984797">
                <text:p>-26.85961749847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00">
                <text:p>3100000</text:p>
              </table:table-cell>
              <table:table-cell office:value-type="float" office:value="-40">
                <text:p>-40</text:p>
              </table:table-cell>
              <table:table-cell office:value-type="float" office:value="-300">
                <text:p>-300</text:p>
              </table:table-cell>
              <table:table-cell office:value-type="float" office:value="-27.1559835826223">
                <text:p>-27.15598358262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00">
                <text:p>3200000</text:p>
              </table:table-cell>
              <table:table-cell office:value-type="float" office:value="-40">
                <text:p>-40</text:p>
              </table:table-cell>
              <table:table-cell office:value-type="float" office:value="-300">
                <text:p>-300</text:p>
              </table:table-cell>
              <table:table-cell office:value-type="float" office:value="-27.4422429102589">
                <text:p>-27.44224291025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00">
                <text:p>3300000</text:p>
              </table:table-cell>
              <table:table-cell office:value-type="float" office:value="-40">
                <text:p>-40</text:p>
              </table:table-cell>
              <table:table-cell office:value-type="float" office:value="-300">
                <text:p>-300</text:p>
              </table:table-cell>
              <table:table-cell office:value-type="float" office:value="-27.7190786510246">
                <text:p>-27.71907865102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00">
                <text:p>3400000</text:p>
              </table:table-cell>
              <table:table-cell office:value-type="float" office:value="-40">
                <text:p>-40</text:p>
              </table:table-cell>
              <table:table-cell office:value-type="float" office:value="-300">
                <text:p>-300</text:p>
              </table:table-cell>
              <table:table-cell office:value-type="float" office:value="-27.9871058541405">
                <text:p>-27.98710585414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00">
                <text:p>3500000</text:p>
              </table:table-cell>
              <table:table-cell office:value-type="float" office:value="-40">
                <text:p>-40</text:p>
              </table:table-cell>
              <table:table-cell office:value-type="float" office:value="-300">
                <text:p>-300</text:p>
              </table:table-cell>
              <table:table-cell office:value-type="float" office:value="-28.2468803014296">
                <text:p>-28.24688030142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00">
                <text:p>3600000</text:p>
              </table:table-cell>
              <table:table-cell office:value-type="float" office:value="-40">
                <text:p>-40</text:p>
              </table:table-cell>
              <table:table-cell office:value-type="float" office:value="-300">
                <text:p>-300</text:p>
              </table:table-cell>
              <table:table-cell office:value-type="float" office:value="-28.4989059602786">
                <text:p>-28.49890596027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00">
                <text:p>3700000</text:p>
              </table:table-cell>
              <table:table-cell office:value-type="float" office:value="-40">
                <text:p>-40</text:p>
              </table:table-cell>
              <table:table-cell office:value-type="float" office:value="-300">
                <text:p>-300</text:p>
              </table:table-cell>
              <table:table-cell office:value-type="float" office:value="-28.7436412945353">
                <text:p>-28.74364129453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00">
                <text:p>3800000</text:p>
              </table:table-cell>
              <table:table-cell office:value-type="float" office:value="-40">
                <text:p>-40</text:p>
              </table:table-cell>
              <table:table-cell office:value-type="float" office:value="-300">
                <text:p>-300</text:p>
              </table:table-cell>
              <table:table-cell office:value-type="float" office:value="-28.981504637553">
                <text:p>-28.9815046375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00">
                <text:p>3900000</text:p>
              </table:table-cell>
              <table:table-cell office:value-type="float" office:value="-40">
                <text:p>-40</text:p>
              </table:table-cell>
              <table:table-cell office:value-type="float" office:value="-300">
                <text:p>-300</text:p>
              </table:table-cell>
              <table:table-cell office:value-type="float" office:value="-29.2128787902238">
                <text:p>-29.21287879022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00">
                <text:p>4000000</text:p>
              </table:table-cell>
              <table:table-cell office:value-type="float" office:value="-40">
                <text:p>-40</text:p>
              </table:table-cell>
              <table:table-cell office:value-type="float" office:value="-300">
                <text:p>-300</text:p>
              </table:table-cell>
              <table:table-cell office:value-type="float" office:value="-29.4381149747714">
                <text:p>-29.43811497477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00">
                <text:p>4100000</text:p>
              </table:table-cell>
              <table:table-cell office:value-type="float" office:value="-40">
                <text:p>-40</text:p>
              </table:table-cell>
              <table:table-cell office:value-type="float" office:value="-300">
                <text:p>-300</text:p>
              </table:table-cell>
              <table:table-cell office:value-type="float" office:value="-29.657536250017">
                <text:p>-29.6575362500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00">
                <text:p>4200000</text:p>
              </table:table-cell>
              <table:table-cell office:value-type="float" office:value="-40">
                <text:p>-40</text:p>
              </table:table-cell>
              <table:table-cell office:value-type="float" office:value="-300">
                <text:p>-300</text:p>
              </table:table-cell>
              <table:table-cell office:value-type="float" office:value="-29.8714404741095">
                <text:p>-29.87144047410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19cm" svg:height="15.33cm" xlink:href=".." chart:class="chart:scatter" chart:style-name="ch1">
        <chart:title svg:x="6.874cm" svg:y="0.307cm" chart:style-name="ch2">
          <text:p>phase char</text:p>
        </chart:title>
        <chart:plot-area chart:style-name="ch3" table:cell-range-address="Sheet1.C19:Sheet1.C60 Sheet1.R17:Sheet1.R17 Sheet1.R19:Sheet1.R60" chart:data-source-has-labels="row" svg:x="0.435cm" svg:y="1.116cm" svg:width="15.166cm" svg:height="13.803cm">
          <chart:axis chart:dimension="x" chart:name="primary-x" chart:style-name="ch4">
            <chart:title svg:x="7.258cm" svg:y="14.627cm" chart:style-name="ch5">
              <text:p>Frequency [Hz]</text:p>
            </chart:title>
          </chart:axis>
          <chart:axis chart:dimension="y" chart:name="primary-y" chart:style-name="ch4">
            <chart:title svg:x="0.319cm" svg:y="8.591cm" chart:style-name="ch6">
              <text:p>Phase [deg]</text:p>
            </chart:title>
            <chart:grid chart:style-name="ch7" chart:class="major"/>
          </chart:axis>
          <chart:series chart:style-name="ch8" chart:values-cell-range-address="Sheet1.R19:Sheet1.R60" chart:label-cell-address="Sheet1.R17:Sheet1.R17" chart:class="chart:scatter">
            <chart:domain table:cell-range-address="Sheet1.C19:Sheet1.C60"/>
            <chart:data-point chart:repeated="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 text:id="Sheet1.R17:Sheet1.R17">Phase [deg]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 text:id="Sheet1.C19:Sheet1.C60">100000</text:p>
              </table:table-cell>
              <table:table-cell office:value-type="float" office:value="6.05536917746926">
                <text:p text:id="Sheet1.R19:Sheet1.R60">6.055369177469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6.70544445649546">
                <text:p>6.705444456495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">
                <text:p>300000</text:p>
              </table:table-cell>
              <table:table-cell office:value-type="float" office:value="-3.44102769697514">
                <text:p>-3.441027696975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-27.5469407805929">
                <text:p>-27.5469407805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-53.7025436876207">
                <text:p>-53.70254368762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">
                <text:p>600000</text:p>
              </table:table-cell>
              <table:table-cell office:value-type="float" office:value="-69.4976127552162">
                <text:p>-69.49761275521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">
                <text:p>700000</text:p>
              </table:table-cell>
              <table:table-cell office:value-type="float" office:value="-77.6168903878161">
                <text:p>-77.61689038781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-81.9797820385992">
                <text:p>-81.9797820385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">
                <text:p>900000</text:p>
              </table:table-cell>
              <table:table-cell office:value-type="float" office:value="-84.505826918877">
                <text:p>-84.5058269188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-86.0675478435965">
                <text:p>-86.06754784359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0">
                <text:p>1100000</text:p>
              </table:table-cell>
              <table:table-cell office:value-type="float" office:value="-87.0857588418631">
                <text:p>-87.08575884186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0">
                <text:p>1200000</text:p>
              </table:table-cell>
              <table:table-cell office:value-type="float" office:value="-87.7786882941407">
                <text:p>-87.77868829414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0">
                <text:p>1300000</text:p>
              </table:table-cell>
              <table:table-cell office:value-type="float" office:value="-88.267074333921">
                <text:p>-88.2670743339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0">
                <text:p>1400000</text:p>
              </table:table-cell>
              <table:table-cell office:value-type="float" office:value="-88.621467945073">
                <text:p>-88.6214679450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00">
                <text:p>1500000</text:p>
              </table:table-cell>
              <table:table-cell office:value-type="float" office:value="-88.8850268747973">
                <text:p>-88.88502687479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00">
                <text:p>1600000</text:p>
              </table:table-cell>
              <table:table-cell office:value-type="float" office:value="-89.0851930688545">
                <text:p>-89.08519306885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00">
                <text:p>1700000</text:p>
              </table:table-cell>
              <table:table-cell office:value-type="float" office:value="-89.2400009567148">
                <text:p>-89.24000095671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00">
                <text:p>1800000</text:p>
              </table:table-cell>
              <table:table-cell office:value-type="float" office:value="-89.3616444997367">
                <text:p>-89.36164449973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0">
                <text:p>1900000</text:p>
              </table:table-cell>
              <table:table-cell office:value-type="float" office:value="-89.4585754015617">
                <text:p>-89.45857540156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0">
                <text:p>2000000</text:p>
              </table:table-cell>
              <table:table-cell office:value-type="float" office:value="-89.5367804522488">
                <text:p>-89.53678045224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00">
                <text:p>2100000</text:p>
              </table:table-cell>
              <table:table-cell office:value-type="float" office:value="-89.6005829299095">
                <text:p>-89.60058292990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00">
                <text:p>2200000</text:p>
              </table:table-cell>
              <table:table-cell office:value-type="float" office:value="-89.6531589609909">
                <text:p>-89.6531589609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00">
                <text:p>2300000</text:p>
              </table:table-cell>
              <table:table-cell office:value-type="float" office:value="-89.6968781966365">
                <text:p>-89.69687819663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00">
                <text:p>2400000</text:p>
              </table:table-cell>
              <table:table-cell office:value-type="float" office:value="-89.7335333977442">
                <text:p>-89.73353339774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00">
                <text:p>2500000</text:p>
              </table:table-cell>
              <table:table-cell office:value-type="float" office:value="-89.7644981395658">
                <text:p>-89.76449813956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00">
                <text:p>2600000</text:p>
              </table:table-cell>
              <table:table-cell office:value-type="float" office:value="-89.7908370319722">
                <text:p>-89.79083703197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00">
                <text:p>2700000</text:p>
              </table:table-cell>
              <table:table-cell office:value-type="float" office:value="-89.8133839757018">
                <text:p>-89.81338397570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00">
                <text:p>2800000</text:p>
              </table:table-cell>
              <table:table-cell office:value-type="float" office:value="-89.8327985299538">
                <text:p>-89.83279852995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00">
                <text:p>2900000</text:p>
              </table:table-cell>
              <table:table-cell office:value-type="float" office:value="-89.8496070537619">
                <text:p>-89.84960705376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00">
                <text:p>3000000</text:p>
              </table:table-cell>
              <table:table-cell office:value-type="float" office:value="-89.86423310186">
                <text:p>-89.864233101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00">
                <text:p>3100000</text:p>
              </table:table-cell>
              <table:table-cell office:value-type="float" office:value="-89.8770201356895">
                <text:p>-89.87702013568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00">
                <text:p>3200000</text:p>
              </table:table-cell>
              <table:table-cell office:value-type="float" office:value="-89.8882486704159">
                <text:p>-89.88824867041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00">
                <text:p>3300000</text:p>
              </table:table-cell>
              <table:table-cell office:value-type="float" office:value="-89.89814934726">
                <text:p>-89.898149347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00">
                <text:p>3400000</text:p>
              </table:table-cell>
              <table:table-cell office:value-type="float" office:value="-89.9069129899483">
                <text:p>-89.90691298994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00">
                <text:p>3500000</text:p>
              </table:table-cell>
              <table:table-cell office:value-type="float" office:value="-89.9146984067254">
                <text:p>-89.91469840672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00">
                <text:p>3600000</text:p>
              </table:table-cell>
              <table:table-cell office:value-type="float" office:value="-89.9216384914348">
                <text:p>-89.92163849143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00">
                <text:p>3700000</text:p>
              </table:table-cell>
              <table:table-cell office:value-type="float" office:value="-89.9278450300795">
                <text:p>-89.92784503007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00">
                <text:p>3800000</text:p>
              </table:table-cell>
              <table:table-cell office:value-type="float" office:value="-89.9334125140958">
                <text:p>-89.93341251409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00">
                <text:p>3900000</text:p>
              </table:table-cell>
              <table:table-cell office:value-type="float" office:value="-89.9384211856017">
                <text:p>-89.93842118560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00">
                <text:p>4000000</text:p>
              </table:table-cell>
              <table:table-cell office:value-type="float" office:value="-89.9429394844782">
                <text:p>-89.94293948447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00">
                <text:p>4100000</text:p>
              </table:table-cell>
              <table:table-cell office:value-type="float" office:value="-89.9470260263786">
                <text:p>-89.94702602637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00">
                <text:p>4200000</text:p>
              </table:table-cell>
              <table:table-cell office:value-type="float" office:value="-89.950731210511">
                <text:p>-89.9507312105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-8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35cm" svg:height="17.439cm" xlink:href=".." chart:class="chart:scatter" chart:column-mapping="1" chart:style-name="ch1">
        <chart:legend chart:legend-position="end" svg:x="15.329cm" svg:y="7.984cm" chart:style-name="ch2"/>
        <chart:plot-area chart:style-name="ch3" table:cell-range-address="Sheet2.D19:Sheet2.D40 Sheet2.AI18:Sheet2.AJ40 Sheet2.AF18:Sheet2.AF40" chart:data-source-has-labels="row" svg:x="0.507cm" svg:y="0.348cm" svg:width="14.469cm" svg:height="16.248cm">
          <chart:axis chart:dimension="x" chart:name="primary-x" chart:style-name="ch4">
            <chart:title svg:x="6.982cm" svg:y="16.346cm" chart:style-name="ch5">
              <text:p>Frequency [Hz]</text:p>
            </chart:title>
          </chart:axis>
          <chart:axis chart:dimension="y" chart:name="primary-y" chart:style-name="ch6">
            <chart:title svg:x="0.355cm" svg:y="8.86cm" chart:style-name="ch7">
              <text:p>Ampl [dB]</text:p>
            </chart:title>
            <chart:grid chart:style-name="ch8" chart:class="major"/>
          </chart:axis>
          <chart:series chart:style-name="ch9" chart:values-cell-range-address="Sheet2.AI19:Sheet2.AI40" chart:label-cell-address="Sheet2.AI18:Sheet2.AI18" chart:class="chart:scatter">
            <chart:domain table:cell-range-address="Sheet2.D19:Sheet2.D40"/>
            <chart:data-point chart:repeated="22"/>
          </chart:series>
          <chart:series chart:style-name="ch10" chart:values-cell-range-address="Sheet2.AJ19:Sheet2.AJ40" chart:label-cell-address="Sheet2.AJ18:Sheet2.AJ18" chart:class="chart:scatter">
            <chart:data-point chart:repeated="22"/>
          </chart:series>
          <chart:series chart:style-name="ch11" chart:values-cell-range-address="Sheet2.AF19:Sheet2.AF40" chart:label-cell-address="Sheet2.AF18:Sheet2.AF18" chart:class="chart:scatter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 text:id="Sheet2.AI18:Sheet2.AI18">ideal lower</text:p>
              </table:table-cell>
              <table:table-cell office:value-type="string">
                <text:p text:id="Sheet2.AJ18:Sheet2.AJ18">ideal upper</text:p>
              </table:table-cell>
              <table:table-cell office:value-type="string">
                <text:p text:id="Sheet2.AF18:Sheet2.AF18">ampl [dB]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2.D19:Sheet2.D40">0</text:p>
              </table:table-cell>
              <table:table-cell office:value-type="float" office:value="-1.5">
                <text:p text:id="Sheet2.AI19:Sheet2.AI40">-1.5</text:p>
              </table:table-cell>
              <table:table-cell office:value-type="float" office:value="1.5">
                <text:p text:id="Sheet2.AJ19:Sheet2.AJ40">1.5</text:p>
              </table:table-cell>
              <table:table-cell office:value-type="float" office:value="0.69693814558006">
                <text:p text:id="Sheet2.AF19:Sheet2.AF40">0.6969381455800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-1.5">
                <text:p>-1.5</text:p>
              </table:table-cell>
              <table:table-cell office:value-type="float" office:value="1.5">
                <text:p>1.5</text:p>
              </table:table-cell>
              <table:table-cell office:value-type="float" office:value="-1.50006367587879">
                <text:p>-1.500063675878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00">
                <text:p>400000</text:p>
              </table:table-cell>
              <table:table-cell office:value-type="float" office:value="-1.5">
                <text:p>-1.5</text:p>
              </table:table-cell>
              <table:table-cell office:value-type="float" office:value="1.5">
                <text:p>1.5</text:p>
              </table:table-cell>
              <table:table-cell office:value-type="float" office:value="0.324672011297907">
                <text:p>0.3246720112979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000">
                <text:p>600000</text:p>
              </table:table-cell>
              <table:table-cell office:value-type="float" office:value="-1.5">
                <text:p>-1.5</text:p>
              </table:table-cell>
              <table:table-cell office:value-type="float" office:value="1.5">
                <text:p>1.5</text:p>
              </table:table-cell>
              <table:table-cell office:value-type="float" office:value="-0.189805275990294">
                <text:p>-0.1898052759902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0">
                <text:p>800000</text:p>
              </table:table-cell>
              <table:table-cell office:value-type="float" office:value="-1.5">
                <text:p>-1.5</text:p>
              </table:table-cell>
              <table:table-cell office:value-type="float" office:value="1.5">
                <text:p>1.5</text:p>
              </table:table-cell>
              <table:table-cell office:value-type="float" office:value="-2.90085093133469">
                <text:p>-2.900850931334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-1.5">
                <text:p>-1.5</text:p>
              </table:table-cell>
              <table:table-cell office:value-type="float" office:value="1.5">
                <text:p>1.5</text:p>
              </table:table-cell>
              <table:table-cell office:value-type="float" office:value="-5.5437872120429">
                <text:p>-5.5437872120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000">
                <text:p>1200000</text:p>
              </table:table-cell>
              <table:table-cell office:value-type="float" office:value="-1.5">
                <text:p>-1.5</text:p>
              </table:table-cell>
              <table:table-cell office:value-type="float" office:value="1.5">
                <text:p>1.5</text:p>
              </table:table-cell>
              <table:table-cell office:value-type="float" office:value="-7.67975060872583">
                <text:p>-7.679750608725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0000">
                <text:p>1400000</text:p>
              </table:table-cell>
              <table:table-cell office:value-type="float" office:value="-1.5">
                <text:p>-1.5</text:p>
              </table:table-cell>
              <table:table-cell office:value-type="float" office:value="1.5">
                <text:p>1.5</text:p>
              </table:table-cell>
              <table:table-cell office:value-type="float" office:value="-9.40533520545356">
                <text:p>-9.405335205453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000">
                <text:p>1600000</text:p>
              </table:table-cell>
              <table:table-cell office:value-type="float" office:value="-300">
                <text:p>-300</text:p>
              </table:table-cell>
              <table:table-cell office:value-type="float" office:value="1.5">
                <text:p>1.5</text:p>
              </table:table-cell>
              <table:table-cell office:value-type="float" office:value="-10.836417536507">
                <text:p>-10.836417536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000">
                <text:p>1800000</text:p>
              </table:table-cell>
              <table:table-cell office:value-type="float" office:value="-300">
                <text:p>-300</text:p>
              </table:table-cell>
              <table:table-cell office:value-type="float" office:value="1.5">
                <text:p>1.5</text:p>
              </table:table-cell>
              <table:table-cell office:value-type="float" office:value="-12.0542821940794">
                <text:p>-12.05428219407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00">
                <text:p>2000000</text:p>
              </table:table-cell>
              <table:table-cell office:value-type="float" office:value="-300">
                <text:p>-300</text:p>
              </table:table-cell>
              <table:table-cell office:value-type="float" office:value="1.5">
                <text:p>1.5</text:p>
              </table:table-cell>
              <table:table-cell office:value-type="float" office:value="-13.1130749792493">
                <text:p>-13.11307497924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0000">
                <text:p>2200000</text:p>
              </table:table-cell>
              <table:table-cell office:value-type="float" office:value="-300">
                <text:p>-300</text:p>
              </table:table-cell>
              <table:table-cell office:value-type="float" office:value="1.5">
                <text:p>1.5</text:p>
              </table:table-cell>
              <table:table-cell office:value-type="float" office:value="-14.0494684587102">
                <text:p>-14.04946845871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0000">
                <text:p>2400000</text:p>
              </table:table-cell>
              <table:table-cell office:value-type="float" office:value="-300">
                <text:p>-300</text:p>
              </table:table-cell>
              <table:table-cell office:value-type="float" office:value="1.5">
                <text:p>1.5</text:p>
              </table:table-cell>
              <table:table-cell office:value-type="float" office:value="-14.889062328748">
                <text:p>-14.8890623287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0000">
                <text:p>2600000</text:p>
              </table:table-cell>
              <table:table-cell office:value-type="float" office:value="-300">
                <text:p>-300</text:p>
              </table:table-cell>
              <table:table-cell office:value-type="float" office:value="1.5">
                <text:p>1.5</text:p>
              </table:table-cell>
              <table:table-cell office:value-type="float" office:value="-15.6502892898051">
                <text:p>-15.65028928980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0000">
                <text:p>2800000</text:p>
              </table:table-cell>
              <table:table-cell office:value-type="float" office:value="-300">
                <text:p>-300</text:p>
              </table:table-cell>
              <table:table-cell office:value-type="float" office:value="-20">
                <text:p>-20</text:p>
              </table:table-cell>
              <table:table-cell office:value-type="float" office:value="-16.3468041002025">
                <text:p>-16.3468041002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000">
                <text:p>3000000</text:p>
              </table:table-cell>
              <table:table-cell office:value-type="float" office:value="-300">
                <text:p>-300</text:p>
              </table:table-cell>
              <table:table-cell office:value-type="float" office:value="-20">
                <text:p>-20</text:p>
              </table:table-cell>
              <table:table-cell office:value-type="float" office:value="-16.9889795445757">
                <text:p>-16.98897954457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0000">
                <text:p>3200000</text:p>
              </table:table-cell>
              <table:table-cell office:value-type="float" office:value="-300">
                <text:p>-300</text:p>
              </table:table-cell>
              <table:table-cell office:value-type="float" office:value="-20">
                <text:p>-20</text:p>
              </table:table-cell>
              <table:table-cell office:value-type="float" office:value="-17.5848703327231">
                <text:p>-17.58487033272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0000">
                <text:p>3400000</text:p>
              </table:table-cell>
              <table:table-cell office:value-type="float" office:value="-300">
                <text:p>-300</text:p>
              </table:table-cell>
              <table:table-cell office:value-type="float" office:value="-20">
                <text:p>-20</text:p>
              </table:table-cell>
              <table:table-cell office:value-type="float" office:value="-18.1408521697408">
                <text:p>-18.14085216974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0000">
                <text:p>3600000</text:p>
              </table:table-cell>
              <table:table-cell office:value-type="float" office:value="-300">
                <text:p>-300</text:p>
              </table:table-cell>
              <table:table-cell office:value-type="float" office:value="-20">
                <text:p>-20</text:p>
              </table:table-cell>
              <table:table-cell office:value-type="float" office:value="-18.6620569839918">
                <text:p>-18.66205698399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0000">
                <text:p>3800000</text:p>
              </table:table-cell>
              <table:table-cell office:value-type="float" office:value="-300">
                <text:p>-300</text:p>
              </table:table-cell>
              <table:table-cell office:value-type="float" office:value="-20">
                <text:p>-20</text:p>
              </table:table-cell>
              <table:table-cell office:value-type="float" office:value="-19.1526767060248">
                <text:p>-19.15267670602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000">
                <text:p>4000000</text:p>
              </table:table-cell>
              <table:table-cell office:value-type="float" office:value="-300">
                <text:p>-300</text:p>
              </table:table-cell>
              <table:table-cell office:value-type="float" office:value="-20">
                <text:p>-20</text:p>
              </table:table-cell>
              <table:table-cell office:value-type="float" office:value="-19.6161800761498">
                <text:p>-19.61618007614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0000">
                <text:p>4200000</text:p>
              </table:table-cell>
              <table:table-cell office:value-type="float" office:value="-300">
                <text:p>-300</text:p>
              </table:table-cell>
              <table:table-cell office:value-type="float" office:value="-20">
                <text:p>-20</text:p>
              </table:table-cell>
              <table:table-cell office:value-type="float" office:value="-20.0554705257911">
                <text:p>-20.05547052579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7.976cm" svg:height="7.014cm" xlink:href=".." chart:class="chart:scatter" chart:style-name="ch1">
        <chart:plot-area chart:style-name="ch2" table:cell-range-address="Sheet2.D19:Sheet2.D40 Sheet2.AG18:Sheet2.AG40" chart:data-source-has-labels="row" svg:x="0.159cm" svg:y="0.14cm" svg:width="7.658cm" svg:height="6.734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2.AG19:Sheet2.AG40" chart:label-cell-address="Sheet2.AG18:Sheet2.AG18" chart:class="chart:scatter">
            <chart:domain table:cell-range-address="Sheet2.D19:Sheet2.D40"/>
            <chart:data-point chart:repeated="2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 text:id="Sheet2.AG18:Sheet2.AG18">phase [deg]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2.D19:Sheet2.D40">0</text:p>
              </table:table-cell>
              <table:table-cell office:value-type="float" office:value="0">
                <text:p text:id="Sheet2.AG19:Sheet2.AG40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-3.65113591335611">
                <text:p>-3.651135913356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00">
                <text:p>400000</text:p>
              </table:table-cell>
              <table:table-cell office:value-type="float" office:value="-21.4723974507092">
                <text:p>-21.47239745070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000">
                <text:p>600000</text:p>
              </table:table-cell>
              <table:table-cell office:value-type="float" office:value="-51.4378256853548">
                <text:p>-51.43782568535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0">
                <text:p>800000</text:p>
              </table:table-cell>
              <table:table-cell office:value-type="float" office:value="-71.0508998904416">
                <text:p>-71.05089989044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-79.9348366493758">
                <text:p>-79.93483664937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000">
                <text:p>1200000</text:p>
              </table:table-cell>
              <table:table-cell office:value-type="float" office:value="-84.1041693164133">
                <text:p>-84.10416931641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0000">
                <text:p>1400000</text:p>
              </table:table-cell>
              <table:table-cell office:value-type="float" office:value="-86.2673104322654">
                <text:p>-86.26731043226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000">
                <text:p>1600000</text:p>
              </table:table-cell>
              <table:table-cell office:value-type="float" office:value="-87.4922063920343">
                <text:p>-87.49220639203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000">
                <text:p>1800000</text:p>
              </table:table-cell>
              <table:table-cell office:value-type="float" office:value="-88.2355956497284">
                <text:p>-88.23559564972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00">
                <text:p>2000000</text:p>
              </table:table-cell>
              <table:table-cell office:value-type="float" office:value="-88.7122352334041">
                <text:p>-88.71223523340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0000">
                <text:p>2200000</text:p>
              </table:table-cell>
              <table:table-cell office:value-type="float" office:value="-89.0316751339301">
                <text:p>-89.03167513393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0000">
                <text:p>2400000</text:p>
              </table:table-cell>
              <table:table-cell office:value-type="float" office:value="-89.2536819068812">
                <text:p>-89.25368190688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0000">
                <text:p>2600000</text:p>
              </table:table-cell>
              <table:table-cell office:value-type="float" office:value="-89.4127229215028">
                <text:p>-89.41272292150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0000">
                <text:p>2800000</text:p>
              </table:table-cell>
              <table:table-cell office:value-type="float" office:value="-89.5296186743692">
                <text:p>-89.52961867436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000">
                <text:p>3000000</text:p>
              </table:table-cell>
              <table:table-cell office:value-type="float" office:value="-89.6174490443593">
                <text:p>-89.61744904435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0000">
                <text:p>3200000</text:p>
              </table:table-cell>
              <table:table-cell office:value-type="float" office:value="-89.6847115944251">
                <text:p>-89.68471159442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0000">
                <text:p>3400000</text:p>
              </table:table-cell>
              <table:table-cell office:value-type="float" office:value="-89.7370896130022">
                <text:p>-89.73708961300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0000">
                <text:p>3600000</text:p>
              </table:table-cell>
              <table:table-cell office:value-type="float" office:value="-89.7784818531429">
                <text:p>-89.77848185314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0000">
                <text:p>3800000</text:p>
              </table:table-cell>
              <table:table-cell office:value-type="float" office:value="-89.8116233439693">
                <text:p>-89.81162334396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000">
                <text:p>4000000</text:p>
              </table:table-cell>
              <table:table-cell office:value-type="float" office:value="-89.8384712093227">
                <text:p>-89.83847120932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0000">
                <text:p>4200000</text:p>
              </table:table-cell>
              <table:table-cell office:value-type="float" office:value="-89.8604509863906">
                <text:p>-89.86045098639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-9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434cm" svg:height="17.595cm" xlink:href=".." chart:class="chart:scatter" chart:style-name="ch1">
        <chart:legend chart:legend-position="end" svg:x="14.054cm" svg:y="8.062cm" chart:style-name="ch2"/>
        <chart:plot-area chart:style-name="ch3" table:cell-range-address="Sheet3.D19:Sheet3.D40 Sheet3.S18:Sheet3.S40 Sheet3.V18:Sheet3.W40" chart:data-source-has-labels="row" svg:x="0.455cm" svg:y="0.351cm" svg:width="13.272cm" svg:height="16.392cm">
          <chart:axis chart:dimension="x" chart:name="primary-x" chart:style-name="ch4">
            <chart:title svg:x="6.331cm" svg:y="16.496cm" chart:style-name="ch5">
              <text:p>Frequency [Hz]</text:p>
            </chart:title>
          </chart:axis>
          <chart:axis chart:dimension="y" chart:name="primary-y" chart:style-name="ch6">
            <chart:title svg:x="0.329cm" svg:y="9.292cm" chart:style-name="ch7">
              <text:p>Amplitude [dB]</text:p>
            </chart:title>
            <chart:grid chart:style-name="ch8" chart:class="major"/>
          </chart:axis>
          <chart:series chart:style-name="ch9" chart:values-cell-range-address="Sheet3.S19:Sheet3.S40" chart:label-cell-address="Sheet3.S18:Sheet3.S18" chart:class="chart:scatter">
            <chart:domain table:cell-range-address="Sheet3.D19:Sheet3.D40"/>
            <chart:data-point chart:repeated="22"/>
          </chart:series>
          <chart:series chart:style-name="ch9" chart:values-cell-range-address="Sheet3.V19:Sheet3.V40" chart:label-cell-address="Sheet3.V18:Sheet3.V18" chart:class="chart:scatter">
            <chart:data-point chart:repeated="22"/>
          </chart:series>
          <chart:series chart:style-name="ch10" chart:values-cell-range-address="Sheet3.W19:Sheet3.W40" chart:label-cell-address="Sheet3.W18:Sheet3.W18" chart:class="chart:scatte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 text:id="Sheet3.S18:Sheet3.S18">ampl [dB]</text:p>
              </table:table-cell>
              <table:table-cell office:value-type="string">
                <text:p text:id="Sheet3.V18:Sheet3.V18">ideal lower</text:p>
              </table:table-cell>
              <table:table-cell office:value-type="string">
                <text:p text:id="Sheet3.W18:Sheet3.W18">ideal upp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3.D19:Sheet3.D40">0</text:p>
              </table:table-cell>
              <table:table-cell office:value-type="float" office:value="1.58362491203042">
                <text:p text:id="Sheet3.S19:Sheet3.S40">1.58362491203042</text:p>
              </table:table-cell>
              <table:table-cell office:value-type="float" office:value="-1.5">
                <text:p text:id="Sheet3.V19:Sheet3.V40">-1.5</text:p>
              </table:table-cell>
              <table:table-cell office:value-type="float" office:value="1.5">
                <text:p text:id="Sheet3.W19:Sheet3.W40">1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-1.83310066593334">
                <text:p>-1.83310066593334</text:p>
              </table:table-cell>
              <table:table-cell office:value-type="float" office:value="-1.5">
                <text:p>-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00">
                <text:p>400000</text:p>
              </table:table-cell>
              <table:table-cell office:value-type="float" office:value="-6.0392687567741">
                <text:p>-6.0392687567741</text:p>
              </table:table-cell>
              <table:table-cell office:value-type="float" office:value="-1.5">
                <text:p>-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000">
                <text:p>600000</text:p>
              </table:table-cell>
              <table:table-cell office:value-type="float" office:value="-9.12260097136103">
                <text:p>-9.12260097136103</text:p>
              </table:table-cell>
              <table:table-cell office:value-type="float" office:value="-1.5">
                <text:p>-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0">
                <text:p>800000</text:p>
              </table:table-cell>
              <table:table-cell office:value-type="float" office:value="-11.4568089370162">
                <text:p>-11.4568089370162</text:p>
              </table:table-cell>
              <table:table-cell office:value-type="float" office:value="-1.5">
                <text:p>-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-13.3166744807262">
                <text:p>-13.3166744807262</text:p>
              </table:table-cell>
              <table:table-cell office:value-type="float" office:value="-1.5">
                <text:p>-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000">
                <text:p>1200000</text:p>
              </table:table-cell>
              <table:table-cell office:value-type="float" office:value="-14.8571474575189">
                <text:p>-14.8571474575189</text:p>
              </table:table-cell>
              <table:table-cell office:value-type="float" office:value="-1.5">
                <text:p>-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0000">
                <text:p>1400000</text:p>
              </table:table-cell>
              <table:table-cell office:value-type="float" office:value="-16.1698552554834">
                <text:p>-16.1698552554834</text:p>
              </table:table-cell>
              <table:table-cell office:value-type="float" office:value="-1.5">
                <text:p>-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000">
                <text:p>1600000</text:p>
              </table:table-cell>
              <table:table-cell office:value-type="float" office:value="-17.3125860585785">
                <text:p>-17.3125860585785</text:p>
              </table:table-cell>
              <table:table-cell office:value-type="float" office:value="-300">
                <text:p>-3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000">
                <text:p>1800000</text:p>
              </table:table-cell>
              <table:table-cell office:value-type="float" office:value="-18.3238681622693">
                <text:p>-18.3238681622693</text:p>
              </table:table-cell>
              <table:table-cell office:value-type="float" office:value="-300">
                <text:p>-3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00">
                <text:p>2000000</text:p>
              </table:table-cell>
              <table:table-cell office:value-type="float" office:value="-19.2305805391027">
                <text:p>-19.2305805391027</text:p>
              </table:table-cell>
              <table:table-cell office:value-type="float" office:value="-300">
                <text:p>-3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0000">
                <text:p>2200000</text:p>
              </table:table-cell>
              <table:table-cell office:value-type="float" office:value="-20.0521809270833">
                <text:p>-20.0521809270833</text:p>
              </table:table-cell>
              <table:table-cell office:value-type="float" office:value="-300">
                <text:p>-3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0000">
                <text:p>2400000</text:p>
              </table:table-cell>
              <table:table-cell office:value-type="float" office:value="-20.8031899500403">
                <text:p>-20.8031899500403</text:p>
              </table:table-cell>
              <table:table-cell office:value-type="float" office:value="-300">
                <text:p>-3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0000">
                <text:p>2600000</text:p>
              </table:table-cell>
              <table:table-cell office:value-type="float" office:value="-21.4947223512037">
                <text:p>-21.4947223512037</text:p>
              </table:table-cell>
              <table:table-cell office:value-type="float" office:value="-300">
                <text:p>-3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0000">
                <text:p>2800000</text:p>
              </table:table-cell>
              <table:table-cell office:value-type="float" office:value="-22.1354702097999">
                <text:p>-22.1354702097999</text:p>
              </table:table-cell>
              <table:table-cell office:value-type="float" office:value="-300">
                <text:p>-30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000">
                <text:p>3000000</text:p>
              </table:table-cell>
              <table:table-cell office:value-type="float" office:value="-22.7323566920097">
                <text:p>-22.7323566920097</text:p>
              </table:table-cell>
              <table:table-cell office:value-type="float" office:value="-300">
                <text:p>-30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0000">
                <text:p>3200000</text:p>
              </table:table-cell>
              <table:table-cell office:value-type="float" office:value="-23.2909839878954">
                <text:p>-23.2909839878954</text:p>
              </table:table-cell>
              <table:table-cell office:value-type="float" office:value="-300">
                <text:p>-30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0000">
                <text:p>3400000</text:p>
              </table:table-cell>
              <table:table-cell office:value-type="float" office:value="-23.8159483285565">
                <text:p>-23.8159483285565</text:p>
              </table:table-cell>
              <table:table-cell office:value-type="float" office:value="-300">
                <text:p>-30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0000">
                <text:p>3600000</text:p>
              </table:table-cell>
              <table:table-cell office:value-type="float" office:value="-24.3110666294953">
                <text:p>-24.3110666294953</text:p>
              </table:table-cell>
              <table:table-cell office:value-type="float" office:value="-300">
                <text:p>-30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0000">
                <text:p>3800000</text:p>
              </table:table-cell>
              <table:table-cell office:value-type="float" office:value="-24.7795428569076">
                <text:p>-24.7795428569076</text:p>
              </table:table-cell>
              <table:table-cell office:value-type="float" office:value="-300">
                <text:p>-30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000">
                <text:p>4000000</text:p>
              </table:table-cell>
              <table:table-cell office:value-type="float" office:value="-25.2240923407096">
                <text:p>-25.2240923407096</text:p>
              </table:table-cell>
              <table:table-cell office:value-type="float" office:value="-300">
                <text:p>-30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0000">
                <text:p>4200000</text:p>
              </table:table-cell>
              <table:table-cell office:value-type="float" office:value="-25.6470361517316">
                <text:p>-25.6470361517316</text:p>
              </table:table-cell>
              <table:table-cell office:value-type="float" office:value="-300">
                <text:p>-300</text:p>
              </table:table-cell>
              <table:table-cell office:value-type="float" office:value="-30">
                <text:p>-3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-9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434cm" svg:height="17.614cm" xlink:href=".." chart:class="chart:scatter" chart:style-name="ch1">
        <chart:legend chart:legend-position="end" svg:x="14.054cm" svg:y="8.072cm" chart:style-name="ch2"/>
        <chart:plot-area chart:style-name="ch3" table:cell-range-address="Sheet3.D19:Sheet3.D40 Sheet3.S18:Sheet3.S18 Sheet4.Z19:Sheet4.Z40 Sheet3.V18:Sheet3.W18 Sheet4.AC19:Sheet4.AD40" chart:data-source-has-labels="row" svg:x="0.455cm" svg:y="0.352cm" svg:width="13.272cm" svg:height="16.407cm">
          <chart:axis chart:dimension="x" chart:name="primary-x" chart:style-name="ch4">
            <chart:title svg:x="6.331cm" svg:y="16.513cm" chart:style-name="ch5">
              <text:p>Frequency [Hz]</text:p>
            </chart:title>
          </chart:axis>
          <chart:axis chart:dimension="y" chart:name="primary-y" chart:style-name="ch6">
            <chart:title svg:x="0.329cm" svg:y="9.301cm" chart:style-name="ch7">
              <text:p>Amplitude [dB]</text:p>
            </chart:title>
            <chart:grid chart:style-name="ch8" chart:class="major"/>
          </chart:axis>
          <chart:series chart:style-name="ch9" chart:values-cell-range-address="Sheet4.Z19:Sheet4.Z40" chart:label-cell-address="Sheet3.S18:Sheet3.S18" chart:class="chart:scatter">
            <chart:domain table:cell-range-address="Sheet3.D19:Sheet3.D40"/>
            <chart:data-point chart:repeated="22"/>
          </chart:series>
          <chart:series chart:style-name="ch9" chart:values-cell-range-address="Sheet4.AC19:Sheet4.AC40" chart:label-cell-address="Sheet3.V18:Sheet3.V18" chart:class="chart:scatter">
            <chart:data-point chart:repeated="22"/>
          </chart:series>
          <chart:series chart:style-name="ch10" chart:values-cell-range-address="Sheet4.AD19:Sheet4.AD40" chart:label-cell-address="Sheet3.W18:Sheet3.W18" chart:class="chart:scatte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 text:id="Sheet3.S18:Sheet3.S18">ampl [dB]</text:p>
              </table:table-cell>
              <table:table-cell office:value-type="string">
                <text:p text:id="Sheet3.V18:Sheet3.V18">ideal lower</text:p>
              </table:table-cell>
              <table:table-cell office:value-type="string">
                <text:p text:id="Sheet3.W18:Sheet3.W18">ideal upp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3.D19:Sheet3.D40">0</text:p>
              </table:table-cell>
              <table:table-cell office:value-type="float" office:value="1.87343360361441">
                <text:p text:id="Sheet4.Z19:Sheet4.Z40">1.87343360361441</text:p>
              </table:table-cell>
              <table:table-cell office:value-type="float" office:value="-1.5">
                <text:p text:id="Sheet4.AC19:Sheet4.AC40">-1.5</text:p>
              </table:table-cell>
              <table:table-cell office:value-type="float" office:value="1.5">
                <text:p text:id="Sheet4.AD19:Sheet4.AD40">1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-1.71121802019056">
                <text:p>-1.71121802019056</text:p>
              </table:table-cell>
              <table:table-cell office:value-type="float" office:value="-1.5">
                <text:p>-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00">
                <text:p>400000</text:p>
              </table:table-cell>
              <table:table-cell office:value-type="float" office:value="-6.00198099334164">
                <text:p>-6.00198099334164</text:p>
              </table:table-cell>
              <table:table-cell office:value-type="float" office:value="-1.5">
                <text:p>-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000">
                <text:p>600000</text:p>
              </table:table-cell>
              <table:table-cell office:value-type="float" office:value="-9.11129804757339">
                <text:p>-9.11129804757339</text:p>
              </table:table-cell>
              <table:table-cell office:value-type="float" office:value="-1.5">
                <text:p>-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0">
                <text:p>800000</text:p>
              </table:table-cell>
              <table:table-cell office:value-type="float" office:value="-11.4559118035616">
                <text:p>-11.4559118035616</text:p>
              </table:table-cell>
              <table:table-cell office:value-type="float" office:value="-1.5">
                <text:p>-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-13.3208617244438">
                <text:p>-13.3208617244438</text:p>
              </table:table-cell>
              <table:table-cell office:value-type="float" office:value="-1.5">
                <text:p>-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000">
                <text:p>1200000</text:p>
              </table:table-cell>
              <table:table-cell office:value-type="float" office:value="-14.8641723458257">
                <text:p>-14.8641723458257</text:p>
              </table:table-cell>
              <table:table-cell office:value-type="float" office:value="-1.5">
                <text:p>-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0000">
                <text:p>1400000</text:p>
              </table:table-cell>
              <table:table-cell office:value-type="float" office:value="-16.1786177918894">
                <text:p>-16.1786177918894</text:p>
              </table:table-cell>
              <table:table-cell office:value-type="float" office:value="-1.5">
                <text:p>-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000">
                <text:p>1600000</text:p>
              </table:table-cell>
              <table:table-cell office:value-type="float" office:value="-17.3224873283839">
                <text:p>-17.3224873283839</text:p>
              </table:table-cell>
              <table:table-cell office:value-type="float" office:value="-300">
                <text:p>-3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000">
                <text:p>1800000</text:p>
              </table:table-cell>
              <table:table-cell office:value-type="float" office:value="-18.3345551781261">
                <text:p>-18.3345551781261</text:p>
              </table:table-cell>
              <table:table-cell office:value-type="float" office:value="-300">
                <text:p>-3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00">
                <text:p>2000000</text:p>
              </table:table-cell>
              <table:table-cell office:value-type="float" office:value="-19.2418321277233">
                <text:p>-19.2418321277233</text:p>
              </table:table-cell>
              <table:table-cell office:value-type="float" office:value="-300">
                <text:p>-3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0000">
                <text:p>2200000</text:p>
              </table:table-cell>
              <table:table-cell office:value-type="float" office:value="-20.063851603638">
                <text:p>-20.063851603638</text:p>
              </table:table-cell>
              <table:table-cell office:value-type="float" office:value="-300">
                <text:p>-3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0000">
                <text:p>2400000</text:p>
              </table:table-cell>
              <table:table-cell office:value-type="float" office:value="-20.8151801596757">
                <text:p>-20.8151801596757</text:p>
              </table:table-cell>
              <table:table-cell office:value-type="float" office:value="-300">
                <text:p>-3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0000">
                <text:p>2600000</text:p>
              </table:table-cell>
              <table:table-cell office:value-type="float" office:value="-21.5069617019653">
                <text:p>-21.5069617019653</text:p>
              </table:table-cell>
              <table:table-cell office:value-type="float" office:value="-300">
                <text:p>-3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0000">
                <text:p>2800000</text:p>
              </table:table-cell>
              <table:table-cell office:value-type="float" office:value="-22.1479075394113">
                <text:p>-22.1479075394113</text:p>
              </table:table-cell>
              <table:table-cell office:value-type="float" office:value="-300">
                <text:p>-30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000">
                <text:p>3000000</text:p>
              </table:table-cell>
              <table:table-cell office:value-type="float" office:value="-22.7449539301772">
                <text:p>-22.7449539301772</text:p>
              </table:table-cell>
              <table:table-cell office:value-type="float" office:value="-300">
                <text:p>-30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0000">
                <text:p>3200000</text:p>
              </table:table-cell>
              <table:table-cell office:value-type="float" office:value="-23.3037122255137">
                <text:p>-23.3037122255137</text:p>
              </table:table-cell>
              <table:table-cell office:value-type="float" office:value="-300">
                <text:p>-30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0000">
                <text:p>3400000</text:p>
              </table:table-cell>
              <table:table-cell office:value-type="float" office:value="-23.8287852213896">
                <text:p>-23.8287852213896</text:p>
              </table:table-cell>
              <table:table-cell office:value-type="float" office:value="-300">
                <text:p>-30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0000">
                <text:p>3600000</text:p>
              </table:table-cell>
              <table:table-cell office:value-type="float" office:value="-24.3239946366038">
                <text:p>-24.3239946366038</text:p>
              </table:table-cell>
              <table:table-cell office:value-type="float" office:value="-300">
                <text:p>-30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0000">
                <text:p>3800000</text:p>
              </table:table-cell>
              <table:table-cell office:value-type="float" office:value="-24.7925480169134">
                <text:p>-24.7925480169134</text:p>
              </table:table-cell>
              <table:table-cell office:value-type="float" office:value="-300">
                <text:p>-30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000">
                <text:p>4000000</text:p>
              </table:table-cell>
              <table:table-cell office:value-type="float" office:value="-25.2371634037479">
                <text:p>-25.2371634037479</text:p>
              </table:table-cell>
              <table:table-cell office:value-type="float" office:value="-300">
                <text:p>-30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0000">
                <text:p>4200000</text:p>
              </table:table-cell>
              <table:table-cell office:value-type="float" office:value="-25.6601639521381">
                <text:p>-25.6601639521381</text:p>
              </table:table-cell>
              <table:table-cell office:value-type="float" office:value="-300">
                <text:p>-300</text:p>
              </table:table-cell>
              <table:table-cell office:value-type="float" office:value="-30">
                <text:p>-3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45cm" svg:height="16.558cm" xlink:href=".." chart:class="chart:scatter" chart:style-name="ch1">
        <chart:plot-area chart:style-name="ch2" table:cell-range-address="Sheet3.B3:Sheet3.B7 Sheet3.D19:Sheet3.D40 Sheet3.T18:Sheet3.T40" chart:data-source-has-labels="both" svg:x="0.439cm" svg:y="0.331cm" svg:width="15.286cm" svg:height="15.766cm">
          <chart:axis chart:dimension="x" chart:name="primary-x" chart:style-name="ch3">
            <chart:title svg:x="7.322cm" svg:y="15.83cm" chart:style-name="ch4">
              <text:p>Frequency [Hz]</text:p>
            </chart:title>
            <chart:categories table:cell-range-address="Sheet3.B3:Sheet3.B7"/>
          </chart:axis>
          <chart:axis chart:dimension="y" chart:name="primary-y" chart:style-name="ch3">
            <chart:title svg:x="0.321cm" svg:y="8.814cm" chart:style-name="ch5">
              <text:p>Phase [Deg]</text:p>
            </chart:title>
            <chart:grid chart:style-name="ch6" chart:class="major"/>
          </chart:axis>
          <chart:series chart:style-name="ch7" chart:values-cell-range-address="Sheet3.T19:Sheet3.T40" chart:label-cell-address="Sheet3.T18:Sheet3.T18" chart:class="chart:scatter">
            <chart:domain table:cell-range-address="Sheet3.D19:Sheet3.D40"/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 text:id="Sheet3.T18:Sheet3.T18">phase [deg]</text:p>
              </table:table-cell>
            </table:table-row>
          </table:table-header-rows>
          <table:table-rows>
            <table:table-row>
              <table:table-cell office:value-type="string">
                <text:p text:id="Sheet3.B3:Sheet3.B7">F_1</text:p>
              </table:table-cell>
              <table:table-cell office:value-type="float" office:value="0">
                <text:p text:id="Sheet3.D19:Sheet3.D40">0</text:p>
              </table:table-cell>
              <table:table-cell office:value-type="float" office:value="0">
                <text:p text:id="Sheet3.T19:Sheet3.T40">0</text:p>
              </table:table-cell>
            </table:table-row>
            <table:table-row>
              <table:table-cell office:value-type="string">
                <text:p>F_2</text:p>
              </table:table-cell>
              <table:table-cell office:value-type="float" office:value="200000">
                <text:p>200000</text:p>
              </table:table-cell>
              <table:table-cell office:value-type="float" office:value="-47.5627484793055">
                <text:p>-47.5627484793055</text:p>
              </table:table-cell>
            </table:table-row>
            <table:table-row>
              <table:table-cell office:value-type="string">
                <text:p>pass_atten</text:p>
              </table:table-cell>
              <table:table-cell office:value-type="float" office:value="400000">
                <text:p>400000</text:p>
              </table:table-cell>
              <table:table-cell office:value-type="float" office:value="-65.4320528863977">
                <text:p>-65.4320528863977</text:p>
              </table:table-cell>
            </table:table-row>
            <table:table-row>
              <table:table-cell office:value-type="string">
                <text:p>pass_ripple</text:p>
              </table:table-cell>
              <table:table-cell office:value-type="float" office:value="600000">
                <text:p>600000</text:p>
              </table:table-cell>
              <table:table-cell office:value-type="float" office:value="-73.0502036258933">
                <text:p>-73.0502036258933</text:p>
              </table:table-cell>
            </table:table-row>
            <table:table-row>
              <table:table-cell office:value-type="string">
                <text:p>stop_atten</text:p>
              </table:table-cell>
              <table:table-cell office:value-type="float" office:value="800000">
                <text:p>800000</text:p>
              </table:table-cell>
              <table:table-cell office:value-type="float" office:value="-77.1245527636988">
                <text:p>-77.1245527636988</text:p>
              </table:table-cell>
            </table:table-row>
            <table:table-row>
              <table:table-cell office:value-type="string"/>
              <table:table-cell office:value-type="float" office:value="1000000">
                <text:p>1000000</text:p>
              </table:table-cell>
              <table:table-cell office:value-type="float" office:value="-79.6371778710727">
                <text:p>-79.6371778710727</text:p>
              </table:table-cell>
            </table:table-row>
            <table:table-row>
              <table:table-cell office:value-type="string"/>
              <table:table-cell office:value-type="float" office:value="1200000">
                <text:p>1200000</text:p>
              </table:table-cell>
              <table:table-cell office:value-type="float" office:value="-81.3355590206781">
                <text:p>-81.3355590206781</text:p>
              </table:table-cell>
            </table:table-row>
            <table:table-row>
              <table:table-cell office:value-type="string"/>
              <table:table-cell office:value-type="float" office:value="1400000">
                <text:p>1400000</text:p>
              </table:table-cell>
              <table:table-cell office:value-type="float" office:value="-82.5583310271201">
                <text:p>-82.5583310271201</text:p>
              </table:table-cell>
            </table:table-row>
            <table:table-row>
              <table:table-cell office:value-type="string"/>
              <table:table-cell office:value-type="float" office:value="1600000">
                <text:p>1600000</text:p>
              </table:table-cell>
              <table:table-cell office:value-type="float" office:value="-83.4799667906444">
                <text:p>-83.4799667906444</text:p>
              </table:table-cell>
            </table:table-row>
            <table:table-row>
              <table:table-cell office:value-type="string"/>
              <table:table-cell office:value-type="float" office:value="1800000">
                <text:p>1800000</text:p>
              </table:table-cell>
              <table:table-cell office:value-type="float" office:value="-84.1991695578634">
                <text:p>-84.1991695578634</text:p>
              </table:table-cell>
            </table:table-row>
            <table:table-row>
              <table:table-cell office:value-type="string"/>
              <table:table-cell office:value-type="float" office:value="2000000">
                <text:p>2000000</text:p>
              </table:table-cell>
              <table:table-cell office:value-type="float" office:value="-84.7758663741009">
                <text:p>-84.7758663741009</text:p>
              </table:table-cell>
            </table:table-row>
            <table:table-row>
              <table:table-cell office:value-type="string"/>
              <table:table-cell office:value-type="float" office:value="2200000">
                <text:p>2200000</text:p>
              </table:table-cell>
              <table:table-cell office:value-type="float" office:value="-85.2485053232098">
                <text:p>-85.2485053232098</text:p>
              </table:table-cell>
            </table:table-row>
            <table:table-row>
              <table:table-cell office:value-type="string"/>
              <table:table-cell office:value-type="float" office:value="2400000">
                <text:p>2400000</text:p>
              </table:table-cell>
              <table:table-cell office:value-type="float" office:value="-85.6428695757694">
                <text:p>-85.6428695757694</text:p>
              </table:table-cell>
            </table:table-row>
            <table:table-row>
              <table:table-cell office:value-type="string"/>
              <table:table-cell office:value-type="float" office:value="2600000">
                <text:p>2600000</text:p>
              </table:table-cell>
              <table:table-cell office:value-type="float" office:value="-85.9768872907837">
                <text:p>-85.9768872907837</text:p>
              </table:table-cell>
            </table:table-row>
            <table:table-row>
              <table:table-cell office:value-type="string"/>
              <table:table-cell office:value-type="float" office:value="2800000">
                <text:p>2800000</text:p>
              </table:table-cell>
              <table:table-cell office:value-type="float" office:value="-86.2634072217623">
                <text:p>-86.2634072217623</text:p>
              </table:table-cell>
            </table:table-row>
            <table:table-row>
              <table:table-cell office:value-type="string"/>
              <table:table-cell office:value-type="float" office:value="3000000">
                <text:p>3000000</text:p>
              </table:table-cell>
              <table:table-cell office:value-type="float" office:value="-86.511876484866">
                <text:p>-86.511876484866</text:p>
              </table:table-cell>
            </table:table-row>
            <table:table-row>
              <table:table-cell office:value-type="string"/>
              <table:table-cell office:value-type="float" office:value="3200000">
                <text:p>3200000</text:p>
              </table:table-cell>
              <table:table-cell office:value-type="float" office:value="-86.7293952179462">
                <text:p>-86.7293952179462</text:p>
              </table:table-cell>
            </table:table-row>
            <table:table-row>
              <table:table-cell office:value-type="string"/>
              <table:table-cell office:value-type="float" office:value="3400000">
                <text:p>3400000</text:p>
              </table:table-cell>
              <table:table-cell office:value-type="float" office:value="-86.921402125464">
                <text:p>-86.921402125464</text:p>
              </table:table-cell>
            </table:table-row>
            <table:table-row>
              <table:table-cell office:value-type="string"/>
              <table:table-cell office:value-type="float" office:value="3600000">
                <text:p>3600000</text:p>
              </table:table-cell>
              <table:table-cell office:value-type="float" office:value="-87.0921331909467">
                <text:p>-87.0921331909467</text:p>
              </table:table-cell>
            </table:table-row>
            <table:table-row>
              <table:table-cell office:value-type="string"/>
              <table:table-cell office:value-type="float" office:value="3800000">
                <text:p>3800000</text:p>
              </table:table-cell>
              <table:table-cell office:value-type="float" office:value="-87.2449364778579">
                <text:p>-87.2449364778579</text:p>
              </table:table-cell>
            </table:table-row>
            <table:table-row>
              <table:table-cell office:value-type="string"/>
              <table:table-cell office:value-type="float" office:value="4000000">
                <text:p>4000000</text:p>
              </table:table-cell>
              <table:table-cell office:value-type="float" office:value="-87.3824930399696">
                <text:p>-87.3824930399696</text:p>
              </table:table-cell>
            </table:table-row>
            <table:table-row>
              <table:table-cell office:value-type="string"/>
              <table:table-cell office:value-type="float" office:value="4200000">
                <text:p>4200000</text:p>
              </table:table-cell>
              <table:table-cell office:value-type="float" office:value="-87.5069750444272">
                <text:p>-87.506975044427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542cm" svg:height="17.46cm" xlink:href=".." chart:class="chart:scatter" chart:style-name="ch1">
        <chart:plot-area chart:style-name="ch2" table:cell-range-address="Sheet4.B11:Sheet4.B14 Sheet4.D19:Sheet4.D40 Sheet4.AA18:Sheet4.AA40" chart:data-source-has-labels="both" svg:x="0.419cm" svg:y="0.349cm" svg:width="14.813cm" svg:height="16.614cm">
          <chart:axis chart:dimension="x" chart:name="primary-x" chart:style-name="ch3">
            <chart:title svg:x="7.066cm" svg:y="16.714cm" chart:style-name="ch4">
              <text:p>Frequency [Hz]</text:p>
            </chart:title>
            <chart:categories table:cell-range-address="Sheet4.B11:Sheet4.B14"/>
          </chart:axis>
          <chart:axis chart:dimension="y" chart:name="primary-y" chart:style-name="ch3">
            <chart:title svg:x="0.311cm" svg:y="9.256cm" chart:style-name="ch5">
              <text:p>Phase [Deg]</text:p>
            </chart:title>
            <chart:grid chart:style-name="ch6" chart:class="major"/>
          </chart:axis>
          <chart:series chart:style-name="ch7" chart:values-cell-range-address="Sheet4.AA19:Sheet4.AA40" chart:label-cell-address="Sheet4.AA18:Sheet4.AA18" chart:class="chart:scatter">
            <chart:domain table:cell-range-address="Sheet4.D19:Sheet4.D40"/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 text:id="Sheet4.AA18:Sheet4.AA18">phase [deg]</text:p>
              </table:table-cell>
            </table:table-row>
          </table:table-header-rows>
          <table:table-rows>
            <table:table-row>
              <table:table-cell office:value-type="string">
                <text:p text:id="Sheet4.B11:Sheet4.B14">R1</text:p>
              </table:table-cell>
              <table:table-cell office:value-type="float" office:value="0">
                <text:p text:id="Sheet4.D19:Sheet4.D40">0</text:p>
              </table:table-cell>
              <table:table-cell office:value-type="float" office:value="0">
                <text:p text:id="Sheet4.AA19:Sheet4.AA40">0</text:p>
              </table:table-cell>
            </table:table-row>
            <table:table-row>
              <table:table-cell office:value-type="string">
                <text:p>C1</text:p>
              </table:table-cell>
              <table:table-cell office:value-type="float" office:value="200000">
                <text:p>200000</text:p>
              </table:table-cell>
              <table:table-cell office:value-type="float" office:value="-48.5579687509226">
                <text:p>-48.5579687509226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400000">
                <text:p>400000</text:p>
              </table:table-cell>
              <table:table-cell office:value-type="float" office:value="-66.1803829003659">
                <text:p>-66.1803829003659</text:p>
              </table:table-cell>
            </table:table-row>
            <table:table-row>
              <table:table-cell office:value-type="string">
                <text:p>C2</text:p>
              </table:table-cell>
              <table:table-cell office:value-type="float" office:value="600000">
                <text:p>600000</text:p>
              </table:table-cell>
              <table:table-cell office:value-type="float" office:value="-73.6004361879086">
                <text:p>-73.6004361879086</text:p>
              </table:table-cell>
            </table:table-row>
            <table:table-row>
              <table:table-cell office:value-type="string"/>
              <table:table-cell office:value-type="float" office:value="800000">
                <text:p>800000</text:p>
              </table:table-cell>
              <table:table-cell office:value-type="float" office:value="-77.5526488954779">
                <text:p>-77.5526488954779</text:p>
              </table:table-cell>
            </table:table-row>
            <table:table-row>
              <table:table-cell office:value-type="string"/>
              <table:table-cell office:value-type="float" office:value="1000000">
                <text:p>1000000</text:p>
              </table:table-cell>
              <table:table-cell office:value-type="float" office:value="-79.9856830052616">
                <text:p>-79.9856830052616</text:p>
              </table:table-cell>
            </table:table-row>
            <table:table-row>
              <table:table-cell office:value-type="string"/>
              <table:table-cell office:value-type="float" office:value="1200000">
                <text:p>1200000</text:p>
              </table:table-cell>
              <table:table-cell office:value-type="float" office:value="-81.6287836624987">
                <text:p>-81.6287836624987</text:p>
              </table:table-cell>
            </table:table-row>
            <table:table-row>
              <table:table-cell office:value-type="string"/>
              <table:table-cell office:value-type="float" office:value="1400000">
                <text:p>1400000</text:p>
              </table:table-cell>
              <table:table-cell office:value-type="float" office:value="-82.8111380330992">
                <text:p>-82.8111380330992</text:p>
              </table:table-cell>
            </table:table-row>
            <table:table-row>
              <table:table-cell office:value-type="string"/>
              <table:table-cell office:value-type="float" office:value="1600000">
                <text:p>1600000</text:p>
              </table:table-cell>
              <table:table-cell office:value-type="float" office:value="-83.7020167577834">
                <text:p>-83.7020167577834</text:p>
              </table:table-cell>
            </table:table-row>
            <table:table-row>
              <table:table-cell office:value-type="string"/>
              <table:table-cell office:value-type="float" office:value="1800000">
                <text:p>1800000</text:p>
              </table:table-cell>
              <table:table-cell office:value-type="float" office:value="-84.3970648735797">
                <text:p>-84.3970648735797</text:p>
              </table:table-cell>
            </table:table-row>
            <table:table-row>
              <table:table-cell office:value-type="string"/>
              <table:table-cell office:value-type="float" office:value="2000000">
                <text:p>2000000</text:p>
              </table:table-cell>
              <table:table-cell office:value-type="float" office:value="-84.9543068517784">
                <text:p>-84.9543068517784</text:p>
              </table:table-cell>
            </table:table-row>
            <table:table-row>
              <table:table-cell office:value-type="string"/>
              <table:table-cell office:value-type="float" office:value="2200000">
                <text:p>2200000</text:p>
              </table:table-cell>
              <table:table-cell office:value-type="float" office:value="-85.4109497997133">
                <text:p>-85.4109497997133</text:p>
              </table:table-cell>
            </table:table-row>
            <table:table-row>
              <table:table-cell office:value-type="string"/>
              <table:table-cell office:value-type="float" office:value="2400000">
                <text:p>2400000</text:p>
              </table:table-cell>
              <table:table-cell office:value-type="float" office:value="-85.7919348690681">
                <text:p>-85.7919348690681</text:p>
              </table:table-cell>
            </table:table-row>
            <table:table-row>
              <table:table-cell office:value-type="string"/>
              <table:table-cell office:value-type="float" office:value="2600000">
                <text:p>2600000</text:p>
              </table:table-cell>
              <table:table-cell office:value-type="float" office:value="-86.1145996366107">
                <text:p>-86.1145996366107</text:p>
              </table:table-cell>
            </table:table-row>
            <table:table-row>
              <table:table-cell office:value-type="string"/>
              <table:table-cell office:value-type="float" office:value="2800000">
                <text:p>2800000</text:p>
              </table:table-cell>
              <table:table-cell office:value-type="float" office:value="-86.391366805221">
                <text:p>-86.391366805221</text:p>
              </table:table-cell>
            </table:table-row>
            <table:table-row>
              <table:table-cell office:value-type="string"/>
              <table:table-cell office:value-type="float" office:value="3000000">
                <text:p>3000000</text:p>
              </table:table-cell>
              <table:table-cell office:value-type="float" office:value="-86.6313686282143">
                <text:p>-86.6313686282143</text:p>
              </table:table-cell>
            </table:table-row>
            <table:table-row>
              <table:table-cell office:value-type="string"/>
              <table:table-cell office:value-type="float" office:value="3200000">
                <text:p>3200000</text:p>
              </table:table-cell>
              <table:table-cell office:value-type="float" office:value="-86.841467639888">
                <text:p>-86.841467639888</text:p>
              </table:table-cell>
            </table:table-row>
            <table:table-row>
              <table:table-cell office:value-type="string"/>
              <table:table-cell office:value-type="float" office:value="3400000">
                <text:p>3400000</text:p>
              </table:table-cell>
              <table:table-cell office:value-type="float" office:value="-87.0269199424775">
                <text:p>-87.0269199424775</text:p>
              </table:table-cell>
            </table:table-row>
            <table:table-row>
              <table:table-cell office:value-type="string"/>
              <table:table-cell office:value-type="float" office:value="3600000">
                <text:p>3600000</text:p>
              </table:table-cell>
              <table:table-cell office:value-type="float" office:value="-87.1918189153868">
                <text:p>-87.1918189153868</text:p>
              </table:table-cell>
            </table:table-row>
            <table:table-row>
              <table:table-cell office:value-type="string"/>
              <table:table-cell office:value-type="float" office:value="3800000">
                <text:p>3800000</text:p>
              </table:table-cell>
              <table:table-cell office:value-type="float" office:value="-87.339399658055">
                <text:p>-87.339399658055</text:p>
              </table:table-cell>
            </table:table-row>
            <table:table-row>
              <table:table-cell office:value-type="string"/>
              <table:table-cell office:value-type="float" office:value="4000000">
                <text:p>4000000</text:p>
              </table:table-cell>
              <table:table-cell office:value-type="float" office:value="-87.4722525957336">
                <text:p>-87.4722525957336</text:p>
              </table:table-cell>
            </table:table-row>
            <table:table-row>
              <table:table-cell office:value-type="string"/>
              <table:table-cell office:value-type="float" office:value="4200000">
                <text:p>4200000</text:p>
              </table:table-cell>
              <table:table-cell office:value-type="float" office:value="-87.5924763525334">
                <text:p>-87.592476352533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